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style:font-name="Garamond"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Garamond"/>
    </style:style>
    <style:style style:name="T9" style:parent-style-name="DefaultParagraphFont" style:family="text">
      <style:text-properties style:font-name="Garamond" fo:color="#000000"/>
    </style:style>
    <style:style style:name="P10" style:parent-style-name="Heading1" style:family="paragraph">
      <style:paragraph-properties fo:text-align="center"/>
      <style:text-properties style:font-name="Garamond" fo:color="#000000"/>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T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 style:parent-style-name="DefaultParagraphFont" style:family="text">
      <style:text-properties fo:font-style="italic" style:font-style-asian="italic" style:font-style-complex="italic" fo:font-size="10pt" style:font-size-asian="10pt" style:font-size-complex="10pt"/>
    </style:style>
    <style:style style:name="T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 style:parent-style-name="DefaultParagraphFont" style:family="text">
      <style:text-properties fo:font-style="italic" style:font-style-asian="italic" style:font-style-complex="italic" fo:font-size="10pt" style:font-size-asian="10pt" style:font-size-complex="10pt"/>
    </style:style>
    <style:style style:name="T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 style:parent-style-name="DefaultParagraphFont" style:family="text">
      <style:text-properties fo:font-style="italic" style:font-style-asian="italic" style:font-style-complex="italic" fo:font-size="10pt" style:font-size-asian="10pt" style:font-size-complex="10pt"/>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efaultParagraphFont" style:family="text">
      <style:text-properties fo:font-style="italic" style:font-style-asian="italic" style:font-style-complex="italic" fo:font-size="10pt" style:font-size-asian="10pt" style:font-size-complex="10pt"/>
    </style:style>
    <style:style style:name="T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style="italic" style:font-style-asian="italic" style:font-style-complex="italic" fo:font-size="10pt" style:font-size-asian="10pt" style:font-size-complex="10pt"/>
    </style:style>
    <style:style style:name="T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 style:parent-style-name="DefaultParagraphFont" style:family="text">
      <style:text-properties fo:font-style="italic" style:font-style-asian="italic" style:font-style-complex="italic" fo:font-size="10pt" style:font-size-asian="10pt" style:font-size-complex="10pt"/>
    </style:style>
    <style:style style:name="T3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 style:parent-style-name="DefaultParagraphFont" style:family="text">
      <style:text-properties fo:font-style="italic" style:font-style-asian="italic" style:font-style-complex="italic" fo:font-size="10pt" style:font-size-asian="10pt" style:font-size-complex="10pt"/>
    </style:style>
    <style:style style:name="T3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 style:parent-style-name="DefaultParagraphFont" style:family="text">
      <style:text-properties fo:font-style="italic" style:font-style-asian="italic" style:font-style-complex="italic" fo:font-size="10pt" style:font-size-asian="10pt" style:font-size-complex="10pt"/>
    </style:style>
    <style:style style:name="T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 style:parent-style-name="DefaultParagraphFont" style:family="text">
      <style:text-properties fo:font-style="italic" style:font-style-asian="italic" style:font-style-complex="italic" fo:font-size="10pt" style:font-size-asian="10pt" style:font-size-complex="10pt"/>
    </style:style>
    <style:style style:name="T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 style:parent-style-name="DefaultParagraphFont" style:family="text">
      <style:text-properties fo:font-style="italic" style:font-style-asian="italic" style:font-style-complex="italic" fo:font-size="10pt" style:font-size-asian="10pt" style:font-size-complex="10pt"/>
    </style:style>
    <style:style style:name="T4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 style:parent-style-name="DefaultParagraphFont" style:family="text">
      <style:text-properties fo:font-style="italic" style:font-style-asian="italic" style:font-style-complex="italic" fo:font-size="10pt" style:font-size-asian="10pt" style:font-size-complex="10pt"/>
    </style:style>
    <style:style style:name="T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 style:parent-style-name="DefaultParagraphFont" style:family="text">
      <style:text-properties fo:font-style="italic" style:font-style-asian="italic" style:font-style-complex="italic" fo:font-size="10pt" style:font-size-asian="10pt" style:font-size-complex="10pt"/>
    </style:style>
    <style:style style:name="P48" style:parent-style-name="Normal" style:family="paragraph">
      <style:paragraph-properties fo:text-align="center"/>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P57" style:parent-style-name="Normal" style:family="paragraph">
      <style:paragraph-properties fo:text-align="center"/>
      <style:text-properties fo:font-size="26pt" style:font-size-asian="26pt" style:font-size-complex="26pt"/>
    </style:style>
    <style:style style:name="S2" style:family="section">
      <style:section-properties fo:margin-left="0in" fo:margin-right="0in" style:writing-mode="lr-tb"/>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1" style:parent-style-name="DefaultParagraphFont" style:family="text">
      <style:text-properties fo:font-style="italic" style:font-style-asian="italic" style:font-style-complex="italic"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tyle="italic" style:font-style-asian="italic" style:font-style-complex="italic" fo:font-size="10pt" style:font-size-asian="10pt" style:font-size-complex="10pt"/>
    </style:style>
    <style:style style:name="T64" style:parent-style-name="DefaultParagraphFont" style:family="text">
      <style:text-properties fo:font-style="italic" style:font-style-asian="italic" style:font-style-complex="italic" fo:font-size="10pt" style:font-size-asian="10pt" style:font-size-complex="10pt"/>
    </style:style>
    <style:style style:name="T65" style:parent-style-name="DefaultParagraphFont" style:family="text">
      <style:text-properties fo:font-style="italic" style:font-style-asian="italic" style:font-style-complex="italic" fo:font-size="10pt" style:font-size-asian="10pt" style:font-size-complex="10pt"/>
    </style:style>
    <style:style style:name="T66" style:parent-style-name="DefaultParagraphFont" style:family="text">
      <style:text-properties fo:font-style="italic" style:font-style-asian="italic" style:font-style-complex="italic" fo:font-size="10pt" style:font-size-asian="10pt" style:font-size-complex="10pt"/>
    </style:style>
    <style:style style:name="T67" style:parent-style-name="DefaultParagraphFont" style:family="text">
      <style:text-properties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P69" style:parent-style-name="Normal" style:family="paragraph">
      <style:text-properties fo:font-style="italic" style:font-style-asian="italic" style:font-style-complex="italic" fo:font-size="10pt" style:font-size-asian="10pt" style:font-size-complex="10pt"/>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Normal" style:family="paragraph">
      <style:text-properties fo:font-style="italic" style:font-style-asian="italic" style:font-style-complex="italic" fo:font-size="10pt" style:font-size-asian="10pt" style:font-size-complex="10pt"/>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7"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weight="bold" style:font-weight-asian="bold" style:font-weight-complex="bold" fo:font-size="10pt" style:font-size-asian="10pt" style:font-size-complex="10pt"/>
    </style:style>
    <style:style style:name="P100" style:parent-style-name="Normal" style:family="paragraph">
      <style:paragraph-properties fo:margin-bottom="0.0416in"/>
      <style:text-properties fo:font-weight="bold" style:font-weight-asian="bold" style:font-weight-complex="bold" fo:font-size="10pt" style:font-size-asian="10pt" style:font-size-complex="10pt"/>
    </style:style>
    <style:style style:name="P101" style:parent-style-name="Normal" style:family="paragraph">
      <style:paragraph-properties fo:text-align="center"/>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fo:margin-bottom="0.0416in"/>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style="italic" style:font-style-asian="italic" style:font-style-complex="italic" fo:font-size="10pt" style:font-size-asian="10pt" style:font-size-complex="10pt"/>
    </style:style>
    <style:style style:name="T114" style:parent-style-name="DefaultParagraphFont" style:family="text">
      <style:text-properties fo:font-style="italic" style:font-style-asian="italic" style:font-style-complex="italic" fo:font-size="10pt" style:font-size-asian="10pt" style:font-size-complex="10pt"/>
    </style:style>
    <style:style style:name="T115" style:parent-style-name="DefaultParagraphFont" style:family="text">
      <style:text-properties fo:font-style="italic" style:font-style-asian="italic" style:font-style-complex="italic" fo:font-size="10pt" style:font-size-asian="10pt" style:font-size-complex="10pt"/>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fo:font-size="10pt" style:font-size-asian="10pt" style:font-size-complex="10pt"/>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P124" style:parent-style-name="Normal" style:family="paragraph">
      <style:paragraph-properties fo:text-align="center"/>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tyle="italic" style:font-style-asian="italic" style:font-style-complex="italic" fo:font-size="10pt" style:font-size-asian="10pt" style:font-size-complex="10pt"/>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style="italic" style:font-style-asian="italic" style:font-style-complex="italic" fo:font-size="10pt" style:font-size-asian="10pt" style:font-size-complex="10pt"/>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fo:font-size="10pt" style:font-size-asian="10pt" style:font-size-complex="10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fo:font-size="10pt" style:font-size-asian="10pt" style:font-size-complex="10pt"/>
    </style:style>
    <style:style style:name="P161" style:parent-style-name="Normal" style:family="paragraph">
      <style:text-properties fo:font-weight="bold" style:font-weight-asian="bold" style:font-weight-complex="bold"/>
    </style:style>
    <style:style style:name="P162" style:parent-style-name="Normal" style:family="paragraph">
      <style:paragraph-properties fo:text-align="start"/>
      <style:text-properties fo:font-size="10pt" style:font-size-asian="10pt" style:font-size-complex="10pt"/>
    </style:style>
    <style:style style:name="P163" style:parent-style-name="Normal" style:family="paragraph">
      <style:paragraph-properties fo:text-align="start"/>
      <style:text-properties fo:font-size="10pt" style:font-size-asian="10pt" style:font-size-complex="10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6" style:parent-style-name="DefaultParagraphFont" style:family="text">
      <style:text-properties fo:font-size="10pt" style:font-size-asian="10pt" style:font-size-complex="10pt"/>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fo:font-weight="bold" style:font-weight-asian="bold" style:font-weight-complex="bold" fo:font-size="10pt" style:font-size-asian="10pt" style:font-size-complex="10pt"/>
    </style:style>
    <style:style style:name="T170" style:parent-style-name="DefaultParagraphFont" style:family="text">
      <style:text-properties fo:font-size="10pt" style:font-size-asian="10pt" style:font-size-complex="10pt"/>
    </style:style>
    <style:style style:name="P171" style:parent-style-name="Normal" style:family="paragraph">
      <style:paragraph-properties fo:text-align="center"/>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Normal" style:family="paragraph">
      <style:text-properties fo:font-style="italic" style:font-style-asian="italic" style:font-style-complex="italic"/>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paragraph-properties fo:text-align="start"/>
    </style:style>
    <style:style style:name="T185" style:parent-style-name="DefaultParagraphFont" style:family="text">
      <style:text-properties fo:font-weight="bold" style:font-weight-asian="bold" style:font-weight-complex="bold"/>
    </style:style>
    <style:style style:name="P186" style:parent-style-name="Normal" style:family="paragraph">
      <style:paragraph-properties fo:text-align="start"/>
    </style:style>
    <style:style style:name="T187" style:parent-style-name="DefaultParagraphFont" style:family="text">
      <style:text-properties fo:font-weight="bold" style:font-weight-asian="bold" style:font-weight-complex="bold" style:text-position="super 65%"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weight="bold" style:font-weight-asian="bold" style:font-weight-complex="bold" style:text-position="super 65%"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P200" style:parent-style-name="Normal" style:family="paragraph">
      <style:paragraph-properties fo:text-align="start"/>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text-align="star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ize="10pt" style:font-size-asian="10pt" style:font-size-complex="10pt"/>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P223" style:parent-style-name="Normal" style:family="paragraph">
      <style:paragraph-properties fo:text-align="center"/>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Normal" style:family="paragraph">
      <style:text-properties fo:font-style="italic" style:font-style-asian="italic" style:font-style-complex="italic"/>
    </style:style>
    <style:style style:name="P229" style:parent-style-name="Normal" style:family="paragraph">
      <style:paragraph-properties fo:text-align="center"/>
    </style:style>
    <style:style style:name="P230" style:parent-style-name="Normal" style:family="paragraph">
      <style:paragraph-properties fo:text-align="center"/>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fo:font-size="10pt" style:font-size-asian="10pt" style:font-size-complex="10pt"/>
    </style:style>
    <style:style style:name="T233" style:parent-style-name="DefaultParagraphFont" style:family="text">
      <style:text-properties fo:font-weight="bold" style:font-weight-asian="bold" style:font-weight-complex="bold" fo:font-style="italic" style:font-style-asian="italic" style:font-style-complex="italic"/>
    </style:style>
    <style:style style:name="T2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5" style:parent-style-name="DefaultParagraphFont" style:family="text">
      <style:text-properties fo:font-style="italic" style:font-style-asian="italic" style:font-style-complex="italic" fo:font-size="10pt" style:font-size-asian="10pt" style:font-size-complex="10pt"/>
    </style:style>
    <style:style style:name="T236" style:parent-style-name="DefaultParagraphFont" style:family="text">
      <style:text-properties fo:font-weight="bold" style:font-weight-asian="bold" style:font-weight-complex="bold" fo:font-style="italic" style:font-style-asian="italic" style:font-style-complex="italic"/>
    </style:style>
    <style:style style:name="T237" style:parent-style-name="DefaultParagraphFont" style:family="text">
      <style:text-properties fo:font-style="italic" style:font-style-asian="italic" style:font-style-complex="italic" fo:font-size="10pt" style:font-size-asian="10pt" style:font-size-complex="10pt"/>
    </style:style>
    <style:style style:name="T238" style:parent-style-name="DefaultParagraphFont" style:family="text">
      <style:text-properties fo:font-weight="bold" style:font-weight-asian="bold" style:font-weight-complex="bold" fo:font-style="italic" style:font-style-asian="italic" style:font-style-complex="italic"/>
    </style:style>
    <style:style style:name="T239" style:parent-style-name="DefaultParagraphFont" style:family="text">
      <style:text-properties fo:font-style="italic" style:font-style-asian="italic" style:font-style-complex="italic" fo:font-size="10pt" style:font-size-asian="10pt" style:font-size-complex="10pt"/>
    </style:style>
    <style:style style:name="P240" style:parent-style-name="Normal" style:family="paragraph">
      <style:paragraph-properties fo:text-align="center"/>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family="paragraph">
      <style:paragraph-properties fo:text-align="center"/>
    </style:style>
    <style:style style:name="P246" style:parent-style-name="Normal" style:family="paragraph">
      <style:paragraph-properties fo:text-align="center"/>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style="italic" style:font-style-asian="italic" style:font-style-complex="italic" fo:font-size="10pt" style:font-size-asian="10pt" style:font-size-complex="10pt"/>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style="italic" style:font-style-asian="italic" style:font-style-complex="italic" fo:font-size="10pt" style:font-size-asian="10pt" style:font-size-complex="10pt"/>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fo:font-size="10pt" style:font-size-asian="10pt" style:font-size-complex="10pt"/>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fo:font-size="10pt" style:font-size-asian="10pt" style:font-size-complex="10pt"/>
    </style:style>
    <style:style style:name="P255" style:parent-style-name="Normal" style:family="paragraph">
      <style:paragraph-properties fo:text-align="center"/>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P260" style:parent-style-name="Normal" style:family="paragraph">
      <style:text-properties fo:font-style="italic" style:font-style-asian="italic" style:font-style-complex="italic"/>
    </style:style>
    <style:style style:name="P261" style:parent-style-name="Normal" style:family="paragraph">
      <style:paragraph-properties fo:text-align="center"/>
    </style:style>
    <style:style style:name="P262" style:parent-style-name="Normal" style:family="paragraph">
      <style:paragraph-properties fo:text-align="center"/>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style="italic" style:font-style-asian="italic" style:font-style-complex="italic" fo:font-size="10pt" style:font-size-asian="10pt" style:font-size-complex="10pt"/>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style="italic" style:font-style-asian="italic" style:font-style-complex="italic" fo:font-size="10pt" style:font-size-asian="10pt" style:font-size-complex="10pt"/>
    </style:style>
    <style:style style:name="T267" style:parent-style-name="DefaultParagraphFont" style:family="text">
      <style:text-properties fo:font-style="italic" style:font-style-asian="italic" style:font-style-complex="italic" fo:font-size="10pt" style:font-size-asian="10pt" style:font-size-complex="10pt"/>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style="italic" style:font-style-asian="italic" style:font-style-complex="italic" fo:font-size="10pt" style:font-size-asian="10pt" style:font-size-complex="10pt"/>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style="italic" style:font-style-asian="italic" style:font-style-complex="italic" fo:font-size="10pt" style:font-size-asian="10pt" style:font-size-complex="10pt"/>
    </style:style>
    <style:style style:name="P272" style:parent-style-name="Normal" style:family="paragraph">
      <style:paragraph-properties fo:text-align="center"/>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weight="bold" style:font-weight-asian="bold" style:font-weight-complex="bold"/>
    </style:style>
    <style:style style:name="P278" style:parent-style-name="Normal" style:family="paragraph">
      <style:paragraph-properties fo:text-align="center"/>
    </style:style>
    <style:style style:name="P279" style:parent-style-name="Normal" style:family="paragraph">
      <style:paragraph-properties fo:text-align="center"/>
    </style:style>
    <style:style style:name="P280" style:parent-style-name="Normal" style:family="paragraph">
      <style:paragraph-properties fo:text-align="center"/>
      <style:text-properties fo:color="#FF0000" fo:font-size="10pt" style:font-size-asian="10pt" style:font-size-complex="10pt"/>
    </style:style>
    <style:style style:name="T281" style:parent-style-name="DefaultParagraphFont" style:family="text">
      <style:text-properties fo:font-weight="bold" style:font-weight-asian="bold" style:font-weight-complex="bold" fo:color="#000000"/>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style="italic" style:font-style-asian="italic" style:font-style-complex="italic" fo:color="#000000" fo:font-size="10pt" style:font-size-asian="10pt" style:font-size-complex="10pt"/>
    </style:style>
    <style:style style:name="T28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5" style:parent-style-name="DefaultParagraphFont" style:family="text">
      <style:text-properties fo:font-style="italic" style:font-style-asian="italic" style:font-style-complex="italic" fo:color="#000000" fo:font-size="10pt" style:font-size-asian="10pt" style:font-size-complex="10pt"/>
    </style:style>
    <style:style style:name="T28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7" style:parent-style-name="DefaultParagraphFont" style:family="text">
      <style:text-properties fo:font-style="italic" style:font-style-asian="italic" style:font-style-complex="italic" fo:color="#000000" fo:font-size="10pt" style:font-size-asian="10pt" style:font-size-complex="10pt"/>
    </style:style>
    <style:style style:name="T288" style:parent-style-name="DefaultParagraphFont" style:family="text">
      <style:text-properties fo:font-style="italic" style:font-style-asian="italic" style:font-style-complex="italic" fo:color="#000000" fo:font-size="10pt" style:font-size-asian="10pt" style:font-size-complex="10pt"/>
    </style:style>
    <style:style style:name="T289"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0" style:parent-style-name="DefaultParagraphFont" style:family="text">
      <style:text-properties fo:font-style="italic" style:font-style-asian="italic" style:font-style-complex="italic" fo:color="#000000" fo:font-size="10pt" style:font-size-asian="10pt" style:font-size-complex="10pt"/>
    </style:style>
    <style:style style:name="T291"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2" style:parent-style-name="DefaultParagraphFont" style:family="text">
      <style:text-properties fo:font-style="italic" style:font-style-asian="italic" style:font-style-complex="italic" fo:color="#000000" fo:font-size="10pt" style:font-size-asian="10pt" style:font-size-complex="10pt"/>
    </style:style>
    <style:style style:name="T293" style:parent-style-name="DefaultParagraphFont" style:family="text">
      <style:text-properties style:font-name-complex="Segoe UI" fo:font-weight="bold" style:font-weight-asian="bold" style:font-weight-complex="bold" fo:font-style="italic" style:font-style-asian="italic" style:font-style-complex="italic" fo:color="#000000" style:text-position="super 63.6%" fo:background-color="#FFFFFF"/>
    </style:style>
    <style:style style:name="T29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5" style:parent-style-name="DefaultParagraphFont" style:family="text">
      <style:text-properties fo:font-style="italic" style:font-style-asian="italic" style:font-style-complex="italic" fo:color="#000000" fo:font-size="10pt" style:font-size-asian="10pt" style:font-size-complex="10pt"/>
    </style:style>
    <style:style style:name="T29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7" style:parent-style-name="DefaultParagraphFont" style:family="text">
      <style:text-properties fo:font-style="italic" style:font-style-asian="italic" style:font-style-complex="italic" fo:color="#000000" fo:font-size="10pt" style:font-size-asian="10pt" style:font-size-complex="10pt"/>
    </style:style>
    <style:style style:name="T298"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9" style:parent-style-name="DefaultParagraphFont" style:family="text">
      <style:text-properties fo:font-style="italic" style:font-style-asian="italic" style:font-style-complex="italic" fo:color="#000000" fo:font-size="10pt" style:font-size-asian="10pt" style:font-size-complex="10pt"/>
    </style:style>
    <style:style style:name="T300" style:parent-style-name="DefaultParagraphFont" style:family="text">
      <style:text-properties fo:font-style="italic" style:font-style-asian="italic" style:font-style-complex="italic" fo:color="#000000" fo:font-size="10pt" style:font-size-asian="10pt" style:font-size-complex="10pt"/>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style="italic" style:font-style-asian="italic" style:font-style-complex="italic" fo:font-size="10pt" style:font-size-asian="10pt" style:font-size-complex="10pt"/>
    </style:style>
    <style:style style:name="T303" style:parent-style-name="DefaultParagraphFont" style:family="text">
      <style:text-properties fo:font-style="italic" style:font-style-asian="italic" style:font-style-complex="italic" fo:font-size="10pt" style:font-size-asian="10pt" style:font-size-complex="10pt"/>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style="italic" style:font-style-asian="italic" style:font-style-complex="italic" fo:font-size="10pt" style:font-size-asian="10pt" style:font-size-complex="10pt"/>
    </style:style>
    <style:style style:name="P306" style:parent-style-name="Normal" style:family="paragraph">
      <style:paragraph-properties fo:text-align="center"/>
      <style:text-properties fo:color="#000000"/>
    </style:style>
    <style:style style:name="T307" style:parent-style-name="DefaultParagraphFont" style:family="text">
      <style:text-properties fo:font-weight="bold" style:font-weight-asian="bold" style:font-weight-complex="bold" fo:color="#000000"/>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P316" style:parent-style-name="Normal" style:family="paragraph">
      <style:paragraph-properties fo:text-align="start"/>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S3" style:family="section">
      <style:section-properties fo:margin-left="0in" fo:margin-right="0in" style:writing-mode="lr-tb"/>
    </style:style>
    <style:style style:name="P320" style:parent-style-name="Normal" style:master-page-name="MPF4" style:family="paragraph">
      <style:paragraph-properties fo:break-before="page" fo:text-align="center"/>
      <style:text-properties fo:font-size="16pt" style:font-size-asian="16pt" style:font-size-complex="16pt"/>
    </style:style>
    <style:style style:name="P322" style:parent-style-name="Normal" style:family="paragraph">
      <style:paragraph-properties fo:text-align="center"/>
      <style:text-properties fo:font-size="16pt" style:font-size-asian="16pt" style:font-size-complex="16pt"/>
    </style:style>
    <style:style style:name="P323" style:parent-style-name="Normal" style:family="paragraph">
      <style:paragraph-properties fo:text-align="center"/>
      <style:text-properties fo:font-size="16pt" style:font-size-asian="16pt" style:font-size-complex="16pt"/>
    </style:style>
    <style:style style:name="P324" style:parent-style-name="Normal" style:family="paragraph">
      <style:paragraph-properties fo:text-align="center"/>
      <style:text-properties fo:font-size="16pt" style:font-size-asian="16pt" style:font-size-complex="16pt"/>
    </style:style>
    <style:style style:name="P325" style:parent-style-name="Normal" style:family="paragraph">
      <style:paragraph-properties fo:text-align="center"/>
      <style:text-properties fo:font-size="16pt" style:font-size-asian="16pt" style:font-size-complex="16pt"/>
    </style:style>
    <style:style style:name="P326" style:parent-style-name="Normal" style:family="paragraph">
      <style:paragraph-properties fo:text-align="center"/>
      <style:text-properties fo:font-size="16pt" style:font-size-asian="16pt" style:font-size-complex="16pt"/>
    </style:style>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size="16pt" style:font-size-asian="16pt" style:font-size-complex="16pt"/>
    </style:style>
    <style:style style:name="P329" style:parent-style-name="Normal" style:family="paragraph">
      <style:paragraph-properties fo:text-align="center"/>
      <style:text-properties fo:font-size="22pt" style:font-size-asian="22pt" style:font-size-complex="22pt"/>
    </style:style>
    <style:style style:name="P330" style:parent-style-name="Normal" style:family="paragraph">
      <style:paragraph-properties fo:text-align="center"/>
      <style:text-properties fo:font-size="16pt" style:font-size-asian="16pt" style:font-size-complex="16pt"/>
    </style:style>
    <style:style style:name="P331" style:parent-style-name="Normal" style:family="paragraph">
      <style:paragraph-properties fo:text-align="center"/>
    </style:style>
    <style:style style:name="P332" style:parent-style-name="Normal" style:family="paragraph">
      <style:text-properties fo:font-weight="bold" style:font-weight-asian="bold" style:font-weight-complex="bold"/>
    </style:style>
    <style:style style:name="P333" style:parent-style-name="Normal" style:family="paragraph">
      <style:paragraph-properties fo:text-align="start"/>
      <style:text-properties fo:font-weight="bold" style:font-weight-asian="bold" style:font-weight-complex="bold" fo:font-size="10pt" style:font-size-asian="10pt" style:font-size-complex="10pt"/>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style:style>
    <style:style style:name="P336" style:parent-style-name="Normal" style:family="paragraph">
      <style:paragraph-properties fo:text-align="start"/>
    </style:style>
    <style:style style:name="T337" style:parent-style-name="DefaultParagraphFont" style:family="text">
      <style:text-properties fo:font-size="10pt" style:font-size-asian="10pt" style:font-size-complex="10pt"/>
    </style:style>
    <style:style style:name="T338" style:parent-style-name="DefaultParagraphFont" style:family="text">
      <style:text-properties fo:font-weight="bold" style:font-weight-asian="bold" style:font-weight-complex="bold" fo:font-size="10pt" style:font-size-asian="10pt" style:font-size-complex="10pt"/>
    </style:style>
    <style:style style:name="T339" style:parent-style-name="DefaultParagraphFont" style:family="text">
      <style:text-properties fo:font-size="10pt" style:font-size-asian="10pt" style:font-size-complex="10pt"/>
    </style:style>
    <style:style style:name="T340" style:parent-style-name="DefaultParagraphFont" style:family="text">
      <style:text-properties fo:font-size="10pt" style:font-size-asian="10pt" style:font-size-complex="10pt"/>
    </style:style>
    <style:style style:name="T341" style:parent-style-name="DefaultParagraphFont" style:family="text">
      <style:text-properties fo:font-size="10pt" style:font-size-asian="10pt" style:font-size-complex="10pt"/>
    </style:style>
    <style:style style:name="T342" style:parent-style-name="DefaultParagraphFont" style:family="text">
      <style:text-properties fo:font-size="10pt" style:font-size-asian="10pt" style:font-size-complex="10pt"/>
    </style:style>
    <style:style style:name="T343" style:parent-style-name="DefaultParagraphFont" style:family="text">
      <style:text-properties fo:font-size="10pt" style:font-size-asian="10pt" style:font-size-complex="10pt"/>
    </style:style>
    <style:style style:name="T344" style:parent-style-name="DefaultParagraphFont" style:family="text">
      <style:text-properties fo:font-weight="bold" style:font-weight-asian="bold" style:font-weight-complex="bold" fo:font-size="10pt" style:font-size-asian="10pt" style:font-size-complex="10pt"/>
    </style:style>
    <style:style style:name="T345" style:parent-style-name="DefaultParagraphFont" style:family="text">
      <style:text-properties fo:font-size="10pt" style:font-size-asian="10pt" style:font-size-complex="10pt"/>
    </style:style>
    <style:style style:name="T346" style:parent-style-name="DefaultParagraphFont" style:family="text">
      <style:text-properties fo:font-size="10pt" style:font-size-asian="10pt" style:font-size-complex="10pt"/>
    </style:style>
    <style:style style:name="T347" style:parent-style-name="DefaultParagraphFont" style:family="text">
      <style:text-properties fo:font-size="10pt" style:font-size-asian="10pt" style:font-size-complex="10pt"/>
    </style:style>
    <style:style style:name="T348" style:parent-style-name="DefaultParagraphFont" style:family="text">
      <style:text-properties fo:font-size="10pt" style:font-size-asian="10pt" style:font-size-complex="10pt"/>
    </style:style>
    <style:style style:name="T349" style:parent-style-name="DefaultParagraphFont" style:family="text">
      <style:text-properties fo:font-size="10pt" style:font-size-asian="10pt" style:font-size-complex="10pt"/>
    </style:style>
    <style:style style:name="T350" style:parent-style-name="DefaultParagraphFont" style:family="text">
      <style:text-properties fo:font-weight="bold" style:font-weight-asian="bold" style:font-weight-complex="bold" fo:font-size="10pt" style:font-size-asian="10pt" style:font-size-complex="10pt"/>
    </style:style>
    <style:style style:name="T351" style:parent-style-name="DefaultParagraphFont" style:family="text">
      <style:text-properties fo:font-size="10pt" style:font-size-asian="10pt" style:font-size-complex="10pt"/>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fo:font-size="10pt" style:font-size-asian="10pt" style:font-size-complex="10pt"/>
    </style:style>
    <style:style style:name="T354" style:parent-style-name="DefaultParagraphFont" style:family="text">
      <style:text-properties fo:font-size="10pt" style:font-size-asian="10pt" style:font-size-complex="10pt"/>
    </style:style>
    <style:style style:name="T355" style:parent-style-name="DefaultParagraphFont" style:family="text">
      <style:text-properties fo:font-size="10pt" style:font-size-asian="10pt" style:font-size-complex="10pt"/>
    </style:style>
    <style:style style:name="T356" style:parent-style-name="DefaultParagraphFont" style:family="text">
      <style:text-properties fo:font-weight="bold" style:font-weight-asian="bold" style:font-weight-complex="bold" fo:font-size="10pt" style:font-size-asian="10pt" style:font-size-complex="10pt"/>
    </style:style>
    <style:style style:name="T357" style:parent-style-name="DefaultParagraphFont" style:family="text">
      <style:text-properties fo:font-size="10pt" style:font-size-asian="10pt" style:font-size-complex="10pt"/>
    </style:style>
    <style:style style:name="T358" style:parent-style-name="DefaultParagraphFont" style:family="text">
      <style:text-properties fo:font-size="10pt" style:font-size-asian="10pt" style:font-size-complex="10pt"/>
    </style:style>
    <style:style style:name="T359" style:parent-style-name="DefaultParagraphFont" style:family="text">
      <style:text-properties fo:font-size="10pt" style:font-size-asian="10pt" style:font-size-complex="10pt"/>
    </style:style>
    <style:style style:name="T360" style:parent-style-name="DefaultParagraphFont" style:family="text">
      <style:text-properties fo:font-size="10pt" style:font-size-asian="10pt" style:font-size-complex="10pt"/>
    </style:style>
    <style:style style:name="T361" style:parent-style-name="DefaultParagraphFont" style:family="text">
      <style:text-properties fo:font-size="10pt" style:font-size-asian="10pt" style:font-size-complex="10pt"/>
    </style:style>
    <style:style style:name="T362" style:parent-style-name="DefaultParagraphFont" style:family="text">
      <style:text-properties fo:font-weight="bold" style:font-weight-asian="bold" style:font-weight-complex="bold" fo:font-size="10pt" style:font-size-asian="10pt" style:font-size-complex="10pt"/>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paragraph-properties fo:text-align="start"/>
    </style:style>
    <style:style style:name="T366" style:parent-style-name="DefaultParagraphFont" style:family="text">
      <style:text-properties fo:font-weight="bold" style:font-weight-asian="bold" style:font-weight-complex="bold" fo:font-size="10pt" style:font-size-asian="10pt" style:font-size-complex="10pt"/>
    </style:style>
    <style:style style:name="T367" style:parent-style-name="DefaultParagraphFont" style:family="text">
      <style:text-properties fo:font-weight="bold" style:font-weight-asian="bold" style:font-weight-complex="bold" fo:font-size="10pt" style:font-size-asian="10pt" style:font-size-complex="10pt"/>
    </style:style>
    <style:style style:name="T368" style:parent-style-name="DefaultParagraphFont" style:family="text">
      <style:text-properties fo:font-weight="bold" style:font-weight-asian="bold" style:font-weight-complex="bold" fo:font-size="10pt" style:font-size-asian="10pt" style:font-size-complex="10pt"/>
    </style:style>
    <style:style style:name="T369" style:parent-style-name="DefaultParagraphFont" style:family="text">
      <style:text-properties fo:font-weight="bold" style:font-weight-asian="bold" style:font-weight-complex="bold" fo:font-size="10pt" style:font-size-asian="10pt" style:font-size-complex="10pt"/>
    </style:style>
    <style:style style:name="T370" style:parent-style-name="DefaultParagraphFont" style:family="text">
      <style:text-properties fo:font-weight="bold" style:font-weight-asian="bold" style:font-weight-complex="bold" fo:font-size="10pt" style:font-size-asian="10pt" style:font-size-complex="10pt"/>
    </style:style>
    <style:style style:name="T371" style:parent-style-name="DefaultParagraphFont" style:family="text">
      <style:text-properties fo:font-weight="bold" style:font-weight-asian="bold" style:font-weight-complex="bold" fo:font-size="10pt" style:font-size-asian="10pt" style:font-size-complex="10pt"/>
    </style:style>
    <style:style style:name="T372" style:parent-style-name="DefaultParagraphFont" style:family="text">
      <style:text-properties fo:font-weight="bold" style:font-weight-asian="bold" style:font-weight-complex="bold" fo:font-size="10pt" style:font-size-asian="10pt" style:font-size-complex="10pt"/>
    </style:style>
    <style:style style:name="T373" style:parent-style-name="DefaultParagraphFont" style:family="text">
      <style:text-properties fo:font-weight="bold" style:font-weight-asian="bold" style:font-weight-complex="bold" fo:font-size="10pt" style:font-size-asian="10pt" style:font-size-complex="10pt"/>
    </style:style>
    <style:style style:name="T374" style:parent-style-name="DefaultParagraphFont" style:family="text">
      <style:text-properties fo:font-weight="bold" style:font-weight-asian="bold" style:font-weight-complex="bold" fo:font-size="10pt" style:font-size-asian="10pt" style:font-size-complex="10pt"/>
    </style:style>
    <style:style style:name="T375" style:parent-style-name="DefaultParagraphFont" style:family="text">
      <style:text-properties fo:font-weight="bold" style:font-weight-asian="bold" style:font-weight-complex="bold" fo:font-size="10pt" style:font-size-asian="10pt" style:font-size-complex="10pt"/>
    </style:style>
    <style:style style:name="T376" style:parent-style-name="DefaultParagraphFont" style:family="text">
      <style:text-properties fo:font-weight="bold" style:font-weight-asian="bold" style:font-weight-complex="bold" fo:font-size="10pt" style:font-size-asian="10pt" style:font-size-complex="10pt"/>
    </style:style>
    <style:style style:name="T377" style:parent-style-name="DefaultParagraphFont" style:family="text">
      <style:text-properties fo:font-weight="bold" style:font-weight-asian="bold" style:font-weight-complex="bold" fo:font-size="10pt" style:font-size-asian="10pt" style:font-size-complex="10pt"/>
    </style:style>
    <style:style style:name="T378" style:parent-style-name="DefaultParagraphFont" style:family="text">
      <style:text-properties fo:font-weight="bold" style:font-weight-asian="bold" style:font-weight-complex="bold" fo:font-size="10pt" style:font-size-asian="10pt" style:font-size-complex="10pt"/>
    </style:style>
    <style:style style:name="T3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1" style:parent-style-name="DefaultParagraphFont" style:family="text">
      <style:text-properties fo:font-weight="bold" style:font-weight-asian="bold" style:font-weight-complex="bold" fo:font-size="10pt" style:font-size-asian="10pt" style:font-size-complex="10pt"/>
    </style:style>
    <style:style style:name="T382" style:parent-style-name="DefaultParagraphFont" style:family="text">
      <style:text-properties fo:font-weight="bold" style:font-weight-asian="bold" style:font-weight-complex="bold" fo:font-size="10pt" style:font-size-asian="10pt" style:font-size-complex="10pt"/>
    </style:style>
    <style:style style:name="T383" style:parent-style-name="DefaultParagraphFont" style:family="text">
      <style:text-properties fo:font-weight="bold" style:font-weight-asian="bold" style:font-weight-complex="bold" fo:font-size="10pt" style:font-size-asian="10pt" style:font-size-complex="10pt"/>
    </style:style>
    <style:style style:name="P384" style:parent-style-name="Normal" style:family="paragraph">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P386" style:parent-style-name="Normal" style:family="paragraph">
      <style:paragraph-properties fo:text-align="start"/>
      <style:text-properties fo:font-weight="bold" style:font-weight-asian="bold" style:font-weight-complex="bold" fo:font-size="10pt" style:font-size-asian="10pt" style:font-size-complex="10pt"/>
    </style:style>
    <style:style style:name="P387" style:parent-style-name="Normal" style:family="paragraph">
      <style:text-properties fo:font-weight="bold" style:font-weight-asian="bold" style:font-weight-complex="bold"/>
    </style:style>
    <style:style style:name="T388" style:parent-style-name="DefaultParagraphFont" style:family="text">
      <style:text-properties fo:font-style="italic" style:font-style-asian="italic" style:font-style-complex="italic"/>
    </style:style>
    <style:style style:name="T389" style:parent-style-name="DefaultParagraphFont" style:family="text">
      <style:text-properties fo:font-style="italic" style:font-style-asian="italic" style:font-style-complex="italic"/>
    </style:style>
    <style:style style:name="P390" style:parent-style-name="Normal" style:family="paragraph">
      <style:paragraph-properties fo:text-align="center"/>
      <style:text-properties fo:font-size="16pt" style:font-size-asian="16pt" style:font-size-complex="16pt"/>
    </style:style>
    <style:style style:name="P391" style:parent-style-name="Normal" style:family="paragraph">
      <style:paragraph-properties fo:text-align="center"/>
    </style:style>
    <style:style style:name="P392" style:parent-style-name="Normal" style:family="paragraph">
      <style:text-properties fo:font-weight="bold" style:font-weight-asian="bold" style:font-weight-complex="bold"/>
    </style:style>
    <style:style style:name="P393" style:parent-style-name="Normal" style:family="paragraph">
      <style:paragraph-properties fo:text-align="start"/>
      <style:text-properties fo:font-weight="bold" style:font-weight-asian="bold" style:font-weight-complex="bold" fo:font-size="10pt" style:font-size-asian="10pt" style:font-size-complex="10pt"/>
    </style:style>
    <style:style style:name="P394" style:parent-style-name="Normal" style:family="paragraph">
      <style:text-properties fo:font-weight="bold" style:font-weight-asian="bold" style:font-weight-complex="bold"/>
    </style:style>
    <style:style style:name="T395" style:parent-style-name="DefaultParagraphFont" style:family="text">
      <style:text-properties fo:font-style="italic" style:font-style-asian="italic" style:font-style-complex="italic"/>
    </style:style>
    <style:style style:name="P396" style:parent-style-name="Normal" style:family="paragraph">
      <style:text-properties fo:font-weight="bold" style:font-weight-asian="bold" style:font-weight-complex="bold"/>
    </style:style>
    <style:style style:name="P397" style:parent-style-name="Normal" style:family="paragraph">
      <style:paragraph-properties fo:text-align="start"/>
    </style:style>
    <style:style style:name="T398" style:parent-style-name="DefaultParagraphFont" style:family="text">
      <style:text-properties fo:font-size="10pt" style:font-size-asian="10pt" style:font-size-complex="10pt"/>
    </style:style>
    <style:style style:name="T399" style:parent-style-name="DefaultParagraphFont" style:family="text">
      <style:text-properties fo:font-weight="bold" style:font-weight-asian="bold" style:font-weight-complex="bold" fo:font-size="10pt" style:font-size-asian="10pt" style:font-size-complex="10pt"/>
    </style:style>
    <style:style style:name="T400" style:parent-style-name="DefaultParagraphFont" style:family="text">
      <style:text-properties fo:font-size="10pt" style:font-size-asian="10pt" style:font-size-complex="10pt"/>
    </style:style>
    <style:style style:name="T401" style:parent-style-name="DefaultParagraphFont" style:family="text">
      <style:text-properties fo:font-size="10pt" style:font-size-asian="10pt" style:font-size-complex="10pt"/>
    </style:style>
    <style:style style:name="T402" style:parent-style-name="DefaultParagraphFont" style:family="text">
      <style:text-properties fo:font-size="10pt" style:font-size-asian="10pt" style:font-size-complex="10pt"/>
    </style:style>
    <style:style style:name="T403" style:parent-style-name="DefaultParagraphFont" style:family="text">
      <style:text-properties fo:font-size="10pt" style:font-size-asian="10pt" style:font-size-complex="10pt"/>
    </style:style>
    <style:style style:name="T404" style:parent-style-name="DefaultParagraphFont" style:family="text">
      <style:text-properties fo:font-size="10pt" style:font-size-asian="10pt" style:font-size-complex="10pt"/>
    </style:style>
    <style:style style:name="T405" style:parent-style-name="DefaultParagraphFont" style:family="text">
      <style:text-properties fo:font-weight="bold" style:font-weight-asian="bold" style:font-weight-complex="bold" fo:font-size="10pt" style:font-size-asian="10pt" style:font-size-complex="10pt"/>
    </style:style>
    <style:style style:name="T406" style:parent-style-name="DefaultParagraphFont" style:family="text">
      <style:text-properties fo:font-size="10pt" style:font-size-asian="10pt" style:font-size-complex="10pt"/>
    </style:style>
    <style:style style:name="T407" style:parent-style-name="DefaultParagraphFont" style:family="text">
      <style:text-properties fo:font-size="10pt" style:font-size-asian="10pt" style:font-size-complex="10pt"/>
    </style:style>
    <style:style style:name="T408" style:parent-style-name="DefaultParagraphFont" style:family="text">
      <style:text-properties fo:font-size="10pt" style:font-size-asian="10pt" style:font-size-complex="10pt"/>
    </style:style>
    <style:style style:name="T409" style:parent-style-name="DefaultParagraphFont" style:family="text">
      <style:text-properties fo:font-size="10pt" style:font-size-asian="10pt" style:font-size-complex="10pt"/>
    </style:style>
    <style:style style:name="T410" style:parent-style-name="DefaultParagraphFont" style:family="text">
      <style:text-properties fo:font-size="10pt" style:font-size-asian="10pt" style:font-size-complex="10pt"/>
    </style:style>
    <style:style style:name="T411" style:parent-style-name="DefaultParagraphFont" style:family="text">
      <style:text-properties fo:font-weight="bold" style:font-weight-asian="bold" style:font-weight-complex="bold" fo:font-size="10pt" style:font-size-asian="10pt" style:font-size-complex="10pt"/>
    </style:style>
    <style:style style:name="T412" style:parent-style-name="DefaultParagraphFont" style:family="text">
      <style:text-properties fo:font-size="10pt" style:font-size-asian="10pt" style:font-size-complex="10pt"/>
    </style:style>
    <style:style style:name="T413" style:parent-style-name="DefaultParagraphFont" style:family="text">
      <style:text-properties fo:font-size="10pt" style:font-size-asian="10pt" style:font-size-complex="10pt"/>
    </style:style>
    <style:style style:name="T414" style:parent-style-name="DefaultParagraphFont" style:family="text">
      <style:text-properties fo:font-size="10pt" style:font-size-asian="10pt" style:font-size-complex="10pt"/>
    </style:style>
    <style:style style:name="T415" style:parent-style-name="DefaultParagraphFont" style:family="text">
      <style:text-properties fo:font-size="10pt" style:font-size-asian="10pt" style:font-size-complex="10pt"/>
    </style:style>
    <style:style style:name="T416" style:parent-style-name="DefaultParagraphFont" style:family="text">
      <style:text-properties fo:font-size="10pt" style:font-size-asian="10pt" style:font-size-complex="10pt"/>
    </style:style>
    <style:style style:name="T417" style:parent-style-name="DefaultParagraphFont" style:family="text">
      <style:text-properties fo:font-size="10pt" style:font-size-asian="10pt" style:font-size-complex="10pt"/>
    </style:style>
    <style:style style:name="T418" style:parent-style-name="DefaultParagraphFont" style:family="text">
      <style:text-properties fo:font-weight="bold" style:font-weight-asian="bold" style:font-weight-complex="bold" fo:font-size="10pt" style:font-size-asian="10pt" style:font-size-complex="10pt"/>
    </style:style>
    <style:style style:name="T419" style:parent-style-name="DefaultParagraphFont" style:family="text">
      <style:text-properties fo:font-size="10pt" style:font-size-asian="10pt" style:font-size-complex="10pt"/>
    </style:style>
    <style:style style:name="T420" style:parent-style-name="DefaultParagraphFont" style:family="text">
      <style:text-properties fo:font-size="10pt" style:font-size-asian="10pt" style:font-size-complex="10pt"/>
    </style:style>
    <style:style style:name="T421" style:parent-style-name="DefaultParagraphFont" style:family="text">
      <style:text-properties fo:font-size="10pt" style:font-size-asian="10pt" style:font-size-complex="10pt"/>
    </style:style>
    <style:style style:name="T422" style:parent-style-name="DefaultParagraphFont" style:family="text">
      <style:text-properties fo:font-size="10pt" style:font-size-asian="10pt" style:font-size-complex="10pt"/>
    </style:style>
    <style:style style:name="T423" style:parent-style-name="DefaultParagraphFont" style:family="text">
      <style:text-properties fo:font-size="10pt" style:font-size-asian="10pt" style:font-size-complex="10pt"/>
    </style:style>
    <style:style style:name="T424" style:parent-style-name="DefaultParagraphFont" style:family="text">
      <style:text-properties fo:font-size="10pt" style:font-size-asian="10pt" style:font-size-complex="10pt"/>
    </style:style>
    <style:style style:name="T425" style:parent-style-name="DefaultParagraphFont" style:family="text">
      <style:text-properties fo:font-weight="bold" style:font-weight-asian="bold" style:font-weight-complex="bold" fo:font-size="10pt" style:font-size-asian="10pt" style:font-size-complex="10pt"/>
    </style:style>
    <style:style style:name="P426" style:parent-style-name="Normal" style:family="paragraph">
      <style:paragraph-properties fo:text-align="start"/>
      <style:text-properties fo:font-weight="bold" style:font-weight-asian="bold" style:font-weight-complex="bold"/>
    </style:style>
    <style:style style:name="P427" style:parent-style-name="Normal" style:family="paragraph">
      <style:text-properties fo:font-weight="bold" style:font-weight-asian="bold" style:font-weight-complex="bold"/>
    </style:style>
    <style:style style:name="P428" style:parent-style-name="Normal" style:family="paragraph">
      <style:paragraph-properties fo:text-align="start"/>
    </style:style>
    <style:style style:name="T429" style:parent-style-name="DefaultParagraphFont" style:family="text">
      <style:text-properties fo:font-weight="bold" style:font-weight-asian="bold" style:font-weight-complex="bold" fo:font-size="10pt" style:font-size-asian="10pt" style:font-size-complex="10pt"/>
    </style:style>
    <style:style style:name="T430" style:parent-style-name="DefaultParagraphFont" style:family="text">
      <style:text-properties fo:font-weight="bold" style:font-weight-asian="bold" style:font-weight-complex="bold" fo:font-size="10pt" style:font-size-asian="10pt" style:font-size-complex="10pt"/>
    </style:style>
    <style:style style:name="T431" style:parent-style-name="DefaultParagraphFont" style:family="text">
      <style:text-properties fo:font-weight="bold" style:font-weight-asian="bold" style:font-weight-complex="bold" fo:font-size="10pt" style:font-size-asian="10pt" style:font-size-complex="10pt"/>
    </style:style>
    <style:style style:name="T4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3" style:parent-style-name="DefaultParagraphFont" style:family="text">
      <style:text-properties fo:font-weight="bold" style:font-weight-asian="bold" style:font-weight-complex="bold" fo:font-size="10pt" style:font-size-asian="10pt" style:font-size-complex="10pt"/>
    </style:style>
    <style:style style:name="T4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5" style:parent-style-name="DefaultParagraphFont" style:family="text">
      <style:text-properties fo:font-weight="bold" style:font-weight-asian="bold" style:font-weight-complex="bold" fo:font-size="10pt" style:font-size-asian="10pt" style:font-size-complex="10pt"/>
    </style:style>
    <style:style style:name="T436" style:parent-style-name="DefaultParagraphFont" style:family="text">
      <style:text-properties fo:font-weight="bold" style:font-weight-asian="bold" style:font-weight-complex="bold" fo:font-size="10pt" style:font-size-asian="10pt" style:font-size-complex="10pt"/>
    </style:style>
    <style:style style:name="T437" style:parent-style-name="DefaultParagraphFont" style:family="text">
      <style:text-properties fo:font-weight="bold" style:font-weight-asian="bold" style:font-weight-complex="bold" fo:font-size="10pt" style:font-size-asian="10pt" style:font-size-complex="10pt"/>
    </style:style>
    <style:style style:name="T438" style:parent-style-name="DefaultParagraphFont" style:family="text">
      <style:text-properties fo:font-weight="bold" style:font-weight-asian="bold" style:font-weight-complex="bold" fo:font-size="10pt" style:font-size-asian="10pt" style:font-size-complex="10pt"/>
    </style:style>
    <style:style style:name="T439" style:parent-style-name="DefaultParagraphFont" style:family="text">
      <style:text-properties fo:font-weight="bold" style:font-weight-asian="bold" style:font-weight-complex="bold" fo:font-size="10pt" style:font-size-asian="10pt" style:font-size-complex="10pt"/>
    </style:style>
    <style:style style:name="T440" style:parent-style-name="DefaultParagraphFont" style:family="text">
      <style:text-properties fo:font-weight="bold" style:font-weight-asian="bold" style:font-weight-complex="bold" fo:font-size="10pt" style:font-size-asian="10pt" style:font-size-complex="10pt"/>
    </style:style>
    <style:style style:name="T441" style:parent-style-name="DefaultParagraphFont" style:family="text">
      <style:text-properties fo:font-weight="bold" style:font-weight-asian="bold" style:font-weight-complex="bold" fo:font-size="10pt" style:font-size-asian="10pt" style:font-size-complex="10pt"/>
    </style:style>
    <style:style style:name="T442" style:parent-style-name="DefaultParagraphFont" style:family="text">
      <style:text-properties fo:font-weight="bold" style:font-weight-asian="bold" style:font-weight-complex="bold" fo:font-size="10pt" style:font-size-asian="10pt" style:font-size-complex="10pt"/>
    </style:style>
    <style:style style:name="T4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4" style:parent-style-name="DefaultParagraphFont" style:family="text">
      <style:text-properties fo:font-weight="bold" style:font-weight-asian="bold" style:font-weight-complex="bold" fo:font-size="10pt" style:font-size-asian="10pt" style:font-size-complex="10pt"/>
    </style:style>
    <style:style style:name="T445" style:parent-style-name="DefaultParagraphFont" style:family="text">
      <style:text-properties fo:font-weight="bold" style:font-weight-asian="bold" style:font-weight-complex="bold" fo:font-size="10pt" style:font-size-asian="10pt" style:font-size-complex="10pt"/>
    </style:style>
    <style:style style:name="T446" style:parent-style-name="DefaultParagraphFont" style:family="text">
      <style:text-properties fo:font-weight="bold" style:font-weight-asian="bold" style:font-weight-complex="bold" fo:font-size="10pt" style:font-size-asian="10pt" style:font-size-complex="10pt"/>
    </style:style>
    <style:style style:name="T447" style:parent-style-name="DefaultParagraphFont" style:family="text">
      <style:text-properties fo:font-weight="bold" style:font-weight-asian="bold" style:font-weight-complex="bold" fo:font-size="10pt" style:font-size-asian="10pt" style:font-size-complex="10pt"/>
    </style:style>
    <style:style style:name="P448" style:parent-style-name="Normal" style:family="paragraph">
      <style:text-properties fo:font-weight="bold" style:font-weight-asian="bold" style:font-weight-complex="bold"/>
    </style:style>
    <style:style style:name="T449" style:parent-style-name="DefaultParagraphFont" style:family="text">
      <style:text-properties fo:font-weight="bold" style:font-weight-asian="bold" style:font-weight-complex="bold" style:text-position="super 63.6%"/>
    </style:style>
    <style:style style:name="P450" style:parent-style-name="Normal" style:family="paragraph">
      <style:text-properties fo:font-weight="bold" style:font-weight-asian="bold" style:font-weight-complex="bold"/>
    </style:style>
    <style:style style:name="P451" style:parent-style-name="Normal" style:family="paragraph">
      <style:paragraph-properties fo:text-align="start"/>
    </style:style>
    <style:style style:name="T452" style:parent-style-name="DefaultParagraphFont" style:family="text">
      <style:text-properties fo:font-weight="bold" style:font-weight-asian="bold" style:font-weight-complex="bold" fo:font-size="10pt" style:font-size-asian="10pt" style:font-size-complex="10pt"/>
    </style:style>
    <style:style style:name="T453" style:parent-style-name="DefaultParagraphFont" style:family="text">
      <style:text-properties fo:font-weight="bold" style:font-weight-asian="bold" style:font-weight-complex="bold" fo:font-size="10pt" style:font-size-asian="10pt" style:font-size-complex="10pt"/>
    </style:style>
    <style:style style:name="T454" style:parent-style-name="DefaultParagraphFont" style:family="text">
      <style:text-properties fo:font-weight="bold" style:font-weight-asian="bold" style:font-weight-complex="bold" fo:font-size="10pt" style:font-size-asian="10pt" style:font-size-complex="10pt"/>
    </style:style>
    <style:style style:name="T455" style:parent-style-name="DefaultParagraphFont" style:family="text">
      <style:text-properties fo:font-weight="bold" style:font-weight-asian="bold" style:font-weight-complex="bold" fo:font-size="10pt" style:font-size-asian="10pt" style:font-size-complex="10pt"/>
    </style:style>
    <style:style style:name="T456" style:parent-style-name="DefaultParagraphFont" style:family="text">
      <style:text-properties fo:font-weight="bold" style:font-weight-asian="bold" style:font-weight-complex="bold" fo:font-size="10pt" style:font-size-asian="10pt" style:font-size-complex="10pt"/>
    </style:style>
    <style:style style:name="T457" style:parent-style-name="DefaultParagraphFont" style:family="text">
      <style:text-properties fo:font-weight="bold" style:font-weight-asian="bold" style:font-weight-complex="bold" fo:font-size="10pt" style:font-size-asian="10pt" style:font-size-complex="10pt"/>
    </style:style>
    <style:style style:name="T458" style:parent-style-name="DefaultParagraphFont" style:family="text">
      <style:text-properties fo:font-weight="bold" style:font-weight-asian="bold" style:font-weight-complex="bold" fo:font-size="10pt" style:font-size-asian="10pt" style:font-size-complex="10pt"/>
    </style:style>
    <style:style style:name="T459" style:parent-style-name="DefaultParagraphFont" style:family="text">
      <style:text-properties fo:font-weight="bold" style:font-weight-asian="bold" style:font-weight-complex="bold" fo:font-size="10pt" style:font-size-asian="10pt" style:font-size-complex="10pt"/>
    </style:style>
    <style:style style:name="T460" style:parent-style-name="DefaultParagraphFont" style:family="text">
      <style:text-properties fo:font-weight="bold" style:font-weight-asian="bold" style:font-weight-complex="bold" fo:font-size="10pt" style:font-size-asian="10pt" style:font-size-complex="10pt"/>
    </style:style>
    <style:style style:name="T461" style:parent-style-name="DefaultParagraphFont" style:family="text">
      <style:text-properties fo:font-weight="bold" style:font-weight-asian="bold" style:font-weight-complex="bold" fo:font-size="10pt" style:font-size-asian="10pt" style:font-size-complex="10pt"/>
    </style:style>
    <style:style style:name="T4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63" style:parent-style-name="DefaultParagraphFont" style:family="text">
      <style:text-properties fo:font-weight="bold" style:font-weight-asian="bold" style:font-weight-complex="bold" fo:font-size="10pt" style:font-size-asian="10pt" style:font-size-complex="10pt"/>
    </style:style>
    <style:style style:name="T464" style:parent-style-name="DefaultParagraphFont" style:family="text">
      <style:text-properties fo:font-weight="bold" style:font-weight-asian="bold" style:font-weight-complex="bold" fo:font-size="10pt" style:font-size-asian="10pt" style:font-size-complex="10pt"/>
    </style:style>
    <style:style style:name="T465" style:parent-style-name="DefaultParagraphFont" style:family="text">
      <style:text-properties fo:font-weight="bold" style:font-weight-asian="bold" style:font-weight-complex="bold" fo:font-size="10pt" style:font-size-asian="10pt" style:font-size-complex="10pt"/>
    </style:style>
    <style:style style:name="T466" style:parent-style-name="DefaultParagraphFont" style:family="text">
      <style:text-properties fo:font-weight="bold" style:font-weight-asian="bold" style:font-weight-complex="bold" fo:font-size="10pt" style:font-size-asian="10pt" style:font-size-complex="10pt"/>
    </style:style>
    <style:style style:name="T467" style:parent-style-name="DefaultParagraphFont" style:family="text">
      <style:text-properties fo:font-weight="bold" style:font-weight-asian="bold" style:font-weight-complex="bold" fo:font-size="10pt" style:font-size-asian="10pt" style:font-size-complex="10pt"/>
    </style:style>
    <style:style style:name="T468" style:parent-style-name="DefaultParagraphFont" style:family="text">
      <style:text-properties fo:font-weight="bold" style:font-weight-asian="bold" style:font-weight-complex="bold" fo:font-size="10pt" style:font-size-asian="10pt" style:font-size-complex="10pt"/>
    </style:style>
    <style:style style:name="T469" style:parent-style-name="DefaultParagraphFont" style:family="text">
      <style:text-properties fo:font-weight="bold" style:font-weight-asian="bold" style:font-weight-complex="bold" fo:font-size="10pt" style:font-size-asian="10pt" style:font-size-complex="10pt"/>
    </style:style>
    <style:style style:name="T470" style:parent-style-name="DefaultParagraphFont" style:family="text">
      <style:text-properties fo:font-weight="bold" style:font-weight-asian="bold" style:font-weight-complex="bold" fo:font-size="10pt" style:font-size-asian="10pt" style:font-size-complex="10pt"/>
    </style:style>
    <style:style style:name="T471" style:parent-style-name="DefaultParagraphFont" style:family="text">
      <style:text-properties fo:font-weight="bold" style:font-weight-asian="bold" style:font-weight-complex="bold" fo:font-size="10pt" style:font-size-asian="10pt" style:font-size-complex="10pt"/>
    </style:style>
    <style:style style:name="T472" style:parent-style-name="DefaultParagraphFont" style:family="text">
      <style:text-properties fo:font-weight="bold" style:font-weight-asian="bold" style:font-weight-complex="bold" fo:font-size="10pt" style:font-size-asian="10pt" style:font-size-complex="10pt"/>
    </style:style>
    <style:style style:name="T473" style:parent-style-name="DefaultParagraphFont" style:family="text">
      <style:text-properties fo:font-weight="bold" style:font-weight-asian="bold" style:font-weight-complex="bold" fo:font-size="10pt" style:font-size-asian="10pt" style:font-size-complex="10pt"/>
    </style:style>
    <style:style style:name="T47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5" style:parent-style-name="DefaultParagraphFont" style:family="text">
      <style:text-properties fo:font-weight="bold" style:font-weight-asian="bold" style:font-weight-complex="bold" fo:font-size="10pt" style:font-size-asian="10pt" style:font-size-complex="10pt"/>
    </style:style>
    <style:style style:name="T4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7" style:parent-style-name="DefaultParagraphFont" style:family="text">
      <style:text-properties fo:font-weight="bold" style:font-weight-asian="bold" style:font-weight-complex="bold" fo:font-size="10pt" style:font-size-asian="10pt" style:font-size-complex="10pt"/>
    </style:style>
    <style:style style:name="T478" style:parent-style-name="DefaultParagraphFont" style:family="text">
      <style:text-properties fo:font-weight="bold" style:font-weight-asian="bold" style:font-weight-complex="bold" fo:font-size="10pt" style:font-size-asian="10pt" style:font-size-complex="10pt"/>
    </style:style>
    <style:style style:name="T479" style:parent-style-name="DefaultParagraphFont" style:family="text">
      <style:text-properties fo:font-weight="bold" style:font-weight-asian="bold" style:font-weight-complex="bold" fo:font-size="10pt" style:font-size-asian="10pt" style:font-size-complex="10pt"/>
    </style:style>
    <style:style style:name="T480" style:parent-style-name="DefaultParagraphFont" style:family="text">
      <style:text-properties fo:font-weight="bold" style:font-weight-asian="bold" style:font-weight-complex="bold" fo:font-size="10pt" style:font-size-asian="10pt" style:font-size-complex="10pt"/>
    </style:style>
    <style:style style:name="T481" style:parent-style-name="DefaultParagraphFont" style:family="text">
      <style:text-properties fo:font-weight="bold" style:font-weight-asian="bold" style:font-weight-complex="bold" fo:font-size="10pt" style:font-size-asian="10pt" style:font-size-complex="10pt"/>
    </style:style>
    <style:style style:name="T482" style:parent-style-name="DefaultParagraphFont" style:family="text">
      <style:text-properties fo:font-weight="bold" style:font-weight-asian="bold" style:font-weight-complex="bold" fo:font-size="10pt" style:font-size-asian="10pt" style:font-size-complex="10pt"/>
    </style:style>
    <style:style style:name="T483" style:parent-style-name="DefaultParagraphFont" style:family="text">
      <style:text-properties fo:font-weight="bold" style:font-weight-asian="bold" style:font-weight-complex="bold" fo:font-size="10pt" style:font-size-asian="10pt" style:font-size-complex="10pt"/>
    </style:style>
    <style:style style:name="T48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85" style:parent-style-name="DefaultParagraphFont" style:family="text">
      <style:text-properties fo:font-weight="bold" style:font-weight-asian="bold" style:font-weight-complex="bold" fo:font-size="10pt" style:font-size-asian="10pt" style:font-size-complex="10pt"/>
    </style:style>
    <style:style style:name="T486" style:parent-style-name="DefaultParagraphFont" style:family="text">
      <style:text-properties fo:font-weight="bold" style:font-weight-asian="bold" style:font-weight-complex="bold" fo:font-size="10pt" style:font-size-asian="10pt" style:font-size-complex="10pt"/>
    </style:style>
    <style:style style:name="T487" style:parent-style-name="DefaultParagraphFont" style:family="text">
      <style:text-properties fo:font-weight="bold" style:font-weight-asian="bold" style:font-weight-complex="bold" fo:font-size="10pt" style:font-size-asian="10pt" style:font-size-complex="10pt"/>
    </style:style>
    <style:style style:name="T48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89" style:parent-style-name="DefaultParagraphFont" style:family="text">
      <style:text-properties fo:font-weight="bold" style:font-weight-asian="bold" style:font-weight-complex="bold" fo:font-size="10pt" style:font-size-asian="10pt" style:font-size-complex="10pt"/>
    </style:style>
    <style:style style:name="T49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91" style:parent-style-name="DefaultParagraphFont" style:family="text">
      <style:text-properties fo:font-weight="bold" style:font-weight-asian="bold" style:font-weight-complex="bold" fo:font-size="10pt" style:font-size-asian="10pt" style:font-size-complex="10pt"/>
    </style:style>
    <style:style style:name="T492" style:parent-style-name="DefaultParagraphFont" style:family="text">
      <style:text-properties fo:font-weight="bold" style:font-weight-asian="bold" style:font-weight-complex="bold" fo:font-size="10pt" style:font-size-asian="10pt" style:font-size-complex="10pt"/>
    </style:style>
    <style:style style:name="T493" style:parent-style-name="DefaultParagraphFont" style:family="text">
      <style:text-properties fo:font-weight="bold" style:font-weight-asian="bold" style:font-weight-complex="bold" fo:font-size="10pt" style:font-size-asian="10pt" style:font-size-complex="10pt"/>
    </style:style>
    <style:style style:name="T494" style:parent-style-name="DefaultParagraphFont" style:family="text">
      <style:text-properties fo:font-weight="bold" style:font-weight-asian="bold" style:font-weight-complex="bold" fo:font-size="10pt" style:font-size-asian="10pt" style:font-size-complex="10pt"/>
    </style:style>
    <style:style style:name="T4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96" style:parent-style-name="DefaultParagraphFont" style:family="text">
      <style:text-properties fo:font-weight="bold" style:font-weight-asian="bold" style:font-weight-complex="bold" fo:font-size="10pt" style:font-size-asian="10pt" style:font-size-complex="10pt"/>
    </style:style>
    <style:style style:name="T497" style:parent-style-name="DefaultParagraphFont" style:family="text">
      <style:text-properties fo:font-weight="bold" style:font-weight-asian="bold" style:font-weight-complex="bold" fo:font-size="10pt" style:font-size-asian="10pt" style:font-size-complex="10pt"/>
    </style:style>
    <style:style style:name="T498" style:parent-style-name="DefaultParagraphFont" style:family="text">
      <style:text-properties fo:font-weight="bold" style:font-weight-asian="bold" style:font-weight-complex="bold" fo:font-size="10pt" style:font-size-asian="10pt" style:font-size-complex="10pt"/>
    </style:style>
    <style:style style:name="P499" style:parent-style-name="Normal" style:family="paragraph">
      <style:text-properties fo:font-weight="bold" style:font-weight-asian="bold" style:font-weight-complex="bold"/>
    </style:style>
    <style:style style:name="P500" style:parent-style-name="Normal" style:master-page-name="MPF5" style:family="paragraph">
      <style:paragraph-properties fo:break-before="page" fo:text-align="center"/>
      <style:text-properties fo:font-size="16pt" style:font-size-asian="16pt" style:font-size-complex="16pt"/>
    </style:style>
    <style:style style:name="P502" style:parent-style-name="Normal" style:family="paragraph">
      <style:paragraph-properties fo:text-align="center"/>
    </style:style>
    <style:style style:name="P503" style:parent-style-name="Normal" style:family="paragraph">
      <style:text-properties fo:font-weight="bold" style:font-weight-asian="bold" style:font-weight-complex="bold"/>
    </style:style>
    <style:style style:name="P504" style:parent-style-name="Normal" style:family="paragraph">
      <style:paragraph-properties fo:text-align="start"/>
      <style:text-properties fo:font-weight="bold" style:font-weight-asian="bold" style:font-weight-complex="bold" fo:font-size="10pt" style:font-size-asian="10pt" style:font-size-complex="10pt"/>
    </style:style>
    <style:style style:name="P505" style:parent-style-name="Normal" style:family="paragraph">
      <style:paragraph-properties fo:text-align="start"/>
      <style:text-properties fo:font-weight="bold" style:font-weight-asian="bold" style:font-weight-complex="bold"/>
    </style:style>
    <style:style style:name="P506" style:parent-style-name="Normal" style:family="paragraph">
      <style:text-properties fo:font-weight="bold" style:font-weight-asian="bold" style:font-weight-complex="bold" fo:font-size="12pt" style:font-size-asian="12pt" style:font-size-complex="12pt"/>
    </style:style>
    <style:style style:name="P507" style:parent-style-name="Normal" style:family="paragraph">
      <style:paragraph-properties fo:text-align="start"/>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Normal" style:family="paragraph">
      <style:text-properties fo:font-weight="bold" style:font-weight-asian="bold" style:font-weight-complex="bold" fo:font-size="12pt" style:font-size-asian="12pt" style:font-size-complex="12pt"/>
    </style:style>
    <style:style style:name="T514" style:parent-style-name="DefaultParagraphFont" style:family="text">
      <style:text-properties fo:font-weight="bold" style:font-weight-asian="bold" style:font-weight-complex="bold"/>
    </style:style>
    <style:style style:name="P515" style:parent-style-name="Normal" style:family="paragraph">
      <style:text-properties fo:font-weight="bold" style:font-weight-asian="bold" style:font-weight-complex="bold" fo:font-size="12pt" style:font-size-asian="12pt" style:font-size-complex="12pt"/>
    </style:style>
    <style:style style:name="P516" style:parent-style-name="Normal" style:family="paragraph">
      <style:paragraph-properties fo:text-align="start"/>
    </style:style>
    <style:style style:name="P517" style:parent-style-name="Normal" style:family="paragraph">
      <style:text-properties fo:font-weight="bold" style:font-weight-asian="bold" style:font-weight-complex="bold"/>
    </style:style>
    <style:style style:name="P518" style:parent-style-name="Normal" style:family="paragraph">
      <style:text-properties fo:font-weight="bold" style:font-weight-asian="bold" style:font-weight-complex="bold" fo:font-size="12pt" style:font-size-asian="12pt" style:font-size-complex="12pt"/>
    </style:style>
    <style:style style:name="P519" style:parent-style-name="Normal" style:family="paragraph">
      <style:paragraph-properties fo:text-align="start"/>
    </style:style>
    <style:style style:name="P520" style:parent-style-name="Normal" style:family="paragraph">
      <style:text-properties fo:font-weight="bold" style:font-weight-asian="bold" style:font-weight-complex="bold"/>
    </style:style>
    <style:style style:name="P521" style:parent-style-name="Normal" style:master-page-name="MPF6" style:family="paragraph">
      <style:paragraph-properties fo:break-before="page"/>
    </style:style>
    <style:style style:name="P523" style:parent-style-name="Normal" style:family="paragraph">
      <style:paragraph-properties fo:text-align="center"/>
    </style:style>
    <style:style style:name="P524" style:parent-style-name="Normal" style:family="paragraph">
      <style:paragraph-properties fo:text-align="center"/>
    </style:style>
    <style:style style:name="P525" style:parent-style-name="Normal" style:family="paragraph">
      <style:text-properties fo:font-weight="bold" style:font-weight-asian="bold" style:font-weight-complex="bold"/>
    </style:style>
    <style:style style:name="P526" style:parent-style-name="Normal" style:family="paragraph">
      <style:paragraph-properties fo:text-align="start"/>
    </style:style>
    <style:style style:name="T527" style:parent-style-name="BibletextChar" style:family="text">
      <style:text-properties fo:font-weight="bold" style:font-weight-asian="bold" style:font-weight-complex="bold" fo:font-size="10pt" style:font-size-asian="10pt" style:font-size-complex="10pt"/>
    </style:style>
    <style:style style:name="T528" style:parent-style-name="BibletextChar" style:family="text">
      <style:text-properties fo:font-weight="bold" style:font-weight-asian="bold" style:font-weight-complex="bold" fo:font-size="10pt" style:font-size-asian="10pt" style:font-size-complex="10pt"/>
    </style:style>
    <style:style style:name="T529" style:parent-style-name="BibletextChar" style:family="text">
      <style:text-properties fo:font-weight="bold" style:font-weight-asian="bold" style:font-weight-complex="bold" fo:font-size="10pt" style:font-size-asian="10pt" style:font-size-complex="10pt"/>
    </style:style>
    <style:style style:name="T530" style:parent-style-name="BibletextChar" style:family="text">
      <style:text-properties fo:font-weight="bold" style:font-weight-asian="bold" style:font-weight-complex="bold" fo:font-size="10pt" style:font-size-asian="10pt" style:font-size-complex="10pt"/>
    </style:style>
    <style:style style:name="T531" style:parent-style-name="BibletextChar" style:family="text">
      <style:text-properties fo:font-weight="bold" style:font-weight-asian="bold" style:font-weight-complex="bold" fo:font-size="10pt" style:font-size-asian="10pt" style:font-size-complex="10pt"/>
    </style:style>
    <style:style style:name="T532" style:parent-style-name="BibletextChar" style:family="text">
      <style:text-properties fo:font-weight="bold" style:font-weight-asian="bold" style:font-weight-complex="bold" fo:font-size="10pt" style:font-size-asian="10pt" style:font-size-complex="10pt"/>
    </style:style>
    <style:style style:name="T533" style:parent-style-name="BibletextChar" style:family="text">
      <style:text-properties fo:font-weight="bold" style:font-weight-asian="bold" style:font-weight-complex="bold" fo:font-size="10pt" style:font-size-asian="10pt" style:font-size-complex="10pt"/>
    </style:style>
    <style:style style:name="T534" style:parent-style-name="BibletextChar" style:family="text">
      <style:text-properties fo:font-weight="bold" style:font-weight-asian="bold" style:font-weight-complex="bold" fo:font-size="10pt" style:font-size-asian="10pt" style:font-size-complex="10pt"/>
    </style:style>
    <style:style style:name="T535" style:parent-style-name="BibletextChar" style:family="text">
      <style:text-properties fo:font-weight="bold" style:font-weight-asian="bold" style:font-weight-complex="bold" fo:font-size="10pt" style:font-size-asian="10pt" style:font-size-complex="10pt"/>
    </style:style>
    <style:style style:name="T536" style:parent-style-name="BibletextChar" style:family="text">
      <style:text-properties fo:font-weight="bold" style:font-weight-asian="bold" style:font-weight-complex="bold" fo:font-size="10pt" style:font-size-asian="10pt" style:font-size-complex="10pt"/>
    </style:style>
    <style:style style:name="T537" style:parent-style-name="BibletextChar" style:family="text">
      <style:text-properties fo:font-weight="bold" style:font-weight-asian="bold" style:font-weight-complex="bold" fo:font-size="10pt" style:font-size-asian="10pt" style:font-size-complex="10pt"/>
    </style:style>
    <style:style style:name="T538" style:parent-style-name="BibletextChar" style:family="text">
      <style:text-properties fo:font-weight="bold" style:font-weight-asian="bold" style:font-weight-complex="bold" fo:font-size="10pt" style:font-size-asian="10pt" style:font-size-complex="10pt"/>
    </style:style>
    <style:style style:name="T539" style:parent-style-name="BibletextChar" style:family="text">
      <style:text-properties fo:font-weight="bold" style:font-weight-asian="bold" style:font-weight-complex="bold" fo:font-size="10pt" style:font-size-asian="10pt" style:font-size-complex="10pt"/>
    </style:style>
    <style:style style:name="T540" style:parent-style-name="BibletextChar" style:family="text">
      <style:text-properties fo:font-weight="bold" style:font-weight-asian="bold" style:font-weight-complex="bold" fo:font-size="10pt" style:font-size-asian="10pt" style:font-size-complex="10pt"/>
    </style:style>
    <style:style style:name="T541" style:parent-style-name="BibletextChar" style:family="text">
      <style:text-properties fo:font-weight="bold" style:font-weight-asian="bold" style:font-weight-complex="bold" fo:font-size="10pt" style:font-size-asian="10pt" style:font-size-complex="10pt"/>
    </style:style>
    <style:style style:name="T542" style:parent-style-name="BibletextChar" style:family="text">
      <style:text-properties fo:font-weight="bold" style:font-weight-asian="bold" style:font-weight-complex="bold" fo:font-size="10pt" style:font-size-asian="10pt" style:font-size-complex="10pt"/>
    </style:style>
    <style:style style:name="T543" style:parent-style-name="BibletextChar" style:family="text">
      <style:text-properties fo:font-weight="bold" style:font-weight-asian="bold" style:font-weight-complex="bold" fo:font-size="10pt" style:font-size-asian="10pt" style:font-size-complex="10pt"/>
    </style:style>
    <style:style style:name="T544" style:parent-style-name="BibletextChar" style:family="text">
      <style:text-properties fo:font-weight="bold" style:font-weight-asian="bold" style:font-weight-complex="bold" fo:font-size="10pt" style:font-size-asian="10pt" style:font-size-complex="10pt"/>
    </style:style>
    <style:style style:name="T545" style:parent-style-name="BibletextChar" style:family="text">
      <style:text-properties fo:font-weight="bold" style:font-weight-asian="bold" style:font-weight-complex="bold" fo:font-size="10pt" style:font-size-asian="10pt" style:font-size-complex="10pt"/>
    </style:style>
    <style:style style:name="T546" style:parent-style-name="BibletextChar" style:family="text">
      <style:text-properties fo:font-weight="bold" style:font-weight-asian="bold" style:font-weight-complex="bold" fo:font-size="10pt" style:font-size-asian="10pt" style:font-size-complex="10pt"/>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P549" style:parent-style-name="Bibletext" style:family="paragraph">
      <style:paragraph-properties fo:text-align="start"/>
    </style:style>
    <style:style style:name="T550" style:parent-style-name="DefaultParagraphFont" style:family="text">
      <style:text-properties fo:font-weight="bold" style:font-weight-asian="bold" style:font-weight-complex="bold" fo:font-size="10pt" style:font-size-asian="10pt" style:font-size-complex="10pt"/>
    </style:style>
    <style:style style:name="T551" style:parent-style-name="DefaultParagraphFont" style:family="text">
      <style:text-properties fo:font-weight="bold" style:font-weight-asian="bold" style:font-weight-complex="bold" fo:font-size="10pt" style:font-size-asian="10pt" style:font-size-complex="10pt"/>
    </style:style>
    <style:style style:name="T552" style:parent-style-name="DefaultParagraphFont" style:family="text">
      <style:text-properties fo:font-weight="bold" style:font-weight-asian="bold" style:font-weight-complex="bold" fo:font-size="10pt" style:font-size-asian="10pt" style:font-size-complex="10pt"/>
    </style:style>
    <style:style style:name="T553" style:parent-style-name="DefaultParagraphFont" style:family="text">
      <style:text-properties fo:font-weight="bold" style:font-weight-asian="bold" style:font-weight-complex="bold" style:text-position="super 65%" fo:font-size="10pt" style:font-size-asian="10pt" style:font-size-complex="10pt"/>
    </style:style>
    <style:style style:name="T554" style:parent-style-name="DefaultParagraphFont" style:family="text">
      <style:text-properties fo:font-weight="bold" style:font-weight-asian="bold" style:font-weight-complex="bold" fo:font-size="10pt" style:font-size-asian="10pt" style:font-size-complex="10pt"/>
    </style:style>
    <style:style style:name="T555" style:parent-style-name="DefaultParagraphFont" style:family="text">
      <style:text-properties fo:font-weight="bold" style:font-weight-asian="bold" style:font-weight-complex="bold" fo:font-size="10pt" style:font-size-asian="10pt" style:font-size-complex="10pt"/>
    </style:style>
    <style:style style:name="P556" style:parent-style-name="Bibletext" style:family="paragraph">
      <style:paragraph-properties fo:text-align="start"/>
    </style:style>
    <style:style style:name="T557" style:parent-style-name="DefaultParagraphFont" style:family="text">
      <style:text-properties fo:font-weight="bold" style:font-weight-asian="bold" style:font-weight-complex="bold" fo:font-size="10pt" style:font-size-asian="10pt" style:font-size-complex="10pt"/>
    </style:style>
    <style:style style:name="T558" style:parent-style-name="DefaultParagraphFont" style:family="text">
      <style:text-properties fo:font-weight="bold" style:font-weight-asian="bold" style:font-weight-complex="bold" fo:font-size="10pt" style:font-size-asian="10pt" style:font-size-complex="10pt"/>
    </style:style>
    <style:style style:name="T559" style:parent-style-name="DefaultParagraphFont" style:family="text">
      <style:text-properties fo:font-weight="bold" style:font-weight-asian="bold" style:font-weight-complex="bold" fo:font-size="10pt" style:font-size-asian="10pt" style:font-size-complex="10pt"/>
    </style:style>
    <style:style style:name="T560" style:parent-style-name="DefaultParagraphFont" style:family="text">
      <style:text-properties fo:font-weight="bold" style:font-weight-asian="bold" style:font-weight-complex="bold" style:text-position="super 65%" fo:font-size="10pt" style:font-size-asian="10pt" style:font-size-complex="10pt"/>
    </style:style>
    <style:style style:name="T561" style:parent-style-name="DefaultParagraphFont" style:family="text">
      <style:text-properties fo:font-weight="bold" style:font-weight-asian="bold" style:font-weight-complex="bold" fo:font-size="10pt" style:font-size-asian="10pt" style:font-size-complex="10pt"/>
    </style:style>
    <style:style style:name="T562" style:parent-style-name="DefaultParagraphFont" style:family="text">
      <style:text-properties fo:font-weight="bold" style:font-weight-asian="bold" style:font-weight-complex="bold" fo:font-size="10pt" style:font-size-asian="10pt" style:font-size-complex="10pt"/>
    </style:style>
    <style:style style:name="P563" style:parent-style-name="Bibletext" style:family="paragraph">
      <style:paragraph-properties fo:text-align="start"/>
    </style:style>
    <style:style style:name="T564" style:parent-style-name="DefaultParagraphFont" style:family="text">
      <style:text-properties fo:font-weight="bold" style:font-weight-asian="bold" style:font-weight-complex="bold" fo:font-size="10pt" style:font-size-asian="10pt" style:font-size-complex="10pt"/>
    </style:style>
    <style:style style:name="T565" style:parent-style-name="DefaultParagraphFont" style:family="text">
      <style:text-properties fo:font-weight="bold" style:font-weight-asian="bold" style:font-weight-complex="bold" fo:font-size="10pt" style:font-size-asian="10pt" style:font-size-complex="10pt"/>
    </style:style>
    <style:style style:name="T566" style:parent-style-name="DefaultParagraphFont" style:family="text">
      <style:text-properties fo:font-weight="bold" style:font-weight-asian="bold" style:font-weight-complex="bold" fo:font-size="10pt" style:font-size-asian="10pt" style:font-size-complex="10pt"/>
    </style:style>
    <style:style style:name="T567" style:parent-style-name="DefaultParagraphFont" style:family="text">
      <style:text-properties fo:font-weight="bold" style:font-weight-asian="bold" style:font-weight-complex="bold" style:text-position="super 65%" fo:font-size="10pt" style:font-size-asian="10pt" style:font-size-complex="10pt"/>
    </style:style>
    <style:style style:name="T568" style:parent-style-name="DefaultParagraphFont" style:family="text">
      <style:text-properties fo:font-weight="bold" style:font-weight-asian="bold" style:font-weight-complex="bold" fo:font-size="10pt" style:font-size-asian="10pt" style:font-size-complex="10pt"/>
    </style:style>
    <style:style style:name="T569" style:parent-style-name="DefaultParagraphFont" style:family="text">
      <style:text-properties fo:font-weight="bold" style:font-weight-asian="bold" style:font-weight-complex="bold" fo:font-size="10pt" style:font-size-asian="10pt" style:font-size-complex="10pt"/>
    </style:style>
    <style:style style:name="P570" style:parent-style-name="Bibletext" style:family="paragraph">
      <style:paragraph-properties fo:text-align="start"/>
      <style:text-properties fo:font-weight="bold" style:font-weight-asian="bold" style:font-weight-complex="bold" fo:font-size="10pt" style:font-size-asian="10pt" style:font-size-complex="10pt"/>
    </style:style>
    <style:style style:name="P571" style:parent-style-name="Bibletext" style:family="paragraph">
      <style:paragraph-properties fo:text-align="start"/>
    </style:style>
    <style:style style:name="T572" style:parent-style-name="DefaultParagraphFont" style:family="text">
      <style:text-properties fo:font-weight="bold" style:font-weight-asian="bold" style:font-weight-complex="bold" style:text-position="super 65%" fo:font-size="10pt" style:font-size-asian="10pt" style:font-size-complex="10pt"/>
    </style:style>
    <style:style style:name="T573" style:parent-style-name="DefaultParagraphFont" style:family="text">
      <style:text-properties fo:font-weight="bold" style:font-weight-asian="bold" style:font-weight-complex="bold" fo:font-size="10pt" style:font-size-asian="10pt" style:font-size-complex="10pt"/>
    </style:style>
    <style:style style:name="T574" style:parent-style-name="DefaultParagraphFont" style:family="text">
      <style:text-properties fo:font-weight="bold" style:font-weight-asian="bold" style:font-weight-complex="bold" fo:font-size="10pt" style:font-size-asian="10pt" style:font-size-complex="10pt"/>
    </style:style>
    <style:style style:name="T575" style:parent-style-name="DefaultParagraphFont" style:family="text">
      <style:text-properties fo:font-weight="bold" style:font-weight-asian="bold" style:font-weight-complex="bold" fo:font-size="10pt" style:font-size-asian="10pt" style:font-size-complex="10pt"/>
    </style:style>
    <style:style style:name="T576" style:parent-style-name="DefaultParagraphFont" style:family="text">
      <style:text-properties fo:font-weight="bold" style:font-weight-asian="bold" style:font-weight-complex="bold"/>
    </style:style>
    <style:style style:name="T577" style:parent-style-name="DefaultParagraphFont" style:family="text">
      <style:text-properties fo:font-weight="bold" style:font-weight-asian="bold" style:font-weight-complex="bold"/>
    </style:style>
    <style:style style:name="P578" style:parent-style-name="Bibletext" style:family="paragraph">
      <style:text-properties fo:font-weight="bold" style:font-weight-asian="bold" style:font-weight-complex="bold" fo:font-size="10pt" style:font-size-asian="10pt" style:font-size-complex="10pt"/>
    </style:style>
    <style:style style:name="T579" style:parent-style-name="DefaultParagraphFont" style:family="text">
      <style:text-properties fo:font-weight="bold" style:font-weight-asian="bold" style:font-weight-complex="bold"/>
    </style:style>
    <style:style style:name="P580" style:parent-style-name="Normal" style:family="paragraph">
      <style:text-properties fo:font-weight="bold" style:font-weight-asian="bold" style:font-weight-complex="bold"/>
    </style:style>
    <style:style style:name="P581" style:parent-style-name="Bibletext" style:family="paragraph">
      <style:text-properties fo:font-weight="bold" style:font-weight-asian="bold" style:font-weight-complex="bold" fo:font-size="10pt" style:font-size-asian="10pt" style:font-size-complex="10pt"/>
    </style:style>
    <style:style style:name="P582" style:parent-style-name="Bibletext" style:family="paragraph">
      <style:text-properties fo:font-weight="bold" style:font-weight-asian="bold" style:font-weight-complex="bold" fo:font-size="10pt" style:font-size-asian="10pt" style:font-size-complex="10pt"/>
    </style:style>
    <style:style style:name="T583" style:parent-style-name="DefaultParagraphFont" style:family="text">
      <style:text-properties fo:font-weight="bold" style:font-weight-asian="bold" style:font-weight-complex="bold"/>
    </style:style>
    <style:style style:name="P584" style:parent-style-name="Normal" style:family="paragraph">
      <style:paragraph-properties fo:text-align="center"/>
    </style:style>
    <style:style style:name="P585" style:parent-style-name="Normal" style:family="paragraph">
      <style:paragraph-properties fo:text-align="center"/>
    </style:style>
    <style:style style:name="P586" style:parent-style-name="Normal" style:family="paragraph">
      <style:text-properties fo:font-weight="bold" style:font-weight-asian="bold" style:font-weight-complex="bold"/>
    </style:style>
    <style:style style:name="P587" style:parent-style-name="Normal" style:family="paragraph">
      <style:text-properties fo:font-weight="bold" style:font-weight-asian="bold" style:font-weight-complex="bold" fo:font-size="10pt" style:font-size-asian="10pt" style:font-size-complex="10pt"/>
    </style:style>
    <style:style style:name="P588" style:parent-style-name="Normal" style:family="paragraph">
      <style:text-properties fo:font-weight="bold" style:font-weight-asian="bold" style:font-weight-complex="bold" fo:font-size="10pt" style:font-size-asian="10pt" style:font-size-complex="10pt"/>
    </style:style>
    <style:style style:name="P589"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590"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591" style:parent-style-name="Normal" style:family="paragraph">
      <style:text-properties fo:font-weight="bold" style:font-weight-asian="bold" style:font-weight-complex="bold"/>
    </style:style>
    <style:style style:name="P592" style:parent-style-name="Normal" style:family="paragraph">
      <style:text-properties fo:font-weight="bold" style:font-weight-asian="bold" style:font-weight-complex="bold"/>
    </style:style>
    <style:style style:name="P593" style:parent-style-name="Normal" style:family="paragraph">
      <style:paragraph-properties fo:text-align="start"/>
      <style:text-properties fo:font-weight="bold" style:font-weight-asian="bold" style:font-weight-complex="bold" fo:font-size="10pt" style:font-size-asian="10pt" style:font-size-complex="10pt"/>
    </style:style>
    <style:style style:name="P594" style:parent-style-name="Normal" style:family="paragraph">
      <style:paragraph-properties fo:text-align="start"/>
      <style:text-properties fo:font-weight="bold" style:font-weight-asian="bold" style:font-weight-complex="bold" fo:font-size="10pt" style:font-size-asian="10pt" style:font-size-complex="10pt"/>
    </style:style>
    <style:style style:name="P595" style:parent-style-name="Normal" style:family="paragraph">
      <style:paragraph-properties fo:text-align="start"/>
      <style:text-properties fo:font-weight="bold" style:font-weight-asian="bold" style:font-weight-complex="bold" fo:font-size="10pt" style:font-size-asian="10pt" style:font-size-complex="10pt"/>
    </style:style>
    <style:style style:name="P596" style:parent-style-name="Normal" style:family="paragraph">
      <style:paragraph-properties fo:text-align="start"/>
      <style:text-properties fo:font-weight="bold" style:font-weight-asian="bold" style:font-weight-complex="bold" fo:font-size="10pt" style:font-size-asian="10pt" style:font-size-complex="10pt"/>
    </style:style>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600"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601"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602" style:parent-style-name="Normal" style:family="paragraph">
      <style:text-properties fo:font-weight="bold" style:font-weight-asian="bold" style:font-weight-complex="bold"/>
    </style:style>
    <style:style style:name="P603" style:parent-style-name="Normal" style:family="paragraph">
      <style:text-properties fo:font-weight="bold" style:font-weight-asian="bold" style:font-weight-complex="bold"/>
    </style:style>
    <style:style style:name="P604" style:parent-style-name="Normal" style:family="paragraph">
      <style:text-properties fo:font-weight="bold" style:font-weight-asian="bold" style:font-weight-complex="bold" fo:font-size="10pt" style:font-size-asian="10pt" style:font-size-complex="10pt"/>
    </style:style>
    <style:style style:name="P605"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60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607" style:parent-style-name="Normal" style:family="paragraph">
      <style:paragraph-properties fo:text-align="start" fo:margin-bottom="0.1111in"/>
      <style:text-properties fo:font-weight="bold" style:font-weight-asian="bold" style:font-weight-complex="bold" fo:font-size="10pt" style:font-size-asian="10pt" style:font-size-complex="10pt"/>
    </style:style>
    <style:style style:name="P608" style:parent-style-name="Normal" style:family="paragraph">
      <style:text-properties fo:font-weight="bold" style:font-weight-asian="bold" style:font-weight-complex="bold" fo:font-size="10pt" style:font-size-asian="10pt" style:font-size-complex="10pt"/>
    </style:style>
    <style:style style:name="P609" style:parent-style-name="Normal" style:family="paragraph">
      <style:text-properties fo:font-weight="bold" style:font-weight-asian="bold" style:font-weight-complex="bold"/>
    </style:style>
    <style:style style:name="P610" style:parent-style-name="Normal" style:family="paragraph">
      <style:paragraph-properties fo:text-align="center"/>
      <style:text-properties fo:color="#FF0000"/>
    </style:style>
    <style:style style:name="P611" style:parent-style-name="Normal" style:family="paragraph">
      <style:paragraph-properties fo:text-align="center"/>
    </style:style>
    <style:style style:name="P612" style:parent-style-name="Normal" style:family="paragraph">
      <style:paragraph-properties fo:text-align="center"/>
    </style:style>
    <style:style style:name="P613" style:parent-style-name="Normal" style:family="paragraph">
      <style:text-properties fo:font-weight="bold" style:font-weight-asian="bold" style:font-weight-complex="bold"/>
    </style:style>
    <style:style style:name="T614" style:parent-style-name="DefaultParagraphFont" style:family="text">
      <style:text-properties fo:font-size="10pt" style:font-size-asian="10pt" style:font-size-complex="10pt"/>
    </style:style>
    <style:style style:name="T615" style:parent-style-name="DefaultParagraphFont" style:family="text">
      <style:text-properties fo:font-weight="bold" style:font-weight-asian="bold" style:font-weight-complex="bold" style:text-position="super 65%" fo:font-size="10pt" style:font-size-asian="10pt" style:font-size-complex="10pt"/>
    </style:style>
    <style:style style:name="T616" style:parent-style-name="DefaultParagraphFont" style:family="text">
      <style:text-properties fo:font-size="10pt" style:font-size-asian="10pt" style:font-size-complex="10pt"/>
    </style:style>
    <style:style style:name="T617" style:parent-style-name="DefaultParagraphFont" style:family="text">
      <style:text-properties fo:font-weight="bold" style:font-weight-asian="bold" style:font-weight-complex="bold" style:text-position="super 65%" fo:font-size="10pt" style:font-size-asian="10pt" style:font-size-complex="10pt"/>
    </style:style>
    <style:style style:name="T618" style:parent-style-name="DefaultParagraphFont" style:family="text">
      <style:text-properties fo:font-size="10pt" style:font-size-asian="10pt" style:font-size-complex="10pt"/>
    </style:style>
    <style:style style:name="P619" style:parent-style-name="Bibletext" style:family="paragraph">
      <style:paragraph-properties fo:text-align="start"/>
      <style:text-properties fo:font-size="10pt" style:font-size-asian="10pt" style:font-size-complex="10pt"/>
    </style:style>
    <style:style style:name="T620" style:parent-style-name="DefaultParagraphFont" style:family="text">
      <style:text-properties fo:font-weight="bold" style:font-weight-asian="bold" style:font-weight-complex="bold" style:text-position="super 65%" fo:font-size="10pt" style:font-size-asian="10pt" style:font-size-complex="10pt"/>
    </style:style>
    <style:style style:name="T621" style:parent-style-name="DefaultParagraphFont" style:family="text">
      <style:text-properties fo:font-size="10pt" style:font-size-asian="10pt" style:font-size-complex="10pt"/>
    </style:style>
    <style:style style:name="T622" style:parent-style-name="DefaultParagraphFont" style:family="text">
      <style:text-properties fo:font-weight="bold" style:font-weight-asian="bold" style:font-weight-complex="bold" style:text-position="super 65%" fo:font-size="10pt" style:font-size-asian="10pt" style:font-size-complex="10pt"/>
    </style:style>
    <style:style style:name="T623" style:parent-style-name="DefaultParagraphFont" style:family="text">
      <style:text-properties fo:font-size="10pt" style:font-size-asian="10pt" style:font-size-complex="10pt"/>
    </style:style>
    <style:style style:name="T624" style:parent-style-name="DefaultParagraphFont" style:family="text">
      <style:text-properties fo:font-weight="bold" style:font-weight-asian="bold" style:font-weight-complex="bold" style:text-position="super 65%" fo:font-size="10pt" style:font-size-asian="10pt" style:font-size-complex="10pt"/>
    </style:style>
    <style:style style:name="T625" style:parent-style-name="DefaultParagraphFont" style:family="text">
      <style:text-properties fo:font-size="10pt" style:font-size-asian="10pt" style:font-size-complex="10pt"/>
    </style:style>
    <style:style style:name="T626" style:parent-style-name="DefaultParagraphFont" style:family="text">
      <style:text-properties fo:font-weight="bold" style:font-weight-asian="bold" style:font-weight-complex="bold" style:text-position="super 65%" fo:font-size="10pt" style:font-size-asian="10pt" style:font-size-complex="10pt"/>
    </style:style>
    <style:style style:name="T627" style:parent-style-name="DefaultParagraphFont" style:family="text">
      <style:text-properties fo:font-size="10pt" style:font-size-asian="10pt" style:font-size-complex="10pt"/>
    </style:style>
    <style:style style:name="T628" style:parent-style-name="DefaultParagraphFont" style:family="text">
      <style:text-properties fo:font-weight="bold" style:font-weight-asian="bold" style:font-weight-complex="bold" style:text-position="super 65%" fo:font-size="10pt" style:font-size-asian="10pt" style:font-size-complex="10pt"/>
    </style:style>
    <style:style style:name="T629" style:parent-style-name="DefaultParagraphFont" style:family="text">
      <style:text-properties fo:font-size="10pt" style:font-size-asian="10pt" style:font-size-complex="10pt"/>
    </style:style>
    <style:style style:name="P630" style:parent-style-name="Normal" style:family="paragraph">
      <style:text-properties fo:font-weight="bold" style:font-weight-asian="bold" style:font-weight-complex="bold"/>
    </style:style>
    <style:style style:name="P631" style:parent-style-name="Normal" style:family="paragraph">
      <style:text-properties fo:font-weight="bold" style:font-weight-asian="bold" style:font-weight-complex="bold"/>
    </style:style>
    <style:style style:name="P632" style:parent-style-name="Normal" style:family="paragraph">
      <style:paragraph-properties fo:text-align="start"/>
    </style:style>
    <style:style style:name="T633" style:parent-style-name="DefaultParagraphFont" style:family="text">
      <style:text-properties fo:font-weight="bold" style:font-weight-asian="bold" style:font-weight-complex="bold" fo:font-size="10pt" style:font-size-asian="10pt" style:font-size-complex="10pt"/>
    </style:style>
    <style:style style:name="T634" style:parent-style-name="DefaultParagraphFont" style:family="text">
      <style:text-properties fo:font-weight="bold" style:font-weight-asian="bold" style:font-weight-complex="bold" fo:font-size="10pt" style:font-size-asian="10pt" style:font-size-complex="10pt"/>
    </style:style>
    <style:style style:name="T635" style:parent-style-name="DefaultParagraphFont" style:family="text">
      <style:text-properties fo:font-weight="bold" style:font-weight-asian="bold" style:font-weight-complex="bold" fo:font-size="10pt" style:font-size-asian="10pt" style:font-size-complex="10pt"/>
    </style:style>
    <style:style style:name="T636" style:parent-style-name="DefaultParagraphFont" style:family="text">
      <style:text-properties fo:font-weight="bold" style:font-weight-asian="bold" style:font-weight-complex="bold" style:text-position="super 65%" fo:font-size="10pt" style:font-size-asian="10pt" style:font-size-complex="10pt"/>
    </style:style>
    <style:style style:name="T637" style:parent-style-name="DefaultParagraphFont" style:family="text">
      <style:text-properties fo:font-weight="bold" style:font-weight-asian="bold" style:font-weight-complex="bold" fo:font-size="10pt" style:font-size-asian="10pt" style:font-size-complex="10pt"/>
    </style:style>
    <style:style style:name="T638" style:parent-style-name="DefaultParagraphFont" style:family="text">
      <style:text-properties fo:font-weight="bold" style:font-weight-asian="bold" style:font-weight-complex="bold" fo:font-size="10pt" style:font-size-asian="10pt" style:font-size-complex="10pt"/>
    </style:style>
    <style:style style:name="T639" style:parent-style-name="DefaultParagraphFont" style:family="text">
      <style:text-properties fo:font-weight="bold" style:font-weight-asian="bold" style:font-weight-complex="bold" fo:font-size="10pt" style:font-size-asian="10pt" style:font-size-complex="10pt"/>
    </style:style>
    <style:style style:name="T640" style:parent-style-name="DefaultParagraphFont" style:family="text">
      <style:text-properties fo:font-weight="bold" style:font-weight-asian="bold" style:font-weight-complex="bold" fo:font-size="10pt" style:font-size-asian="10pt" style:font-size-complex="10pt"/>
    </style:style>
    <style:style style:name="T641" style:parent-style-name="DefaultParagraphFont" style:family="text">
      <style:text-properties fo:font-weight="bold" style:font-weight-asian="bold" style:font-weight-complex="bold" fo:font-size="10pt" style:font-size-asian="10pt" style:font-size-complex="10pt"/>
    </style:style>
    <style:style style:name="P642" style:parent-style-name="Normal" style:family="paragraph">
      <style:paragraph-properties fo:text-align="start"/>
    </style:style>
    <style:style style:name="T643" style:parent-style-name="DefaultParagraphFont" style:family="text">
      <style:text-properties fo:font-weight="bold" style:font-weight-asian="bold" style:font-weight-complex="bold" style:text-position="super 65%" fo:font-size="10pt" style:font-size-asian="10pt" style:font-size-complex="10pt"/>
    </style:style>
    <style:style style:name="T644" style:parent-style-name="DefaultParagraphFont" style:family="text">
      <style:text-properties fo:font-weight="bold" style:font-weight-asian="bold" style:font-weight-complex="bold" fo:font-size="10pt" style:font-size-asian="10pt" style:font-size-complex="10pt"/>
    </style:style>
    <style:style style:name="T645" style:parent-style-name="DefaultParagraphFont" style:family="text">
      <style:text-properties fo:font-weight="bold" style:font-weight-asian="bold" style:font-weight-complex="bold" fo:font-size="10pt" style:font-size-asian="10pt" style:font-size-complex="10pt"/>
    </style:style>
    <style:style style:name="P646" style:parent-style-name="Normal" style:family="paragraph">
      <style:paragraph-properties fo:text-align="start"/>
    </style:style>
    <style:style style:name="T647" style:parent-style-name="DefaultParagraphFont" style:family="text">
      <style:text-properties fo:font-weight="bold" style:font-weight-asian="bold" style:font-weight-complex="bold" style:text-position="super 65%" fo:font-size="10pt" style:font-size-asian="10pt" style:font-size-complex="10pt"/>
    </style:style>
    <style:style style:name="T648" style:parent-style-name="DefaultParagraphFont" style:family="text">
      <style:text-properties fo:font-weight="bold" style:font-weight-asian="bold" style:font-weight-complex="bold" fo:font-size="10pt" style:font-size-asian="10pt" style:font-size-complex="10pt"/>
    </style:style>
    <style:style style:name="T649" style:parent-style-name="DefaultParagraphFont" style:family="text">
      <style:text-properties fo:font-weight="bold" style:font-weight-asian="bold" style:font-weight-complex="bold" fo:font-size="10pt" style:font-size-asian="10pt" style:font-size-complex="10pt"/>
    </style:style>
    <style:style style:name="T650" style:parent-style-name="DefaultParagraphFont" style:family="text">
      <style:text-properties fo:font-weight="bold" style:font-weight-asian="bold" style:font-weight-complex="bold" fo:font-size="10pt" style:font-size-asian="10pt" style:font-size-complex="10pt"/>
    </style:style>
    <style:style style:name="T651" style:parent-style-name="DefaultParagraphFont" style:family="text">
      <style:text-properties fo:font-weight="bold" style:font-weight-asian="bold" style:font-weight-complex="bold" style:text-position="super 65%" fo:font-size="10pt" style:font-size-asian="10pt" style:font-size-complex="10pt"/>
    </style:style>
    <style:style style:name="T652" style:parent-style-name="DefaultParagraphFont" style:family="text">
      <style:text-properties fo:font-weight="bold" style:font-weight-asian="bold" style:font-weight-complex="bold" fo:font-size="10pt" style:font-size-asian="10pt" style:font-size-complex="10pt"/>
    </style:style>
    <style:style style:name="T653" style:parent-style-name="DefaultParagraphFont" style:family="text">
      <style:text-properties fo:font-weight="bold" style:font-weight-asian="bold" style:font-weight-complex="bold" fo:font-size="10pt" style:font-size-asian="10pt" style:font-size-complex="10pt"/>
    </style:style>
    <style:style style:name="P654" style:parent-style-name="Normal" style:family="paragraph">
      <style:paragraph-properties fo:text-align="start"/>
    </style:style>
    <style:style style:name="T655" style:parent-style-name="DefaultParagraphFont" style:family="text">
      <style:text-properties fo:font-weight="bold" style:font-weight-asian="bold" style:font-weight-complex="bold" style:text-position="super 65%" fo:font-size="10pt" style:font-size-asian="10pt" style:font-size-complex="10pt"/>
    </style:style>
    <style:style style:name="T656" style:parent-style-name="DefaultParagraphFont" style:family="text">
      <style:text-properties fo:font-weight="bold" style:font-weight-asian="bold" style:font-weight-complex="bold" fo:font-size="10pt" style:font-size-asian="10pt" style:font-size-complex="10pt"/>
    </style:style>
    <style:style style:name="T657" style:parent-style-name="DefaultParagraphFont" style:family="text">
      <style:text-properties fo:font-weight="bold" style:font-weight-asian="bold" style:font-weight-complex="bold" fo:font-size="10pt" style:font-size-asian="10pt" style:font-size-complex="10pt"/>
    </style:style>
    <style:style style:name="T658" style:parent-style-name="DefaultParagraphFont" style:family="text">
      <style:text-properties fo:font-weight="bold" style:font-weight-asian="bold" style:font-weight-complex="bold" fo:font-size="10pt" style:font-size-asian="10pt" style:font-size-complex="10pt"/>
    </style:style>
    <style:style style:name="T659" style:parent-style-name="DefaultParagraphFont" style:family="text">
      <style:text-properties fo:font-weight="bold" style:font-weight-asian="bold" style:font-weight-complex="bold" fo:font-size="10pt" style:font-size-asian="10pt" style:font-size-complex="10pt"/>
    </style:style>
    <style:style style:name="T660" style:parent-style-name="DefaultParagraphFont" style:family="text">
      <style:text-properties fo:font-weight="bold" style:font-weight-asian="bold" style:font-weight-complex="bold" fo:font-size="10pt" style:font-size-asian="10pt" style:font-size-complex="10pt"/>
    </style:style>
    <style:style style:name="T661" style:parent-style-name="DefaultParagraphFont" style:family="text">
      <style:text-properties fo:font-weight="bold" style:font-weight-asian="bold" style:font-weight-complex="bold" style:text-position="super 65%" fo:font-size="10pt" style:font-size-asian="10pt" style:font-size-complex="10pt"/>
    </style:style>
    <style:style style:name="T662" style:parent-style-name="DefaultParagraphFont" style:family="text">
      <style:text-properties fo:font-weight="bold" style:font-weight-asian="bold" style:font-weight-complex="bold" fo:font-size="10pt" style:font-size-asian="10pt" style:font-size-complex="10pt"/>
    </style:style>
    <style:style style:name="T663" style:parent-style-name="DefaultParagraphFont" style:family="text">
      <style:text-properties fo:font-weight="bold" style:font-weight-asian="bold" style:font-weight-complex="bold" fo:font-size="10pt" style:font-size-asian="10pt" style:font-size-complex="10pt"/>
    </style:style>
    <style:style style:name="T664" style:parent-style-name="DefaultParagraphFont" style:family="text">
      <style:text-properties fo:font-weight="bold" style:font-weight-asian="bold" style:font-weight-complex="bold" fo:font-size="10pt" style:font-size-asian="10pt" style:font-size-complex="10pt"/>
    </style:style>
    <style:style style:name="P665" style:parent-style-name="Normal" style:family="paragraph">
      <style:paragraph-properties fo:text-align="start"/>
      <style:text-properties fo:font-weight="bold" style:font-weight-asian="bold" style:font-weight-complex="bold"/>
    </style:style>
    <style:style style:name="P666" style:parent-style-name="Normal" style:family="paragraph">
      <style:text-properties fo:font-weight="bold" style:font-weight-asian="bold" style:font-weight-complex="bold"/>
    </style:style>
    <style:style style:name="T667" style:parent-style-name="DefaultParagraphFont" style:family="text">
      <style:text-properties fo:font-weight="bold" style:font-weight-asian="bold" style:font-weight-complex="bold" fo:font-size="10pt" style:font-size-asian="10pt" style:font-size-complex="10pt"/>
    </style:style>
    <style:style style:name="T668" style:parent-style-name="DefaultParagraphFont" style:family="text">
      <style:text-properties fo:font-weight="bold" style:font-weight-asian="bold" style:font-weight-complex="bold" style:text-position="super 65%" fo:font-size="10pt" style:font-size-asian="10pt" style:font-size-complex="10pt"/>
    </style:style>
    <style:style style:name="T669" style:parent-style-name="DefaultParagraphFont" style:family="text">
      <style:text-properties fo:font-weight="bold" style:font-weight-asian="bold" style:font-weight-complex="bold" fo:font-size="10pt" style:font-size-asian="10pt" style:font-size-complex="10pt"/>
    </style:style>
    <style:style style:name="T670" style:parent-style-name="DefaultParagraphFont" style:family="text">
      <style:text-properties fo:font-weight="bold" style:font-weight-asian="bold" style:font-weight-complex="bold" style:text-position="super 65%" fo:font-size="10pt" style:font-size-asian="10pt" style:font-size-complex="10pt"/>
    </style:style>
    <style:style style:name="T671" style:parent-style-name="DefaultParagraphFont" style:family="text">
      <style:text-properties fo:font-weight="bold" style:font-weight-asian="bold" style:font-weight-complex="bold" fo:font-size="10pt" style:font-size-asian="10pt" style:font-size-complex="10pt"/>
    </style:style>
    <style:style style:name="T672" style:parent-style-name="DefaultParagraphFont" style:family="text">
      <style:text-properties fo:font-weight="bold" style:font-weight-asian="bold" style:font-weight-complex="bold" style:text-position="super 65%" fo:font-size="10pt" style:font-size-asian="10pt" style:font-size-complex="10pt"/>
    </style:style>
    <style:style style:name="T673" style:parent-style-name="DefaultParagraphFont" style:family="text">
      <style:text-properties fo:font-weight="bold" style:font-weight-asian="bold" style:font-weight-complex="bold" fo:font-size="10pt" style:font-size-asian="10pt" style:font-size-complex="10pt"/>
    </style:style>
    <style:style style:name="T674" style:parent-style-name="DefaultParagraphFont" style:family="text">
      <style:text-properties fo:font-weight="bold" style:font-weight-asian="bold" style:font-weight-complex="bold" style:text-position="super 65%" fo:font-size="10pt" style:font-size-asian="10pt" style:font-size-complex="10pt"/>
    </style:style>
    <style:style style:name="T675" style:parent-style-name="DefaultParagraphFont" style:family="text">
      <style:text-properties fo:font-weight="bold" style:font-weight-asian="bold" style:font-weight-complex="bold" fo:font-size="10pt" style:font-size-asian="10pt" style:font-size-complex="10pt"/>
    </style:style>
    <style:style style:name="T676" style:parent-style-name="DefaultParagraphFont" style:family="text">
      <style:text-properties fo:font-weight="bold" style:font-weight-asian="bold" style:font-weight-complex="bold" style:text-position="super 65%" fo:font-size="10pt" style:font-size-asian="10pt" style:font-size-complex="10pt"/>
    </style:style>
    <style:style style:name="T677" style:parent-style-name="DefaultParagraphFont" style:family="text">
      <style:text-properties fo:font-weight="bold" style:font-weight-asian="bold" style:font-weight-complex="bold" fo:font-size="10pt" style:font-size-asian="10pt" style:font-size-complex="10pt"/>
    </style:style>
    <style:style style:name="T678" style:parent-style-name="DefaultParagraphFont" style:family="text">
      <style:text-properties fo:font-weight="bold" style:font-weight-asian="bold" style:font-weight-complex="bold" style:text-position="super 65%" fo:font-size="10pt" style:font-size-asian="10pt" style:font-size-complex="10pt"/>
    </style:style>
    <style:style style:name="T679" style:parent-style-name="DefaultParagraphFont" style:family="text">
      <style:text-properties fo:font-weight="bold" style:font-weight-asian="bold" style:font-weight-complex="bold" fo:font-size="10pt" style:font-size-asian="10pt" style:font-size-complex="10pt"/>
    </style:style>
    <style:style style:name="T680" style:parent-style-name="DefaultParagraphFont" style:family="text">
      <style:text-properties fo:font-weight="bold" style:font-weight-asian="bold" style:font-weight-complex="bold" style:text-position="super 65%" fo:font-size="10pt" style:font-size-asian="10pt" style:font-size-complex="10pt"/>
    </style:style>
    <style:style style:name="T681" style:parent-style-name="DefaultParagraphFont" style:family="text">
      <style:text-properties fo:font-weight="bold" style:font-weight-asian="bold" style:font-weight-complex="bold" fo:font-size="10pt" style:font-size-asian="10pt" style:font-size-complex="10pt"/>
    </style:style>
    <style:style style:name="T682" style:parent-style-name="DefaultParagraphFont" style:family="text">
      <style:text-properties fo:font-weight="bold" style:font-weight-asian="bold" style:font-weight-complex="bold" style:text-position="super 65%" fo:font-size="10pt" style:font-size-asian="10pt" style:font-size-complex="10pt"/>
    </style:style>
    <style:style style:name="T683" style:parent-style-name="DefaultParagraphFont" style:family="text">
      <style:text-properties fo:font-weight="bold" style:font-weight-asian="bold" style:font-weight-complex="bold" fo:font-size="10pt" style:font-size-asian="10pt" style:font-size-complex="10pt"/>
    </style:style>
    <style:style style:name="T684" style:parent-style-name="DefaultParagraphFont" style:family="text">
      <style:text-properties fo:font-weight="bold" style:font-weight-asian="bold" style:font-weight-complex="bold" style:text-position="super 65%" fo:font-size="10pt" style:font-size-asian="10pt" style:font-size-complex="10pt"/>
    </style:style>
    <style:style style:name="T685" style:parent-style-name="DefaultParagraphFont" style:family="text">
      <style:text-properties fo:font-weight="bold" style:font-weight-asian="bold" style:font-weight-complex="bold" fo:font-size="10pt" style:font-size-asian="10pt" style:font-size-complex="10pt"/>
    </style:style>
    <style:style style:name="T686" style:parent-style-name="DefaultParagraphFont" style:family="text">
      <style:text-properties fo:font-weight="bold" style:font-weight-asian="bold" style:font-weight-complex="bold" style:text-position="super 65%" fo:font-size="10pt" style:font-size-asian="10pt" style:font-size-complex="10pt"/>
    </style:style>
    <style:style style:name="T687" style:parent-style-name="DefaultParagraphFont" style:family="text">
      <style:text-properties fo:font-weight="bold" style:font-weight-asian="bold" style:font-weight-complex="bold" fo:font-size="10pt" style:font-size-asian="10pt" style:font-size-complex="10pt"/>
    </style:style>
    <style:style style:name="P688" style:parent-style-name="Normal" style:family="paragraph">
      <style:text-properties fo:font-weight="bold" style:font-weight-asian="bold" style:font-weight-complex="bold"/>
    </style:style>
    <style:style style:name="P689" style:parent-style-name="Normal" style:family="paragraph">
      <style:text-properties fo:font-weight="bold" style:font-weight-asian="bold" style:font-weight-complex="bold"/>
    </style:style>
    <style:style style:name="T690" style:parent-style-name="DefaultParagraphFont" style:family="text">
      <style:text-properties fo:font-weight="bold" style:font-weight-asian="bold" style:font-weight-complex="bold" fo:font-size="10pt" style:font-size-asian="10pt" style:font-size-complex="10pt"/>
    </style:style>
    <style:style style:name="T691" style:parent-style-name="DefaultParagraphFont" style:family="text">
      <style:text-properties fo:font-weight="bold" style:font-weight-asian="bold" style:font-weight-complex="bold" style:text-position="super 65%" fo:font-size="10pt" style:font-size-asian="10pt" style:font-size-complex="10pt"/>
    </style:style>
    <style:style style:name="T692" style:parent-style-name="DefaultParagraphFont" style:family="text">
      <style:text-properties fo:font-weight="bold" style:font-weight-asian="bold" style:font-weight-complex="bold" fo:font-size="10pt" style:font-size-asian="10pt" style:font-size-complex="10pt"/>
    </style:style>
    <style:style style:name="T693" style:parent-style-name="DefaultParagraphFont" style:family="text">
      <style:text-properties fo:font-weight="bold" style:font-weight-asian="bold" style:font-weight-complex="bold" style:text-position="super 65%" fo:font-size="10pt" style:font-size-asian="10pt" style:font-size-complex="10pt"/>
    </style:style>
    <style:style style:name="T694" style:parent-style-name="DefaultParagraphFont" style:family="text">
      <style:text-properties fo:font-weight="bold" style:font-weight-asian="bold" style:font-weight-complex="bold" fo:font-size="10pt" style:font-size-asian="10pt" style:font-size-complex="10pt"/>
    </style:style>
    <style:style style:name="T695" style:parent-style-name="DefaultParagraphFont" style:family="text">
      <style:text-properties fo:font-weight="bold" style:font-weight-asian="bold" style:font-weight-complex="bold" style:text-position="super 65%" fo:font-size="10pt" style:font-size-asian="10pt" style:font-size-complex="10pt"/>
    </style:style>
    <style:style style:name="T696" style:parent-style-name="DefaultParagraphFont" style:family="text">
      <style:text-properties fo:font-weight="bold" style:font-weight-asian="bold" style:font-weight-complex="bold" fo:font-size="10pt" style:font-size-asian="10pt" style:font-size-complex="10pt"/>
    </style:style>
    <style:style style:name="T697" style:parent-style-name="DefaultParagraphFont" style:family="text">
      <style:text-properties fo:font-weight="bold" style:font-weight-asian="bold" style:font-weight-complex="bold" style:text-position="super 65%" fo:font-size="10pt" style:font-size-asian="10pt" style:font-size-complex="10pt"/>
    </style:style>
    <style:style style:name="T698" style:parent-style-name="DefaultParagraphFont" style:family="text">
      <style:text-properties fo:font-weight="bold" style:font-weight-asian="bold" style:font-weight-complex="bold" fo:font-size="10pt" style:font-size-asian="10pt" style:font-size-complex="10pt"/>
    </style:style>
    <style:style style:name="T699" style:parent-style-name="DefaultParagraphFont" style:family="text">
      <style:text-properties fo:font-weight="bold" style:font-weight-asian="bold" style:font-weight-complex="bold" style:text-position="super 65%" fo:font-size="10pt" style:font-size-asian="10pt" style:font-size-complex="10pt"/>
    </style:style>
    <style:style style:name="T700" style:parent-style-name="DefaultParagraphFont" style:family="text">
      <style:text-properties fo:font-weight="bold" style:font-weight-asian="bold" style:font-weight-complex="bold" fo:font-size="10pt" style:font-size-asian="10pt" style:font-size-complex="10pt"/>
    </style:style>
    <style:style style:name="T701" style:parent-style-name="DefaultParagraphFont" style:family="text">
      <style:text-properties fo:font-weight="bold" style:font-weight-asian="bold" style:font-weight-complex="bold" style:text-position="super 65%" fo:font-size="10pt" style:font-size-asian="10pt" style:font-size-complex="10pt"/>
    </style:style>
    <style:style style:name="T702" style:parent-style-name="DefaultParagraphFont" style:family="text">
      <style:text-properties fo:font-weight="bold" style:font-weight-asian="bold" style:font-weight-complex="bold" fo:font-size="10pt" style:font-size-asian="10pt" style:font-size-complex="10pt"/>
    </style:style>
    <style:style style:name="T703" style:parent-style-name="DefaultParagraphFont" style:family="text">
      <style:text-properties fo:font-weight="bold" style:font-weight-asian="bold" style:font-weight-complex="bold" style:text-position="super 65%" fo:font-size="10pt" style:font-size-asian="10pt" style:font-size-complex="10pt"/>
    </style:style>
    <style:style style:name="T704" style:parent-style-name="DefaultParagraphFont" style:family="text">
      <style:text-properties fo:font-weight="bold" style:font-weight-asian="bold" style:font-weight-complex="bold" fo:font-size="10pt" style:font-size-asian="10pt" style:font-size-complex="10pt"/>
    </style:style>
    <style:style style:name="T705" style:parent-style-name="DefaultParagraphFont" style:family="text">
      <style:text-properties fo:font-weight="bold" style:font-weight-asian="bold" style:font-weight-complex="bold" style:text-position="super 65%" fo:font-size="10pt" style:font-size-asian="10pt" style:font-size-complex="10pt"/>
    </style:style>
    <style:style style:name="T706" style:parent-style-name="DefaultParagraphFont" style:family="text">
      <style:text-properties fo:font-weight="bold" style:font-weight-asian="bold" style:font-weight-complex="bold" fo:font-size="10pt" style:font-size-asian="10pt" style:font-size-complex="10pt"/>
    </style:style>
    <style:style style:name="T707" style:parent-style-name="DefaultParagraphFont" style:family="text">
      <style:text-properties fo:font-weight="bold" style:font-weight-asian="bold" style:font-weight-complex="bold" style:text-position="super 65%" fo:font-size="10pt" style:font-size-asian="10pt" style:font-size-complex="10pt"/>
    </style:style>
    <style:style style:name="T708" style:parent-style-name="DefaultParagraphFont" style:family="text">
      <style:text-properties fo:font-weight="bold" style:font-weight-asian="bold" style:font-weight-complex="bold" fo:font-size="10pt" style:font-size-asian="10pt" style:font-size-complex="10pt"/>
    </style:style>
    <style:style style:name="T709" style:parent-style-name="DefaultParagraphFont" style:family="text">
      <style:text-properties fo:font-weight="bold" style:font-weight-asian="bold" style:font-weight-complex="bold" style:text-position="super 65%" fo:font-size="10pt" style:font-size-asian="10pt" style:font-size-complex="10pt"/>
    </style:style>
    <style:style style:name="T710" style:parent-style-name="DefaultParagraphFont" style:family="text">
      <style:text-properties fo:font-weight="bold" style:font-weight-asian="bold" style:font-weight-complex="bold" fo:font-size="10pt" style:font-size-asian="10pt" style:font-size-complex="10pt"/>
    </style:style>
    <style:style style:name="P711" style:parent-style-name="Normal" style:family="paragraph">
      <style:text-properties fo:font-weight="bold" style:font-weight-asian="bold" style:font-weight-complex="bold"/>
    </style:style>
    <style:style style:name="P712" style:parent-style-name="Normal" style:list-style-name="LFO3" style:family="paragraph"/>
    <style:style style:name="P713" style:parent-style-name="Normal" style:list-style-name="LFO3" style:family="paragraph"/>
    <style:style style:name="P714" style:parent-style-name="Normal" style:list-style-name="LFO3" style:family="paragraph"/>
    <style:style style:name="P715" style:parent-style-name="Normal" style:family="paragraph">
      <style:paragraph-properties fo:text-align="center"/>
    </style:style>
    <style:style style:name="P716" style:parent-style-name="Normal" style:family="paragraph">
      <style:paragraph-properties fo:text-align="center"/>
    </style:style>
    <style:style style:name="P717" style:parent-style-name="Normal" style:family="paragraph">
      <style:paragraph-properties fo:text-align="start"/>
      <style:text-properties fo:font-weight="bold" style:font-weight-asian="bold" style:font-weight-complex="bold"/>
    </style:style>
    <style:style style:name="P718" style:parent-style-name="Normal" style:family="paragraph">
      <style:paragraph-properties fo:text-align="start"/>
    </style:style>
    <style:style style:name="T719" style:parent-style-name="DefaultParagraphFont" style:family="text">
      <style:text-properties fo:font-weight="bold" style:font-weight-asian="bold" style:font-weight-complex="bold" style:text-position="super 65%" fo:font-size="10pt" style:font-size-asian="10pt" style:font-size-complex="10pt"/>
    </style:style>
    <style:style style:name="T720" style:parent-style-name="DefaultParagraphFont" style:family="text">
      <style:text-properties fo:font-weight="bold" style:font-weight-asian="bold" style:font-weight-complex="bold" fo:font-size="10pt" style:font-size-asian="10pt" style:font-size-complex="10pt"/>
    </style:style>
    <style:style style:name="T721" style:parent-style-name="DefaultParagraphFont" style:family="text">
      <style:text-properties fo:font-weight="bold" style:font-weight-asian="bold" style:font-weight-complex="bold" fo:font-size="10pt" style:font-size-asian="10pt" style:font-size-complex="10pt"/>
    </style:style>
    <style:style style:name="T722" style:parent-style-name="DefaultParagraphFont" style:family="text">
      <style:text-properties fo:font-weight="bold" style:font-weight-asian="bold" style:font-weight-complex="bold" fo:font-size="10pt" style:font-size-asian="10pt" style:font-size-complex="10pt"/>
    </style:style>
    <style:style style:name="T723" style:parent-style-name="DefaultParagraphFont" style:family="text">
      <style:text-properties fo:font-weight="bold" style:font-weight-asian="bold" style:font-weight-complex="bold" fo:font-size="10pt" style:font-size-asian="10pt" style:font-size-complex="10pt"/>
    </style:style>
    <style:style style:name="T724" style:parent-style-name="DefaultParagraphFont" style:family="text">
      <style:text-properties fo:font-weight="bold" style:font-weight-asian="bold" style:font-weight-complex="bold" fo:font-size="10pt" style:font-size-asian="10pt" style:font-size-complex="10pt"/>
    </style:style>
    <style:style style:name="T725" style:parent-style-name="DefaultParagraphFont" style:family="text">
      <style:text-properties fo:font-weight="bold" style:font-weight-asian="bold" style:font-weight-complex="bold" style:text-position="super 65%" fo:font-size="10pt" style:font-size-asian="10pt" style:font-size-complex="10pt"/>
    </style:style>
    <style:style style:name="T726" style:parent-style-name="DefaultParagraphFont" style:family="text">
      <style:text-properties fo:font-weight="bold" style:font-weight-asian="bold" style:font-weight-complex="bold" fo:font-size="10pt" style:font-size-asian="10pt" style:font-size-complex="10pt"/>
    </style:style>
    <style:style style:name="T727" style:parent-style-name="DefaultParagraphFont" style:family="text">
      <style:text-properties fo:font-weight="bold" style:font-weight-asian="bold" style:font-weight-complex="bold" fo:font-size="10pt" style:font-size-asian="10pt" style:font-size-complex="10pt"/>
    </style:style>
    <style:style style:name="T728" style:parent-style-name="DefaultParagraphFont" style:family="text">
      <style:text-properties fo:font-weight="bold" style:font-weight-asian="bold" style:font-weight-complex="bold" fo:font-size="10pt" style:font-size-asian="10pt" style:font-size-complex="10pt"/>
    </style:style>
    <style:style style:name="T729" style:parent-style-name="DefaultParagraphFont" style:family="text">
      <style:text-properties fo:font-weight="bold" style:font-weight-asian="bold" style:font-weight-complex="bold" fo:font-size="10pt" style:font-size-asian="10pt" style:font-size-complex="10pt"/>
    </style:style>
    <style:style style:name="P730" style:parent-style-name="Normal" style:family="paragraph">
      <style:paragraph-properties fo:text-align="start"/>
    </style:style>
    <style:style style:name="T731" style:parent-style-name="DefaultParagraphFont" style:family="text">
      <style:text-properties fo:font-weight="bold" style:font-weight-asian="bold" style:font-weight-complex="bold" style:text-position="super 65%" fo:font-size="10pt" style:font-size-asian="10pt" style:font-size-complex="10pt"/>
    </style:style>
    <style:style style:name="T732" style:parent-style-name="DefaultParagraphFont" style:family="text">
      <style:text-properties fo:font-weight="bold" style:font-weight-asian="bold" style:font-weight-complex="bold" fo:font-size="10pt" style:font-size-asian="10pt" style:font-size-complex="10pt"/>
    </style:style>
    <style:style style:name="T733" style:parent-style-name="DefaultParagraphFont" style:family="text">
      <style:text-properties fo:font-weight="bold" style:font-weight-asian="bold" style:font-weight-complex="bold" fo:font-size="10pt" style:font-size-asian="10pt" style:font-size-complex="10pt"/>
    </style:style>
    <style:style style:name="T734" style:parent-style-name="DefaultParagraphFont" style:family="text">
      <style:text-properties fo:font-weight="bold" style:font-weight-asian="bold" style:font-weight-complex="bold" fo:font-size="10pt" style:font-size-asian="10pt" style:font-size-complex="10pt"/>
    </style:style>
    <style:style style:name="T735" style:parent-style-name="DefaultParagraphFont" style:family="text">
      <style:text-properties fo:font-weight="bold" style:font-weight-asian="bold" style:font-weight-complex="bold" style:text-position="super 65%" fo:font-size="10pt" style:font-size-asian="10pt" style:font-size-complex="10pt"/>
    </style:style>
    <style:style style:name="T736" style:parent-style-name="DefaultParagraphFont" style:family="text">
      <style:text-properties fo:font-weight="bold" style:font-weight-asian="bold" style:font-weight-complex="bold" fo:font-size="10pt" style:font-size-asian="10pt" style:font-size-complex="10pt"/>
    </style:style>
    <style:style style:name="T737" style:parent-style-name="DefaultParagraphFont" style:family="text">
      <style:text-properties fo:font-weight="bold" style:font-weight-asian="bold" style:font-weight-complex="bold" fo:font-size="10pt" style:font-size-asian="10pt" style:font-size-complex="10pt"/>
    </style:style>
    <style:style style:name="T738" style:parent-style-name="DefaultParagraphFont" style:family="text">
      <style:text-properties fo:font-weight="bold" style:font-weight-asian="bold" style:font-weight-complex="bold" fo:font-size="10pt" style:font-size-asian="10pt" style:font-size-complex="10pt"/>
    </style:style>
    <style:style style:name="T739" style:parent-style-name="DefaultParagraphFont" style:family="text">
      <style:text-properties fo:font-weight="bold" style:font-weight-asian="bold" style:font-weight-complex="bold" fo:font-size="10pt" style:font-size-asian="10pt" style:font-size-complex="10pt"/>
    </style:style>
    <style:style style:name="T740" style:parent-style-name="DefaultParagraphFont" style:family="text">
      <style:text-properties fo:font-weight="bold" style:font-weight-asian="bold" style:font-weight-complex="bold" fo:font-size="10pt" style:font-size-asian="10pt" style:font-size-complex="10pt"/>
    </style:style>
    <style:style style:name="T741" style:parent-style-name="DefaultParagraphFont" style:family="text">
      <style:text-properties fo:font-weight="bold" style:font-weight-asian="bold" style:font-weight-complex="bold" fo:font-size="10pt" style:font-size-asian="10pt" style:font-size-complex="10pt"/>
    </style:style>
    <style:style style:name="P742" style:parent-style-name="Normal" style:family="paragraph">
      <style:paragraph-properties fo:text-align="start"/>
      <style:text-properties fo:font-weight="bold" style:font-weight-asian="bold" style:font-weight-complex="bold"/>
    </style:style>
    <style:style style:name="T743" style:parent-style-name="DefaultParagraphFont" style:family="text">
      <style:text-properties fo:font-style="italic" style:font-style-asian="italic" style:font-style-complex="italic"/>
    </style:style>
    <style:style style:name="P744" style:parent-style-name="Normal" style:family="paragraph">
      <style:text-properties fo:font-weight="bold" style:font-weight-asian="bold" style:font-weight-complex="bold"/>
    </style:style>
    <style:style style:name="P745" style:parent-style-name="Normal" style:family="paragraph">
      <style:paragraph-properties fo:text-align="start"/>
    </style:style>
    <style:style style:name="T746" style:parent-style-name="DefaultParagraphFont" style:family="text">
      <style:text-properties fo:font-weight="bold" style:font-weight-asian="bold" style:font-weight-complex="bold" style:text-position="super 65%" fo:font-size="10pt" style:font-size-asian="10pt" style:font-size-complex="10pt"/>
    </style:style>
    <style:style style:name="T747" style:parent-style-name="DefaultParagraphFont" style:family="text">
      <style:text-properties fo:font-weight="bold" style:font-weight-asian="bold" style:font-weight-complex="bold" fo:font-size="10pt" style:font-size-asian="10pt" style:font-size-complex="10pt"/>
    </style:style>
    <style:style style:name="T748" style:parent-style-name="DefaultParagraphFont" style:family="text">
      <style:text-properties fo:font-weight="bold" style:font-weight-asian="bold" style:font-weight-complex="bold" fo:font-size="10pt" style:font-size-asian="10pt" style:font-size-complex="10pt"/>
    </style:style>
    <style:style style:name="T749" style:parent-style-name="DefaultParagraphFont" style:family="text">
      <style:text-properties fo:font-weight="bold" style:font-weight-asian="bold" style:font-weight-complex="bold" fo:font-size="10pt" style:font-size-asian="10pt" style:font-size-complex="10pt"/>
    </style:style>
    <style:style style:name="T750" style:parent-style-name="DefaultParagraphFont" style:family="text">
      <style:text-properties fo:font-weight="bold" style:font-weight-asian="bold" style:font-weight-complex="bold" fo:font-size="10pt" style:font-size-asian="10pt" style:font-size-complex="10pt"/>
    </style:style>
    <style:style style:name="T751" style:parent-style-name="DefaultParagraphFont" style:family="text">
      <style:text-properties fo:font-weight="bold" style:font-weight-asian="bold" style:font-weight-complex="bold" fo:font-size="10pt" style:font-size-asian="10pt" style:font-size-complex="10pt"/>
    </style:style>
    <style:style style:name="T752" style:parent-style-name="DefaultParagraphFont" style:family="text">
      <style:text-properties fo:font-weight="bold" style:font-weight-asian="bold" style:font-weight-complex="bold" style:text-position="super 65%" fo:font-size="10pt" style:font-size-asian="10pt" style:font-size-complex="10pt"/>
    </style:style>
    <style:style style:name="T753" style:parent-style-name="DefaultParagraphFont" style:family="text">
      <style:text-properties fo:font-weight="bold" style:font-weight-asian="bold" style:font-weight-complex="bold" fo:font-size="10pt" style:font-size-asian="10pt" style:font-size-complex="10pt"/>
    </style:style>
    <style:style style:name="T754" style:parent-style-name="DefaultParagraphFont" style:family="text">
      <style:text-properties fo:font-weight="bold" style:font-weight-asian="bold" style:font-weight-complex="bold" fo:font-size="10pt" style:font-size-asian="10pt" style:font-size-complex="10pt"/>
    </style:style>
    <style:style style:name="P755" style:parent-style-name="Normal" style:family="paragraph">
      <style:paragraph-properties fo:text-align="start"/>
    </style:style>
    <style:style style:name="T756" style:parent-style-name="DefaultParagraphFont" style:family="text">
      <style:text-properties fo:font-weight="bold" style:font-weight-asian="bold" style:font-weight-complex="bold" style:text-position="super 65%" fo:font-size="10pt" style:font-size-asian="10pt" style:font-size-complex="10pt"/>
    </style:style>
    <style:style style:name="T757" style:parent-style-name="DefaultParagraphFont" style:family="text">
      <style:text-properties fo:font-weight="bold" style:font-weight-asian="bold" style:font-weight-complex="bold" fo:font-size="10pt" style:font-size-asian="10pt" style:font-size-complex="10pt"/>
    </style:style>
    <style:style style:name="T758" style:parent-style-name="DefaultParagraphFont" style:family="text">
      <style:text-properties fo:font-weight="bold" style:font-weight-asian="bold" style:font-weight-complex="bold" fo:font-size="10pt" style:font-size-asian="10pt" style:font-size-complex="10pt"/>
    </style:style>
    <style:style style:name="T759" style:parent-style-name="DefaultParagraphFont" style:family="text">
      <style:text-properties fo:font-weight="bold" style:font-weight-asian="bold" style:font-weight-complex="bold" fo:font-size="10pt" style:font-size-asian="10pt" style:font-size-complex="10pt"/>
    </style:style>
    <style:style style:name="T760" style:parent-style-name="DefaultParagraphFont" style:family="text">
      <style:text-properties fo:font-weight="bold" style:font-weight-asian="bold" style:font-weight-complex="bold" fo:font-size="10pt" style:font-size-asian="10pt" style:font-size-complex="10pt"/>
    </style:style>
    <style:style style:name="T761" style:parent-style-name="DefaultParagraphFont" style:family="text">
      <style:text-properties fo:font-weight="bold" style:font-weight-asian="bold" style:font-weight-complex="bold" fo:font-size="10pt" style:font-size-asian="10pt" style:font-size-complex="10pt"/>
    </style:style>
    <style:style style:name="P762" style:parent-style-name="Normal" style:family="paragraph">
      <style:paragraph-properties fo:text-align="start"/>
    </style:style>
    <style:style style:name="T763" style:parent-style-name="DefaultParagraphFont" style:family="text">
      <style:text-properties fo:font-weight="bold" style:font-weight-asian="bold" style:font-weight-complex="bold" style:text-position="super 65%" fo:font-size="10pt" style:font-size-asian="10pt" style:font-size-complex="10pt"/>
    </style:style>
    <style:style style:name="T764" style:parent-style-name="DefaultParagraphFont" style:family="text">
      <style:text-properties fo:font-weight="bold" style:font-weight-asian="bold" style:font-weight-complex="bold" fo:font-size="10pt" style:font-size-asian="10pt" style:font-size-complex="10pt"/>
    </style:style>
    <style:style style:name="T765" style:parent-style-name="DefaultParagraphFont" style:family="text">
      <style:text-properties fo:font-weight="bold" style:font-weight-asian="bold" style:font-weight-complex="bold" fo:font-size="10pt" style:font-size-asian="10pt" style:font-size-complex="10pt"/>
    </style:style>
    <style:style style:name="P766" style:parent-style-name="Normal" style:family="paragraph">
      <style:paragraph-properties fo:text-align="start"/>
    </style:style>
    <style:style style:name="T767" style:parent-style-name="DefaultParagraphFont" style:family="text">
      <style:text-properties fo:font-weight="bold" style:font-weight-asian="bold" style:font-weight-complex="bold" style:text-position="super 65%" fo:font-size="10pt" style:font-size-asian="10pt" style:font-size-complex="10pt"/>
    </style:style>
    <style:style style:name="T768" style:parent-style-name="DefaultParagraphFont" style:family="text">
      <style:text-properties fo:font-weight="bold" style:font-weight-asian="bold" style:font-weight-complex="bold" fo:font-size="10pt" style:font-size-asian="10pt" style:font-size-complex="10pt"/>
    </style:style>
    <style:style style:name="T769" style:parent-style-name="DefaultParagraphFont" style:family="text">
      <style:text-properties fo:font-weight="bold" style:font-weight-asian="bold" style:font-weight-complex="bold" fo:font-size="10pt" style:font-size-asian="10pt" style:font-size-complex="10pt"/>
    </style:style>
    <style:style style:name="P770" style:parent-style-name="Normal" style:family="paragraph">
      <style:paragraph-properties fo:text-align="start"/>
      <style:text-properties fo:font-weight="bold" style:font-weight-asian="bold" style:font-weight-complex="bold"/>
    </style:style>
    <style:style style:name="P771" style:parent-style-name="Normal" style:family="paragraph">
      <style:text-properties fo:font-weight="bold" style:font-weight-asian="bold" style:font-weight-complex="bold"/>
    </style:style>
    <style:style style:name="T772" style:parent-style-name="DefaultParagraphFont" style:family="text">
      <style:text-properties fo:font-weight="bold" style:font-weight-asian="bold" style:font-weight-complex="bold" style:text-position="super 65%" fo:font-size="10pt" style:font-size-asian="10pt" style:font-size-complex="10pt"/>
    </style:style>
    <style:style style:name="T773" style:parent-style-name="DefaultParagraphFont" style:family="text">
      <style:text-properties fo:font-weight="bold" style:font-weight-asian="bold" style:font-weight-complex="bold" fo:font-size="10pt" style:font-size-asian="10pt" style:font-size-complex="10pt"/>
    </style:style>
    <style:style style:name="T774" style:parent-style-name="DefaultParagraphFont" style:family="text">
      <style:text-properties fo:font-weight="bold" style:font-weight-asian="bold" style:font-weight-complex="bold" style:text-position="super 65%" fo:font-size="10pt" style:font-size-asian="10pt" style:font-size-complex="10pt"/>
    </style:style>
    <style:style style:name="T775" style:parent-style-name="DefaultParagraphFont" style:family="text">
      <style:text-properties fo:font-weight="bold" style:font-weight-asian="bold" style:font-weight-complex="bold" fo:font-size="10pt" style:font-size-asian="10pt" style:font-size-complex="10pt"/>
    </style:style>
    <style:style style:name="T776" style:parent-style-name="DefaultParagraphFont" style:family="text">
      <style:text-properties fo:font-weight="bold" style:font-weight-asian="bold" style:font-weight-complex="bold" style:text-position="super 65%" fo:font-size="10pt" style:font-size-asian="10pt" style:font-size-complex="10pt"/>
    </style:style>
    <style:style style:name="T777" style:parent-style-name="DefaultParagraphFont" style:family="text">
      <style:text-properties fo:font-weight="bold" style:font-weight-asian="bold" style:font-weight-complex="bold" fo:font-size="10pt" style:font-size-asian="10pt" style:font-size-complex="10pt"/>
    </style:style>
    <style:style style:name="T778" style:parent-style-name="DefaultParagraphFont" style:family="text">
      <style:text-properties fo:font-weight="bold" style:font-weight-asian="bold" style:font-weight-complex="bold" style:text-position="super 65%" fo:font-size="10pt" style:font-size-asian="10pt" style:font-size-complex="10pt"/>
    </style:style>
    <style:style style:name="T779" style:parent-style-name="DefaultParagraphFont" style:family="text">
      <style:text-properties fo:font-weight="bold" style:font-weight-asian="bold" style:font-weight-complex="bold" fo:font-size="10pt" style:font-size-asian="10pt" style:font-size-complex="10pt"/>
    </style:style>
    <style:style style:name="T780" style:parent-style-name="DefaultParagraphFont" style:family="text">
      <style:text-properties fo:font-weight="bold" style:font-weight-asian="bold" style:font-weight-complex="bold" fo:font-size="10pt" style:font-size-asian="10pt" style:font-size-complex="10pt"/>
    </style:style>
    <style:style style:name="T781" style:parent-style-name="DefaultParagraphFont" style:family="text">
      <style:text-properties fo:font-weight="bold" style:font-weight-asian="bold" style:font-weight-complex="bold" style:text-position="super 65%" fo:font-size="10pt" style:font-size-asian="10pt" style:font-size-complex="10pt"/>
    </style:style>
    <style:style style:name="T782" style:parent-style-name="DefaultParagraphFont" style:family="text">
      <style:text-properties fo:font-weight="bold" style:font-weight-asian="bold" style:font-weight-complex="bold" fo:font-size="10pt" style:font-size-asian="10pt" style:font-size-complex="10pt"/>
    </style:style>
    <style:style style:name="T783" style:parent-style-name="DefaultParagraphFont" style:family="text">
      <style:text-properties fo:font-weight="bold" style:font-weight-asian="bold" style:font-weight-complex="bold" style:text-position="super 65%" fo:font-size="10pt" style:font-size-asian="10pt" style:font-size-complex="10pt"/>
    </style:style>
    <style:style style:name="T784" style:parent-style-name="DefaultParagraphFont" style:family="text">
      <style:text-properties fo:font-weight="bold" style:font-weight-asian="bold" style:font-weight-complex="bold" fo:font-size="10pt" style:font-size-asian="10pt" style:font-size-complex="10pt"/>
    </style:style>
    <style:style style:name="P785" style:parent-style-name="Normal" style:family="paragraph">
      <style:text-properties fo:font-weight="bold" style:font-weight-asian="bold" style:font-weight-complex="bold"/>
    </style:style>
    <style:style style:name="P786" style:parent-style-name="Normal" style:family="paragraph">
      <style:text-properties fo:font-weight="bold" style:font-weight-asian="bold" style:font-weight-complex="bold"/>
    </style:style>
    <style:style style:name="T787" style:parent-style-name="DefaultParagraphFont" style:family="text">
      <style:text-properties fo:font-weight="bold" style:font-weight-asian="bold" style:font-weight-complex="bold" style:text-position="super 65%" fo:font-size="10pt" style:font-size-asian="10pt" style:font-size-complex="10pt"/>
    </style:style>
    <style:style style:name="T788" style:parent-style-name="DefaultParagraphFont" style:family="text">
      <style:text-properties fo:font-weight="bold" style:font-weight-asian="bold" style:font-weight-complex="bold" fo:font-size="10pt" style:font-size-asian="10pt" style:font-size-complex="10pt"/>
    </style:style>
    <style:style style:name="T789" style:parent-style-name="DefaultParagraphFont" style:family="text">
      <style:text-properties fo:font-weight="bold" style:font-weight-asian="bold" style:font-weight-complex="bold" style:text-position="super 65%" fo:font-size="10pt" style:font-size-asian="10pt" style:font-size-complex="10pt"/>
    </style:style>
    <style:style style:name="T790" style:parent-style-name="DefaultParagraphFont" style:family="text">
      <style:text-properties fo:font-weight="bold" style:font-weight-asian="bold" style:font-weight-complex="bold" fo:font-size="10pt" style:font-size-asian="10pt" style:font-size-complex="10pt"/>
    </style:style>
    <style:style style:name="P791" style:parent-style-name="Normal" style:family="paragraph">
      <style:paragraph-properties fo:text-align="start"/>
    </style:style>
    <style:style style:name="T792" style:parent-style-name="DefaultParagraphFont" style:family="text">
      <style:text-properties fo:font-weight="bold" style:font-weight-asian="bold" style:font-weight-complex="bold" fo:font-size="10pt" style:font-size-asian="10pt" style:font-size-complex="10pt"/>
    </style:style>
    <style:style style:name="T793" style:parent-style-name="DefaultParagraphFont" style:family="text">
      <style:text-properties fo:font-weight="bold" style:font-weight-asian="bold" style:font-weight-complex="bold" fo:font-size="10pt" style:font-size-asian="10pt" style:font-size-complex="10pt"/>
    </style:style>
    <style:style style:name="T794" style:parent-style-name="DefaultParagraphFont" style:family="text">
      <style:text-properties fo:font-weight="bold" style:font-weight-asian="bold" style:font-weight-complex="bold" fo:font-size="10pt" style:font-size-asian="10pt" style:font-size-complex="10pt"/>
    </style:style>
    <style:style style:name="T795" style:parent-style-name="DefaultParagraphFont" style:family="text">
      <style:text-properties fo:font-weight="bold" style:font-weight-asian="bold" style:font-weight-complex="bold" style:text-position="super 65%" fo:font-size="10pt" style:font-size-asian="10pt" style:font-size-complex="10pt"/>
    </style:style>
    <style:style style:name="T796" style:parent-style-name="DefaultParagraphFont" style:family="text">
      <style:text-properties fo:font-weight="bold" style:font-weight-asian="bold" style:font-weight-complex="bold" fo:font-size="10pt" style:font-size-asian="10pt" style:font-size-complex="10pt"/>
    </style:style>
    <style:style style:name="T797" style:parent-style-name="DefaultParagraphFont" style:family="text">
      <style:text-properties fo:font-weight="bold" style:font-weight-asian="bold" style:font-weight-complex="bold" fo:font-size="10pt" style:font-size-asian="10pt" style:font-size-complex="10pt"/>
    </style:style>
    <style:style style:name="T798" style:parent-style-name="DefaultParagraphFont" style:family="text">
      <style:text-properties fo:font-weight="bold" style:font-weight-asian="bold" style:font-weight-complex="bold" fo:font-size="10pt" style:font-size-asian="10pt" style:font-size-complex="10pt"/>
    </style:style>
    <style:style style:name="T799" style:parent-style-name="DefaultParagraphFont" style:family="text">
      <style:text-properties fo:font-weight="bold" style:font-weight-asian="bold" style:font-weight-complex="bold" fo:font-size="10pt" style:font-size-asian="10pt" style:font-size-complex="10pt"/>
    </style:style>
    <style:style style:name="T800" style:parent-style-name="DefaultParagraphFont" style:family="text">
      <style:text-properties fo:font-weight="bold" style:font-weight-asian="bold" style:font-weight-complex="bold" style:text-position="super 65%" fo:font-size="10pt" style:font-size-asian="10pt" style:font-size-complex="10pt"/>
    </style:style>
    <style:style style:name="T801" style:parent-style-name="DefaultParagraphFont" style:family="text">
      <style:text-properties fo:font-weight="bold" style:font-weight-asian="bold" style:font-weight-complex="bold" fo:font-size="10pt" style:font-size-asian="10pt" style:font-size-complex="10pt"/>
    </style:style>
    <style:style style:name="T802" style:parent-style-name="DefaultParagraphFont" style:family="text">
      <style:text-properties fo:font-weight="bold" style:font-weight-asian="bold" style:font-weight-complex="bold" style:text-position="super 65%" fo:font-size="10pt" style:font-size-asian="10pt" style:font-size-complex="10pt"/>
    </style:style>
    <style:style style:name="T803" style:parent-style-name="DefaultParagraphFont" style:family="text">
      <style:text-properties fo:font-weight="bold" style:font-weight-asian="bold" style:font-weight-complex="bold" fo:font-size="10pt" style:font-size-asian="10pt" style:font-size-complex="10pt"/>
    </style:style>
    <style:style style:name="P804" style:parent-style-name="Normal" style:family="paragraph">
      <style:paragraph-properties fo:text-align="start"/>
    </style:style>
    <style:style style:name="T805" style:parent-style-name="DefaultParagraphFont" style:family="text">
      <style:text-properties fo:font-weight="bold" style:font-weight-asian="bold" style:font-weight-complex="bold" style:text-position="super 65%" fo:font-size="10pt" style:font-size-asian="10pt" style:font-size-complex="10pt"/>
    </style:style>
    <style:style style:name="T806" style:parent-style-name="DefaultParagraphFont" style:family="text">
      <style:text-properties fo:font-weight="bold" style:font-weight-asian="bold" style:font-weight-complex="bold" fo:font-size="10pt" style:font-size-asian="10pt" style:font-size-complex="10pt"/>
    </style:style>
    <style:style style:name="T807" style:parent-style-name="DefaultParagraphFont" style:family="text">
      <style:text-properties fo:font-weight="bold" style:font-weight-asian="bold" style:font-weight-complex="bold" fo:font-size="10pt" style:font-size-asian="10pt" style:font-size-complex="10pt"/>
    </style:style>
    <style:style style:name="T808" style:parent-style-name="DefaultParagraphFont" style:family="text">
      <style:text-properties fo:font-weight="bold" style:font-weight-asian="bold" style:font-weight-complex="bold" fo:font-size="10pt" style:font-size-asian="10pt" style:font-size-complex="10pt"/>
    </style:style>
    <style:style style:name="T809" style:parent-style-name="DefaultParagraphFont" style:family="text">
      <style:text-properties fo:font-weight="bold" style:font-weight-asian="bold" style:font-weight-complex="bold" style:text-position="super 65%" fo:font-size="10pt" style:font-size-asian="10pt" style:font-size-complex="10pt"/>
    </style:style>
    <style:style style:name="T810" style:parent-style-name="DefaultParagraphFont" style:family="text">
      <style:text-properties fo:font-weight="bold" style:font-weight-asian="bold" style:font-weight-complex="bold" fo:font-size="10pt" style:font-size-asian="10pt" style:font-size-complex="10pt"/>
    </style:style>
    <style:style style:name="T811" style:parent-style-name="DefaultParagraphFont" style:family="text">
      <style:text-properties fo:font-weight="bold" style:font-weight-asian="bold" style:font-weight-complex="bold" fo:font-size="10pt" style:font-size-asian="10pt" style:font-size-complex="10pt"/>
    </style:style>
    <style:style style:name="T812" style:parent-style-name="DefaultParagraphFont" style:family="text">
      <style:text-properties fo:font-weight="bold" style:font-weight-asian="bold" style:font-weight-complex="bold" fo:font-size="10pt" style:font-size-asian="10pt" style:font-size-complex="10pt"/>
    </style:style>
    <style:style style:name="T813" style:parent-style-name="DefaultParagraphFont" style:family="text">
      <style:text-properties fo:font-weight="bold" style:font-weight-asian="bold" style:font-weight-complex="bold" fo:font-size="10pt" style:font-size-asian="10pt" style:font-size-complex="10pt"/>
    </style:style>
    <style:style style:name="T814" style:parent-style-name="DefaultParagraphFont" style:family="text">
      <style:text-properties fo:font-weight="bold" style:font-weight-asian="bold" style:font-weight-complex="bold" style:text-position="super 65%" fo:font-size="10pt" style:font-size-asian="10pt" style:font-size-complex="10pt"/>
    </style:style>
    <style:style style:name="T815" style:parent-style-name="DefaultParagraphFont" style:family="text">
      <style:text-properties fo:font-weight="bold" style:font-weight-asian="bold" style:font-weight-complex="bold" fo:font-size="10pt" style:font-size-asian="10pt" style:font-size-complex="10pt"/>
    </style:style>
    <style:style style:name="P816" style:parent-style-name="Normal" style:family="paragraph">
      <style:text-properties fo:font-weight="bold" style:font-weight-asian="bold" style:font-weight-complex="bold"/>
    </style:style>
    <style:style style:name="T817" style:parent-style-name="DefaultParagraphFont" style:family="text">
      <style:text-properties fo:font-weight="bold" style:font-weight-asian="bold" style:font-weight-complex="bold"/>
    </style:style>
    <style:style style:name="P818" style:parent-style-name="Normal" style:family="paragraph">
      <style:paragraph-properties fo:text-align="center"/>
    </style:style>
    <style:style style:name="P819" style:parent-style-name="Normal" style:family="paragraph">
      <style:paragraph-properties fo:text-align="center"/>
    </style:style>
    <style:style style:name="P820" style:parent-style-name="Normal" style:family="paragraph">
      <style:text-properties fo:font-weight="bold" style:font-weight-asian="bold" style:font-weight-complex="bold"/>
    </style:style>
    <style:style style:name="T821" style:parent-style-name="DefaultParagraphFont" style:family="text">
      <style:text-properties fo:font-weight="bold" style:font-weight-asian="bold" style:font-weight-complex="bold" style:text-position="super 65%" fo:font-size="10pt" style:font-size-asian="10pt" style:font-size-complex="10pt"/>
    </style:style>
    <style:style style:name="T822" style:parent-style-name="DefaultParagraphFont" style:family="text">
      <style:text-properties fo:font-weight="bold" style:font-weight-asian="bold" style:font-weight-complex="bold" fo:font-size="10pt" style:font-size-asian="10pt" style:font-size-complex="10pt"/>
    </style:style>
    <style:style style:name="T823" style:parent-style-name="DefaultParagraphFont" style:family="text">
      <style:text-properties fo:font-weight="bold" style:font-weight-asian="bold" style:font-weight-complex="bold" style:text-position="super 65%" fo:font-size="10pt" style:font-size-asian="10pt" style:font-size-complex="10pt"/>
    </style:style>
    <style:style style:name="T824" style:parent-style-name="DefaultParagraphFont" style:family="text">
      <style:text-properties fo:font-weight="bold" style:font-weight-asian="bold" style:font-weight-complex="bold" fo:font-size="10pt" style:font-size-asian="10pt" style:font-size-complex="10pt"/>
    </style:style>
    <style:style style:name="T825" style:parent-style-name="DefaultParagraphFont" style:family="text">
      <style:text-properties fo:font-weight="bold" style:font-weight-asian="bold" style:font-weight-complex="bold" style:text-position="super 65%" fo:font-size="10pt" style:font-size-asian="10pt" style:font-size-complex="10pt"/>
    </style:style>
    <style:style style:name="T826" style:parent-style-name="DefaultParagraphFont" style:family="text">
      <style:text-properties fo:font-weight="bold" style:font-weight-asian="bold" style:font-weight-complex="bold" fo:font-size="10pt" style:font-size-asian="10pt" style:font-size-complex="10pt"/>
    </style:style>
    <style:style style:name="T827" style:parent-style-name="DefaultParagraphFont" style:family="text">
      <style:text-properties fo:font-weight="bold" style:font-weight-asian="bold" style:font-weight-complex="bold" style:text-position="super 65%" fo:font-size="10pt" style:font-size-asian="10pt" style:font-size-complex="10pt"/>
    </style:style>
    <style:style style:name="T828" style:parent-style-name="DefaultParagraphFont" style:family="text">
      <style:text-properties fo:font-weight="bold" style:font-weight-asian="bold" style:font-weight-complex="bold" fo:font-size="10pt" style:font-size-asian="10pt" style:font-size-complex="10pt"/>
    </style:style>
    <style:style style:name="T829" style:parent-style-name="DefaultParagraphFont" style:family="text">
      <style:text-properties fo:font-weight="bold" style:font-weight-asian="bold" style:font-weight-complex="bold" style:text-position="super 65%" fo:font-size="10pt" style:font-size-asian="10pt" style:font-size-complex="10pt"/>
    </style:style>
    <style:style style:name="T830" style:parent-style-name="DefaultParagraphFont" style:family="text">
      <style:text-properties fo:font-weight="bold" style:font-weight-asian="bold" style:font-weight-complex="bold" fo:font-size="10pt" style:font-size-asian="10pt" style:font-size-complex="10pt"/>
    </style:style>
    <style:style style:name="T831" style:parent-style-name="DefaultParagraphFont" style:family="text">
      <style:text-properties fo:font-weight="bold" style:font-weight-asian="bold" style:font-weight-complex="bold" style:text-position="super 65%" fo:font-size="10pt" style:font-size-asian="10pt" style:font-size-complex="10pt"/>
    </style:style>
    <style:style style:name="T832" style:parent-style-name="DefaultParagraphFont" style:family="text">
      <style:text-properties fo:font-weight="bold" style:font-weight-asian="bold" style:font-weight-complex="bold" fo:font-size="10pt" style:font-size-asian="10pt" style:font-size-complex="10pt"/>
    </style:style>
    <style:style style:name="T833" style:parent-style-name="DefaultParagraphFont" style:family="text">
      <style:text-properties fo:font-weight="bold" style:font-weight-asian="bold" style:font-weight-complex="bold" style:text-position="super 65%" fo:font-size="10pt" style:font-size-asian="10pt" style:font-size-complex="10pt"/>
    </style:style>
    <style:style style:name="T834" style:parent-style-name="DefaultParagraphFont" style:family="text">
      <style:text-properties fo:font-weight="bold" style:font-weight-asian="bold" style:font-weight-complex="bold" fo:font-size="10pt" style:font-size-asian="10pt" style:font-size-complex="10pt"/>
    </style:style>
    <style:style style:name="T835" style:parent-style-name="DefaultParagraphFont" style:family="text">
      <style:text-properties fo:font-weight="bold" style:font-weight-asian="bold" style:font-weight-complex="bold" style:text-position="super 65%" fo:font-size="10pt" style:font-size-asian="10pt" style:font-size-complex="10pt"/>
    </style:style>
    <style:style style:name="T836" style:parent-style-name="DefaultParagraphFont" style:family="text">
      <style:text-properties fo:font-weight="bold" style:font-weight-asian="bold" style:font-weight-complex="bold" fo:font-size="10pt" style:font-size-asian="10pt" style:font-size-complex="10pt"/>
    </style:style>
    <style:style style:name="T837" style:parent-style-name="DefaultParagraphFont" style:family="text">
      <style:text-properties fo:font-weight="bold" style:font-weight-asian="bold" style:font-weight-complex="bold"/>
    </style:style>
    <style:style style:name="P838" style:parent-style-name="Normal" style:family="paragraph">
      <style:text-properties fo:font-weight="bold" style:font-weight-asian="bold" style:font-weight-complex="bold"/>
    </style:style>
    <style:style style:name="P839" style:parent-style-name="Normal" style:family="paragraph">
      <style:paragraph-properties fo:text-align="start"/>
    </style:style>
    <style:style style:name="T840" style:parent-style-name="DefaultParagraphFont" style:family="text">
      <style:text-properties fo:font-weight="bold" style:font-weight-asian="bold" style:font-weight-complex="bold" fo:font-size="10pt" style:font-size-asian="10pt" style:font-size-complex="10pt"/>
    </style:style>
    <style:style style:name="T841" style:parent-style-name="DefaultParagraphFont" style:family="text">
      <style:text-properties fo:font-weight="bold" style:font-weight-asian="bold" style:font-weight-complex="bold" fo:font-size="10pt" style:font-size-asian="10pt" style:font-size-complex="10pt"/>
    </style:style>
    <style:style style:name="T842" style:parent-style-name="DefaultParagraphFont" style:family="text">
      <style:text-properties fo:font-weight="bold" style:font-weight-asian="bold" style:font-weight-complex="bold" fo:font-size="10pt" style:font-size-asian="10pt" style:font-size-complex="10pt"/>
    </style:style>
    <style:style style:name="T843" style:parent-style-name="DefaultParagraphFont" style:family="text">
      <style:text-properties fo:font-weight="bold" style:font-weight-asian="bold" style:font-weight-complex="bold" fo:font-size="10pt" style:font-size-asian="10pt" style:font-size-complex="10pt"/>
    </style:style>
    <style:style style:name="T844" style:parent-style-name="DefaultParagraphFont" style:family="text">
      <style:text-properties fo:font-weight="bold" style:font-weight-asian="bold" style:font-weight-complex="bold" style:text-position="super 65%" fo:font-size="10pt" style:font-size-asian="10pt" style:font-size-complex="10pt"/>
    </style:style>
    <style:style style:name="T845" style:parent-style-name="DefaultParagraphFont" style:family="text">
      <style:text-properties fo:font-weight="bold" style:font-weight-asian="bold" style:font-weight-complex="bold" fo:font-size="10pt" style:font-size-asian="10pt" style:font-size-complex="10pt"/>
    </style:style>
    <style:style style:name="T846" style:parent-style-name="DefaultParagraphFont" style:family="text">
      <style:text-properties fo:font-weight="bold" style:font-weight-asian="bold" style:font-weight-complex="bold" fo:font-size="10pt" style:font-size-asian="10pt" style:font-size-complex="10pt"/>
    </style:style>
    <style:style style:name="P847" style:parent-style-name="Normal" style:family="paragraph">
      <style:paragraph-properties fo:text-align="start"/>
    </style:style>
    <style:style style:name="T848" style:parent-style-name="DefaultParagraphFont" style:family="text">
      <style:text-properties fo:font-weight="bold" style:font-weight-asian="bold" style:font-weight-complex="bold" style:text-position="super 65%" fo:font-size="10pt" style:font-size-asian="10pt" style:font-size-complex="10pt"/>
    </style:style>
    <style:style style:name="T849" style:parent-style-name="DefaultParagraphFont" style:family="text">
      <style:text-properties fo:font-weight="bold" style:font-weight-asian="bold" style:font-weight-complex="bold" fo:font-size="10pt" style:font-size-asian="10pt" style:font-size-complex="10pt"/>
    </style:style>
    <style:style style:name="T850" style:parent-style-name="DefaultParagraphFont" style:family="text">
      <style:text-properties fo:font-weight="bold" style:font-weight-asian="bold" style:font-weight-complex="bold" fo:font-size="10pt" style:font-size-asian="10pt" style:font-size-complex="10pt"/>
    </style:style>
    <style:style style:name="T851" style:parent-style-name="DefaultParagraphFont" style:family="text">
      <style:text-properties fo:font-weight="bold" style:font-weight-asian="bold" style:font-weight-complex="bold" fo:font-size="10pt" style:font-size-asian="10pt" style:font-size-complex="10pt"/>
    </style:style>
    <style:style style:name="T852" style:parent-style-name="DefaultParagraphFont" style:family="text">
      <style:text-properties fo:font-weight="bold" style:font-weight-asian="bold" style:font-weight-complex="bold" style:text-position="super 65%" fo:font-size="10pt" style:font-size-asian="10pt" style:font-size-complex="10pt"/>
    </style:style>
    <style:style style:name="T853" style:parent-style-name="DefaultParagraphFont" style:family="text">
      <style:text-properties fo:font-weight="bold" style:font-weight-asian="bold" style:font-weight-complex="bold" fo:font-size="10pt" style:font-size-asian="10pt" style:font-size-complex="10pt"/>
    </style:style>
    <style:style style:name="T854" style:parent-style-name="DefaultParagraphFont" style:family="text">
      <style:text-properties fo:font-weight="bold" style:font-weight-asian="bold" style:font-weight-complex="bold" fo:font-size="10pt" style:font-size-asian="10pt" style:font-size-complex="10pt"/>
    </style:style>
    <style:style style:name="P855" style:parent-style-name="Normal" style:family="paragraph">
      <style:paragraph-properties fo:text-align="start"/>
    </style:style>
    <style:style style:name="T856" style:parent-style-name="DefaultParagraphFont" style:family="text">
      <style:text-properties fo:font-weight="bold" style:font-weight-asian="bold" style:font-weight-complex="bold" style:text-position="super 65%" fo:font-size="10pt" style:font-size-asian="10pt" style:font-size-complex="10pt"/>
    </style:style>
    <style:style style:name="T857" style:parent-style-name="DefaultParagraphFont" style:family="text">
      <style:text-properties fo:font-weight="bold" style:font-weight-asian="bold" style:font-weight-complex="bold" fo:font-size="10pt" style:font-size-asian="10pt" style:font-size-complex="10pt"/>
    </style:style>
    <style:style style:name="T858" style:parent-style-name="DefaultParagraphFont" style:family="text">
      <style:text-properties fo:font-weight="bold" style:font-weight-asian="bold" style:font-weight-complex="bold" fo:font-size="10pt" style:font-size-asian="10pt" style:font-size-complex="10pt"/>
    </style:style>
    <style:style style:name="P859" style:parent-style-name="Normal" style:family="paragraph">
      <style:paragraph-properties fo:text-align="start"/>
    </style:style>
    <style:style style:name="T860" style:parent-style-name="DefaultParagraphFont" style:family="text">
      <style:text-properties fo:font-weight="bold" style:font-weight-asian="bold" style:font-weight-complex="bold" style:text-position="super 65%" fo:font-size="10pt" style:font-size-asian="10pt" style:font-size-complex="10pt"/>
    </style:style>
    <style:style style:name="T861" style:parent-style-name="DefaultParagraphFont" style:family="text">
      <style:text-properties fo:font-weight="bold" style:font-weight-asian="bold" style:font-weight-complex="bold" fo:font-size="10pt" style:font-size-asian="10pt" style:font-size-complex="10pt"/>
    </style:style>
    <style:style style:name="T862" style:parent-style-name="DefaultParagraphFont" style:family="text">
      <style:text-properties fo:font-weight="bold" style:font-weight-asian="bold" style:font-weight-complex="bold" fo:font-size="10pt" style:font-size-asian="10pt" style:font-size-complex="10pt"/>
    </style:style>
    <style:style style:name="P863" style:parent-style-name="Normal" style:family="paragraph">
      <style:paragraph-properties fo:text-align="start"/>
    </style:style>
    <style:style style:name="T864" style:parent-style-name="DefaultParagraphFont" style:family="text">
      <style:text-properties fo:font-weight="bold" style:font-weight-asian="bold" style:font-weight-complex="bold" style:text-position="super 65%" fo:font-size="10pt" style:font-size-asian="10pt" style:font-size-complex="10pt"/>
    </style:style>
    <style:style style:name="T865" style:parent-style-name="DefaultParagraphFont" style:family="text">
      <style:text-properties fo:font-weight="bold" style:font-weight-asian="bold" style:font-weight-complex="bold" fo:font-size="10pt" style:font-size-asian="10pt" style:font-size-complex="10pt"/>
    </style:style>
    <style:style style:name="T866" style:parent-style-name="DefaultParagraphFont" style:family="text">
      <style:text-properties fo:font-weight="bold" style:font-weight-asian="bold" style:font-weight-complex="bold" fo:font-size="10pt" style:font-size-asian="10pt" style:font-size-complex="10pt"/>
    </style:style>
    <style:style style:name="T867" style:parent-style-name="DefaultParagraphFont" style:family="text">
      <style:text-properties fo:font-weight="bold" style:font-weight-asian="bold" style:font-weight-complex="bold" fo:font-size="10pt" style:font-size-asian="10pt" style:font-size-complex="10pt"/>
    </style:style>
    <style:style style:name="T868" style:parent-style-name="DefaultParagraphFont" style:family="text">
      <style:text-properties fo:font-weight="bold" style:font-weight-asian="bold" style:font-weight-complex="bold" style:text-position="super 65%" fo:font-size="10pt" style:font-size-asian="10pt" style:font-size-complex="10pt"/>
    </style:style>
    <style:style style:name="T869" style:parent-style-name="DefaultParagraphFont" style:family="text">
      <style:text-properties fo:font-weight="bold" style:font-weight-asian="bold" style:font-weight-complex="bold" fo:font-size="10pt" style:font-size-asian="10pt" style:font-size-complex="10pt"/>
    </style:style>
    <style:style style:name="T870" style:parent-style-name="DefaultParagraphFont" style:family="text">
      <style:text-properties fo:font-weight="bold" style:font-weight-asian="bold" style:font-weight-complex="bold" fo:font-size="10pt" style:font-size-asian="10pt" style:font-size-complex="10pt"/>
    </style:style>
    <style:style style:name="P871" style:parent-style-name="Normal" style:family="paragraph">
      <style:paragraph-properties fo:text-align="start"/>
    </style:style>
    <style:style style:name="T872" style:parent-style-name="DefaultParagraphFont" style:family="text">
      <style:text-properties fo:font-weight="bold" style:font-weight-asian="bold" style:font-weight-complex="bold" fo:font-size="10pt" style:font-size-asian="10pt" style:font-size-complex="10pt"/>
    </style:style>
    <style:style style:name="T873" style:parent-style-name="DefaultParagraphFont" style:family="text">
      <style:text-properties fo:font-weight="bold" style:font-weight-asian="bold" style:font-weight-complex="bold"/>
    </style:style>
    <style:style style:name="P874" style:parent-style-name="Normal" style:family="paragraph">
      <style:paragraph-properties fo:text-align="start"/>
      <style:text-properties fo:font-weight="bold" style:font-weight-asian="bold" style:font-weight-complex="bold"/>
    </style:style>
    <style:style style:name="T875" style:parent-style-name="DefaultParagraphFont" style:family="text">
      <style:text-properties fo:font-weight="bold" style:font-weight-asian="bold" style:font-weight-complex="bold" fo:font-size="10pt" style:font-size-asian="10pt" style:font-size-complex="10pt"/>
    </style:style>
    <style:style style:name="T876" style:parent-style-name="DefaultParagraphFont" style:family="text">
      <style:text-properties fo:font-weight="bold" style:font-weight-asian="bold" style:font-weight-complex="bold" style:text-position="super 65%" fo:font-size="10pt" style:font-size-asian="10pt" style:font-size-complex="10pt"/>
    </style:style>
    <style:style style:name="T877" style:parent-style-name="DefaultParagraphFont" style:family="text">
      <style:text-properties fo:font-weight="bold" style:font-weight-asian="bold" style:font-weight-complex="bold" fo:font-size="10pt" style:font-size-asian="10pt" style:font-size-complex="10pt"/>
    </style:style>
    <style:style style:name="T878" style:parent-style-name="DefaultParagraphFont" style:family="text">
      <style:text-properties fo:font-weight="bold" style:font-weight-asian="bold" style:font-weight-complex="bold" style:text-position="super 65%" fo:font-size="10pt" style:font-size-asian="10pt" style:font-size-complex="10pt"/>
    </style:style>
    <style:style style:name="T879" style:parent-style-name="DefaultParagraphFont" style:family="text">
      <style:text-properties fo:font-weight="bold" style:font-weight-asian="bold" style:font-weight-complex="bold" fo:font-size="10pt" style:font-size-asian="10pt" style:font-size-complex="10pt"/>
    </style:style>
    <style:style style:name="T880" style:parent-style-name="DefaultParagraphFont" style:family="text">
      <style:text-properties fo:font-weight="bold" style:font-weight-asian="bold" style:font-weight-complex="bold" style:text-position="super 65%" fo:font-size="10pt" style:font-size-asian="10pt" style:font-size-complex="10pt"/>
    </style:style>
    <style:style style:name="T881" style:parent-style-name="DefaultParagraphFont" style:family="text">
      <style:text-properties fo:font-weight="bold" style:font-weight-asian="bold" style:font-weight-complex="bold" fo:font-size="10pt" style:font-size-asian="10pt" style:font-size-complex="10pt"/>
    </style:style>
    <style:style style:name="T882" style:parent-style-name="DefaultParagraphFont" style:family="text">
      <style:text-properties fo:font-weight="bold" style:font-weight-asian="bold" style:font-weight-complex="bold" style:text-position="super 65%" fo:font-size="10pt" style:font-size-asian="10pt" style:font-size-complex="10pt"/>
    </style:style>
    <style:style style:name="T883" style:parent-style-name="DefaultParagraphFont" style:family="text">
      <style:text-properties fo:font-weight="bold" style:font-weight-asian="bold" style:font-weight-complex="bold" fo:font-size="10pt" style:font-size-asian="10pt" style:font-size-complex="10pt"/>
    </style:style>
    <style:style style:name="P884" style:parent-style-name="Normal" style:family="paragraph">
      <style:paragraph-properties fo:text-align="start"/>
      <style:text-properties fo:font-weight="bold" style:font-weight-asian="bold" style:font-weight-complex="bold"/>
    </style:style>
    <style:style style:name="P885" style:parent-style-name="Normal" style:family="paragraph">
      <style:text-properties fo:font-weight="bold" style:font-weight-asian="bold" style:font-weight-complex="bold"/>
    </style:style>
    <style:style style:name="T886" style:parent-style-name="DefaultParagraphFont" style:family="text">
      <style:text-properties fo:font-weight="bold" style:font-weight-asian="bold" style:font-weight-complex="bold" fo:font-size="10pt" style:font-size-asian="10pt" style:font-size-complex="10pt"/>
    </style:style>
    <style:style style:name="T887" style:parent-style-name="DefaultParagraphFont" style:family="text">
      <style:text-properties fo:font-weight="bold" style:font-weight-asian="bold" style:font-weight-complex="bold" style:text-position="super 65%" fo:font-size="10pt" style:font-size-asian="10pt" style:font-size-complex="10pt"/>
    </style:style>
    <style:style style:name="T888" style:parent-style-name="DefaultParagraphFont" style:family="text">
      <style:text-properties fo:font-weight="bold" style:font-weight-asian="bold" style:font-weight-complex="bold" fo:font-size="10pt" style:font-size-asian="10pt" style:font-size-complex="10pt"/>
    </style:style>
    <style:style style:name="T889" style:parent-style-name="DefaultParagraphFont" style:family="text">
      <style:text-properties fo:font-weight="bold" style:font-weight-asian="bold" style:font-weight-complex="bold" style:text-position="super 65%" fo:font-size="10pt" style:font-size-asian="10pt" style:font-size-complex="10pt"/>
    </style:style>
    <style:style style:name="T890" style:parent-style-name="DefaultParagraphFont" style:family="text">
      <style:text-properties fo:font-weight="bold" style:font-weight-asian="bold" style:font-weight-complex="bold" fo:font-size="10pt" style:font-size-asian="10pt" style:font-size-complex="10pt"/>
    </style:style>
    <style:style style:name="T891" style:parent-style-name="DefaultParagraphFont" style:family="text">
      <style:text-properties fo:font-weight="bold" style:font-weight-asian="bold" style:font-weight-complex="bold" style:text-position="super 65%" fo:font-size="10pt" style:font-size-asian="10pt" style:font-size-complex="10pt"/>
    </style:style>
    <style:style style:name="T892" style:parent-style-name="DefaultParagraphFont" style:family="text">
      <style:text-properties fo:font-weight="bold" style:font-weight-asian="bold" style:font-weight-complex="bold" fo:font-size="10pt" style:font-size-asian="10pt" style:font-size-complex="10pt"/>
    </style:style>
    <style:style style:name="T893" style:parent-style-name="DefaultParagraphFont" style:family="text">
      <style:text-properties fo:font-weight="bold" style:font-weight-asian="bold" style:font-weight-complex="bold" style:text-position="super 65%" fo:font-size="10pt" style:font-size-asian="10pt" style:font-size-complex="10pt"/>
    </style:style>
    <style:style style:name="T894" style:parent-style-name="DefaultParagraphFont" style:family="text">
      <style:text-properties fo:font-weight="bold" style:font-weight-asian="bold" style:font-weight-complex="bold" fo:font-size="10pt" style:font-size-asian="10pt" style:font-size-complex="10pt"/>
    </style:style>
    <style:style style:name="T895" style:parent-style-name="DefaultParagraphFont" style:family="text">
      <style:text-properties fo:font-weight="bold" style:font-weight-asian="bold" style:font-weight-complex="bold" style:text-position="super 65%" fo:font-size="10pt" style:font-size-asian="10pt" style:font-size-complex="10pt"/>
    </style:style>
    <style:style style:name="T896" style:parent-style-name="DefaultParagraphFont" style:family="text">
      <style:text-properties fo:font-weight="bold" style:font-weight-asian="bold" style:font-weight-complex="bold" fo:font-size="10pt" style:font-size-asian="10pt" style:font-size-complex="10pt"/>
    </style:style>
    <style:style style:name="T897" style:parent-style-name="DefaultParagraphFont" style:family="text">
      <style:text-properties fo:font-weight="bold" style:font-weight-asian="bold" style:font-weight-complex="bold" style:text-position="super 65%" fo:font-size="10pt" style:font-size-asian="10pt" style:font-size-complex="10pt"/>
    </style:style>
    <style:style style:name="T898" style:parent-style-name="DefaultParagraphFont" style:family="text">
      <style:text-properties fo:font-weight="bold" style:font-weight-asian="bold" style:font-weight-complex="bold" fo:font-size="10pt" style:font-size-asian="10pt" style:font-size-complex="10pt"/>
    </style:style>
    <style:style style:name="T899" style:parent-style-name="DefaultParagraphFont" style:family="text">
      <style:text-properties fo:font-weight="bold" style:font-weight-asian="bold" style:font-weight-complex="bold" style:text-position="super 65%" fo:font-size="10pt" style:font-size-asian="10pt" style:font-size-complex="10pt"/>
    </style:style>
    <style:style style:name="T900" style:parent-style-name="DefaultParagraphFont" style:family="text">
      <style:text-properties fo:font-weight="bold" style:font-weight-asian="bold" style:font-weight-complex="bold" fo:font-size="10pt" style:font-size-asian="10pt" style:font-size-complex="10pt"/>
    </style:style>
    <style:style style:name="T901" style:parent-style-name="DefaultParagraphFont" style:family="text">
      <style:text-properties fo:font-weight="bold" style:font-weight-asian="bold" style:font-weight-complex="bold" fo:font-size="10pt" style:font-size-asian="10pt" style:font-size-complex="10pt"/>
    </style:style>
    <style:style style:name="T902" style:parent-style-name="DefaultParagraphFont" style:family="text">
      <style:text-properties fo:font-weight="bold" style:font-weight-asian="bold" style:font-weight-complex="bold" style:text-position="super 65%" fo:font-size="10pt" style:font-size-asian="10pt" style:font-size-complex="10pt"/>
    </style:style>
    <style:style style:name="T903" style:parent-style-name="DefaultParagraphFont" style:family="text">
      <style:text-properties fo:font-weight="bold" style:font-weight-asian="bold" style:font-weight-complex="bold" fo:font-size="10pt" style:font-size-asian="10pt" style:font-size-complex="10pt"/>
    </style:style>
    <style:style style:name="T904" style:parent-style-name="DefaultParagraphFont" style:family="text">
      <style:text-properties fo:font-weight="bold" style:font-weight-asian="bold" style:font-weight-complex="bold" style:text-position="super 65%" fo:font-size="10pt" style:font-size-asian="10pt" style:font-size-complex="10pt"/>
    </style:style>
    <style:style style:name="T905" style:parent-style-name="DefaultParagraphFont" style:family="text">
      <style:text-properties fo:font-weight="bold" style:font-weight-asian="bold" style:font-weight-complex="bold" fo:font-size="10pt" style:font-size-asian="10pt" style:font-size-complex="10pt"/>
    </style:style>
    <style:style style:name="T906" style:parent-style-name="DefaultParagraphFont" style:family="text">
      <style:text-properties fo:font-weight="bold" style:font-weight-asian="bold" style:font-weight-complex="bold" style:text-position="super 65%" fo:font-size="10pt" style:font-size-asian="10pt" style:font-size-complex="10pt"/>
    </style:style>
    <style:style style:name="T907" style:parent-style-name="DefaultParagraphFont" style:family="text">
      <style:text-properties fo:font-weight="bold" style:font-weight-asian="bold" style:font-weight-complex="bold" fo:font-size="10pt" style:font-size-asian="10pt" style:font-size-complex="10pt"/>
    </style:style>
    <style:style style:name="T908" style:parent-style-name="DefaultParagraphFont" style:family="text">
      <style:text-properties fo:font-weight="bold" style:font-weight-asian="bold" style:font-weight-complex="bold" style:text-position="super 65%" fo:font-size="10pt" style:font-size-asian="10pt" style:font-size-complex="10pt"/>
    </style:style>
    <style:style style:name="T909" style:parent-style-name="DefaultParagraphFont" style:family="text">
      <style:text-properties fo:font-weight="bold" style:font-weight-asian="bold" style:font-weight-complex="bold" fo:font-size="10pt" style:font-size-asian="10pt" style:font-size-complex="10pt"/>
    </style:style>
    <style:style style:name="P910" style:parent-style-name="Normal" style:family="paragraph">
      <style:text-properties fo:font-weight="bold" style:font-weight-asian="bold" style:font-weight-complex="bold"/>
    </style:style>
    <style:style style:name="P911" style:parent-style-name="Normal" style:family="paragraph">
      <style:paragraph-properties fo:text-align="center"/>
    </style:style>
    <style:style style:name="P912" style:parent-style-name="Normal" style:family="paragraph">
      <style:paragraph-properties fo:text-align="center"/>
    </style:style>
    <style:style style:name="P913" style:parent-style-name="Normal" style:family="paragraph">
      <style:paragraph-properties fo:text-align="start"/>
      <style:text-properties fo:font-weight="bold" style:font-weight-asian="bold" style:font-weight-complex="bold"/>
    </style:style>
    <style:style style:name="P914" style:parent-style-name="Normal" style:family="paragraph">
      <style:paragraph-properties fo:text-align="start"/>
    </style:style>
    <style:style style:name="T915" style:parent-style-name="DefaultParagraphFont" style:family="text">
      <style:text-properties fo:font-weight="bold" style:font-weight-asian="bold" style:font-weight-complex="bold" style:text-position="super 65%" fo:font-size="10pt" style:font-size-asian="10pt" style:font-size-complex="10pt"/>
    </style:style>
    <style:style style:name="T916" style:parent-style-name="DefaultParagraphFont" style:family="text">
      <style:text-properties fo:font-weight="bold" style:font-weight-asian="bold" style:font-weight-complex="bold" fo:font-size="10pt" style:font-size-asian="10pt" style:font-size-complex="10pt"/>
    </style:style>
    <style:style style:name="T917" style:parent-style-name="DefaultParagraphFont" style:family="text">
      <style:text-properties fo:font-weight="bold" style:font-weight-asian="bold" style:font-weight-complex="bold" fo:font-size="10pt" style:font-size-asian="10pt" style:font-size-complex="10pt"/>
    </style:style>
    <style:style style:name="T918" style:parent-style-name="DefaultParagraphFont" style:family="text">
      <style:text-properties fo:font-weight="bold" style:font-weight-asian="bold" style:font-weight-complex="bold" fo:font-size="10pt" style:font-size-asian="10pt" style:font-size-complex="10pt"/>
    </style:style>
    <style:style style:name="T919" style:parent-style-name="DefaultParagraphFont" style:family="text">
      <style:text-properties fo:font-weight="bold" style:font-weight-asian="bold" style:font-weight-complex="bold" style:text-position="super 65%" fo:font-size="10pt" style:font-size-asian="10pt" style:font-size-complex="10pt"/>
    </style:style>
    <style:style style:name="T920" style:parent-style-name="DefaultParagraphFont" style:family="text">
      <style:text-properties fo:font-weight="bold" style:font-weight-asian="bold" style:font-weight-complex="bold" fo:font-size="10pt" style:font-size-asian="10pt" style:font-size-complex="10pt"/>
    </style:style>
    <style:style style:name="T921" style:parent-style-name="DefaultParagraphFont" style:family="text">
      <style:text-properties fo:font-weight="bold" style:font-weight-asian="bold" style:font-weight-complex="bold" fo:font-size="10pt" style:font-size-asian="10pt" style:font-size-complex="10pt"/>
    </style:style>
    <style:style style:name="T922" style:parent-style-name="DefaultParagraphFont" style:family="text">
      <style:text-properties fo:font-weight="bold" style:font-weight-asian="bold" style:font-weight-complex="bold" fo:font-size="10pt" style:font-size-asian="10pt" style:font-size-complex="10pt"/>
    </style:style>
    <style:style style:name="T923" style:parent-style-name="DefaultParagraphFont" style:family="text">
      <style:text-properties fo:font-weight="bold" style:font-weight-asian="bold" style:font-weight-complex="bold" style:text-position="super 65%" fo:font-size="10pt" style:font-size-asian="10pt" style:font-size-complex="10pt"/>
    </style:style>
    <style:style style:name="T924" style:parent-style-name="DefaultParagraphFont" style:family="text">
      <style:text-properties fo:font-weight="bold" style:font-weight-asian="bold" style:font-weight-complex="bold" fo:font-size="10pt" style:font-size-asian="10pt" style:font-size-complex="10pt"/>
    </style:style>
    <style:style style:name="T925" style:parent-style-name="DefaultParagraphFont" style:family="text">
      <style:text-properties fo:font-weight="bold" style:font-weight-asian="bold" style:font-weight-complex="bold" fo:font-size="10pt" style:font-size-asian="10pt" style:font-size-complex="10pt"/>
    </style:style>
    <style:style style:name="T926" style:parent-style-name="DefaultParagraphFont" style:family="text">
      <style:text-properties fo:font-weight="bold" style:font-weight-asian="bold" style:font-weight-complex="bold" fo:font-size="10pt" style:font-size-asian="10pt" style:font-size-complex="10pt"/>
    </style:style>
    <style:style style:name="T927" style:parent-style-name="DefaultParagraphFont" style:family="text">
      <style:text-properties fo:font-weight="bold" style:font-weight-asian="bold" style:font-weight-complex="bold" style:text-position="super 65%" fo:font-size="10pt" style:font-size-asian="10pt" style:font-size-complex="10pt"/>
    </style:style>
    <style:style style:name="T928" style:parent-style-name="DefaultParagraphFont" style:family="text">
      <style:text-properties fo:font-weight="bold" style:font-weight-asian="bold" style:font-weight-complex="bold" fo:font-size="10pt" style:font-size-asian="10pt" style:font-size-complex="10pt"/>
    </style:style>
    <style:style style:name="T929" style:parent-style-name="DefaultParagraphFont" style:family="text">
      <style:text-properties fo:font-weight="bold" style:font-weight-asian="bold" style:font-weight-complex="bold" fo:font-size="10pt" style:font-size-asian="10pt" style:font-size-complex="10pt"/>
    </style:style>
    <style:style style:name="P930" style:parent-style-name="Normal" style:family="paragraph">
      <style:paragraph-properties fo:text-align="start"/>
      <style:text-properties fo:font-weight="bold" style:font-weight-asian="bold" style:font-weight-complex="bold"/>
    </style:style>
    <style:style style:name="P931" style:parent-style-name="Normal" style:family="paragraph">
      <style:text-properties fo:font-weight="bold" style:font-weight-asian="bold" style:font-weight-complex="bold"/>
    </style:style>
    <style:style style:name="P932" style:parent-style-name="Normal" style:family="paragraph">
      <style:paragraph-properties fo:text-align="start"/>
    </style:style>
    <style:style style:name="T933" style:parent-style-name="DefaultParagraphFont" style:family="text">
      <style:text-properties fo:font-weight="bold" style:font-weight-asian="bold" style:font-weight-complex="bold" style:text-position="super 65%" fo:font-size="10pt" style:font-size-asian="10pt" style:font-size-complex="10pt"/>
    </style:style>
    <style:style style:name="T934" style:parent-style-name="DefaultParagraphFont" style:family="text">
      <style:text-properties fo:font-weight="bold" style:font-weight-asian="bold" style:font-weight-complex="bold" fo:font-size="10pt" style:font-size-asian="10pt" style:font-size-complex="10pt"/>
    </style:style>
    <style:style style:name="T935" style:parent-style-name="DefaultParagraphFont" style:family="text">
      <style:text-properties fo:font-weight="bold" style:font-weight-asian="bold" style:font-weight-complex="bold" fo:font-size="10pt" style:font-size-asian="10pt" style:font-size-complex="10pt"/>
    </style:style>
    <style:style style:name="P936" style:parent-style-name="Normal" style:family="paragraph">
      <style:paragraph-properties fo:text-align="start"/>
    </style:style>
    <style:style style:name="T937" style:parent-style-name="DefaultParagraphFont" style:family="text">
      <style:text-properties fo:font-weight="bold" style:font-weight-asian="bold" style:font-weight-complex="bold" style:text-position="super 65%" fo:font-size="10pt" style:font-size-asian="10pt" style:font-size-complex="10pt"/>
    </style:style>
    <style:style style:name="T938" style:parent-style-name="DefaultParagraphFont" style:family="text">
      <style:text-properties fo:font-weight="bold" style:font-weight-asian="bold" style:font-weight-complex="bold" fo:font-size="10pt" style:font-size-asian="10pt" style:font-size-complex="10pt"/>
    </style:style>
    <style:style style:name="T939" style:parent-style-name="DefaultParagraphFont" style:family="text">
      <style:text-properties fo:font-weight="bold" style:font-weight-asian="bold" style:font-weight-complex="bold" fo:font-size="10pt" style:font-size-asian="10pt" style:font-size-complex="10pt"/>
    </style:style>
    <style:style style:name="T940" style:parent-style-name="DefaultParagraphFont" style:family="text">
      <style:text-properties fo:font-weight="bold" style:font-weight-asian="bold" style:font-weight-complex="bold" fo:font-size="10pt" style:font-size-asian="10pt" style:font-size-complex="10pt"/>
    </style:style>
    <style:style style:name="T941" style:parent-style-name="DefaultParagraphFont" style:family="text">
      <style:text-properties fo:font-weight="bold" style:font-weight-asian="bold" style:font-weight-complex="bold" style:text-position="super 65%" fo:font-size="10pt" style:font-size-asian="10pt" style:font-size-complex="10pt"/>
    </style:style>
    <style:style style:name="T942" style:parent-style-name="DefaultParagraphFont" style:family="text">
      <style:text-properties fo:font-weight="bold" style:font-weight-asian="bold" style:font-weight-complex="bold" fo:font-size="10pt" style:font-size-asian="10pt" style:font-size-complex="10pt"/>
    </style:style>
    <style:style style:name="T943" style:parent-style-name="DefaultParagraphFont" style:family="text">
      <style:text-properties fo:font-weight="bold" style:font-weight-asian="bold" style:font-weight-complex="bold" fo:font-size="10pt" style:font-size-asian="10pt" style:font-size-complex="10pt"/>
    </style:style>
    <style:style style:name="P944" style:parent-style-name="Normal" style:family="paragraph">
      <style:paragraph-properties fo:text-align="start"/>
    </style:style>
    <style:style style:name="T945" style:parent-style-name="DefaultParagraphFont" style:family="text">
      <style:text-properties fo:font-weight="bold" style:font-weight-asian="bold" style:font-weight-complex="bold" style:text-position="super 65%" fo:font-size="10pt" style:font-size-asian="10pt" style:font-size-complex="10pt"/>
    </style:style>
    <style:style style:name="T946" style:parent-style-name="DefaultParagraphFont" style:family="text">
      <style:text-properties fo:font-weight="bold" style:font-weight-asian="bold" style:font-weight-complex="bold" fo:font-size="10pt" style:font-size-asian="10pt" style:font-size-complex="10pt"/>
    </style:style>
    <style:style style:name="T947" style:parent-style-name="DefaultParagraphFont" style:family="text">
      <style:text-properties fo:font-weight="bold" style:font-weight-asian="bold" style:font-weight-complex="bold" fo:font-size="10pt" style:font-size-asian="10pt" style:font-size-complex="10pt"/>
    </style:style>
    <style:style style:name="T948" style:parent-style-name="DefaultParagraphFont" style:family="text">
      <style:text-properties fo:font-weight="bold" style:font-weight-asian="bold" style:font-weight-complex="bold" fo:font-size="10pt" style:font-size-asian="10pt" style:font-size-complex="10pt"/>
    </style:style>
    <style:style style:name="T949" style:parent-style-name="DefaultParagraphFont" style:family="text">
      <style:text-properties fo:font-weight="bold" style:font-weight-asian="bold" style:font-weight-complex="bold" style:text-position="super 65%" fo:font-size="10pt" style:font-size-asian="10pt" style:font-size-complex="10pt"/>
    </style:style>
    <style:style style:name="T950" style:parent-style-name="DefaultParagraphFont" style:family="text">
      <style:text-properties fo:font-weight="bold" style:font-weight-asian="bold" style:font-weight-complex="bold" fo:font-size="10pt" style:font-size-asian="10pt" style:font-size-complex="10pt"/>
    </style:style>
    <style:style style:name="T951" style:parent-style-name="DefaultParagraphFont" style:family="text">
      <style:text-properties fo:font-weight="bold" style:font-weight-asian="bold" style:font-weight-complex="bold" fo:font-size="10pt" style:font-size-asian="10pt" style:font-size-complex="10pt"/>
    </style:style>
    <style:style style:name="P952" style:parent-style-name="Normal" style:family="paragraph">
      <style:paragraph-properties fo:text-align="start"/>
    </style:style>
    <style:style style:name="T953" style:parent-style-name="DefaultParagraphFont" style:family="text">
      <style:text-properties fo:font-weight="bold" style:font-weight-asian="bold" style:font-weight-complex="bold" style:text-position="super 65%" fo:font-size="10pt" style:font-size-asian="10pt" style:font-size-complex="10pt"/>
    </style:style>
    <style:style style:name="T954" style:parent-style-name="DefaultParagraphFont" style:family="text">
      <style:text-properties fo:font-weight="bold" style:font-weight-asian="bold" style:font-weight-complex="bold" fo:font-size="10pt" style:font-size-asian="10pt" style:font-size-complex="10pt"/>
    </style:style>
    <style:style style:name="T955" style:parent-style-name="DefaultParagraphFont" style:family="text">
      <style:text-properties fo:font-weight="bold" style:font-weight-asian="bold" style:font-weight-complex="bold" fo:font-size="10pt" style:font-size-asian="10pt" style:font-size-complex="10pt"/>
    </style:style>
    <style:style style:name="P956" style:parent-style-name="Normal" style:family="paragraph">
      <style:text-properties fo:font-weight="bold" style:font-weight-asian="bold" style:font-weight-complex="bold"/>
    </style:style>
    <style:style style:name="P957" style:parent-style-name="Normal" style:family="paragraph">
      <style:text-properties fo:font-weight="bold" style:font-weight-asian="bold" style:font-weight-complex="bold"/>
    </style:style>
    <style:style style:name="T958" style:parent-style-name="DefaultParagraphFont" style:family="text">
      <style:text-properties fo:font-weight="bold" style:font-weight-asian="bold" style:font-weight-complex="bold" style:text-position="super 65%" fo:font-size="10pt" style:font-size-asian="10pt" style:font-size-complex="10pt"/>
    </style:style>
    <style:style style:name="T959" style:parent-style-name="DefaultParagraphFont" style:family="text">
      <style:text-properties fo:font-weight="bold" style:font-weight-asian="bold" style:font-weight-complex="bold" fo:font-size="10pt" style:font-size-asian="10pt" style:font-size-complex="10pt"/>
    </style:style>
    <style:style style:name="P960" style:parent-style-name="Normal" style:family="paragraph">
      <style:paragraph-properties fo:text-align="start"/>
    </style:style>
    <style:style style:name="T961" style:parent-style-name="DefaultParagraphFont" style:family="text">
      <style:text-properties fo:font-weight="bold" style:font-weight-asian="bold" style:font-weight-complex="bold" fo:font-size="10pt" style:font-size-asian="10pt" style:font-size-complex="10pt"/>
    </style:style>
    <style:style style:name="T962" style:parent-style-name="DefaultParagraphFont" style:family="text">
      <style:text-properties fo:font-weight="bold" style:font-weight-asian="bold" style:font-weight-complex="bold" fo:font-size="10pt" style:font-size-asian="10pt" style:font-size-complex="10pt"/>
    </style:style>
    <style:style style:name="T963" style:parent-style-name="DefaultParagraphFont" style:family="text">
      <style:text-properties fo:font-weight="bold" style:font-weight-asian="bold" style:font-weight-complex="bold" style:text-position="super 65%" fo:font-size="10pt" style:font-size-asian="10pt" style:font-size-complex="10pt"/>
    </style:style>
    <style:style style:name="T964" style:parent-style-name="DefaultParagraphFont" style:family="text">
      <style:text-properties fo:font-weight="bold" style:font-weight-asian="bold" style:font-weight-complex="bold" fo:font-size="10pt" style:font-size-asian="10pt" style:font-size-complex="10pt"/>
    </style:style>
    <style:style style:name="T965" style:parent-style-name="DefaultParagraphFont" style:family="text">
      <style:text-properties fo:font-weight="bold" style:font-weight-asian="bold" style:font-weight-complex="bold" fo:font-size="10pt" style:font-size-asian="10pt" style:font-size-complex="10pt"/>
    </style:style>
    <style:style style:name="T966" style:parent-style-name="DefaultParagraphFont" style:family="text">
      <style:text-properties fo:font-weight="bold" style:font-weight-asian="bold" style:font-weight-complex="bold" style:text-position="super 65%" fo:font-size="10pt" style:font-size-asian="10pt" style:font-size-complex="10pt"/>
    </style:style>
    <style:style style:name="T967" style:parent-style-name="DefaultParagraphFont" style:family="text">
      <style:text-properties fo:font-weight="bold" style:font-weight-asian="bold" style:font-weight-complex="bold" fo:font-size="10pt" style:font-size-asian="10pt" style:font-size-complex="10pt"/>
    </style:style>
    <style:style style:name="T968" style:parent-style-name="DefaultParagraphFont" style:family="text">
      <style:text-properties fo:font-weight="bold" style:font-weight-asian="bold" style:font-weight-complex="bold" style:text-position="super 65%" fo:font-size="10pt" style:font-size-asian="10pt" style:font-size-complex="10pt"/>
    </style:style>
    <style:style style:name="T969" style:parent-style-name="DefaultParagraphFont" style:family="text">
      <style:text-properties fo:font-weight="bold" style:font-weight-asian="bold" style:font-weight-complex="bold" fo:font-size="10pt" style:font-size-asian="10pt" style:font-size-complex="10pt"/>
    </style:style>
    <style:style style:name="T970" style:parent-style-name="DefaultParagraphFont" style:family="text">
      <style:text-properties fo:font-weight="bold" style:font-weight-asian="bold" style:font-weight-complex="bold" style:text-position="super 65%" fo:font-size="10pt" style:font-size-asian="10pt" style:font-size-complex="10pt"/>
    </style:style>
    <style:style style:name="T971" style:parent-style-name="DefaultParagraphFont" style:family="text">
      <style:text-properties fo:font-weight="bold" style:font-weight-asian="bold" style:font-weight-complex="bold" fo:font-size="10pt" style:font-size-asian="10pt" style:font-size-complex="10pt"/>
    </style:style>
    <style:style style:name="P972" style:parent-style-name="Normal" style:family="paragraph">
      <style:text-properties fo:font-weight="bold" style:font-weight-asian="bold" style:font-weight-complex="bold"/>
    </style:style>
    <style:style style:name="P973" style:parent-style-name="Normal" style:family="paragraph">
      <style:text-properties fo:font-weight="bold" style:font-weight-asian="bold" style:font-weight-complex="bold"/>
    </style:style>
    <style:style style:name="T974" style:parent-style-name="DefaultParagraphFont" style:family="text">
      <style:text-properties fo:font-weight="bold" style:font-weight-asian="bold" style:font-weight-complex="bold" style:text-position="super 65%" fo:font-size="10pt" style:font-size-asian="10pt" style:font-size-complex="10pt"/>
    </style:style>
    <style:style style:name="T975" style:parent-style-name="DefaultParagraphFont" style:family="text">
      <style:text-properties fo:font-weight="bold" style:font-weight-asian="bold" style:font-weight-complex="bold" fo:font-size="10pt" style:font-size-asian="10pt" style:font-size-complex="10pt"/>
    </style:style>
    <style:style style:name="T976" style:parent-style-name="DefaultParagraphFont" style:family="text">
      <style:text-properties fo:font-weight="bold" style:font-weight-asian="bold" style:font-weight-complex="bold" style:text-position="super 65%" fo:font-size="10pt" style:font-size-asian="10pt" style:font-size-complex="10pt"/>
    </style:style>
    <style:style style:name="T977" style:parent-style-name="DefaultParagraphFont" style:family="text">
      <style:text-properties fo:font-weight="bold" style:font-weight-asian="bold" style:font-weight-complex="bold" fo:font-size="10pt" style:font-size-asian="10pt" style:font-size-complex="10pt"/>
    </style:style>
    <style:style style:name="T978" style:parent-style-name="DefaultParagraphFont" style:family="text">
      <style:text-properties fo:font-weight="bold" style:font-weight-asian="bold" style:font-weight-complex="bold" style:text-position="super 65%" fo:font-size="10pt" style:font-size-asian="10pt" style:font-size-complex="10pt"/>
    </style:style>
    <style:style style:name="T979" style:parent-style-name="DefaultParagraphFont" style:family="text">
      <style:text-properties fo:font-weight="bold" style:font-weight-asian="bold" style:font-weight-complex="bold" fo:font-size="10pt" style:font-size-asian="10pt" style:font-size-complex="10pt"/>
    </style:style>
    <style:style style:name="T980" style:parent-style-name="DefaultParagraphFont" style:family="text">
      <style:text-properties fo:font-weight="bold" style:font-weight-asian="bold" style:font-weight-complex="bold" style:text-position="super 65%" fo:font-size="10pt" style:font-size-asian="10pt" style:font-size-complex="10pt"/>
    </style:style>
    <style:style style:name="T981" style:parent-style-name="DefaultParagraphFont" style:family="text">
      <style:text-properties fo:font-weight="bold" style:font-weight-asian="bold" style:font-weight-complex="bold" fo:font-size="10pt" style:font-size-asian="10pt" style:font-size-complex="10pt"/>
    </style:style>
    <style:style style:name="T982" style:parent-style-name="DefaultParagraphFont" style:family="text">
      <style:text-properties fo:font-weight="bold" style:font-weight-asian="bold" style:font-weight-complex="bold" style:text-position="super 65%" fo:font-size="10pt" style:font-size-asian="10pt" style:font-size-complex="10pt"/>
    </style:style>
    <style:style style:name="T983" style:parent-style-name="DefaultParagraphFont" style:family="text">
      <style:text-properties fo:font-weight="bold" style:font-weight-asian="bold" style:font-weight-complex="bold" fo:font-size="10pt" style:font-size-asian="10pt" style:font-size-complex="10pt"/>
    </style:style>
    <style:style style:name="T984" style:parent-style-name="DefaultParagraphFont" style:family="text">
      <style:text-properties fo:font-weight="bold" style:font-weight-asian="bold" style:font-weight-complex="bold" style:text-position="super 65%" fo:font-size="10pt" style:font-size-asian="10pt" style:font-size-complex="10pt"/>
    </style:style>
    <style:style style:name="T985" style:parent-style-name="DefaultParagraphFont" style:family="text">
      <style:text-properties fo:font-weight="bold" style:font-weight-asian="bold" style:font-weight-complex="bold" fo:font-size="10pt" style:font-size-asian="10pt" style:font-size-complex="10pt"/>
    </style:style>
    <style:style style:name="T986" style:parent-style-name="DefaultParagraphFont" style:family="text">
      <style:text-properties fo:font-weight="bold" style:font-weight-asian="bold" style:font-weight-complex="bold" style:text-position="super 65%" fo:font-size="10pt" style:font-size-asian="10pt" style:font-size-complex="10pt"/>
    </style:style>
    <style:style style:name="T987" style:parent-style-name="DefaultParagraphFont" style:family="text">
      <style:text-properties fo:font-weight="bold" style:font-weight-asian="bold" style:font-weight-complex="bold" fo:font-size="10pt" style:font-size-asian="10pt" style:font-size-complex="10pt"/>
    </style:style>
    <style:style style:name="P988" style:parent-style-name="Normal" style:family="paragraph">
      <style:text-properties fo:font-weight="bold" style:font-weight-asian="bold" style:font-weight-complex="bold"/>
    </style:style>
    <style:style style:name="P989" style:parent-style-name="Normal" style:master-page-name="MPF7" style:family="paragraph">
      <style:paragraph-properties fo:break-before="page"/>
    </style:style>
    <style:style style:name="P991" style:parent-style-name="Normal" style:family="paragraph">
      <style:paragraph-properties fo:text-align="center"/>
    </style:style>
    <style:style style:name="P992" style:parent-style-name="Normal" style:family="paragraph">
      <style:paragraph-properties fo:text-align="center"/>
    </style:style>
    <style:style style:name="P993" style:parent-style-name="Normal" style:family="paragraph">
      <style:text-properties fo:font-weight="bold" style:font-weight-asian="bold" style:font-weight-complex="bold"/>
    </style:style>
    <style:style style:name="P994" style:parent-style-name="Normal" style:family="paragraph">
      <style:text-properties fo:font-weight="bold" style:font-weight-asian="bold" style:font-weight-complex="bold" fo:font-size="10pt" style:font-size-asian="10pt" style:font-size-complex="10pt"/>
    </style:style>
    <style:style style:name="P995" style:parent-style-name="Normal" style:family="paragraph">
      <style:text-properties fo:font-weight="bold" style:font-weight-asian="bold" style:font-weight-complex="bold"/>
    </style:style>
    <style:style style:name="P996" style:parent-style-name="Normal" style:family="paragraph">
      <style:text-properties fo:font-weight="bold" style:font-weight-asian="bold" style:font-weight-complex="bold"/>
    </style:style>
    <style:style style:name="P997" style:parent-style-name="Normal" style:family="paragraph">
      <style:paragraph-properties fo:text-align="start"/>
      <style:text-properties fo:font-weight="bold" style:font-weight-asian="bold" style:font-weight-complex="bold" fo:font-size="10pt" style:font-size-asian="10pt" style:font-size-complex="10pt"/>
    </style:style>
    <style:style style:name="P998" style:parent-style-name="Normal" style:family="paragraph">
      <style:text-properties fo:font-weight="bold" style:font-weight-asian="bold" style:font-weight-complex="bold"/>
    </style:style>
    <style:style style:name="P999" style:parent-style-name="Normal" style:family="paragraph">
      <style:text-properties fo:font-weight="bold" style:font-weight-asian="bold" style:font-weight-complex="bold"/>
    </style:style>
    <style:style style:name="P1000" style:parent-style-name="Normal" style:family="paragraph">
      <style:text-properties fo:font-weight="bold" style:font-weight-asian="bold" style:font-weight-complex="bold" fo:font-size="10pt" style:font-size-asian="10pt" style:font-size-complex="10pt"/>
    </style:style>
    <style:style style:name="P1001" style:parent-style-name="Normal" style:family="paragraph">
      <style:text-properties fo:font-weight="bold" style:font-weight-asian="bold" style:font-weight-complex="bold" fo:font-size="10pt" style:font-size-asian="10pt" style:font-size-complex="10pt"/>
    </style:style>
    <style:style style:name="P1002" style:parent-style-name="Normal" style:family="paragraph">
      <style:text-properties fo:font-weight="bold" style:font-weight-asian="bold" style:font-weight-complex="bold" fo:font-size="10pt" style:font-size-asian="10pt" style:font-size-complex="10pt"/>
    </style:style>
    <style:style style:name="P1003" style:parent-style-name="Normal" style:family="paragraph">
      <style:text-properties fo:font-weight="bold" style:font-weight-asian="bold" style:font-weight-complex="bold"/>
    </style:style>
    <style:style style:name="P1004" style:parent-style-name="Normal" style:family="paragraph">
      <style:text-properties fo:font-weight="bold" style:font-weight-asian="bold" style:font-weight-complex="bold"/>
    </style:style>
    <style:style style:name="P1005" style:parent-style-name="Normal" style:family="paragraph">
      <style:text-properties fo:font-weight="bold" style:font-weight-asian="bold" style:font-weight-complex="bold" fo:font-size="10pt" style:font-size-asian="10pt" style:font-size-complex="10pt"/>
    </style:style>
    <style:style style:name="P1006" style:parent-style-name="Normal" style:family="paragraph">
      <style:paragraph-properties fo:margin-top="0.1666in" fo:margin-bottom="0.1111in"/>
      <style:text-properties fo:font-weight="bold" style:font-weight-asian="bold" style:font-weight-complex="bold"/>
    </style:style>
    <style:style style:name="P1007" style:parent-style-name="Normal" style:family="paragraph">
      <style:text-properties fo:font-weight="bold" style:font-weight-asian="bold" style:font-weight-complex="bold" fo:font-size="10pt" style:font-size-asian="10pt" style:font-size-complex="10pt"/>
    </style:style>
    <style:style style:name="P1008" style:parent-style-name="Normal" style:family="paragraph">
      <style:text-properties fo:font-weight="bold" style:font-weight-asian="bold" style:font-weight-complex="bold" fo:font-size="10pt" style:font-size-asian="10pt" style:font-size-complex="10pt"/>
    </style:style>
    <style:style style:name="P1009" style:parent-style-name="Normal" style:family="paragraph">
      <style:text-properties fo:font-weight="bold" style:font-weight-asian="bold" style:font-weight-complex="bold" fo:font-size="10pt" style:font-size-asian="10pt" style:font-size-complex="10pt"/>
    </style:style>
    <style:style style:name="P1010" style:parent-style-name="Normal" style:family="paragraph">
      <style:text-properties fo:font-weight="bold" style:font-weight-asian="bold" style:font-weight-complex="bold" fo:font-size="10pt" style:font-size-asian="10pt" style:font-size-complex="10pt"/>
    </style:style>
    <style:style style:name="P1011" style:parent-style-name="Normal" style:family="paragraph">
      <style:text-properties fo:font-weight="bold" style:font-weight-asian="bold" style:font-weight-complex="bold" fo:font-size="10pt" style:font-size-asian="10pt" style:font-size-complex="10pt"/>
    </style:style>
    <style:style style:name="P1012" style:parent-style-name="Normal" style:family="paragraph">
      <style:text-properties fo:font-weight="bold" style:font-weight-asian="bold" style:font-weight-complex="bold" fo:font-size="10pt" style:font-size-asian="10pt" style:font-size-complex="10pt"/>
    </style:style>
    <style:style style:name="P1013" style:parent-style-name="Normal" style:family="paragraph">
      <style:text-properties fo:font-weight="bold" style:font-weight-asian="bold" style:font-weight-complex="bold" fo:font-size="10pt" style:font-size-asian="10pt" style:font-size-complex="10pt"/>
    </style:style>
    <style:style style:name="P1014" style:parent-style-name="Normal" style:family="paragraph">
      <style:text-properties fo:font-weight="bold" style:font-weight-asian="bold" style:font-weight-complex="bold" fo:font-size="10pt" style:font-size-asian="10pt" style:font-size-complex="10pt"/>
    </style:style>
    <style:style style:name="P1015" style:parent-style-name="Normal" style:family="paragraph">
      <style:text-properties fo:font-weight="bold" style:font-weight-asian="bold" style:font-weight-complex="bold" fo:font-size="10pt" style:font-size-asian="10pt" style:font-size-complex="10pt"/>
    </style:style>
    <style:style style:name="P1016" style:parent-style-name="Normal" style:family="paragraph">
      <style:text-properties fo:font-weight="bold" style:font-weight-asian="bold" style:font-weight-complex="bold" fo:font-size="10pt" style:font-size-asian="10pt" style:font-size-complex="10pt"/>
    </style:style>
    <style:style style:name="P1017" style:parent-style-name="Normal" style:family="paragraph">
      <style:text-properties fo:font-weight="bold" style:font-weight-asian="bold" style:font-weight-complex="bold" fo:font-size="10pt" style:font-size-asian="10pt" style:font-size-complex="10pt"/>
    </style:style>
    <style:style style:name="P1018" style:parent-style-name="Normal" style:family="paragraph">
      <style:text-properties fo:font-weight="bold" style:font-weight-asian="bold" style:font-weight-complex="bold" fo:font-size="10pt" style:font-size-asian="10pt" style:font-size-complex="10pt"/>
    </style:style>
    <style:style style:name="P1019" style:parent-style-name="Normal" style:family="paragraph">
      <style:text-properties fo:font-weight="bold" style:font-weight-asian="bold" style:font-weight-complex="bold" fo:font-size="10pt" style:font-size-asian="10pt" style:font-size-complex="10pt"/>
    </style:style>
    <style:style style:name="P1020" style:parent-style-name="Normal" style:family="paragraph">
      <style:text-properties fo:font-weight="bold" style:font-weight-asian="bold" style:font-weight-complex="bold" fo:font-size="10pt" style:font-size-asian="10pt" style:font-size-complex="10pt"/>
    </style:style>
    <style:style style:name="P1021" style:parent-style-name="Normal" style:family="paragraph">
      <style:paragraph-properties fo:text-align="center"/>
    </style:style>
    <style:style style:name="T1022" style:parent-style-name="DefaultParagraphFont" style:family="text">
      <style:text-properties fo:font-size="16pt" style:font-size-asian="16pt" style:font-size-complex="16pt"/>
    </style:style>
    <style:style style:name="P1023" style:parent-style-name="Normal" style:family="paragraph">
      <style:paragraph-properties fo:text-align="center"/>
    </style:style>
    <style:style style:name="P1024" style:parent-style-name="Normal" style:family="paragraph">
      <style:paragraph-properties fo:text-align="center"/>
    </style:style>
    <style:style style:name="P1025" style:parent-style-name="Normal" style:family="paragraph">
      <style:paragraph-properties fo:text-align="center"/>
    </style:style>
    <style:style style:name="P1026" style:parent-style-name="Normal" style:family="paragraph">
      <style:paragraph-properties fo:text-align="start"/>
      <style:text-properties fo:font-weight="bold" style:font-weight-asian="bold" style:font-weight-complex="bold"/>
    </style:style>
    <style:style style:name="T1027" style:parent-style-name="DefaultParagraphFont" style:family="text">
      <style:text-properties fo:font-weight="bold" style:font-weight-asian="bold" style:font-weight-complex="bold" fo:font-size="10pt" style:font-size-asian="10pt" style:font-size-complex="10pt"/>
    </style:style>
    <style:style style:name="T1028" style:parent-style-name="DefaultParagraphFont" style:family="text">
      <style:text-properties fo:font-weight="bold" style:font-weight-asian="bold" style:font-weight-complex="bold" style:text-position="super 65%" fo:font-size="10pt" style:font-size-asian="10pt" style:font-size-complex="10pt"/>
    </style:style>
    <style:style style:name="T1029" style:parent-style-name="DefaultParagraphFont" style:family="text">
      <style:text-properties fo:font-weight="bold" style:font-weight-asian="bold" style:font-weight-complex="bold" fo:font-size="10pt" style:font-size-asian="10pt" style:font-size-complex="10pt"/>
    </style:style>
    <style:style style:name="T1030" style:parent-style-name="DefaultParagraphFont" style:family="text">
      <style:text-properties fo:font-weight="bold" style:font-weight-asian="bold" style:font-weight-complex="bold" fo:font-size="10pt" style:font-size-asian="10pt" style:font-size-complex="10pt"/>
    </style:style>
    <style:style style:name="T1031" style:parent-style-name="DefaultParagraphFont" style:family="text">
      <style:text-properties fo:font-weight="bold" style:font-weight-asian="bold" style:font-weight-complex="bold" style:text-position="super 65%" fo:font-size="10pt" style:font-size-asian="10pt" style:font-size-complex="10pt"/>
    </style:style>
    <style:style style:name="T1032" style:parent-style-name="DefaultParagraphFont" style:family="text">
      <style:text-properties fo:font-weight="bold" style:font-weight-asian="bold" style:font-weight-complex="bold" fo:font-size="10pt" style:font-size-asian="10pt" style:font-size-complex="10pt"/>
    </style:style>
    <style:style style:name="T1033" style:parent-style-name="DefaultParagraphFont" style:family="text">
      <style:text-properties fo:font-weight="bold" style:font-weight-asian="bold" style:font-weight-complex="bold" style:text-position="super 65%" fo:font-size="10pt" style:font-size-asian="10pt" style:font-size-complex="10pt"/>
    </style:style>
    <style:style style:name="T1034" style:parent-style-name="DefaultParagraphFont" style:family="text">
      <style:text-properties fo:font-weight="bold" style:font-weight-asian="bold" style:font-weight-complex="bold" fo:font-size="10pt" style:font-size-asian="10pt" style:font-size-complex="10pt"/>
    </style:style>
    <style:style style:name="P1035" style:parent-style-name="Normal" style:family="paragraph">
      <style:paragraph-properties fo:text-align="start"/>
      <style:text-properties fo:font-weight="bold" style:font-weight-asian="bold" style:font-weight-complex="bold"/>
    </style:style>
    <style:style style:name="P1036" style:parent-style-name="Normal" style:family="paragraph">
      <style:text-properties fo:font-weight="bold" style:font-weight-asian="bold" style:font-weight-complex="bold"/>
    </style:style>
    <style:style style:name="P1037" style:parent-style-name="Normal" style:family="paragraph">
      <style:paragraph-properties fo:text-align="start"/>
    </style:style>
    <style:style style:name="T1038" style:parent-style-name="DefaultParagraphFont" style:family="text">
      <style:text-properties fo:font-weight="bold" style:font-weight-asian="bold" style:font-weight-complex="bold" style:text-position="super 65%" fo:font-size="10pt" style:font-size-asian="10pt" style:font-size-complex="10pt"/>
    </style:style>
    <style:style style:name="T1039" style:parent-style-name="DefaultParagraphFont" style:family="text">
      <style:text-properties fo:font-weight="bold" style:font-weight-asian="bold" style:font-weight-complex="bold" fo:font-size="10pt" style:font-size-asian="10pt" style:font-size-complex="10pt"/>
    </style:style>
    <style:style style:name="T1040" style:parent-style-name="DefaultParagraphFont" style:family="text">
      <style:text-properties fo:font-weight="bold" style:font-weight-asian="bold" style:font-weight-complex="bold" fo:font-size="10pt" style:font-size-asian="10pt" style:font-size-complex="10pt"/>
    </style:style>
    <style:style style:name="T1041" style:parent-style-name="DefaultParagraphFont" style:family="text">
      <style:text-properties fo:font-weight="bold" style:font-weight-asian="bold" style:font-weight-complex="bold" fo:font-size="10pt" style:font-size-asian="10pt" style:font-size-complex="10pt"/>
    </style:style>
    <style:style style:name="P1042" style:parent-style-name="Normal" style:family="paragraph">
      <style:paragraph-properties fo:text-align="start"/>
    </style:style>
    <style:style style:name="T1043" style:parent-style-name="DefaultParagraphFont" style:family="text">
      <style:text-properties fo:font-weight="bold" style:font-weight-asian="bold" style:font-weight-complex="bold" style:text-position="super 65%" fo:font-size="10pt" style:font-size-asian="10pt" style:font-size-complex="10pt"/>
    </style:style>
    <style:style style:name="T1044" style:parent-style-name="DefaultParagraphFont" style:family="text">
      <style:text-properties fo:font-weight="bold" style:font-weight-asian="bold" style:font-weight-complex="bold" fo:font-size="10pt" style:font-size-asian="10pt" style:font-size-complex="10pt"/>
    </style:style>
    <style:style style:name="T1045" style:parent-style-name="DefaultParagraphFont" style:family="text">
      <style:text-properties fo:font-weight="bold" style:font-weight-asian="bold" style:font-weight-complex="bold" fo:font-size="10pt" style:font-size-asian="10pt" style:font-size-complex="10pt"/>
    </style:style>
    <style:style style:name="T1046" style:parent-style-name="DefaultParagraphFont" style:family="text">
      <style:text-properties fo:font-weight="bold" style:font-weight-asian="bold" style:font-weight-complex="bold" fo:font-size="10pt" style:font-size-asian="10pt" style:font-size-complex="10pt"/>
    </style:style>
    <style:style style:name="P1047" style:parent-style-name="Normal" style:family="paragraph">
      <style:paragraph-properties fo:text-align="start"/>
    </style:style>
    <style:style style:name="T1048" style:parent-style-name="DefaultParagraphFont" style:family="text">
      <style:text-properties fo:font-weight="bold" style:font-weight-asian="bold" style:font-weight-complex="bold" style:text-position="super 65%" fo:font-size="10pt" style:font-size-asian="10pt" style:font-size-complex="10pt"/>
    </style:style>
    <style:style style:name="T1049" style:parent-style-name="DefaultParagraphFont" style:family="text">
      <style:text-properties fo:font-weight="bold" style:font-weight-asian="bold" style:font-weight-complex="bold" fo:font-size="10pt" style:font-size-asian="10pt" style:font-size-complex="10pt"/>
    </style:style>
    <style:style style:name="T1050" style:parent-style-name="DefaultParagraphFont" style:family="text">
      <style:text-properties fo:font-weight="bold" style:font-weight-asian="bold" style:font-weight-complex="bold" fo:font-size="10pt" style:font-size-asian="10pt" style:font-size-complex="10pt"/>
    </style:style>
    <style:style style:name="T1051" style:parent-style-name="DefaultParagraphFont" style:family="text">
      <style:text-properties fo:font-weight="bold" style:font-weight-asian="bold" style:font-weight-complex="bold" fo:font-size="10pt" style:font-size-asian="10pt" style:font-size-complex="10pt"/>
    </style:style>
    <style:style style:name="P1052" style:parent-style-name="Normal" style:family="paragraph">
      <style:paragraph-properties fo:text-align="start"/>
    </style:style>
    <style:style style:name="T1053" style:parent-style-name="DefaultParagraphFont" style:family="text">
      <style:text-properties fo:font-weight="bold" style:font-weight-asian="bold" style:font-weight-complex="bold" style:text-position="super 65%" fo:font-size="10pt" style:font-size-asian="10pt" style:font-size-complex="10pt"/>
    </style:style>
    <style:style style:name="T1054" style:parent-style-name="DefaultParagraphFont" style:family="text">
      <style:text-properties fo:font-weight="bold" style:font-weight-asian="bold" style:font-weight-complex="bold" fo:font-size="10pt" style:font-size-asian="10pt" style:font-size-complex="10pt"/>
    </style:style>
    <style:style style:name="T1055" style:parent-style-name="DefaultParagraphFont" style:family="text">
      <style:text-properties fo:font-weight="bold" style:font-weight-asian="bold" style:font-weight-complex="bold" fo:font-size="10pt" style:font-size-asian="10pt" style:font-size-complex="10pt"/>
    </style:style>
    <style:style style:name="T1056" style:parent-style-name="DefaultParagraphFont" style:family="text">
      <style:text-properties fo:font-weight="bold" style:font-weight-asian="bold" style:font-weight-complex="bold" fo:font-size="10pt" style:font-size-asian="10pt" style:font-size-complex="10pt"/>
    </style:style>
    <style:style style:name="T105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1058" style:parent-style-name="Normal" style:family="paragraph">
      <style:paragraph-properties fo:text-align="start"/>
      <style:text-properties fo:font-weight="bold" style:font-weight-asian="bold" style:font-weight-complex="bold"/>
    </style:style>
    <style:style style:name="P1059" style:parent-style-name="Normal" style:family="paragraph">
      <style:text-properties fo:font-weight="bold" style:font-weight-asian="bold" style:font-weight-complex="bold"/>
    </style:style>
    <style:style style:name="T1060" style:parent-style-name="DefaultParagraphFont" style:family="text">
      <style:text-properties fo:font-weight="bold" style:font-weight-asian="bold" style:font-weight-complex="bold" style:text-position="super 65%" fo:font-size="10pt" style:font-size-asian="10pt" style:font-size-complex="10pt"/>
    </style:style>
    <style:style style:name="T1061" style:parent-style-name="DefaultParagraphFont" style:family="text">
      <style:text-properties fo:font-weight="bold" style:font-weight-asian="bold" style:font-weight-complex="bold" fo:font-size="10pt" style:font-size-asian="10pt" style:font-size-complex="10pt"/>
    </style:style>
    <style:style style:name="T1062" style:parent-style-name="DefaultParagraphFont" style:family="text">
      <style:text-properties fo:font-weight="bold" style:font-weight-asian="bold" style:font-weight-complex="bold" style:text-position="super 65%" fo:font-size="10pt" style:font-size-asian="10pt" style:font-size-complex="10pt"/>
    </style:style>
    <style:style style:name="T1063" style:parent-style-name="DefaultParagraphFont" style:family="text">
      <style:text-properties fo:font-weight="bold" style:font-weight-asian="bold" style:font-weight-complex="bold" fo:font-size="10pt" style:font-size-asian="10pt" style:font-size-complex="10pt"/>
    </style:style>
    <style:style style:name="T1064" style:parent-style-name="DefaultParagraphFont" style:family="text">
      <style:text-properties fo:font-weight="bold" style:font-weight-asian="bold" style:font-weight-complex="bold" style:text-position="super 65%" fo:font-size="10pt" style:font-size-asian="10pt" style:font-size-complex="10pt"/>
    </style:style>
    <style:style style:name="T1065" style:parent-style-name="DefaultParagraphFont" style:family="text">
      <style:text-properties fo:font-weight="bold" style:font-weight-asian="bold" style:font-weight-complex="bold" fo:font-size="10pt" style:font-size-asian="10pt" style:font-size-complex="10pt"/>
    </style:style>
    <style:style style:name="T1066" style:parent-style-name="DefaultParagraphFont" style:family="text">
      <style:text-properties fo:font-weight="bold" style:font-weight-asian="bold" style:font-weight-complex="bold" style:text-position="super 65%" fo:font-size="10pt" style:font-size-asian="10pt" style:font-size-complex="10pt"/>
    </style:style>
    <style:style style:name="T1067" style:parent-style-name="DefaultParagraphFont" style:family="text">
      <style:text-properties fo:font-weight="bold" style:font-weight-asian="bold" style:font-weight-complex="bold" fo:font-size="10pt" style:font-size-asian="10pt" style:font-size-complex="10pt"/>
    </style:style>
    <style:style style:name="T1068" style:parent-style-name="DefaultParagraphFont" style:family="text">
      <style:text-properties fo:font-weight="bold" style:font-weight-asian="bold" style:font-weight-complex="bold" style:text-position="super 65%" fo:font-size="10pt" style:font-size-asian="10pt" style:font-size-complex="10pt"/>
    </style:style>
    <style:style style:name="T1069" style:parent-style-name="DefaultParagraphFont" style:family="text">
      <style:text-properties fo:font-weight="bold" style:font-weight-asian="bold" style:font-weight-complex="bold" fo:font-size="10pt" style:font-size-asian="10pt" style:font-size-complex="10pt"/>
    </style:style>
    <style:style style:name="P1070" style:parent-style-name="Normal" style:family="paragraph">
      <style:text-properties fo:font-weight="bold" style:font-weight-asian="bold" style:font-weight-complex="bold"/>
    </style:style>
    <style:style style:name="P1071" style:parent-style-name="Normal" style:family="paragraph">
      <style:text-properties fo:font-weight="bold" style:font-weight-asian="bold" style:font-weight-complex="bold"/>
    </style:style>
    <style:style style:name="T1072" style:parent-style-name="DefaultParagraphFont" style:family="text">
      <style:text-properties fo:font-weight="bold" style:font-weight-asian="bold" style:font-weight-complex="bold" style:text-position="super 65%" fo:font-size="10pt" style:font-size-asian="10pt" style:font-size-complex="10pt"/>
    </style:style>
    <style:style style:name="T1073" style:parent-style-name="DefaultParagraphFont" style:family="text">
      <style:text-properties fo:font-weight="bold" style:font-weight-asian="bold" style:font-weight-complex="bold" fo:font-size="10pt" style:font-size-asian="10pt" style:font-size-complex="10pt"/>
    </style:style>
    <style:style style:name="T1074" style:parent-style-name="DefaultParagraphFont" style:family="text">
      <style:text-properties fo:font-weight="bold" style:font-weight-asian="bold" style:font-weight-complex="bold" style:text-position="super 65%" fo:font-size="10pt" style:font-size-asian="10pt" style:font-size-complex="10pt"/>
    </style:style>
    <style:style style:name="T1075" style:parent-style-name="DefaultParagraphFont" style:family="text">
      <style:text-properties fo:font-weight="bold" style:font-weight-asian="bold" style:font-weight-complex="bold" fo:font-size="10pt" style:font-size-asian="10pt" style:font-size-complex="10pt"/>
    </style:style>
    <style:style style:name="T1076" style:parent-style-name="DefaultParagraphFont" style:family="text">
      <style:text-properties fo:font-weight="bold" style:font-weight-asian="bold" style:font-weight-complex="bold" style:text-position="super 65%" fo:font-size="10pt" style:font-size-asian="10pt" style:font-size-complex="10pt"/>
    </style:style>
    <style:style style:name="T1077" style:parent-style-name="DefaultParagraphFont" style:family="text">
      <style:text-properties fo:font-weight="bold" style:font-weight-asian="bold" style:font-weight-complex="bold" fo:font-size="10pt" style:font-size-asian="10pt" style:font-size-complex="10pt"/>
    </style:style>
    <style:style style:name="T1078" style:parent-style-name="DefaultParagraphFont" style:family="text">
      <style:text-properties fo:font-weight="bold" style:font-weight-asian="bold" style:font-weight-complex="bold" style:text-position="super 65%" fo:font-size="10pt" style:font-size-asian="10pt" style:font-size-complex="10pt"/>
    </style:style>
    <style:style style:name="T1079" style:parent-style-name="DefaultParagraphFont" style:family="text">
      <style:text-properties fo:font-weight="bold" style:font-weight-asian="bold" style:font-weight-complex="bold" fo:font-size="10pt" style:font-size-asian="10pt" style:font-size-complex="10pt"/>
    </style:style>
    <style:style style:name="T1080" style:parent-style-name="DefaultParagraphFont" style:family="text">
      <style:text-properties fo:font-weight="bold" style:font-weight-asian="bold" style:font-weight-complex="bold" style:text-position="super 65%" fo:font-size="10pt" style:font-size-asian="10pt" style:font-size-complex="10pt"/>
    </style:style>
    <style:style style:name="T1081" style:parent-style-name="DefaultParagraphFont" style:family="text">
      <style:text-properties fo:font-weight="bold" style:font-weight-asian="bold" style:font-weight-complex="bold" fo:font-size="10pt" style:font-size-asian="10pt" style:font-size-complex="10pt"/>
    </style:style>
    <style:style style:name="T1082" style:parent-style-name="DefaultParagraphFont" style:family="text">
      <style:text-properties fo:font-weight="bold" style:font-weight-asian="bold" style:font-weight-complex="bold" style:text-position="super 65%" fo:font-size="10pt" style:font-size-asian="10pt" style:font-size-complex="10pt"/>
    </style:style>
    <style:style style:name="T1083" style:parent-style-name="DefaultParagraphFont" style:family="text">
      <style:text-properties fo:font-weight="bold" style:font-weight-asian="bold" style:font-weight-complex="bold" fo:font-size="10pt" style:font-size-asian="10pt" style:font-size-complex="10pt"/>
    </style:style>
    <style:style style:name="T1084" style:parent-style-name="DefaultParagraphFont" style:family="text">
      <style:text-properties fo:font-weight="bold" style:font-weight-asian="bold" style:font-weight-complex="bold" style:text-position="super 65%" fo:font-size="10pt" style:font-size-asian="10pt" style:font-size-complex="10pt"/>
    </style:style>
    <style:style style:name="T1085" style:parent-style-name="DefaultParagraphFont" style:family="text">
      <style:text-properties fo:font-weight="bold" style:font-weight-asian="bold" style:font-weight-complex="bold" fo:font-size="10pt" style:font-size-asian="10pt" style:font-size-complex="10pt"/>
    </style:style>
    <style:style style:name="P1086" style:parent-style-name="Normal" style:family="paragraph">
      <style:paragraph-properties fo:text-align="start"/>
    </style:style>
    <style:style style:name="T1087" style:parent-style-name="DefaultParagraphFont" style:family="text">
      <style:text-properties fo:font-weight="bold" style:font-weight-asian="bold" style:font-weight-complex="bold" style:text-position="super 65%" fo:font-size="10pt" style:font-size-asian="10pt" style:font-size-complex="10pt"/>
    </style:style>
    <style:style style:name="T1088" style:parent-style-name="DefaultParagraphFont" style:family="text">
      <style:text-properties fo:font-weight="bold" style:font-weight-asian="bold" style:font-weight-complex="bold" fo:font-size="10pt" style:font-size-asian="10pt" style:font-size-complex="10pt"/>
    </style:style>
    <style:style style:name="T1089" style:parent-style-name="DefaultParagraphFont" style:family="text">
      <style:text-properties fo:font-weight="bold" style:font-weight-asian="bold" style:font-weight-complex="bold" fo:font-size="10pt" style:font-size-asian="10pt" style:font-size-complex="10pt"/>
    </style:style>
    <style:style style:name="T1090" style:parent-style-name="DefaultParagraphFont" style:family="text">
      <style:text-properties fo:font-weight="bold" style:font-weight-asian="bold" style:font-weight-complex="bold" fo:font-size="10pt" style:font-size-asian="10pt" style:font-size-complex="10pt"/>
    </style:style>
    <style:style style:name="T1091" style:parent-style-name="DefaultParagraphFont" style:family="text">
      <style:text-properties fo:font-weight="bold" style:font-weight-asian="bold" style:font-weight-complex="bold" style:text-position="super 65%" fo:font-size="10pt" style:font-size-asian="10pt" style:font-size-complex="10pt"/>
    </style:style>
    <style:style style:name="T1092" style:parent-style-name="DefaultParagraphFont" style:family="text">
      <style:text-properties fo:font-weight="bold" style:font-weight-asian="bold" style:font-weight-complex="bold" fo:font-size="10pt" style:font-size-asian="10pt" style:font-size-complex="10pt"/>
    </style:style>
    <style:style style:name="T1093" style:parent-style-name="DefaultParagraphFont" style:family="text">
      <style:text-properties fo:font-weight="bold" style:font-weight-asian="bold" style:font-weight-complex="bold" fo:font-size="10pt" style:font-size-asian="10pt" style:font-size-complex="10pt"/>
    </style:style>
    <style:style style:name="T1094" style:parent-style-name="DefaultParagraphFont" style:family="text">
      <style:text-properties fo:font-weight="bold" style:font-weight-asian="bold" style:font-weight-complex="bold" style:text-position="super 65%" fo:font-size="10pt" style:font-size-asian="10pt" style:font-size-complex="10pt"/>
    </style:style>
    <style:style style:name="T1095" style:parent-style-name="DefaultParagraphFont" style:family="text">
      <style:text-properties fo:font-weight="bold" style:font-weight-asian="bold" style:font-weight-complex="bold" fo:font-size="10pt" style:font-size-asian="10pt" style:font-size-complex="10pt"/>
    </style:style>
    <style:style style:name="T1096" style:parent-style-name="DefaultParagraphFont" style:family="text">
      <style:text-properties fo:font-weight="bold" style:font-weight-asian="bold" style:font-weight-complex="bold" fo:font-size="10pt" style:font-size-asian="10pt" style:font-size-complex="10pt"/>
    </style:style>
    <style:style style:name="T1097" style:parent-style-name="DefaultParagraphFont" style:family="text">
      <style:text-properties fo:font-weight="bold" style:font-weight-asian="bold" style:font-weight-complex="bold" style:text-position="super 65%" fo:font-size="10pt" style:font-size-asian="10pt" style:font-size-complex="10pt"/>
    </style:style>
    <style:style style:name="T1098" style:parent-style-name="DefaultParagraphFont" style:family="text">
      <style:text-properties fo:font-weight="bold" style:font-weight-asian="bold" style:font-weight-complex="bold" fo:font-size="10pt" style:font-size-asian="10pt" style:font-size-complex="10pt"/>
    </style:style>
    <style:style style:name="T1099" style:parent-style-name="DefaultParagraphFont" style:family="text">
      <style:text-properties fo:font-weight="bold" style:font-weight-asian="bold" style:font-weight-complex="bold" fo:font-size="10pt" style:font-size-asian="10pt" style:font-size-complex="10pt"/>
    </style:style>
    <style:style style:name="T1100" style:parent-style-name="DefaultParagraphFont" style:family="text">
      <style:text-properties fo:font-weight="bold" style:font-weight-asian="bold" style:font-weight-complex="bold" style:text-position="super 65%" fo:font-size="10pt" style:font-size-asian="10pt" style:font-size-complex="10pt"/>
    </style:style>
    <style:style style:name="T1101" style:parent-style-name="DefaultParagraphFont" style:family="text">
      <style:text-properties fo:font-weight="bold" style:font-weight-asian="bold" style:font-weight-complex="bold" fo:font-size="10pt" style:font-size-asian="10pt" style:font-size-complex="10pt"/>
    </style:style>
    <style:style style:name="T1102" style:parent-style-name="DefaultParagraphFont" style:family="text">
      <style:text-properties fo:font-weight="bold" style:font-weight-asian="bold" style:font-weight-complex="bold" style:text-position="super 65%" fo:font-size="10pt" style:font-size-asian="10pt" style:font-size-complex="10pt"/>
    </style:style>
    <style:style style:name="T1103" style:parent-style-name="DefaultParagraphFont" style:family="text">
      <style:text-properties fo:font-weight="bold" style:font-weight-asian="bold" style:font-weight-complex="bold" fo:font-size="10pt" style:font-size-asian="10pt" style:font-size-complex="10pt"/>
    </style:style>
    <style:style style:name="T1104" style:parent-style-name="DefaultParagraphFont" style:family="text">
      <style:text-properties fo:font-weight="bold" style:font-weight-asian="bold" style:font-weight-complex="bold" style:text-position="super 65%" fo:font-size="10pt" style:font-size-asian="10pt" style:font-size-complex="10pt"/>
    </style:style>
    <style:style style:name="T1105" style:parent-style-name="DefaultParagraphFont" style:family="text">
      <style:text-properties fo:font-weight="bold" style:font-weight-asian="bold" style:font-weight-complex="bold" fo:font-size="10pt" style:font-size-asian="10pt" style:font-size-complex="10pt"/>
    </style:style>
    <style:style style:name="T1106" style:parent-style-name="DefaultParagraphFont" style:family="text">
      <style:text-properties fo:font-weight="bold" style:font-weight-asian="bold" style:font-weight-complex="bold" style:text-position="super 65%" fo:font-size="10pt" style:font-size-asian="10pt" style:font-size-complex="10pt"/>
    </style:style>
    <style:style style:name="T1107" style:parent-style-name="DefaultParagraphFont" style:family="text">
      <style:text-properties fo:font-weight="bold" style:font-weight-asian="bold" style:font-weight-complex="bold" fo:font-size="10pt" style:font-size-asian="10pt" style:font-size-complex="10pt"/>
    </style:style>
    <style:style style:name="T1108" style:parent-style-name="DefaultParagraphFont" style:family="text">
      <style:text-properties fo:font-weight="bold" style:font-weight-asian="bold" style:font-weight-complex="bold" style:text-position="super 65%" fo:font-size="10pt" style:font-size-asian="10pt" style:font-size-complex="10pt"/>
    </style:style>
    <style:style style:name="T1109" style:parent-style-name="DefaultParagraphFont" style:family="text">
      <style:text-properties fo:font-weight="bold" style:font-weight-asian="bold" style:font-weight-complex="bold" fo:font-size="10pt" style:font-size-asian="10pt" style:font-size-complex="10pt"/>
    </style:style>
    <style:style style:name="T1110" style:parent-style-name="DefaultParagraphFont" style:family="text">
      <style:text-properties fo:font-weight="bold" style:font-weight-asian="bold" style:font-weight-complex="bold" style:text-position="super 65%" fo:font-size="10pt" style:font-size-asian="10pt" style:font-size-complex="10pt"/>
    </style:style>
    <style:style style:name="T1111" style:parent-style-name="DefaultParagraphFont" style:family="text">
      <style:text-properties fo:font-weight="bold" style:font-weight-asian="bold" style:font-weight-complex="bold" fo:font-size="10pt" style:font-size-asian="10pt" style:font-size-complex="10pt"/>
    </style:style>
    <style:style style:name="T1112" style:parent-style-name="DefaultParagraphFont" style:family="text">
      <style:text-properties fo:font-weight="bold" style:font-weight-asian="bold" style:font-weight-complex="bold" style:text-position="super 65%" fo:font-size="10pt" style:font-size-asian="10pt" style:font-size-complex="10pt"/>
    </style:style>
    <style:style style:name="T1113" style:parent-style-name="DefaultParagraphFont" style:family="text">
      <style:text-properties fo:font-weight="bold" style:font-weight-asian="bold" style:font-weight-complex="bold" fo:font-size="10pt" style:font-size-asian="10pt" style:font-size-complex="10pt"/>
    </style:style>
    <style:style style:name="T1114" style:parent-style-name="DefaultParagraphFont" style:family="text">
      <style:text-properties fo:font-weight="bold" style:font-weight-asian="bold" style:font-weight-complex="bold" style:text-position="super 65%" fo:font-size="10pt" style:font-size-asian="10pt" style:font-size-complex="10pt"/>
    </style:style>
    <style:style style:name="T1115" style:parent-style-name="DefaultParagraphFont" style:family="text">
      <style:text-properties fo:font-weight="bold" style:font-weight-asian="bold" style:font-weight-complex="bold" fo:font-size="10pt" style:font-size-asian="10pt" style:font-size-complex="10pt"/>
    </style:style>
    <style:style style:name="P1116" style:parent-style-name="Normal" style:family="paragraph">
      <style:text-properties fo:font-weight="bold" style:font-weight-asian="bold" style:font-weight-complex="bold"/>
    </style:style>
    <style:style style:name="P1117" style:parent-style-name="Normal" style:family="paragraph">
      <style:paragraph-properties fo:text-align="start"/>
      <style:text-properties fo:font-size="10pt" style:font-size-asian="10pt" style:font-size-complex="10pt"/>
    </style:style>
    <style:style style:name="P1118" style:parent-style-name="Normal" style:family="paragraph">
      <style:paragraph-properties fo:text-align="start"/>
      <style:text-properties fo:font-size="10pt" style:font-size-asian="10pt" style:font-size-complex="10pt"/>
    </style:style>
    <style:style style:name="P1119" style:parent-style-name="Normal" style:family="paragraph">
      <style:paragraph-properties fo:text-align="start"/>
      <style:text-properties fo:font-size="10pt" style:font-size-asian="10pt" style:font-size-complex="10pt"/>
    </style:style>
    <style:style style:name="P1120" style:parent-style-name="Normal" style:family="paragraph">
      <style:paragraph-properties fo:text-align="start"/>
      <style:text-properties fo:font-size="10pt" style:font-size-asian="10pt" style:font-size-complex="10pt"/>
    </style:style>
    <style:style style:name="P1121" style:parent-style-name="Normal" style:family="paragraph">
      <style:paragraph-properties fo:text-align="start"/>
      <style:text-properties fo:font-size="10pt" style:font-size-asian="10pt" style:font-size-complex="10pt"/>
    </style:style>
    <style:style style:name="P1122" style:parent-style-name="Normal" style:family="paragraph">
      <style:paragraph-properties fo:text-align="start"/>
      <style:text-properties fo:font-size="10pt" style:font-size-asian="10pt" style:font-size-complex="10pt"/>
    </style:style>
    <style:style style:name="P1123" style:parent-style-name="Normal" style:family="paragraph">
      <style:paragraph-properties fo:text-align="start"/>
      <style:text-properties fo:font-size="10pt" style:font-size-asian="10pt" style:font-size-complex="10pt"/>
    </style:style>
    <style:style style:name="P1124" style:parent-style-name="Normal" style:family="paragraph">
      <style:paragraph-properties fo:text-align="start"/>
      <style:text-properties fo:font-size="10pt" style:font-size-asian="10pt" style:font-size-complex="10pt"/>
    </style:style>
    <style:style style:name="P1125" style:parent-style-name="Normal" style:family="paragraph">
      <style:paragraph-properties fo:text-align="start"/>
      <style:text-properties fo:font-size="10pt" style:font-size-asian="10pt" style:font-size-complex="10pt"/>
    </style:style>
    <style:style style:name="P1126" style:parent-style-name="Normal" style:master-page-name="MP8" style:family="paragraph">
      <style:paragraph-properties fo:break-before="page"/>
    </style:style>
    <style:style style:name="P1129" style:parent-style-name="Normal" style:family="paragraph">
      <style:paragraph-properties fo:text-align="center"/>
    </style:style>
    <style:style style:name="P1130" style:parent-style-name="Normal" style:family="paragraph">
      <style:paragraph-properties fo:text-align="center"/>
    </style:style>
    <style:style style:name="P1131" style:parent-style-name="Normal" style:family="paragraph">
      <style:paragraph-properties fo:text-align="center"/>
    </style:style>
    <style:style style:name="P1132" style:parent-style-name="Normal" style:family="paragraph">
      <style:text-properties fo:font-weight="bold" style:font-weight-asian="bold" style:font-weight-complex="bold"/>
    </style:style>
    <style:style style:name="P1133" style:parent-style-name="Normal" style:family="paragraph">
      <style:paragraph-properties fo:margin-bottom="0.1111in"/>
    </style:style>
    <style:style style:name="T1134" style:parent-style-name="DefaultParagraphFont" style:family="text">
      <style:text-properties fo:font-weight="bold" style:font-weight-asian="bold" style:font-weight-complex="bold" style:text-position="super 65%" fo:font-size="10pt" style:font-size-asian="10pt" style:font-size-complex="10pt"/>
    </style:style>
    <style:style style:name="T1135" style:parent-style-name="DefaultParagraphFont" style:family="text">
      <style:text-properties fo:font-weight="bold" style:font-weight-asian="bold" style:font-weight-complex="bold" fo:font-size="10pt" style:font-size-asian="10pt" style:font-size-complex="10pt"/>
    </style:style>
    <style:style style:name="T1136" style:parent-style-name="DefaultParagraphFont" style:family="text">
      <style:text-properties fo:font-weight="bold" style:font-weight-asian="bold" style:font-weight-complex="bold" style:text-position="super 65%" fo:font-size="10pt" style:font-size-asian="10pt" style:font-size-complex="10pt"/>
    </style:style>
    <style:style style:name="T1137" style:parent-style-name="DefaultParagraphFont" style:family="text">
      <style:text-properties fo:font-weight="bold" style:font-weight-asian="bold" style:font-weight-complex="bold" fo:font-size="10pt" style:font-size-asian="10pt" style:font-size-complex="10pt"/>
    </style:style>
    <style:style style:name="T1138" style:parent-style-name="DefaultParagraphFont" style:family="text">
      <style:text-properties fo:font-weight="bold" style:font-weight-asian="bold" style:font-weight-complex="bold" style:text-position="super 65%" fo:font-size="10pt" style:font-size-asian="10pt" style:font-size-complex="10pt"/>
    </style:style>
    <style:style style:name="T1139" style:parent-style-name="DefaultParagraphFont" style:family="text">
      <style:text-properties fo:font-weight="bold" style:font-weight-asian="bold" style:font-weight-complex="bold" fo:font-size="10pt" style:font-size-asian="10pt" style:font-size-complex="10pt"/>
    </style:style>
    <style:style style:name="P1140"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141" style:parent-style-name="Normal" style:family="paragraph">
      <style:paragraph-properties fo:margin-bottom="0.1111in"/>
    </style:style>
    <style:style style:name="T1142" style:parent-style-name="DefaultParagraphFont" style:family="text">
      <style:text-properties fo:font-weight="bold" style:font-weight-asian="bold" style:font-weight-complex="bold" style:text-position="super 65%" fo:font-size="10pt" style:font-size-asian="10pt" style:font-size-complex="10pt"/>
    </style:style>
    <style:style style:name="T1143" style:parent-style-name="DefaultParagraphFont" style:family="text">
      <style:text-properties fo:font-weight="bold" style:font-weight-asian="bold" style:font-weight-complex="bold" fo:font-size="10pt" style:font-size-asian="10pt" style:font-size-complex="10pt"/>
    </style:style>
    <style:style style:name="T1144" style:parent-style-name="DefaultParagraphFont" style:family="text">
      <style:text-properties fo:font-weight="bold" style:font-weight-asian="bold" style:font-weight-complex="bold" style:text-position="super 65%" fo:font-size="10pt" style:font-size-asian="10pt" style:font-size-complex="10pt"/>
    </style:style>
    <style:style style:name="T1145" style:parent-style-name="DefaultParagraphFont" style:family="text">
      <style:text-properties fo:font-weight="bold" style:font-weight-asian="bold" style:font-weight-complex="bold" fo:font-size="10pt" style:font-size-asian="10pt" style:font-size-complex="10pt"/>
    </style:style>
    <style:style style:name="T1146" style:parent-style-name="DefaultParagraphFont" style:family="text">
      <style:text-properties fo:font-weight="bold" style:font-weight-asian="bold" style:font-weight-complex="bold" style:text-position="super 65%" fo:font-size="10pt" style:font-size-asian="10pt" style:font-size-complex="10pt"/>
    </style:style>
    <style:style style:name="T1147" style:parent-style-name="DefaultParagraphFont" style:family="text">
      <style:text-properties fo:font-weight="bold" style:font-weight-asian="bold" style:font-weight-complex="bold" fo:font-size="10pt" style:font-size-asian="10pt" style:font-size-complex="10pt"/>
    </style:style>
    <style:style style:name="T1148" style:parent-style-name="DefaultParagraphFont" style:family="text">
      <style:text-properties fo:font-weight="bold" style:font-weight-asian="bold" style:font-weight-complex="bold" style:text-position="super 65%" fo:font-size="10pt" style:font-size-asian="10pt" style:font-size-complex="10pt"/>
    </style:style>
    <style:style style:name="T1149" style:parent-style-name="DefaultParagraphFont" style:family="text">
      <style:text-properties fo:font-weight="bold" style:font-weight-asian="bold" style:font-weight-complex="bold" fo:font-size="10pt" style:font-size-asian="10pt" style:font-size-complex="10pt"/>
    </style:style>
    <style:style style:name="T1150" style:parent-style-name="DefaultParagraphFont" style:family="text">
      <style:text-properties fo:font-weight="bold" style:font-weight-asian="bold" style:font-weight-complex="bold" style:text-position="super 65%" fo:font-size="10pt" style:font-size-asian="10pt" style:font-size-complex="10pt"/>
    </style:style>
    <style:style style:name="T1151" style:parent-style-name="DefaultParagraphFont" style:family="text">
      <style:text-properties fo:font-weight="bold" style:font-weight-asian="bold" style:font-weight-complex="bold" fo:font-size="10pt" style:font-size-asian="10pt" style:font-size-complex="10pt"/>
    </style:style>
    <style:style style:name="T1152" style:parent-style-name="DefaultParagraphFont" style:family="text">
      <style:text-properties fo:font-weight="bold" style:font-weight-asian="bold" style:font-weight-complex="bold" style:text-position="super 65%" fo:font-size="10pt" style:font-size-asian="10pt" style:font-size-complex="10pt"/>
    </style:style>
    <style:style style:name="T1153" style:parent-style-name="DefaultParagraphFont" style:family="text">
      <style:text-properties fo:font-weight="bold" style:font-weight-asian="bold" style:font-weight-complex="bold" fo:font-size="10pt" style:font-size-asian="10pt" style:font-size-complex="10pt"/>
    </style:style>
    <style:style style:name="P1154" style:parent-style-name="Normal" style:family="paragraph">
      <style:paragraph-properties fo:margin-bottom="0.1111in"/>
    </style:style>
    <style:style style:name="T1155" style:parent-style-name="DefaultParagraphFont" style:family="text">
      <style:text-properties fo:font-weight="bold" style:font-weight-asian="bold" style:font-weight-complex="bold" style:text-position="super 65%" fo:font-size="10pt" style:font-size-asian="10pt" style:font-size-complex="10pt"/>
    </style:style>
    <style:style style:name="T1156" style:parent-style-name="DefaultParagraphFont" style:family="text">
      <style:text-properties fo:font-weight="bold" style:font-weight-asian="bold" style:font-weight-complex="bold" fo:font-size="10pt" style:font-size-asian="10pt" style:font-size-complex="10pt"/>
    </style:style>
    <style:style style:name="T1157" style:parent-style-name="DefaultParagraphFont" style:family="text">
      <style:text-properties fo:font-weight="bold" style:font-weight-asian="bold" style:font-weight-complex="bold" style:text-position="super 65%" fo:font-size="10pt" style:font-size-asian="10pt" style:font-size-complex="10pt"/>
    </style:style>
    <style:style style:name="T1158" style:parent-style-name="DefaultParagraphFont" style:family="text">
      <style:text-properties fo:font-weight="bold" style:font-weight-asian="bold" style:font-weight-complex="bold" fo:font-size="10pt" style:font-size-asian="10pt" style:font-size-complex="10pt"/>
    </style:style>
    <style:style style:name="T1159" style:parent-style-name="DefaultParagraphFont" style:family="text">
      <style:text-properties fo:font-weight="bold" style:font-weight-asian="bold" style:font-weight-complex="bold" style:text-position="super 65%" fo:font-size="10pt" style:font-size-asian="10pt" style:font-size-complex="10pt"/>
    </style:style>
    <style:style style:name="T1160" style:parent-style-name="DefaultParagraphFont" style:family="text">
      <style:text-properties fo:font-weight="bold" style:font-weight-asian="bold" style:font-weight-complex="bold" fo:font-size="10pt" style:font-size-asian="10pt" style:font-size-complex="10pt"/>
    </style:style>
    <style:style style:name="T1161" style:parent-style-name="DefaultParagraphFont" style:family="text">
      <style:text-properties fo:font-weight="bold" style:font-weight-asian="bold" style:font-weight-complex="bold" style:text-position="super 65%" fo:font-size="10pt" style:font-size-asian="10pt" style:font-size-complex="10pt"/>
    </style:style>
    <style:style style:name="T1162" style:parent-style-name="DefaultParagraphFont" style:family="text">
      <style:text-properties fo:font-weight="bold" style:font-weight-asian="bold" style:font-weight-complex="bold" fo:font-size="10pt" style:font-size-asian="10pt" style:font-size-complex="10pt"/>
    </style:style>
    <style:style style:name="T1163" style:parent-style-name="DefaultParagraphFont" style:family="text">
      <style:text-properties fo:font-weight="bold" style:font-weight-asian="bold" style:font-weight-complex="bold" style:text-position="super 65%" fo:font-size="10pt" style:font-size-asian="10pt" style:font-size-complex="10pt"/>
    </style:style>
    <style:style style:name="T1164" style:parent-style-name="DefaultParagraphFont" style:family="text">
      <style:text-properties fo:font-weight="bold" style:font-weight-asian="bold" style:font-weight-complex="bold" fo:font-size="10pt" style:font-size-asian="10pt" style:font-size-complex="10pt"/>
    </style:style>
    <style:style style:name="P1165" style:parent-style-name="Normal" style:family="paragraph">
      <style:text-properties fo:font-weight="bold" style:font-weight-asian="bold" style:font-weight-complex="bold"/>
    </style:style>
    <style:style style:name="P1166" style:parent-style-name="Normal" style:family="paragraph">
      <style:text-properties fo:font-weight="bold" style:font-weight-asian="bold" style:font-weight-complex="bold"/>
    </style:style>
    <style:style style:name="P1167" style:parent-style-name="Normal" style:family="paragraph">
      <style:paragraph-properties fo:margin-bottom="0.1111in"/>
    </style:style>
    <style:style style:name="T1168" style:parent-style-name="DefaultParagraphFont" style:family="text">
      <style:text-properties fo:font-weight="bold" style:font-weight-asian="bold" style:font-weight-complex="bold" fo:font-size="10pt" style:font-size-asian="10pt" style:font-size-complex="10pt"/>
    </style:style>
    <style:style style:name="T1169" style:parent-style-name="DefaultParagraphFont" style:family="text">
      <style:text-properties fo:font-weight="bold" style:font-weight-asian="bold" style:font-weight-complex="bold" style:text-position="super 65%" fo:font-size="10pt" style:font-size-asian="10pt" style:font-size-complex="10pt"/>
    </style:style>
    <style:style style:name="T1170" style:parent-style-name="DefaultParagraphFont" style:family="text">
      <style:text-properties fo:font-weight="bold" style:font-weight-asian="bold" style:font-weight-complex="bold" fo:font-size="10pt" style:font-size-asian="10pt" style:font-size-complex="10pt"/>
    </style:style>
    <style:style style:name="T1171" style:parent-style-name="DefaultParagraphFont" style:family="text">
      <style:text-properties fo:font-weight="bold" style:font-weight-asian="bold" style:font-weight-complex="bold" style:text-position="super 65%" fo:font-size="10pt" style:font-size-asian="10pt" style:font-size-complex="10pt"/>
    </style:style>
    <style:style style:name="T1172" style:parent-style-name="DefaultParagraphFont" style:family="text">
      <style:text-properties fo:font-weight="bold" style:font-weight-asian="bold" style:font-weight-complex="bold" fo:font-size="10pt" style:font-size-asian="10pt" style:font-size-complex="10pt"/>
    </style:style>
    <style:style style:name="T1173" style:parent-style-name="DefaultParagraphFont" style:family="text">
      <style:text-properties fo:font-weight="bold" style:font-weight-asian="bold" style:font-weight-complex="bold" style:text-position="super 65%" fo:font-size="10pt" style:font-size-asian="10pt" style:font-size-complex="10pt"/>
    </style:style>
    <style:style style:name="T1174" style:parent-style-name="DefaultParagraphFont" style:family="text">
      <style:text-properties fo:font-weight="bold" style:font-weight-asian="bold" style:font-weight-complex="bold" fo:font-size="10pt" style:font-size-asian="10pt" style:font-size-complex="10pt"/>
    </style:style>
    <style:style style:name="T1175" style:parent-style-name="DefaultParagraphFont" style:family="text">
      <style:text-properties fo:font-weight="bold" style:font-weight-asian="bold" style:font-weight-complex="bold" style:text-position="super 65%" fo:font-size="10pt" style:font-size-asian="10pt" style:font-size-complex="10pt"/>
    </style:style>
    <style:style style:name="T1176" style:parent-style-name="DefaultParagraphFont" style:family="text">
      <style:text-properties fo:font-weight="bold" style:font-weight-asian="bold" style:font-weight-complex="bold" fo:font-size="10pt" style:font-size-asian="10pt" style:font-size-complex="10pt"/>
    </style:style>
    <style:style style:name="T1177" style:parent-style-name="DefaultParagraphFont" style:family="text">
      <style:text-properties fo:font-weight="bold" style:font-weight-asian="bold" style:font-weight-complex="bold" style:text-position="super 65%" fo:font-size="10pt" style:font-size-asian="10pt" style:font-size-complex="10pt"/>
    </style:style>
    <style:style style:name="T1178" style:parent-style-name="DefaultParagraphFont" style:family="text">
      <style:text-properties fo:font-weight="bold" style:font-weight-asian="bold" style:font-weight-complex="bold" fo:font-size="10pt" style:font-size-asian="10pt" style:font-size-complex="10pt"/>
    </style:style>
    <style:style style:name="T1179" style:parent-style-name="DefaultParagraphFont" style:family="text">
      <style:text-properties fo:font-weight="bold" style:font-weight-asian="bold" style:font-weight-complex="bold" style:text-position="super 65%" fo:font-size="10pt" style:font-size-asian="10pt" style:font-size-complex="10pt"/>
    </style:style>
    <style:style style:name="T1180" style:parent-style-name="DefaultParagraphFont" style:family="text">
      <style:text-properties fo:font-weight="bold" style:font-weight-asian="bold" style:font-weight-complex="bold" fo:font-size="10pt" style:font-size-asian="10pt" style:font-size-complex="10pt"/>
    </style:style>
    <style:style style:name="T1181" style:parent-style-name="DefaultParagraphFont" style:family="text">
      <style:text-properties fo:font-weight="bold" style:font-weight-asian="bold" style:font-weight-complex="bold" style:text-position="super 65%" fo:font-size="10pt" style:font-size-asian="10pt" style:font-size-complex="10pt"/>
    </style:style>
    <style:style style:name="T1182" style:parent-style-name="DefaultParagraphFont" style:family="text">
      <style:text-properties fo:font-weight="bold" style:font-weight-asian="bold" style:font-weight-complex="bold" fo:font-size="10pt" style:font-size-asian="10pt" style:font-size-complex="10pt"/>
    </style:style>
    <style:style style:name="T1183" style:parent-style-name="DefaultParagraphFont" style:family="text">
      <style:text-properties fo:font-weight="bold" style:font-weight-asian="bold" style:font-weight-complex="bold" style:text-position="super 65%" fo:font-size="10pt" style:font-size-asian="10pt" style:font-size-complex="10pt"/>
    </style:style>
    <style:style style:name="T1184" style:parent-style-name="DefaultParagraphFont" style:family="text">
      <style:text-properties fo:font-weight="bold" style:font-weight-asian="bold" style:font-weight-complex="bold" fo:font-size="10pt" style:font-size-asian="10pt" style:font-size-complex="10pt"/>
    </style:style>
    <style:style style:name="P1185" style:parent-style-name="Normal" style:family="paragraph">
      <style:paragraph-properties fo:margin-bottom="0.1111in"/>
    </style:style>
    <style:style style:name="T1186" style:parent-style-name="DefaultParagraphFont" style:family="text">
      <style:text-properties fo:font-weight="bold" style:font-weight-asian="bold" style:font-weight-complex="bold" style:text-position="super 65%" fo:font-size="10pt" style:font-size-asian="10pt" style:font-size-complex="10pt"/>
    </style:style>
    <style:style style:name="T1187" style:parent-style-name="DefaultParagraphFont" style:family="text">
      <style:text-properties fo:font-weight="bold" style:font-weight-asian="bold" style:font-weight-complex="bold" fo:font-size="10pt" style:font-size-asian="10pt" style:font-size-complex="10pt"/>
    </style:style>
    <style:style style:name="T1188" style:parent-style-name="DefaultParagraphFont" style:family="text">
      <style:text-properties fo:font-weight="bold" style:font-weight-asian="bold" style:font-weight-complex="bold" style:text-position="super 65%" fo:font-size="10pt" style:font-size-asian="10pt" style:font-size-complex="10pt"/>
    </style:style>
    <style:style style:name="T1189" style:parent-style-name="DefaultParagraphFont" style:family="text">
      <style:text-properties fo:font-weight="bold" style:font-weight-asian="bold" style:font-weight-complex="bold" fo:font-size="10pt" style:font-size-asian="10pt" style:font-size-complex="10pt"/>
    </style:style>
    <style:style style:name="T1190" style:parent-style-name="DefaultParagraphFont" style:family="text">
      <style:text-properties fo:font-weight="bold" style:font-weight-asian="bold" style:font-weight-complex="bold" style:text-position="super 65%" fo:font-size="10pt" style:font-size-asian="10pt" style:font-size-complex="10pt"/>
    </style:style>
    <style:style style:name="T1191" style:parent-style-name="DefaultParagraphFont" style:family="text">
      <style:text-properties fo:font-weight="bold" style:font-weight-asian="bold" style:font-weight-complex="bold" fo:font-size="10pt" style:font-size-asian="10pt" style:font-size-complex="10pt"/>
    </style:style>
    <style:style style:name="T1192" style:parent-style-name="DefaultParagraphFont" style:family="text">
      <style:text-properties fo:font-weight="bold" style:font-weight-asian="bold" style:font-weight-complex="bold" style:text-position="super 65%" fo:font-size="10pt" style:font-size-asian="10pt" style:font-size-complex="10pt"/>
    </style:style>
    <style:style style:name="T1193" style:parent-style-name="DefaultParagraphFont" style:family="text">
      <style:text-properties fo:font-weight="bold" style:font-weight-asian="bold" style:font-weight-complex="bold" fo:font-size="10pt" style:font-size-asian="10pt" style:font-size-complex="10pt"/>
    </style:style>
    <style:style style:name="T1194" style:parent-style-name="DefaultParagraphFont" style:family="text">
      <style:text-properties fo:font-weight="bold" style:font-weight-asian="bold" style:font-weight-complex="bold" style:text-position="super 65%" fo:font-size="10pt" style:font-size-asian="10pt" style:font-size-complex="10pt"/>
    </style:style>
    <style:style style:name="T1195" style:parent-style-name="DefaultParagraphFont" style:family="text">
      <style:text-properties fo:font-weight="bold" style:font-weight-asian="bold" style:font-weight-complex="bold" fo:font-size="10pt" style:font-size-asian="10pt" style:font-size-complex="10pt"/>
    </style:style>
    <style:style style:name="T1196" style:parent-style-name="DefaultParagraphFont" style:family="text">
      <style:text-properties fo:font-weight="bold" style:font-weight-asian="bold" style:font-weight-complex="bold" style:text-position="super 65%" fo:font-size="10pt" style:font-size-asian="10pt" style:font-size-complex="10pt"/>
    </style:style>
    <style:style style:name="T1197" style:parent-style-name="DefaultParagraphFont" style:family="text">
      <style:text-properties fo:font-weight="bold" style:font-weight-asian="bold" style:font-weight-complex="bold" fo:font-size="10pt" style:font-size-asian="10pt" style:font-size-complex="10pt"/>
    </style:style>
    <style:style style:name="T1198" style:parent-style-name="DefaultParagraphFont" style:family="text">
      <style:text-properties fo:font-weight="bold" style:font-weight-asian="bold" style:font-weight-complex="bold" style:text-position="super 65%" fo:font-size="10pt" style:font-size-asian="10pt" style:font-size-complex="10pt"/>
    </style:style>
    <style:style style:name="T1199" style:parent-style-name="DefaultParagraphFont" style:family="text">
      <style:text-properties fo:font-weight="bold" style:font-weight-asian="bold" style:font-weight-complex="bold" fo:font-size="10pt" style:font-size-asian="10pt" style:font-size-complex="10pt"/>
    </style:style>
    <style:style style:name="T1200" style:parent-style-name="DefaultParagraphFont" style:family="text">
      <style:text-properties fo:font-weight="bold" style:font-weight-asian="bold" style:font-weight-complex="bold" fo:font-size="10pt" style:font-size-asian="10pt" style:font-size-complex="10pt"/>
    </style:style>
    <style:style style:name="T1201" style:parent-style-name="DefaultParagraphFont" style:family="text">
      <style:text-properties fo:font-weight="bold" style:font-weight-asian="bold" style:font-weight-complex="bold" style:text-position="super 65%" fo:font-size="10pt" style:font-size-asian="10pt" style:font-size-complex="10pt"/>
    </style:style>
    <style:style style:name="T1202" style:parent-style-name="DefaultParagraphFont" style:family="text">
      <style:text-properties fo:font-weight="bold" style:font-weight-asian="bold" style:font-weight-complex="bold" fo:font-size="10pt" style:font-size-asian="10pt" style:font-size-complex="10pt"/>
    </style:style>
    <style:style style:name="T1203" style:parent-style-name="DefaultParagraphFont" style:family="text">
      <style:text-properties fo:font-weight="bold" style:font-weight-asian="bold" style:font-weight-complex="bold" style:text-position="super 65%" fo:font-size="10pt" style:font-size-asian="10pt" style:font-size-complex="10pt"/>
    </style:style>
    <style:style style:name="T1204" style:parent-style-name="DefaultParagraphFont" style:family="text">
      <style:text-properties fo:font-weight="bold" style:font-weight-asian="bold" style:font-weight-complex="bold" fo:font-size="10pt" style:font-size-asian="10pt" style:font-size-complex="10pt"/>
    </style:style>
    <style:style style:name="T1205" style:parent-style-name="DefaultParagraphFont" style:family="text">
      <style:text-properties fo:font-weight="bold" style:font-weight-asian="bold" style:font-weight-complex="bold" style:text-position="super 65%" fo:font-size="10pt" style:font-size-asian="10pt" style:font-size-complex="10pt"/>
    </style:style>
    <style:style style:name="T1206" style:parent-style-name="DefaultParagraphFont" style:family="text">
      <style:text-properties fo:font-weight="bold" style:font-weight-asian="bold" style:font-weight-complex="bold" fo:font-size="10pt" style:font-size-asian="10pt" style:font-size-complex="10pt"/>
    </style:style>
    <style:style style:name="P120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208" style:parent-style-name="Normal" style:family="paragraph">
      <style:paragraph-properties fo:margin-bottom="0.1111in"/>
    </style:style>
    <style:style style:name="T1209" style:parent-style-name="DefaultParagraphFont" style:family="text">
      <style:text-properties fo:font-weight="bold" style:font-weight-asian="bold" style:font-weight-complex="bold" fo:font-size="10pt" style:font-size-asian="10pt" style:font-size-complex="10pt"/>
    </style:style>
    <style:style style:name="T1210" style:parent-style-name="DefaultParagraphFont" style:family="text">
      <style:text-properties fo:font-weight="bold" style:font-weight-asian="bold" style:font-weight-complex="bold" style:text-position="super 65%" fo:font-size="10pt" style:font-size-asian="10pt" style:font-size-complex="10pt"/>
    </style:style>
    <style:style style:name="T1211" style:parent-style-name="DefaultParagraphFont" style:family="text">
      <style:text-properties fo:font-weight="bold" style:font-weight-asian="bold" style:font-weight-complex="bold" fo:font-size="10pt" style:font-size-asian="10pt" style:font-size-complex="10pt"/>
    </style:style>
    <style:style style:name="T1212" style:parent-style-name="DefaultParagraphFont" style:family="text">
      <style:text-properties fo:font-weight="bold" style:font-weight-asian="bold" style:font-weight-complex="bold" style:text-position="super 65%" fo:font-size="10pt" style:font-size-asian="10pt" style:font-size-complex="10pt"/>
    </style:style>
    <style:style style:name="T1213" style:parent-style-name="DefaultParagraphFont" style:family="text">
      <style:text-properties fo:font-weight="bold" style:font-weight-asian="bold" style:font-weight-complex="bold" fo:font-size="10pt" style:font-size-asian="10pt" style:font-size-complex="10pt"/>
    </style:style>
    <style:style style:name="T1214" style:parent-style-name="DefaultParagraphFont" style:family="text">
      <style:text-properties fo:font-weight="bold" style:font-weight-asian="bold" style:font-weight-complex="bold" style:text-position="super 65%" fo:font-size="10pt" style:font-size-asian="10pt" style:font-size-complex="10pt"/>
    </style:style>
    <style:style style:name="T1215" style:parent-style-name="DefaultParagraphFont" style:family="text">
      <style:text-properties fo:font-weight="bold" style:font-weight-asian="bold" style:font-weight-complex="bold" fo:font-size="10pt" style:font-size-asian="10pt" style:font-size-complex="10pt"/>
    </style:style>
    <style:style style:name="P1216" style:parent-style-name="Normal" style:family="paragraph">
      <style:text-properties fo:font-weight="bold" style:font-weight-asian="bold" style:font-weight-complex="bold"/>
    </style:style>
    <style:style style:name="T1217" style:parent-style-name="DefaultParagraphFont" style:family="text">
      <style:text-properties fo:font-weight="bold" style:font-weight-asian="bold" style:font-weight-complex="bold"/>
    </style:style>
    <style:style style:name="P1218" style:parent-style-name="Normal" style:family="paragraph">
      <style:paragraph-properties fo:text-align="start"/>
    </style:style>
    <style:style style:name="T1219" style:parent-style-name="DefaultParagraphFont" style:family="text">
      <style:text-properties fo:font-weight="bold" style:font-weight-asian="bold" style:font-weight-complex="bold" style:text-position="super 65%" fo:font-size="10pt" style:font-size-asian="10pt" style:font-size-complex="10pt"/>
    </style:style>
    <style:style style:name="T1220" style:parent-style-name="DefaultParagraphFont" style:family="text">
      <style:text-properties fo:font-weight="bold" style:font-weight-asian="bold" style:font-weight-complex="bold" fo:font-size="10pt" style:font-size-asian="10pt" style:font-size-complex="10pt"/>
    </style:style>
    <style:style style:name="T1221" style:parent-style-name="DefaultParagraphFont" style:family="text">
      <style:text-properties fo:font-weight="bold" style:font-weight-asian="bold" style:font-weight-complex="bold" fo:font-size="10pt" style:font-size-asian="10pt" style:font-size-complex="10pt"/>
    </style:style>
    <style:style style:name="T1222" style:parent-style-name="DefaultParagraphFont" style:family="text">
      <style:text-properties fo:font-weight="bold" style:font-weight-asian="bold" style:font-weight-complex="bold" fo:font-size="10pt" style:font-size-asian="10pt" style:font-size-complex="10pt"/>
    </style:style>
    <style:style style:name="T1223" style:parent-style-name="DefaultParagraphFont" style:family="text">
      <style:text-properties fo:font-weight="bold" style:font-weight-asian="bold" style:font-weight-complex="bold" style:text-position="super 65%" fo:font-size="10pt" style:font-size-asian="10pt" style:font-size-complex="10pt"/>
    </style:style>
    <style:style style:name="T1224" style:parent-style-name="DefaultParagraphFont" style:family="text">
      <style:text-properties fo:font-weight="bold" style:font-weight-asian="bold" style:font-weight-complex="bold" fo:font-size="10pt" style:font-size-asian="10pt" style:font-size-complex="10pt"/>
    </style:style>
    <style:style style:name="T1225" style:parent-style-name="DefaultParagraphFont" style:family="text">
      <style:text-properties fo:font-weight="bold" style:font-weight-asian="bold" style:font-weight-complex="bold" fo:font-size="10pt" style:font-size-asian="10pt" style:font-size-complex="10pt"/>
    </style:style>
    <style:style style:name="T1226" style:parent-style-name="DefaultParagraphFont" style:family="text">
      <style:text-properties fo:font-weight="bold" style:font-weight-asian="bold" style:font-weight-complex="bold" fo:font-size="10pt" style:font-size-asian="10pt" style:font-size-complex="10pt"/>
    </style:style>
    <style:style style:name="P1227" style:parent-style-name="Normal" style:family="paragraph">
      <style:text-properties fo:font-weight="bold" style:font-weight-asian="bold" style:font-weight-complex="bold"/>
    </style:style>
    <style:style style:name="P1228" style:parent-style-name="Normal" style:family="paragraph">
      <style:text-properties fo:font-weight="bold" style:font-weight-asian="bold" style:font-weight-complex="bold"/>
    </style:style>
    <style:style style:name="P1229" style:parent-style-name="Normal" style:family="paragraph">
      <style:text-properties fo:font-weight="bold" style:font-weight-asian="bold" style:font-weight-complex="bold" fo:font-size="10pt" style:font-size-asian="10pt" style:font-size-complex="10pt"/>
    </style:style>
    <style:style style:name="P1230" style:parent-style-name="Normal" style:family="paragraph">
      <style:text-properties fo:font-weight="bold" style:font-weight-asian="bold" style:font-weight-complex="bold"/>
    </style:style>
    <style:style style:name="TableColumn1232" style:family="table-column">
      <style:table-column-properties style:column-width="4.293in"/>
    </style:style>
    <style:style style:name="Table1231" style:family="table">
      <style:table-properties style:width="4.293in" fo:margin-left="0in" table:align="left"/>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center"/>
    </style:style>
    <style:style style:name="P1236" style:parent-style-name="Normal" style:family="paragraph">
      <style:paragraph-properties fo:text-align="center"/>
    </style:style>
    <style:style style:name="T1237" style:parent-style-name="DefaultParagraphFont" style:family="text">
      <style:text-properties fo:font-style="italic" style:font-style-asian="italic" style:font-style-complex="italic"/>
    </style:style>
    <style:style style:name="TableRow1238" style:family="table-row">
      <style:table-row-propertie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in"/>
    </style:style>
    <style:style style:name="T1241" style:parent-style-name="DefaultParagraphFont" style:family="text">
      <style:text-properties fo:font-style="italic" style:font-style-asian="italic" style:font-style-complex="italic"/>
    </style:style>
    <style:style style:name="T1242" style:parent-style-name="DefaultParagraphFont" style:family="text">
      <style:text-properties fo:font-style="italic" style:font-style-asian="italic" style:font-style-complex="italic"/>
    </style:style>
    <style:style style:name="T1243" style:parent-style-name="DefaultParagraphFont" style:family="text">
      <style:text-properties fo:font-style="italic" style:font-style-asian="italic" style:font-style-complex="italic"/>
    </style:style>
    <style:style style:name="P1244" style:parent-style-name="Normal" style:family="paragraph">
      <style:paragraph-properties fo:margin-bottom="0in"/>
    </style:style>
    <style:style style:name="T1245" style:parent-style-name="DefaultParagraphFont" style:family="text">
      <style:text-properties fo:font-style="italic" style:font-style-asian="italic" style:font-style-complex="italic"/>
    </style:style>
    <style:style style:name="P1246" style:parent-style-name="Normal" style:family="paragraph">
      <style:paragraph-properties fo:margin-bottom="0in"/>
    </style:style>
    <style:style style:name="P1247" style:parent-style-name="Normal" style:family="paragraph">
      <style:paragraph-properties fo:margin-bottom="0in"/>
    </style:style>
    <style:style style:name="P1248" style:parent-style-name="Normal" style:family="paragraph">
      <style:paragraph-properties fo:margin-bottom="0in"/>
    </style:style>
    <style:style style:name="P1249" style:parent-style-name="Normal" style:family="paragraph">
      <style:paragraph-properties fo:margin-bottom="0in"/>
    </style:style>
    <style:style style:name="P1250" style:parent-style-name="Normal" style:family="paragraph">
      <style:paragraph-properties fo:text-align="start"/>
    </style:style>
    <style:style style:name="P1251" style:parent-style-name="Normal" style:family="paragraph">
      <style:paragraph-properties fo:text-align="start"/>
    </style:style>
    <style:style style:name="P1252" style:parent-style-name="Normal" style:family="paragraph">
      <style:paragraph-properties fo:text-align="start"/>
    </style:style>
    <style:style style:name="P1253" style:parent-style-name="Normal" style:family="paragraph">
      <style:paragraph-properties fo:text-align="start"/>
    </style:style>
    <style:style style:name="P1254" style:parent-style-name="Normal" style:family="paragraph">
      <style:paragraph-properties fo:text-align="center"/>
    </style:style>
    <style:style style:name="P1255" style:parent-style-name="Normal" style:family="paragraph">
      <style:paragraph-properties fo:text-align="center"/>
    </style:style>
    <style:style style:name="P1256" style:parent-style-name="Normal" style:family="paragraph">
      <style:paragraph-properties fo:text-align="center"/>
    </style:style>
    <style:style style:name="P1257" style:parent-style-name="Normal" style:family="paragraph">
      <style:paragraph-properties fo:text-align="start"/>
      <style:text-properties fo:font-weight="bold" style:font-weight-asian="bold" style:font-weight-complex="bold"/>
    </style:style>
    <style:style style:name="T1258" style:parent-style-name="DefaultParagraphFont" style:family="text">
      <style:text-properties fo:font-weight="bold" style:font-weight-asian="bold" style:font-weight-complex="bold" style:text-position="super 65%" fo:font-size="10pt" style:font-size-asian="10pt" style:font-size-complex="10pt"/>
    </style:style>
    <style:style style:name="T1259" style:parent-style-name="DefaultParagraphFont" style:family="text">
      <style:text-properties fo:font-weight="bold" style:font-weight-asian="bold" style:font-weight-complex="bold" fo:font-size="10pt" style:font-size-asian="10pt" style:font-size-complex="10pt"/>
    </style:style>
    <style:style style:name="T1260" style:parent-style-name="DefaultParagraphFont" style:family="text">
      <style:text-properties fo:font-weight="bold" style:font-weight-asian="bold" style:font-weight-complex="bold" style:text-position="super 65%" fo:font-size="10pt" style:font-size-asian="10pt" style:font-size-complex="10pt"/>
    </style:style>
    <style:style style:name="T1261" style:parent-style-name="DefaultParagraphFont" style:family="text">
      <style:text-properties fo:font-weight="bold" style:font-weight-asian="bold" style:font-weight-complex="bold" fo:font-size="10pt" style:font-size-asian="10pt" style:font-size-complex="10pt"/>
    </style:style>
    <style:style style:name="T1262" style:parent-style-name="DefaultParagraphFont" style:family="text">
      <style:text-properties fo:font-weight="bold" style:font-weight-asian="bold" style:font-weight-complex="bold" style:text-position="super 65%" fo:font-size="10pt" style:font-size-asian="10pt" style:font-size-complex="10pt"/>
    </style:style>
    <style:style style:name="T1263" style:parent-style-name="DefaultParagraphFont" style:family="text">
      <style:text-properties fo:font-weight="bold" style:font-weight-asian="bold" style:font-weight-complex="bold" fo:font-size="10pt" style:font-size-asian="10pt" style:font-size-complex="10pt"/>
    </style:style>
    <style:style style:name="T1264" style:parent-style-name="DefaultParagraphFont" style:family="text">
      <style:text-properties fo:font-weight="bold" style:font-weight-asian="bold" style:font-weight-complex="bold" style:text-position="super 65%" fo:font-size="10pt" style:font-size-asian="10pt" style:font-size-complex="10pt"/>
    </style:style>
    <style:style style:name="T1265" style:parent-style-name="DefaultParagraphFont" style:family="text">
      <style:text-properties fo:font-weight="bold" style:font-weight-asian="bold" style:font-weight-complex="bold" fo:font-size="10pt" style:font-size-asian="10pt" style:font-size-complex="10pt"/>
    </style:style>
    <style:style style:name="T1266" style:parent-style-name="DefaultParagraphFont" style:family="text">
      <style:text-properties fo:font-weight="bold" style:font-weight-asian="bold" style:font-weight-complex="bold" style:text-position="super 65%" fo:font-size="10pt" style:font-size-asian="10pt" style:font-size-complex="10pt"/>
    </style:style>
    <style:style style:name="T1267" style:parent-style-name="DefaultParagraphFont" style:family="text">
      <style:text-properties fo:font-weight="bold" style:font-weight-asian="bold" style:font-weight-complex="bold" fo:font-size="10pt" style:font-size-asian="10pt" style:font-size-complex="10pt"/>
    </style:style>
    <style:style style:name="P1268" style:parent-style-name="Normal" style:family="paragraph">
      <style:text-properties fo:font-weight="bold" style:font-weight-asian="bold" style:font-weight-complex="bold"/>
    </style:style>
    <style:style style:name="P1269" style:parent-style-name="Normal" style:family="paragraph">
      <style:text-properties fo:font-weight="bold" style:font-weight-asian="bold" style:font-weight-complex="bold"/>
    </style:style>
    <style:style style:name="P1270" style:parent-style-name="Normal" style:family="paragraph">
      <style:paragraph-properties fo:text-align="start"/>
    </style:style>
    <style:style style:name="T1271" style:parent-style-name="DefaultParagraphFont" style:family="text">
      <style:text-properties fo:font-weight="bold" style:font-weight-asian="bold" style:font-weight-complex="bold" style:text-position="super 65%" fo:font-size="10pt" style:font-size-asian="10pt" style:font-size-complex="10pt"/>
    </style:style>
    <style:style style:name="T1272" style:parent-style-name="DefaultParagraphFont" style:family="text">
      <style:text-properties fo:font-weight="bold" style:font-weight-asian="bold" style:font-weight-complex="bold" fo:font-size="10pt" style:font-size-asian="10pt" style:font-size-complex="10pt"/>
    </style:style>
    <style:style style:name="T1273" style:parent-style-name="DefaultParagraphFont" style:family="text">
      <style:text-properties fo:font-weight="bold" style:font-weight-asian="bold" style:font-weight-complex="bold" fo:font-size="10pt" style:font-size-asian="10pt" style:font-size-complex="10pt"/>
    </style:style>
    <style:style style:name="T1274" style:parent-style-name="DefaultParagraphFont" style:family="text">
      <style:text-properties fo:font-weight="bold" style:font-weight-asian="bold" style:font-weight-complex="bold" fo:font-size="10pt" style:font-size-asian="10pt" style:font-size-complex="10pt"/>
    </style:style>
    <style:style style:name="T1275" style:parent-style-name="DefaultParagraphFont" style:family="text">
      <style:text-properties fo:font-weight="bold" style:font-weight-asian="bold" style:font-weight-complex="bold" fo:font-size="10pt" style:font-size-asian="10pt" style:font-size-complex="10pt"/>
    </style:style>
    <style:style style:name="P1276" style:parent-style-name="Normal" style:family="paragraph">
      <style:paragraph-properties fo:text-align="start"/>
    </style:style>
    <style:style style:name="T1277" style:parent-style-name="DefaultParagraphFont" style:family="text">
      <style:text-properties fo:font-weight="bold" style:font-weight-asian="bold" style:font-weight-complex="bold" style:text-position="super 65%" fo:font-size="10pt" style:font-size-asian="10pt" style:font-size-complex="10pt"/>
    </style:style>
    <style:style style:name="T1278" style:parent-style-name="DefaultParagraphFont" style:family="text">
      <style:text-properties fo:font-weight="bold" style:font-weight-asian="bold" style:font-weight-complex="bold" fo:font-size="10pt" style:font-size-asian="10pt" style:font-size-complex="10pt"/>
    </style:style>
    <style:style style:name="T1279" style:parent-style-name="DefaultParagraphFont" style:family="text">
      <style:text-properties fo:font-weight="bold" style:font-weight-asian="bold" style:font-weight-complex="bold" fo:font-size="10pt" style:font-size-asian="10pt" style:font-size-complex="10pt"/>
    </style:style>
    <style:style style:name="T1280" style:parent-style-name="DefaultParagraphFont" style:family="text">
      <style:text-properties fo:font-weight="bold" style:font-weight-asian="bold" style:font-weight-complex="bold" fo:font-size="10pt" style:font-size-asian="10pt" style:font-size-complex="10pt"/>
    </style:style>
    <style:style style:name="T1281" style:parent-style-name="DefaultParagraphFont" style:family="text">
      <style:text-properties fo:font-weight="bold" style:font-weight-asian="bold" style:font-weight-complex="bold" fo:font-size="10pt" style:font-size-asian="10pt" style:font-size-complex="10pt"/>
    </style:style>
    <style:style style:name="P1282" style:parent-style-name="Normal" style:family="paragraph">
      <style:paragraph-properties fo:text-align="start"/>
    </style:style>
    <style:style style:name="T1283" style:parent-style-name="DefaultParagraphFont" style:family="text">
      <style:text-properties fo:font-weight="bold" style:font-weight-asian="bold" style:font-weight-complex="bold" style:text-position="super 65%" fo:font-size="10pt" style:font-size-asian="10pt" style:font-size-complex="10pt"/>
    </style:style>
    <style:style style:name="T1284" style:parent-style-name="DefaultParagraphFont" style:family="text">
      <style:text-properties fo:font-weight="bold" style:font-weight-asian="bold" style:font-weight-complex="bold" fo:font-size="10pt" style:font-size-asian="10pt" style:font-size-complex="10pt"/>
    </style:style>
    <style:style style:name="T1285" style:parent-style-name="DefaultParagraphFont" style:family="text">
      <style:text-properties fo:font-weight="bold" style:font-weight-asian="bold" style:font-weight-complex="bold" fo:font-size="10pt" style:font-size-asian="10pt" style:font-size-complex="10pt"/>
    </style:style>
    <style:style style:name="T1286" style:parent-style-name="DefaultParagraphFont" style:family="text">
      <style:text-properties fo:font-weight="bold" style:font-weight-asian="bold" style:font-weight-complex="bold" fo:font-size="10pt" style:font-size-asian="10pt" style:font-size-complex="10pt"/>
    </style:style>
    <style:style style:name="T1287" style:parent-style-name="DefaultParagraphFont" style:family="text">
      <style:text-properties fo:font-weight="bold" style:font-weight-asian="bold" style:font-weight-complex="bold" style:text-position="super 65%" fo:font-size="10pt" style:font-size-asian="10pt" style:font-size-complex="10pt"/>
    </style:style>
    <style:style style:name="T1288" style:parent-style-name="DefaultParagraphFont" style:family="text">
      <style:text-properties fo:font-weight="bold" style:font-weight-asian="bold" style:font-weight-complex="bold" fo:font-size="10pt" style:font-size-asian="10pt" style:font-size-complex="10pt"/>
    </style:style>
    <style:style style:name="T1289" style:parent-style-name="DefaultParagraphFont" style:family="text">
      <style:text-properties fo:font-weight="bold" style:font-weight-asian="bold" style:font-weight-complex="bold" fo:font-size="10pt" style:font-size-asian="10pt" style:font-size-complex="10pt"/>
    </style:style>
    <style:style style:name="P1290" style:parent-style-name="Normal" style:family="paragraph">
      <style:paragraph-properties fo:text-align="start"/>
    </style:style>
    <style:style style:name="T1291" style:parent-style-name="DefaultParagraphFont" style:family="text">
      <style:text-properties fo:font-weight="bold" style:font-weight-asian="bold" style:font-weight-complex="bold" style:text-position="super 65%" fo:font-size="10pt" style:font-size-asian="10pt" style:font-size-complex="10pt"/>
    </style:style>
    <style:style style:name="T1292" style:parent-style-name="DefaultParagraphFont" style:family="text">
      <style:text-properties fo:font-weight="bold" style:font-weight-asian="bold" style:font-weight-complex="bold" fo:font-size="10pt" style:font-size-asian="10pt" style:font-size-complex="10pt"/>
    </style:style>
    <style:style style:name="T1293" style:parent-style-name="DefaultParagraphFont" style:family="text">
      <style:text-properties fo:font-weight="bold" style:font-weight-asian="bold" style:font-weight-complex="bold" fo:font-size="10pt" style:font-size-asian="10pt" style:font-size-complex="10pt"/>
    </style:style>
    <style:style style:name="P1294" style:parent-style-name="Normal" style:family="paragraph">
      <style:paragraph-properties fo:text-align="start"/>
    </style:style>
    <style:style style:name="T1295" style:parent-style-name="DefaultParagraphFont" style:family="text">
      <style:text-properties fo:font-weight="bold" style:font-weight-asian="bold" style:font-weight-complex="bold" style:text-position="super 65%" fo:font-size="10pt" style:font-size-asian="10pt" style:font-size-complex="10pt"/>
    </style:style>
    <style:style style:name="T1296" style:parent-style-name="DefaultParagraphFont" style:family="text">
      <style:text-properties fo:font-weight="bold" style:font-weight-asian="bold" style:font-weight-complex="bold" fo:font-size="10pt" style:font-size-asian="10pt" style:font-size-complex="10pt"/>
    </style:style>
    <style:style style:name="T1297" style:parent-style-name="DefaultParagraphFont" style:family="text">
      <style:text-properties fo:font-weight="bold" style:font-weight-asian="bold" style:font-weight-complex="bold" fo:font-size="10pt" style:font-size-asian="10pt" style:font-size-complex="10pt"/>
    </style:style>
    <style:style style:name="T1298" style:parent-style-name="DefaultParagraphFont" style:family="text">
      <style:text-properties fo:font-weight="bold" style:font-weight-asian="bold" style:font-weight-complex="bold" fo:font-size="10pt" style:font-size-asian="10pt" style:font-size-complex="10pt"/>
    </style:style>
    <style:style style:name="T1299" style:parent-style-name="DefaultParagraphFont" style:family="text">
      <style:text-properties fo:font-weight="bold" style:font-weight-asian="bold" style:font-weight-complex="bold" fo:font-size="10pt" style:font-size-asian="10pt" style:font-size-complex="10pt"/>
    </style:style>
    <style:style style:name="P1300" style:parent-style-name="Normal" style:family="paragraph">
      <style:text-properties fo:font-weight="bold" style:font-weight-asian="bold" style:font-weight-complex="bold"/>
    </style:style>
    <style:style style:name="P1301" style:parent-style-name="Normal" style:family="paragraph">
      <style:text-properties fo:font-weight="bold" style:font-weight-asian="bold" style:font-weight-complex="bold"/>
    </style:style>
    <style:style style:name="T1302" style:parent-style-name="DefaultParagraphFont" style:family="text">
      <style:text-properties fo:font-weight="bold" style:font-weight-asian="bold" style:font-weight-complex="bold" fo:font-size="10pt" style:font-size-asian="10pt" style:font-size-complex="10pt"/>
    </style:style>
    <style:style style:name="T1303" style:parent-style-name="DefaultParagraphFont" style:family="text">
      <style:text-properties fo:font-weight="bold" style:font-weight-asian="bold" style:font-weight-complex="bold" style:text-position="super 65%" fo:font-size="10pt" style:font-size-asian="10pt" style:font-size-complex="10pt"/>
    </style:style>
    <style:style style:name="T1304" style:parent-style-name="DefaultParagraphFont" style:family="text">
      <style:text-properties fo:font-weight="bold" style:font-weight-asian="bold" style:font-weight-complex="bold" fo:font-size="10pt" style:font-size-asian="10pt" style:font-size-complex="10pt"/>
    </style:style>
    <style:style style:name="T1305" style:parent-style-name="DefaultParagraphFont" style:family="text">
      <style:text-properties fo:font-weight="bold" style:font-weight-asian="bold" style:font-weight-complex="bold" style:text-position="super 65%" fo:font-size="10pt" style:font-size-asian="10pt" style:font-size-complex="10pt"/>
    </style:style>
    <style:style style:name="T1306" style:parent-style-name="DefaultParagraphFont" style:family="text">
      <style:text-properties fo:font-weight="bold" style:font-weight-asian="bold" style:font-weight-complex="bold" fo:font-size="10pt" style:font-size-asian="10pt" style:font-size-complex="10pt"/>
    </style:style>
    <style:style style:name="T1307" style:parent-style-name="DefaultParagraphFont" style:family="text">
      <style:text-properties fo:font-weight="bold" style:font-weight-asian="bold" style:font-weight-complex="bold" style:text-position="super 65%" fo:font-size="10pt" style:font-size-asian="10pt" style:font-size-complex="10pt"/>
    </style:style>
    <style:style style:name="T1308" style:parent-style-name="DefaultParagraphFont" style:family="text">
      <style:text-properties fo:font-weight="bold" style:font-weight-asian="bold" style:font-weight-complex="bold" fo:font-size="10pt" style:font-size-asian="10pt" style:font-size-complex="10pt"/>
    </style:style>
    <style:style style:name="T1309" style:parent-style-name="DefaultParagraphFont" style:family="text">
      <style:text-properties fo:font-weight="bold" style:font-weight-asian="bold" style:font-weight-complex="bold" style:text-position="super 65%" fo:font-size="10pt" style:font-size-asian="10pt" style:font-size-complex="10pt"/>
    </style:style>
    <style:style style:name="T1310" style:parent-style-name="DefaultParagraphFont" style:family="text">
      <style:text-properties fo:font-weight="bold" style:font-weight-asian="bold" style:font-weight-complex="bold" fo:font-size="10pt" style:font-size-asian="10pt" style:font-size-complex="10pt"/>
    </style:style>
    <style:style style:name="T1311" style:parent-style-name="DefaultParagraphFont" style:family="text">
      <style:text-properties fo:font-weight="bold" style:font-weight-asian="bold" style:font-weight-complex="bold" style:text-position="super 65%" fo:font-size="10pt" style:font-size-asian="10pt" style:font-size-complex="10pt"/>
    </style:style>
    <style:style style:name="T1312" style:parent-style-name="DefaultParagraphFont" style:family="text">
      <style:text-properties fo:font-weight="bold" style:font-weight-asian="bold" style:font-weight-complex="bold" fo:font-size="10pt" style:font-size-asian="10pt" style:font-size-complex="10pt"/>
    </style:style>
    <style:style style:name="T1313" style:parent-style-name="DefaultParagraphFont" style:family="text">
      <style:text-properties fo:font-weight="bold" style:font-weight-asian="bold" style:font-weight-complex="bold" style:text-position="super 65%" fo:font-size="10pt" style:font-size-asian="10pt" style:font-size-complex="10pt"/>
    </style:style>
    <style:style style:name="T1314" style:parent-style-name="DefaultParagraphFont" style:family="text">
      <style:text-properties fo:font-weight="bold" style:font-weight-asian="bold" style:font-weight-complex="bold" fo:font-size="10pt" style:font-size-asian="10pt" style:font-size-complex="10pt"/>
    </style:style>
    <style:style style:name="T1315" style:parent-style-name="DefaultParagraphFont" style:family="text">
      <style:text-properties fo:font-weight="bold" style:font-weight-asian="bold" style:font-weight-complex="bold" style:text-position="super 65%" fo:font-size="10pt" style:font-size-asian="10pt" style:font-size-complex="10pt"/>
    </style:style>
    <style:style style:name="T1316" style:parent-style-name="DefaultParagraphFont" style:family="text">
      <style:text-properties fo:font-weight="bold" style:font-weight-asian="bold" style:font-weight-complex="bold" fo:font-size="10pt" style:font-size-asian="10pt" style:font-size-complex="10pt"/>
    </style:style>
    <style:style style:name="T1317" style:parent-style-name="DefaultParagraphFont" style:family="text">
      <style:text-properties fo:font-weight="bold" style:font-weight-asian="bold" style:font-weight-complex="bold" style:text-position="super 65%" fo:font-size="10pt" style:font-size-asian="10pt" style:font-size-complex="10pt"/>
    </style:style>
    <style:style style:name="T1318" style:parent-style-name="DefaultParagraphFont" style:family="text">
      <style:text-properties fo:font-weight="bold" style:font-weight-asian="bold" style:font-weight-complex="bold" fo:font-size="10pt" style:font-size-asian="10pt" style:font-size-complex="10pt"/>
    </style:style>
    <style:style style:name="T1319" style:parent-style-name="DefaultParagraphFont" style:family="text">
      <style:text-properties fo:font-weight="bold" style:font-weight-asian="bold" style:font-weight-complex="bold" style:text-position="super 65%" fo:font-size="10pt" style:font-size-asian="10pt" style:font-size-complex="10pt"/>
    </style:style>
    <style:style style:name="T1320" style:parent-style-name="DefaultParagraphFont" style:family="text">
      <style:text-properties fo:font-weight="bold" style:font-weight-asian="bold" style:font-weight-complex="bold" fo:font-size="10pt" style:font-size-asian="10pt" style:font-size-complex="10pt"/>
    </style:style>
    <style:style style:name="T1321" style:parent-style-name="DefaultParagraphFont" style:family="text">
      <style:text-properties fo:font-weight="bold" style:font-weight-asian="bold" style:font-weight-complex="bold" style:text-position="super 65%" fo:font-size="10pt" style:font-size-asian="10pt" style:font-size-complex="10pt"/>
    </style:style>
    <style:style style:name="T1322" style:parent-style-name="DefaultParagraphFont" style:family="text">
      <style:text-properties fo:font-weight="bold" style:font-weight-asian="bold" style:font-weight-complex="bold" fo:font-size="10pt" style:font-size-asian="10pt" style:font-size-complex="10pt"/>
    </style:style>
    <style:style style:name="T1323" style:parent-style-name="DefaultParagraphFont" style:family="text">
      <style:text-properties fo:font-weight="bold" style:font-weight-asian="bold" style:font-weight-complex="bold" fo:font-size="10pt" style:font-size-asian="10pt" style:font-size-complex="10pt"/>
    </style:style>
    <style:style style:name="T1324" style:parent-style-name="DefaultParagraphFont" style:family="text">
      <style:text-properties fo:font-weight="bold" style:font-weight-asian="bold" style:font-weight-complex="bold" style:text-position="super 65%" fo:font-size="10pt" style:font-size-asian="10pt" style:font-size-complex="10pt"/>
    </style:style>
    <style:style style:name="T1325" style:parent-style-name="DefaultParagraphFont" style:family="text">
      <style:text-properties fo:font-weight="bold" style:font-weight-asian="bold" style:font-weight-complex="bold" fo:font-size="10pt" style:font-size-asian="10pt" style:font-size-complex="10pt"/>
    </style:style>
    <style:style style:name="T1326" style:parent-style-name="DefaultParagraphFont" style:family="text">
      <style:text-properties fo:font-weight="bold" style:font-weight-asian="bold" style:font-weight-complex="bold" style:text-position="super 65%" fo:font-size="10pt" style:font-size-asian="10pt" style:font-size-complex="10pt"/>
    </style:style>
    <style:style style:name="T1327" style:parent-style-name="DefaultParagraphFont" style:family="text">
      <style:text-properties fo:font-weight="bold" style:font-weight-asian="bold" style:font-weight-complex="bold" fo:font-size="10pt" style:font-size-asian="10pt" style:font-size-complex="10pt"/>
    </style:style>
    <style:style style:name="T1328" style:parent-style-name="DefaultParagraphFont" style:family="text">
      <style:text-properties fo:font-weight="bold" style:font-weight-asian="bold" style:font-weight-complex="bold" style:text-position="super 65%" fo:font-size="10pt" style:font-size-asian="10pt" style:font-size-complex="10pt"/>
    </style:style>
    <style:style style:name="T1329" style:parent-style-name="DefaultParagraphFont" style:family="text">
      <style:text-properties fo:font-weight="bold" style:font-weight-asian="bold" style:font-weight-complex="bold" fo:font-size="10pt" style:font-size-asian="10pt" style:font-size-complex="10pt"/>
    </style:style>
    <style:style style:name="T1330" style:parent-style-name="DefaultParagraphFont" style:family="text">
      <style:text-properties fo:font-weight="bold" style:font-weight-asian="bold" style:font-weight-complex="bold" style:text-position="super 65%" fo:font-size="10pt" style:font-size-asian="10pt" style:font-size-complex="10pt"/>
    </style:style>
    <style:style style:name="T1331" style:parent-style-name="DefaultParagraphFont" style:family="text">
      <style:text-properties fo:font-weight="bold" style:font-weight-asian="bold" style:font-weight-complex="bold" fo:font-size="10pt" style:font-size-asian="10pt" style:font-size-complex="10pt"/>
    </style:style>
    <style:style style:name="T1332" style:parent-style-name="DefaultParagraphFont" style:family="text">
      <style:text-properties fo:font-weight="bold" style:font-weight-asian="bold" style:font-weight-complex="bold" style:text-position="super 65%" fo:font-size="10pt" style:font-size-asian="10pt" style:font-size-complex="10pt"/>
    </style:style>
    <style:style style:name="T1333" style:parent-style-name="DefaultParagraphFont" style:family="text">
      <style:text-properties fo:font-weight="bold" style:font-weight-asian="bold" style:font-weight-complex="bold" fo:font-size="10pt" style:font-size-asian="10pt" style:font-size-complex="10pt"/>
    </style:style>
    <style:style style:name="P1334" style:parent-style-name="Normal" style:family="paragraph">
      <style:text-properties fo:font-weight="bold" style:font-weight-asian="bold" style:font-weight-complex="bold"/>
    </style:style>
    <style:style style:name="TableColumn1336" style:family="table-column">
      <style:table-column-properties style:column-width="4.293in"/>
    </style:style>
    <style:style style:name="Table1335" style:family="table">
      <style:table-properties style:width="4.293in" fo:margin-left="0in" table:align="left"/>
    </style:style>
    <style:style style:name="TableRow1337" style:family="table-row">
      <style:table-row-properties/>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center"/>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ext:span text:style-name="T8">The Solemnity of Our Lord Jesus Christ, King of the Universe</text:span><text:span text:style-name="T9"><text:s/>(B)</text:span></text:h>
      <text:h text:style-name="P10" text:outline-level="1">Daniel 7, 12-14; Psalm 93, 1-2, 5; Revelation 1, 5-8; John 18, 33b-37<text:bookmark-end text:name="_Toc183295409"/></text:h>
      <text:p text:style-name="Normal"><text:span text:style-name="T11">Daniel 7, 12-14</text:span><text:span text:style-name="T12">:<text:s/></text:span><text:span text:style-name="T13">12<text:s/></text:span><text:span text:style-name="T14">As for the rest of the beasts, their ruling authority had already been removed, though they were permitted to go on living for a time and a season. </text:span><text:span text:style-name="T15">13</text:span><text:span text:style-name="T16"><text:s/>I was watching in the night visions, “And with the clouds of the sky one like a son of man was approaching. He went up to the Ancient of Days and was escorted before him.<text:s/></text:span><text:span text:style-name="T17">14<text:s/></text:span><text:span text:style-name="T18">To him was given ruling authority, honor, and sovereignty. All peoples, nations, and language groups were serving him. His authority is eternal and will not pass away. His kingdom will not be destroyed.</text:span></text:p>
      <text:p text:style-name="Normal"><text:span text:style-name="T19">Psalm 93, 1-2, 5</text:span><text:span text:style-name="T20">:<text:s/></text:span><text:span text:style-name="T21">1</text:span><text:span text:style-name="T22"><text:s/>The Lord reigns! He is robed in majesty, the Lord is robed, he wears strength around his waist. Indeed, the world is established, it cannot be moved.<text:s/></text:span><text:span text:style-name="T23">2<text:s/></text:span><text:span text:style-name="T24">Your throne has been secure from ancient times; you have always been king.<text:s/></text:span><text:span text:style-name="T25">5<text:s/></text:span><text:span text:style-name="T26">The rules you set down are completely reliable. Holiness aptly adorns your house, O Lord, forever.</text:span></text:p>
      <text:p text:style-name="Normal"><text:span text:style-name="T27">Revelation 1, 5-8</text:span><text:span text:style-name="T28">:<text:s/></text:span><text:span text:style-name="T29">5</text:span><text:span text:style-name="T30"><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1">6</text:span></text:a><text:span text:style-name="T32">and has appointed us as a kingdom, as priests serving his God and Father – to him be the glory and the power for ever and ever! Amen.<text:s/></text:span><text:a xlink:href="https://biblehub.com/revelation/1-7.htm" office:target-frame-name="_top" xlink:show="replace"/><text:span text:style-name="T33">7 (Look! He is returning with the clouds, and every eye will see him, even those who pierced him, and all the tribes on the earth will mourn because of him. This will certainly come to pass! Amen.)<text:s/></text:span><text:span text:style-name="T34">8<text:s/></text:span><text:span text:style-name="T35">“I am the Alpha and the Omega,” says the Lord God – the one who is, and who was, and who is still to come – the All-Powerful!</text:span></text:p>
      <text:p text:style-name="Normal"><text:span text:style-name="T36">John 18, 33b-37</text:span><text:span text:style-name="T37">:<text:s/></text:span><text:span text:style-name="T38">33<text:s/></text:span><text:span text:style-name="T39">So Pilate went back into the governor’s residence, summoned Jesus, and asked him, “Are you the king of the Jews?” </text:span><text:span text:style-name="T40">34</text:span><text:span text:style-name="T41"><text:s/>Jesus replied, “Are you saying this on your own initiative, or have others told you about me?” </text:span><text:span text:style-name="T42">35</text:span><text:span text:style-name="T43"><text:s/>Pilate answered, “I am not a Jew, am I? Your own people and your chief priests handed you over to me. What have you done?”<text:s/></text:span><text:span text:style-name="T44">36<text:s/></text:span><text:span text:style-name="T45">Jesus replied, “My kingdom is not from this world. If my kingdom were from this world, my servants would be fighting to keep me from being handed over to the Jewish authorities. But as it is, my kingdom is not from here.” </text:span><text:span text:style-name="T46">37</text:span><text:span text:style-name="T47"><text:s/>Then Pilate said, “So you are a king!” Jesus replied, “You say that I am a king. For this reason I was born, and for this reason I came into the world – to testify to the truth. Everyone who belongs to the truth listens to my voice.”</text:span></text:p>
      <text:p text:style-name="P48">Why is Jesus the King of the Universe?</text:p>
      <text:p text:style-name="Normal">In<text:s/><text:span text:style-name="T49">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text:s/><text:soft-page-break/>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50">John 18:36</text:span>). Notice how Jesus says that His kingdom is not from this world; that means 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1">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2">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text:s/><text:soft-page-break/>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3">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4">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5">Psalm 34:2</text:span>).</text:p>
      <text:p text:style-name="Normal">In<text:s/><text:span text:style-name="T56">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section text:name="Sect1" text:style-name="S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The third liturgical year cycle (C)</text:p>
      </text:section>
      <text:section text:name="Sect2" text:style-name="S2">
        <text:p text:style-name="P58">First Sunday of Advent (C)</text:p>
        <text:p text:style-name="P59">Jer 33, 14-16; Ps 25, 4-5ab. 8-9. 10. 14; 1 Tes 3, 12 – 4, 2; Lk 21, 25-28. 34-36</text:p>
        <text:p text:style-name="Normal"><text:span text:style-name="T60">Jeremiah 33, 14-16:</text:span><text:span text:style-name="T61"><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2">Psalm 25:4-5ab, 8-9, 10, 14</text:span><text:span text:style-name="T63">:</text:span><text:span text:style-name="T64"><text:line-break/>4 Show me your ways, Lord,</text:span><text:span text:style-name="T65"><text:line-break/>teach me your paths.</text:span><text:span text:style-name="T66"><text:line-break/>5 Guide me in your truth and teach me,</text:span><text:span text:style-name="T67"><text:line-break/>for you are God my Savior,</text:span><text:span text:style-name="T68"><text:line-break/>and my hope is in you all day long.</text:span></text:p>
        <text:p text:style-name="P69">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0">1 Thessalonians 3,12 – 4,2:</text:span><text:span text:style-name="T71"><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soft-page-break/>
        <text:p text:style-name="P72">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73">Luke 21:25-28, 34-36:</text:span><text:span text:style-name="T74"><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75">34</text:span><text:span text:style-name="T76"><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77">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 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text:s/><text:soft-page-break/>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text:s/><text:soft-page-break/>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 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78">Second Sunday of Advent (C)</text:p>
        <text:p text:style-name="P79">Bar 5, 1-9; Ps 126, 1-2ab. 2cd – 3, 4-5. 6; Phil 1, 4-6. 8-11; Lk 3, 1-6</text:p>
        <text:p text:style-name="P80">Baruch 5:1–9:</text:p>
        <text:list text:style-name="LFO1" text:continue-numbering="true">
          <text:list-item>
            <text:p text:style-name="P81">Take off the garment of your sorrow and affliction, O Jerusalem,<text:line-break/>and put on forever the beauty of the glory from God.</text:p>
          </text:list-item>
          <text:list-item>
            <text:p text:style-name="P82">Put on the robe of the righteousness that comes from God;<text:line-break/>put on your head the diadem of the glory of the Everlasting.</text:p>
          </text:list-item>
          <text:list-item>
            <text:p text:style-name="P83">For God will show your splendor everywhere under heaven.</text:p>
          </text:list-item>
          <text:list-item>
            <text:p text:style-name="P84">For your name will forever be called by God,<text:line-break/>“Peace of righteousness and glory of godliness.”</text:p>
          </text:list-item>
          <text:list-item>
            <text:p text:style-name="P85">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86">For they went forth from you on foot,<text:line-break/>led away by their enemies;<text:line-break/>but God will bring them back to you,<text:line-break/>carried in glory, as on a royal throne.</text:p>
          </text:list-item>
          <text:list-item>
            <text:p text:style-name="P87">For God has ordered that every high mountain and the everlasting hills be made low<text:line-break/>and the valleys filled up,<text:line-break/>to make level ground,<text:line-break/>so that Israel may walk safely in the glory of God.</text:p>
          </text:list-item>
          <text:list-item>
            <text:p text:style-name="P88">The woods and every fragrant tree<text:line-break/>have shaded Israel at God’s command.</text:p>
          </text:list-item>
          <text:list-item>
            <text:p text:style-name="P89">For God will lead Israel with joy,<text:line-break/>in the light of his glory,<text:line-break/>with the mercy and righteousness that come from him.</text:p>
          </text:list-item>
        </text:list>
        <text:p text:style-name="P90">Psalm 126:1-2ab, 2cd-3, 4-5, 6</text:p>
        <text:list text:style-name="LFO2" text:continue-numbering="true">
          <text:list-item>
            <text:p text:style-name="P91">When the Lord restored the fortunes of Zion,<text:line-break/>we were like those who dream.</text:p>
          </text:list-item>
          <text:list-item>
            <text:p text:style-name="P92">Then our mouth was filled with laughter,<text:line-break/>and our tongue with shouts of joy;<text:line-break/>2cd. then they said among the nations,<text:line-break/>“The Lord has done great things for them.”</text:p>
          </text:list-item>
          <text:list-item>
            <text:p text:style-name="P93">The Lord has done great things for us;<text:line-break/>we are glad.</text:p>
          </text:list-item>
          <text:list-item>
            <text:p text:style-name="P94">Restore our fortunes, O Lord,<text:line-break/>like the watercourses in the Negeb!</text:p>
          </text:list-item>
          <text:list-item>
            <text:p text:style-name="P95">May those who sow in tears<text:line-break/>reap with shouts of joy!</text:p>
          </text:list-item>
          <text:list-item>
            <text:p text:style-name="P96">He who goes forth weeping,<text:line-break/>bearing the seed for sowing,<text:line-break/>shall come home with shouts of joy,<text:line-break/>bringing his sheaves with him.</text:p>
          </text:list-item>
        </text:list>
        <text:p text:style-name="P97"><text:span text:style-name="T98">Philippians 1:4–6, 8–11:<text:s/></text:span><text:span text:style-name="T99">Always in every prayer of mine for you all, making my prayer with joy, thankful for your partnership in the gospel from the first day until now. And I am sure that he who began a good work in you will bring it to completion at the day of Jesus Christ. For God is my witness, how I yearn for you all with the affection of Christ Jesus. And it is my prayer that your love may abound more and more, with knowledge and all discernment, so that you may approve what is excellent, and may be pure and blameless for the day of Christ, filled with the fruits of righteousness which come through Jesus Christ, to the glory and praise of God.</text:span></text:p>
        <text:p text:style-name="P100">Luke 3: 1-6: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text:s/><text:soft-page-break/>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p>
        <text:p text:style-name="P101">How do we prepare for the coming of Jesus?</text:p>
        <text:p text:style-name="Normal"><text:span text:style-name="T10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03"><text:span text:style-name="T104">Psalm 126:1-2ab, 2cd-3, 4-5, 6:</text:span><text:s/>The<text:span text:style-name="T10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0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text:s/><text:soft-page-break/>Through righteousness, we bear the fruits of the Spirit, given by Jesus, as we await His return.</text:p>
        <text:p text:style-name="Normal"><text:span text:style-name="T10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0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p text:style-name="Normal"><text:span text:style-name="T10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10">Third Sunday of Advent (C)</text:p>
        <text:p text:style-name="P111">Zep 3:14-18a; Is 12: 2-3. 4bdc. 5-6; Phil 4:4-7; Lk 3:10-18</text:p>
        <text:p text:style-name="Normal"><text:span text:style-name="T112">Zephaniah 3:14-18a:</text:span><text:s/><text:span text:style-name="T113">Sing aloud, O daughter of Zion; shout, O Israel! Rejoice and exult with all your heart, O daughter of Jerusalem! 15 The Lord has taken away the judgments against you;</text:span><text:span text:style-name="T11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text:s/></text:span><text:soft-page-break/><text:span text:style-name="T115">loud singing. 18 I will gather those of you who mourn for the festival, so that you will no longer suffer reproach.</text:span></text:p>
        <text:p text:style-name="Normal"><text:span text:style-name="T116">Isaiah 12:2-3, 4bcd, 5-6:</text:span><text:span text:style-name="T117"><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18"><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19">Philippians 4:4-7:</text:span><text:span text:style-name="T120"><text:s/></text:span><text:span text:style-name="T121">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22">Luke 3:10-18:<text:s/></text:span><text:span text:style-name="T123">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24">Rejoice, rejoice!</text:p>
        <text:p text:style-name="Normal"><text:span text:style-name="T125">Zephaniah 3:14-18a</text:span>: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text:span text:style-name="T126">Isaiah 12: 1-6</text:span>: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27">Jesus stood in the midst of the disciples and said to them: peace be to you</text:span> (Luke 24:36); secondly as a servant to distribute:<text:s/><text:span text:style-name="T128">but I am in the midst of you, as he that serves</text:span> (Luke 22:27); thirdly as a light to illuminate:<text:s/><text:span text:style-name="T129">he shone in his days as the morning star in the midst of a cloud</text:span> (Sir 50:6);</text:p>
        <text:p text:style-name="Normal">Dealing with anxiety:</text:p>
        <text:p text:style-name="Normal"><text:span text:style-name="T130">Philippians 4:4-7</text:span>: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text:span text:style-name="T131">Luke 3:10-18</text:span>: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text:s/><text:soft-page-break/>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32">Fourth Sunday of Advent (C)</text:p>
        <text:p text:style-name="P133">Mi 5:1-4a; Ps 80:2ac, 3b, 15-16, 18-19; Heb 10:5-10; Lk 1:39-45</text:p>
        <text:p text:style-name="Normal"><text:span text:style-name="T134">Micah 5:1-4a<text:s/></text:span><text:span text:style-name="T135">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 from of old,</text:span><text:span text:style-name="T136"><text:line-break/>from ancient days. Therefore he shall give them up until the time when she who is in labor has given birth; then the rest of his brothers shall return to the people of Israel. And he shall stand and shepherd his flock</text:span><text:span text:style-name="T137"><text:line-break/>in the strength of the Lord, in the majesty of the name of the Lord his God.</text:span></text:p>
        <text:p text:style-name="Normal"><text:span text:style-name="T138">Psalm 80:2ac, 3b, 15-16, 18-19</text:span><text:span text:style-name="T139"><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40">Hebrews 10:5-10<text:s/></text:span><text:span text:style-name="T141">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soft-page-break/>
        <text:p text:style-name="Normal"><text:span text:style-name="T142">Luke 1:39-45<text:s/></text:span><text:span text:style-name="T143">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text:span text:style-name="T144">Micah 5:1-4</text:span><text:s/>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45">“Truly, truly, I say to you, before Abraham was, I am.”</text:span><text:s/>By using “I am,” Jesus connects Himself to the divine name God revealed to Moses in Exodus 3:14:<text:s/><text:span text:style-name="T146">“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text:span text:style-name="T147">Psalm 80:2ac, 3b, 15-16, 18-19</text:span><text:span text:style-name="T148"><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text:span text:style-name="T149">Hebrews 10:5-10</text:span><text:s/>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text:span text:style-name="T150">Lk 1:39-45</text:span><text:s/>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51">“Blessed are you among women, and blessed is the fruit of your womb!”</text:span><text:s/>reflects her profound faith and recognition of Mary’s role in God’s plan. Elizabeth’s question,<text:s/><text:span text:style-name="T152">“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53">“Why is this happening to me?”</text:span><text:s/>or<text:s/><text:span text:style-name="T154">“Why am I suffering?”</text:span><text:s/>we should reflect on God’s blessings and ask,<text:s/><text:span text:style-name="T155">“</text:span>Why does the Lord grant me so many good things? Why does He give me friends, family, joy, and opportunities?<text:span text:style-name="T156">”</text:span><text:s/>These questions help us remember that we are children of a loving God who promises never to leave or forsake us (Hebrews 13:5). We must cling to Him and continually thank Him for all He has done.</text:p>
        <text:p text:style-name="Normal">Mary is the Ark of the Covenant:</text:p>
        <text:soft-page-break/>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57">The Nativity of the Lord (Christmas) Mass during the Night (ABC)</text:p>
        <text:p text:style-name="P158">Is 9:1-3, 5-7; Ps 96:1-2a, 2b-3, 11-12, 13; Tit 2:11-14; Lk 2:1-14</text:p>
        <text:p text:style-name="Normal"><text:span text:style-name="T159">Isaiah 9:1-3, 5-7<text:s/></text:span><text:span text:style-name="T160">But there will be no gloom for her who was in anguish. In the former time he brought into contempt the land of Zebulun and the land of Naphtali, but in the latter time he has made glorious the way of the sea, 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 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61">Psalm 96:1-2a, 2b-3, 11-12, 13</text:p>
        <text:p text:style-name="P162">1Oh sing to the Lord a new song; sing to the Lord, all the earth!<text:line-break/>2 Sing to the Lord, bless his name;<text:line-break/>proclaim his salvation from day to day.<text:line-break/><text:soft-page-break/>3 Declare his glory among the nations,<text:line-break/>his marvelous works among all the peoples!</text:p>
        <text:p text:style-name="P163">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64">Titus 2:11-14</text:span><text:span text:style-name="T165"><text:s/></text:span><text:span text:style-name="T166">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67">Luke 2:1-14<text:s/></text:span><text:span text:style-name="T168">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69"><text:s/></text:span><text:span text:style-name="T170">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71"><text:span text:style-name="T172">The birth of our Lord Jesus</text:span></text:p>
        <text:p text:style-name="Normal"><text:span text:style-name="T173">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text:s/><text:soft-page-break/>He eternally cares for his people (Everlasting Father), He truly gives us peace, which surpasses all understanding (Prince of Peace), in Him we can rest. His kingdom is everlasting and there is nothing that can destroy it. God bring light into the darkest of places by turning a bad thing into a good thing. His light guides us and redeems us.</text:p>
        <text:p text:style-name="Normal"><text:span text:style-name="T174">Psalm 96:1-2a, 2b-3, 11-12</text:span><text:s/>Jesus is the King of the Universe, worthy of all our praise and worship. He is the very reason for our existence and the source of our salvation. Through faith in Him, we are promised eternal life. Even creation itself—nature, the heavens, and the earth—joins in offering praise to its Creator (Psalm 96:11-13). Today, we rejoice and celebrate His presence among us, as we honor the birth of our Savior, Jesus Christ.</text:p>
        <text:p text:style-name="Normal"><text:span text:style-name="T175">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76">“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77">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text:s/><text:soft-page-break/>carry out His plans. Just as the shepherds were invited to rejoice and celebrate the birth of the Savior, we too are invited to praise God for this incredible gift. The heavenly hosts—the mighty army of God’s angels—appeared, singing,<text:s/><text:span text:style-name="T178">“Glory to God in the highest, and on earth peace among those with whom he is pleased!”</text:span><text:s/>(Luke 2:14). This prayer echoes the prophecy in Isaiah 9:6, declaring Jesus as the<text:s/><text:span text:style-name="T179">“Mighty God”</text:span><text:s/>and the<text:s/><text:span text:style-name="T180">“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81">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82">The Nativity of the Lord (Christmas) Mass at Dawn (ABC)</text:p>
        <text:p text:style-name="P183">Is 62:11-12; Ps 97:1, 6, 11-12; Ti 3:4-7; Lk 2:15-20</text:p>
        <text:p text:style-name="P184"><text:span text:style-name="T185">FIRST READING Isaiah 62:11-12</text:span><text:s/></text:p>
        <text:p text:style-name="P186"><text:span text:style-name="T187">11 </text:span><text:span text:style-name="T188">The Lord has proclaimed</text:span><text:span text:style-name="T189"><text:line-break/>    to the end of the earth:</text:span><text:span text:style-name="T190"><text:line-break/>Say to daughter Zion,</text:span><text:span text:style-name="T191"><text:line-break/>    “See, your salvation comes;</text:span><text:span text:style-name="T192"><text:line-break/>his reward is with him,</text:span><text:span text:style-name="T193"><text:line-break/>    and his recompense before him.”</text:span><text:span text:style-name="T194"><text:line-break/></text:span><text:span text:style-name="T195">12 </text:span><text:span text:style-name="T196">They shall be called, “The Holy People,</text:span><text:span text:style-name="T197"><text:line-break/>    The Redeemed of the Lord”;</text:span><text:span text:style-name="T198"><text:line-break/>and you shall be called, “Sought Out,</text:span><text:span text:style-name="T199"><text:line-break/>    A City Not Forsaken.”</text:span></text:p>
        <text:p text:style-name="P200"><text:span text:style-name="T201">RESPONSORIAL PSALM Psalm 97:1, 6, 11-12</text:span></text:p>
        <text:p text:style-name="P202"><text:span text:style-name="T203">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soft-page-break/>
        <text:p text:style-name="Normal"><text:span text:style-name="T204">SECOND READING Titus 3:4-7</text:span></text:p>
        <text:p text:style-name="Normal"><text:span text:style-name="T205">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6">GOSPEL Luke 2:15-20</text:span></text:p>
        <text:p text:style-name="Normal"><text:span text:style-name="T207">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08">Justification and faithfulness to God</text:p>
        <text:p text:style-name="Normal"><text:span text:style-name="T209">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0">Psalm 97:1, 6, 11-12</text:span><text:s/>We are called to worship and always rejoice because Jesus is king. We should always be thankful to Him and speak His name across the earth because He is glorious and will win in the end.</text:p>
        <text:p text:style-name="Normal"><text:span text:style-name="T211">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2">Luke 2:15-20</text:span><text:s/>The shepherds are the first one’s to hear about the good news of Jesus and from this moment the news would be spread all over the world until the very end. Even after 2000 years Jesus and His message<text:s/><text:soft-page-break/>stays and will stay relevant because His words will not pass away (Luke 21:33). The message the shepherds received seemed unexpected and 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 message of the Bible and accept them as true so that we could love God even more and praise Him for everything He has done.</text:p>
        <text:p text:style-name="P213">The Nativity of the Lord (Christmas) Mass during the Day (ABC)</text:p>
        <text:p text:style-name="P214">Is 52:7-10; Ps 98:1, 2-3, 3-4, 5-6; Heb 1:1-6; Jn 1:1-18</text:p>
        <text:p text:style-name="Normal"><text:span text:style-name="T215">Isaiah 52:7-10</text:span><text:s/><text:span text:style-name="T216">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7">Psalm 98:1, 2-3, 3-4, 5-6</text:span><text:s/><text:span text:style-name="T218">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soft-page-break/>
        <text:p text:style-name="Normal"><text:span text:style-name="T219">Hebrews 1:1-6</text:span><text:s/><text:span text:style-name="T220">Long ago, at many times and in many ways, God spoke to our fathers by the prophets, but in these last days he has spoken to us by his Son, whom he appointed the heir of all things, through whom also he created the world. He is the radiance of the glory of God 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1">John 1:1-18</text:span><text:span text:style-name="T222"><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3">Jesus: The Light, Life, and the Word</text:p>
        <text:p text:style-name="Normal"><text:span text:style-name="T224">Isaiah 52:7-10</text:span><text:s/>God leads the people back from Babylon to Zion. He is the bringer of peace and the good news. He turns bad things like the Babylonian exile into good things – the return to Zion. This is not the first time God redeemed His people as before He set them free from slavery in Egypt (the book of Exodus). God is the ultimate redeemer that will make our paths straight and is worthy of praise.</text:p>
        <text:p text:style-name="Normal"><text:span text:style-name="T225">Ps 98:1, 2-3, 3-4, 5-6</text:span><text:s/>God always shows His faithfulness and grace to all the nations. Because God is such a good God, we should sing for Him and praise Him. This psalm list instrument we should use for praising Him: the lyre, trumpets, horns (Psalm 98:5-6). Singing to the Lord with music is a crucial step in worship.</text:p>
        <text:p text:style-name="Normal"><text:span text:style-name="T226">Hebrews 1:1-6</text:span><text:s/>The letter to the Hebrews was meant for Jews who didn’t believe in Jesus. It starts of by linking the Old Testament to the New by saying that God previously spoke through prophets (Abraham, Moses,<text:s/><text:soft-page-break/>etc.) and in many different ways (dreams, visions, theophanies, etc.) but in the last days He spoke through Jesus (Hebrews 1:1-2). God created all things through Jesus meaning that Jesus was not created and was always there. Jesus “reflects the glory of God” (Hebrews 1:3) meaning that He is the light of the world that shines from the Lord. This passage mentions that Jesus upholds the universe by “his word of power” which indicates that Jesus is the Word of God. He is also superior to the angels in heaven. The author proves this by citing verses from the Old Testament which show that Jesus is the Son of God and the first-born. This lets us understand the significance of Christ and that He was not just a man but the one above all and the one who made the universe.</text:p>
        <text:p text:style-name="Normal"><text:span text:style-name="T227">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text:s/><text:soft-page-break/>3:16), even though we are sinners and disobey Him regularly. His love and mercy for us are divine, and we thank Him forever. God chose to become man to demonstrate that being human is not a mistake but a blessing. He showed us the right path to walk in this life so that we could please Him and enjoy life as it was meant to be lived.</text:p>
        <text:p text:style-name="P228">Thank You for the grace upon grace that You pour out through Jesus, who revealed Your glory and truth to us. Guide us, Lord, to walk in Your light, to reflect Your love, and to glorify You in all that we do. In the name of Jesus, the true light and the Word of life, we pray. Amen.</text:p>
        <text:p text:style-name="P229">Feast of the Holy Family of Jesus, Mary and Joseph (C)</text:p>
        <text:p text:style-name="P230">1 Sam 1:20-22, 24-28; Ps 84:2-3, 5-6, 9-10; 1 Jn 3:1-2, 21-24; Lk 2:41-52</text:p>
        <text:p text:style-name="Normal"><text:span text:style-name="T231">1 Samuel 1:20-22, 24-28</text:span><text:s/><text:span text:style-name="T232">And in due time Hannah conceived and bore a son, and she called his name Samuel, for she said, “I have asked for him from the Lord.” The man Elkanah and all his house went up to offer to the Lord the yearly sacrifice and to pay his vow. But Hannah did not go up, for she said to her husband, “As soon as the child is weaned, I will bring him, so that he may appear in the presence of the Lord and dwell there forever.” And when she had weaned him, she took him up with her, along with a three-year-old bull, an ephah of flour, and a skin of wine, and she brought him to the house of the Lord at Shiloh. And the child was young. Then they slaughtered the bull, and they brought the child to Eli. And she said, “Oh, my lord! As you live, my lord, I am the woman who was standing here in your presence, praying to the Lord. For this child I prayed, and the Lord has granted me my petition that I made to him. Therefore I have lent him to the Lord. As long as he lives, he is lent to the Lord.” And he worshiped the Lord there.</text:span></text:p>
        <text:p text:style-name="Normal"><text:span text:style-name="T233">Psalm 84:2-3, 5-6, 9-</text:span><text:span text:style-name="T234">10</text:span><text:span text:style-name="T235"><text:s/>My soul longs, yes, faints for the courts of the Lord; my heart and flesh sing for joy to the living God. Even the sparrow finds a home, and the swallow a nest for herself, where she may lay her young, at your altars, O Lord of hosts, my King and my God. Blessed are those whose strength is in you, in whose heart are the highways to Zion. As they go through the Valley of Baca they make it a place of springs; the early rain also covers it with pools. Behold our shield, O God; look on the face of your anointed! For a day in your courts is better than a thousand elsewhere. I would rather be a doorkeeper in the house of my God than dwell in the tents of wickedness.</text:span></text:p>
        <text:p text:style-name="Normal"><text:span text:style-name="T236">1 John 3:1-2, 21-24</text:span><text:span text:style-name="T237"><text:s/>See what kind of love the Father has given to us, that we should be called children of God; and so we are. The reason why the world does not know us is that it did not know him. Beloved, we are God’s children now, and what we will be has not yet appeared; but we know that when he appears we shall be like him, because we shall see him as he is. Beloved, if our heart does not condemn us, we have confidence before God; and whatever we ask we receive from him, because we keep his commandments and do what pleases him. And this is his commandment, that we believe in the name of his Son Jesus Christ and love one another, just as he has commanded us. Whoever keeps his commandments abides in God, and God in him. And by this we know that he abides in us, by the Spirit whom he has given us.</text:span></text:p>
        <text:soft-page-break/>
        <text:p text:style-name="Normal"><text:span text:style-name="T238">Luke 2:41-52</text:span><text:span text:style-name="T239"><text:s/>Now his parents went to Jerusalem every year at the Feast of the Passover. And when he was twelve years old, they went up according to custom. And when the feast was ended, as they were returning, the boy Jesus stayed behind in Jerusalem. His parents did not know it, but supposing him to be in the group they went a day’s journey, but then they began to search for him among their relatives and acquaintances, and when they did not find him, they returned to Jerusalem, searching for him. After three days they found him in the temple, sitting among the teachers, listening to them and asking them questions. And all who heard him were amazed at his understanding and his answers. And when his parents saw him, they were astonished. And his mother said to him, “Son, why have you treated us so? Behold, your father and I have been searching for you in great distress.” And he said to them, “Why were you looking for me? Did you not know that I must be in my Father’s house?” And they did not understand the saying that he spoke to them. And he went down with them and came to Nazareth and was submissive to them. And his mother treasured up all these things in her heart. And Jesus increased in wisdom and in stature and in favor with God and man.</text:span></text:p>
        <text:p text:style-name="P240">The Holy family of earth and heaven</text:p>
        <text:p text:style-name="Normal"><text:span text:style-name="T241">1 Samuel 1:20-22, 24-28</text:span><text:s/>Samuel was born from Hannah who was previously barren. This miracle from God has happened many times in the Old Testament for women like Sarah (Genesis 17:16-19), Rebeka (Genesis 25:21-26), Raechel (Genesis 29:31, 30:22-24) and even happen in the New Testament for Elizabeth (Luke 1:5-17). This miracle happens for a reason and the person who is born usually has a big significance. Previously, Hannah made a promise to God that if He gave her a child, she would give the child back to Him in dedication forever and that is exactly what she did. Samuel was presented to be with the Lord. He dedicated his life to the Lord and a big reason why this happened was because of his mother. This shows us that the faith of our family and parents can be a major reason we have our faith today. It is extremely important to start teaching our kids about God from an early age to prepare them for their future and help them fall in love with God.</text:p>
        <text:p text:style-name="Normal"><text:span text:style-name="T242">Psalm 84:2-3, 5-6, 9-10</text:span><text:s/>The psalmist expresses deep excitement and longing to be in the house of God. He can’t wait to be in God’s true presence at the temple or church. This is the same kind of excitement we should feel when we go to church on Sunday. Church shouldn’t feel like a boring obligation; it’s the place where we can draw closest to the Lord. In church, we hear His Word, reflect on His teachings, and remember that we are all invited into His presence. This is a privilege we should never take for granted. It’s a miraculous blessing that many people miss out on in their lives. Preparing for church by reading the Bible or the scheduled readings beforehand shows a genuine desire to learn more and a readiness<text:s/><text:soft-page-break/>to meet God in His house. It’s a way of honoring the opportunity to be part of His household.</text:p>
        <text:p text:style-name="Normal"><text:span text:style-name="T243">1 John 3:1-2, 21-24</text:span><text:s/>We are called to be children of God, a gift we receive through His grace in Baptism. Because of this, we can confidently say we are loved and protected by God, as John affirms, “and so we are” (1 John 3:1). However, some may struggle to believe this because the world, which didn’t know Jesus, spreads false teachings and heresies. Our hearts should convict us of sin, leading us to seek forgiveness in Christ. While our hearts can sometimes deceive us, we should hold on to the truth that if we live a life of faith in Jesus and love our neighbors, God abides in us. In verse 22, John says that we can receive anything we ask the Lord if we keep His commandments and believe in Him. This means that in our prayers we should have full confidence in the Lord and try to avoid sin, as sin separates us from Him. The love of God remains in us when we follow Jesus’s teachings, showing that faith is an active lifestyle. God calls us to imitate the eternal family of the Trinity by loving Him with all our heart and to imitate the Holy family on earth by loving our neighbors. The chapter concludes with a reminder that all of this is made known to us through the Holy Spirit, who enables every good thing we do.</text:p>
        <text:p text:style-name="Normal"><text:span text:style-name="T244">Luke 2:41-52</text:span><text:s/>Jesus and His family went to Jerusalem to celebrate the Passover, but Jesus stayed behind while His parents began their journey home. They only noticed that He was missing later and spent three days searching for Him. Even the Holy Family experienced difficulties and anxiety, showing that challenges in family life are normal. Their journey to find Jesus reflects our own journey of seeking God, which often spans a lifetime. For them it took three days, however, three means a long time. In Hebrew, saying “holy” three times is considered not three times holier but the holiest. Three days also remind us of Jesus’s resurrection, symbolizing absence in death followed by joy and relief when He rose. Similarly, believers are promised eternal life with the Father after death.</text:p>
        <text:p text:style-name="Normal">Jesus declares that His priority is His Father’s will, even above His earthly family (Luke 2:49). However, He does not neglect His family. Instead, He submits to their leadership and remains obedient to them, showing that children should listen to and respect their parents (Luke 2:51). This demonstrates that while family is one of the most important aspects of life, our relationship with God and obedience to Him should be number one.</text:p>
        <text:soft-page-break/>
        <text:p text:style-name="Normal">In verse 52, it says that Jesus “increased in wisdom and in stature.” This raises the question: was Jesus not all-knowing from birth? It is often understood that Jesus’s human soul was perfect from the beginning, but this perfection needed to be shown through the growth of His body. As He possessed both human and divine natures, His human nature naturally grew while His divine nature gradually revealed itself. This is why the rabbis were astonished by His understanding and answers—His divine nature shone through His human development. The human growth of Jesus was a process of building character and gaining experiential knowledge that matched His physical and psychological maturity (Proverbs 3:3-4). “If he had willed to show his wisdom when he was seven years of age, people could have doubted the truth of the assumed human nature. And because of this, Christ wanted to be similar to others. He did not will to show his [full] wisdom, so that the truth of the human nature in him would be acknowledged and in order to give us an example of advancing in wisdom.” (St. Thomas Aquinas)</text:p>
        <text:p text:style-name="P245">Solemnity of the Blessed Virgin Mary, the Mother of God (ABC)</text:p>
        <text:p text:style-name="P246">Num 6:22-27; Ps 67:2-3, 5, 6, 8; Gal 4:4-7; Lk 2:16-21</text:p>
        <text:p text:style-name="Normal"><text:span text:style-name="T247">Numbers 6:22-27</text:span><text:s/><text:span text:style-name="T248">The Lord spoke to Moses, saying, “Speak to Aaron and his sons, saying, Thus you shall bless the people of Israel: you shall say to them, The Lord bless you and keep you; the Lord make his face to shine upon you and be gracious to you; the Lord lift up his countenance upon you and give you peace. So shall they put my name upon the people of Israel, and I will bless them.”</text:span></text:p>
        <text:p text:style-name="Normal"><text:span text:style-name="T249">Psalm 67:2-3, 5, 6, 8</text:span><text:s/><text:span text:style-name="T250">That your way may be known on earth, your saving power among all nations. Let the peoples praise you, O God; let all the peoples praise you! Let the peoples praise you, O God; let all the peoples praise you! The earth has yielded its increase; God, our God, shall bless us. God shall bless us; let all the ends of the earth fear him!</text:span></text:p>
        <text:p text:style-name="Normal"><text:span text:style-name="T251">Galatians 4:4-7</text:span><text:s/><text:span text:style-name="T252">But when the fullness of time had come, God sent forth his Son, born of woman, born under the law, to redeem those who were under the law, so that we might receive adoption as sons. And because you are sons, God has sent the Spirit of his Son into our hearts, crying, “Abba! Father!” So you are no longer a slave, but a son, and if a son, then an heir through God.</text:span></text:p>
        <text:p text:style-name="Normal"><text:span text:style-name="T253">Luke 2:16-21</text:span><text:s/><text:span text:style-name="T254">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 And at the end of eight days, when he was circumcised, he was called Jesus, the name given by the angel before he was conceived in the womb.</text:span></text:p>
        <text:soft-page-break/>
        <text:p text:style-name="P255">To hear, see, spread and praise God for everything</text:p>
        <text:p text:style-name="Normal"><text:span text:style-name="T256">Numbers 6:22-27</text:span><text:s/>God wants to bless the nation of Israel because He loves each person deeply. He desires our succes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Starting the New Year with God’s blessing is a powerful reminder of His love for us. It’s an opportunity to dedicate the year to remembering Him and living for Him.</text:p>
        <text:p text:style-name="Normal"><text:span text:style-name="T257">Psalm 67:2-3, 5, 6, 8</text:span><text:s/>This psalm is all about God’s blessing. God not only shows us His mercy but on top of that, He gives us His blessing, which is described as His face shining upon us (Psalm 67:1). The psalm is a remembrance of God’s glory and power. The psalmist foreshadows that God’s nation and glory will spread all across the world (Psalm 67:3, 6-8). It speaks of the fulfillment of the Great Commission (Matthew 28:18-20). It was written for us and about us, we are honored to be part of the people to whom the message of the Gospel was conveyed. Let’s live the New Year by taking part in spreading the Word of God to all the nations and invite them to experience the love of God.</text:p>
        <text:p text:style-name="Normal"><text:span text:style-name="T258">Galatians 4:4-7</text:span><text:s/>God revealed Himself at the perfect time through a woman, highlighting that Jesus also had a human nature. Since Mary gave birth to and provided flesh for the Son of God, she is rightly called the Mother of God. We should not devalue her role, as God specifically chose her for this purpose “My soul magnifies the Lord, and my spirit rejoices in God my Savior, for he has looked on the humble estate of his servant. For behold, from now on all generations will call me blessed; for he who is mighty has done great things for me, and holy is his name” (Luke 1:46-49). By putting our faith in Jesus, we are adopted as sons and daughters of God, not as slaves. This reveals that God desires a close father-child relationship with us, not one based on fear or seeing Him as a strict ruler. When we get Baptized, we become members of the body of Christ, united with Him and with one another. When we call out to God, crying “Abba! Father!” it is an expression of deep love which made possible through the warmth and guidance of the Holy Spirit.</text:p>
        <text:soft-page-break/>
        <text:p text:style-name="Normal"><text:span text:style-name="T259">Luke 2:16-21</text:span><text:s/>The shepherds praised God for everything they saw and heard. They trusted Him wholeheartedly, even when things didn’t make sense. Mary did the same, treasuring all these events in her heart. God often shows up in our lives when we least expect it, just as He did with Mary and the shepherds. Their reactions show surprise and awe, but they chose to trust God instead of relying on their own understanding. Similarly, Jesus will return a second time when we don’t expect it. That’s why we must stay prepared, actively believing in Him and sharing the gospel just like the Shepherds told Mary and Joseph what they witnessed and on their way home were praising God for everything. They praised God for things that surprised them, scared them, made them happy and even for things that they didn’t fully understand. This shows that God is worthy of praise at any moment not just when we are filled with joy but when we are feeling down.</text:p>
        <text:p text:style-name="Normal">Jesus was circumcised on the eighth day after His birth, an event celebrated in the Catholic Church on January 1, the Octave of Christmas. In Catholic tradition, significant events like Easter and Christmas are celebrated for an octave—a period of eight days. For example, the eighth day after Easter is Divine Mercy Sunday, and the eighth day after Christmas marks the celebration of Jesus’ circumcision and naming. His circumcision was a sign of entering God’s covenant (Genesis 17:9-14), a practice that has since been replaced by the sacrament of Baptism.</text:p>
        <text:p text:style-name="P260">For the New Year we should seek to hear the astonishing message of the Lord, to observe the daily happenings of the world, to ponder everything in the heart as Mary did, and to share the received message with others so that we may all glorify God. Trusting in the Lord’s work, let us also hold onto the hope for peace, harmony, mutual understanding, and genuine respect in society.</text:p>
        <text:p text:style-name="P261">Second Sunday after Christmas (ABC)</text:p>
        <text:p text:style-name="P262">Sir 24:1-2, 8-12; Ps 147:12-13, 14-15, 19-20; Ef 1:3-6, 15-18; Jn 1:1-18</text:p>
        <text:p text:style-name="Normal"><text:span text:style-name="T263">Sirach 24:1-2, 8-12<text:s/></text:span><text:span text:style-name="T264">Wisdom praises herself and tells of her glory in the midst of her people. In the assembly of the Most High, she opens her mouth, and in the presence of His power, she declares her glory. The Creator of all assigned a place for her; He made her dwell in the tent of Jacob. Wisdom took root among the glorious people and was established in Zion. She spread her branches out like a terebinth and planted herself near the river.</text:span></text:p>
        <text:p text:style-name="Normal"><text:span text:style-name="T265">Psalm 147:12-13, 14-15, 19-20<text:s/></text:span><text:span text:style-name="T266">Praise the Lord, O Jerusalem! Praise your God, O Zion! For He strengthens the bars of your gates and blesses your children within you. He makes peace in your borders; He fills you with the finest of the wheat. He sends out His command to<text:s/></text:span><text:soft-page-break/><text:span text:style-name="T267">the earth; His word runs swiftly. He declares His word to Jacob, His statutes and rules to Israel. He has not dealt thus with any other nation; they do not know His rules.</text:span></text:p>
        <text:p text:style-name="Normal"><text:span text:style-name="T268">Ephesians 1:3-6, 15-18<text:s/></text:span><text:span text:style-name="T269">Blessed be the God and Father of our Lord Jesus Christ, who has blessed us in Christ with every spiritual blessing in the heavenly places, even as He chose us in Him before the foundation of the world, that we should be holy and blameless before Him. In love, He predestined us for adoption to Himself as sons through Jesus Christ, according to the purpose of His will, to the praise of His glorious grace, with which He has blessed us in the Beloved. For this reason, because I have heard of your faith in the Lord Jesus and your love toward all the saints, I do not cease to give thanks for you, remembering you in my prayers. I pray that the God of our Lord Jesus Christ, the Father of glory, may give you the Spirit of wisdom and revelation in the knowledge of Him, having the eyes of your hearts enlightened.</text:span></text:p>
        <text:p text:style-name="Normal"><text:span text:style-name="T270">John 1:1-18</text:span><text:span text:style-name="T271"><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72">Wisdom, grace and truth</text:p>
        <text:p text:style-name="Normal"><text:span text:style-name="T273">Sirach 24:1-2, 8-12</text:span><text:s/>Wisdom is something very valuable. It is treated as part of God because it was created in the beginning. It is linked to the Word of God which is described in John 1:1-14. Wisdom is available at any time; however, it shows itself to only those who want it and are not acting foolish. In order to be wise, you must not be foolish. Fools are those who live for themselves without caring about God and setting themselves for judgement. Seeking wisdom is a smart thing to do. In the liturgy, this chapter is associated with Mary, the Mother of God, due to her constant and close connection with Christ, the incarnate Wisdom.</text:p>
        <text:p text:style-name="Normal"><text:span text:style-name="T274">Psalm 147:12-13, 14-15, 19-20</text:span><text:s/>The nation of Isreal was special to God because to his people God revealed his laws, miracles and sent His only son Jesus. Today, anyone from around the world who follows Jesus is<text:s/><text:soft-page-break/>equally special to God. God reveals himself to anyone and Israel is a representation of the community which believes in God. Praising God is a wise decision we should make.</text:p>
        <text:p text:style-name="Normal"><text:span text:style-name="T275">Ephesians 1:3-6, 15-18</text:span><text:s/>God predestined us to that we would walk with Him and live for Him. This predestination is caused by the will of God alone. He wants to show His goodness to others so that we would love Him. Our love for God is shown by our faith. Love to our neighbor is shown by works of charity. St. Paul prays so that God would give us a spirit of wisdom and revelation (Ephesians 1:17). Understand that a person who has wisdom is wealthier than a rich man. In order to gain wisdom, we must read the Bible and pray. Specifically, there are wisdom books in the Bible such as Proverbs, Wisdom, Sirach, Job, Ecclesiastes. The educated will be the brightness of the sky “<text:span text:style-name="T276">Those who are wise will shine like the brightness of the sky: and those who turn many to justice, as stars for all eternity</text:span> (Daniel 12:3). But in order to become educated we are required to have discipline. Trusting in yourself and your feelings is not a wise decision as God is not a feeling—our Christian life needs to be a discipline, we have to pray and seek God and his wisdom even when we don’t feel like it “Whoever trusts in his own mind is a fool, but he who walks in wisdom will be delivered.” (Proverbs 28:26).</text:p>
        <text:p text:style-name="Normal"><text:span text:style-name="T277">John 1:1-18</text:span><text:s/>The Word became flesh and showed His glory through grace and truth (John 1:14). The Eternal, Invisible, Incomprehensible God became visible, temporal, weak, and accessible in the Son of the Virgin Mary, Jesus. Without this act of God, we would remain powerless to know Him and to have a relationship with Him. His Grace can be described as an undeserved gift. Jesus came to earth to die for us and through His death we receive the gift of salvation because of His grace. For most people their hometown is a place that has a special place in their hearts. The value of the hometown can be measured and determined by all kinds of metrics but for us it has an indescribable value, something that can’t be purchased. Similarly, the grace of God is a gift that no one can purchase, its value is above anything on earth. God loves us so much that even after we betrayed Him and were unbelieves, He still died for us and brought us salvation. The greatest thing is that we can redeem His gift for free today. However, to accept God means to live for God. We must let go of our old selves and become a new creation in Christ Jesus.</text:p>
        <text:p text:style-name="Normal">Before the incarnation of the Word, human minds were incapable of seeing the divine light in itself. In order that it might be more easily seen and contemplated by us, he covered it with the cloud of our flesh which<text:s/><text:soft-page-break/>was Christ Jesus “And as soon as Aaron spoke to the whole congregation of the people of Israel, they looked toward the wilderness, and behold, the glory of the Lord appeared in the cloud.” (Exodus 16:10).</text:p>
        <text:p text:style-name="Normal">Our God, who became human—one of us—took the name Emmanuel, meaning "God with us." He desires to be with us in our joys, our concerns, our daily lives, our work—in short, everywhere. Why? Because He loves us: “We have come to know and to believe in the love that God has for us. God is love, and whoever abides in love abides in God, and God abides in him. We love because He first loved us” (1 John 4:16, 19).</text:p>
        <text:p text:style-name="Normal">In verse 18 it says that no man has ever seen God. This verse says that no one has ever seen the Father in the fullest because if we were to, then we would die. Since God is infinite and every created thing is finite, then that means that no created thing can represent Him fully. “God is his own existence and therefore his wisdom and greatness and anything else are the same. But all those cannot be represented through one created thing. Therefore, the knowledge by which God is seen through creatures is not a knowledge of his essence, but a knowledge that is dark and mirrored, and from afar.” (St. Thomas Aquinas Gospel commentary on John). God made himself known through His son Jesus who was uncreated and was the Word in the beginning. He is the reason why we know the character of God who is full of grace and mercy.</text:p>
        <text:p text:style-name="P278">Baptism of the Lord (C)</text:p>
        <text:p text:style-name="P279">Is 40:1-5, 9-11; Ps 104:1-2, 3-4, 24-25, 27-28, 29-30; Tit 2:11-14; 3:4-7; Lk 3:15-16, 21-22</text:p>
        <text:p text:style-name="P280">The readings can differ: Is 42:1-4, 6-7; Ps 29:1-2, 3-4, 3, 9-10; Ac 10:34-38; Lk 3:15-16, 21-22</text:p>
        <text:p text:style-name="Normal"><text:span text:style-name="T281">Isaiah<text:s/></text:span><text:span text:style-name="T282">40:1-5, 9-11</text:span><text:s/><text:span text:style-name="T283">Comfort, O comfort my people, says your God.</text:span><text:span text:style-name="T284">2 </text:span><text:span text:style-name="T285">Speak tenderly to Jerusalem, and cry to her that she has served her term, that her penalty is paid, that she has received from the Lord’s hand double for all her sins.</text:span><text:span text:style-name="T286">3 </text:span><text:span text:style-name="T287">A voice cries out: “In the wilderness prepare the way of the Lord,</text:span><text:span text:style-name="T288"><text:line-break/>make straight in the desert a highway for our God.</text:span><text:span text:style-name="T289">4 </text:span><text:span text:style-name="T290">Every valley shall be lifted up, and every mountain and hill be made low; the uneven ground shall become level, and the rough places a plain.</text:span><text:span text:style-name="T291">5 </text:span><text:span text:style-name="T292">Then the glory of the Lord shall be revealed, and all people shall see it together, for the mouth of the Lord has spoken.”</text:span><text:span text:style-name="T293"><text:s/></text:span><text:span text:style-name="T294">9 </text:span><text:span text:style-name="T295">Get you up to a high mountain, O Zion, herald of good tidings; lift up your voice with strength, O Jerusalem, herald of good tidings, lift it up, do not fear; say to the cities of Judah, “Here is your God!”<text:s/></text:span><text:span text:style-name="T296">10 </text:span><text:span text:style-name="T297">See, the Lord God comes with might, and his arm rules for him; his reward is with him, and his recompense before him.<text:s/></text:span><text:span text:style-name="T298">11 </text:span><text:span text:style-name="T299">He will feed his flock like a shepherd; he will gather the lambs in his arms,</text:span><text:span text:style-name="T300"><text:line-break/>and carry them in his bosom, and gently lead the mother sheep.</text:span></text:p>
        <text:soft-page-break/>
        <text:p text:style-name="Normal"><text:span text:style-name="T301">Ps 104:1-2, 3-4, 24-25, 27-28, 29-30</text:span><text:s/><text:span text:style-name="T302">Bless the Lord, O my soul. O Lord my God, you are very great. You are clothed with honor and majesty, wrapped in light as with a garment. You stretch out the heavens like a tent, you set the beams of your chambers on the waters, you make the clouds your chariot, you ride on the wings of the wind, you make the winds your messengers, fire and flame your ministers. O Lord, how manifold are your works! In wisdom you have made them all; the earth is full of your creatures. Yonder is the sea, great and wide, creeping things innumerable are there, living things both small and great. These all look to you to give them their food in due season; when you give to them, they gather it up; when you open your hand, they are filled with good things. When you hide your face, they are dismayed; when you take away their breath, they die and return to their dust. When you send forth your spirit, they are created; and you renew the face of the ground.</text:span></text:p>
        <text:p text:style-name="Normal">Titus 2:11-14; 3:4-7<text:s/><text:span text:style-name="T303">For the grace of God has appeared, bringing salvation to all, training us to renounce impiety and worldly passions, and in the present age to live lives that are self-controlled, upright, and godly, while we wait for the blessed hope and the manifestation of the glory of our great God and Savior, Jesus Christ. He it is who gave himself for us that he might redeem us from all iniquity and purify for himself a people of his own who are zealous for good deeds. But when the goodness and loving kindness of God our Savior appeared, he saved us, not because of any works of righteousness that we had done, but according to his mercy, through the water of rebirth and renewal by the Holy Spirit. This Spirit he poured out on us richly through Jesus Christ our Savior, so that, having been justified by his grace, we might become heirs according to the hope of eternal life.</text:span></text:p>
        <text:p text:style-name="Normal"><text:span text:style-name="T304">Luke 3:15-16, 21-22</text:span><text:s/><text:span text:style-name="T305">As the people were filled with expectation, and all were questioning in their hearts concerning John, whether he might be the Messiah, John answered all of them by saying, “I baptize you with water; but one who is more powerful than I is coming; I am not worthy to untie the thong of his sandals. He will baptize you with the Holy Spirit and fire. Now when all the people were baptized, and when Jesus also had been baptized and was praying, the heaven was opened, and the Holy Spirit descended upon him in bodily form like a dove. And a voice came from heaven, “You are my Son, the Beloved; with you I am well pleased.”</text:span></text:p>
        <text:p text:style-name="P306">Commentary on the Baptism of the Lord</text:p>
        <text:p text:style-name="Normal"><text:span text:style-name="T307">Isaiah<text:s/></text:span><text:span text:style-name="T308">40:1-5, 9-11</text:span><text:s/>In this passage, we see significant prophecies, including John the Baptist’s teachings in the desert and the coming of Jesus. In the previous chapter, there is a prophecy about the destruction of Jerusalem. Now, God is calling Israel to return to Jerusalem so that it may be restored for the coming of the Messiah. This illustrates that difficult events can happen before redemption.</text:p>
        <text:p text:style-name="Normal">In our lives, we may find ourselves struggling in challenging situations before experiencing the good news of Jesus and His redemption. After we accept Jesus through the sacrament of Baptism, we discover hope and light at the end of the tunnel. God can transform even the worst circumstances into something good. Even when we fall into mortal sin,<text:s/><text:soft-page-break/>God offers forgiveness to each of us through His infinite mercy. He has the power to change the desires of our hearts and remove obstacles that once seemed impossible.</text:p>
        <text:p text:style-name="Normal"><text:span text:style-name="T309">Psalm 104:1-2, 3-4, 24-25, 27-28, 29-30</text:span><text:s/>This psalm praises the Lord for His wonderful creation. Creation is filled with stunning variety which shows the intelligence and creativeness of God. The Lord takes care of even the smallest creatures that are found in the sea. This is a reminder that we shouldn’t worry about tomorrow because there is enough worry for today. If God provides for the smallest creatures, then how much more will He provide us? He even doesn’t stop providing for us when we turn our face against Him (Psalm 104:29). Sometimes we need to think about even the smallest things the Lord has blessed us with. Remember to include gratitude in your prayers, not just requests. Take time to thank God for the blessings He has already given you and for His constant presence in your life.</text:p>
        <text:p text:style-name="Normal"><text:span text:style-name="T310">Titus 2:11-14; 3:4-7</text:span><text:s/>God came to earth to redeem us from sin out of His grace. If we continue to sin willfully and continue living in earthly desires, then we are essentially smacking God in the face because we reject His plan for our lives. My friends, when we find out about the love of our Lord Jesus Christ, we can’t continue to live in an immoral lifestyle such as drinking, smoking, partying, committing adultery, watching porn because then there remains no more sacrifice for sins “For if we willfully persist in sin after having received the knowledge of the truth, there no longer remains a sacrifice for sins” (Hebrews 10:26). The way to defeat these problems is by focusing on Jesus. We must surround ourselves with His word and constantly pray and then He will remove our temptations by the power of the Holy Spirit in us. By focusing on God’s Word, we will no longer desire things of this world because they become meaningless to us.</text:p>
        <text:p text:style-name="Normal"><text:span text:style-name="T311">Luke 3:15-16, 21-22<text:s/></text:span>Why did Jesus get baptized? Baptism is a sacrament necessary for sinners, as Jesus said:<text:s/><text:span text:style-name="T312">“</text:span>Very truly, I tell you, no one can enter the kingdom of God without being born of water and Spirit<text:span text:style-name="T313">”</text:span><text:s/>(John 3:5). However, Jesus was sinless and had no need for baptism. Even John the Baptist acknowledged this, saying that Jesus should baptize him and that he was not even worthy to loosen the thongs of Jesus’ sandals—a task typically performed by a slave.</text:p>
        <text:p text:style-name="Normal">Jesus was baptized for our sake, to set an example and demonstrate that baptism is necessary. During baptism, the Holy Spirit descends upon us, enabling us to live a righteous life. Jesus’ baptism also fulfilled the<text:s/><text:soft-page-break/>prophecy in Isaiah 42:1:<text:s/><text:span text:style-name="T314">“</text:span>Here is my servant, whom I uphold, my chosen, in whom my soul delights; I have put my spirit upon him; he will bring forth justice to the nations<text:span text:style-name="T315">.”</text:span><text:s/>At His baptism, we witness the Holy Trinity: the Holy Spirit descending from heaven, the Son of God being baptized, and the Father declaring His pleasure with the Son.</text:p>
        <text:p text:style-name="P316">As St. Maximus of Turin explains:<text:line-break/><text:span text:style-name="T317">"</text:span>Christ is baptized not to be sanctified by the water but to sanctify the water itself. By purifying it, He cleanses all water that comes into contact with Him. For the sanctification of Christ is the true sanctification of all matter. When the Savior is washed in the water, all water is purified for our baptism, and the fountain is made clean to bestow the grace of baptism upon future generations. Christ goes first in baptism so that Christian nations may confidently follow in His steps.<text:span text:style-name="T318">”</text:span><text:s/>(Sermo 100,<text:s/><text:span text:style-name="T319">de sancta Epiphania</text:span><text:s/>1, 3: CCL 23, 398–400).</text:p>
        <text:p text:style-name="Normal">Almost immediately after His baptism, Jesus began His public ministry at the age of thirty. In the time of Moses, Levitical priests began their service at thirty years old. This shows Jesus’ role as the ultimate High Priest, one who surpasses all others. Unlike the sacrifices of Levitical priests, His sacrifice would redeem the entire world. His baptism marked the start of this redemptive mission. With John the Baptist, the era of promise and preparation concludes; with Jesus’ baptism and the descent of the Holy Spirit, the era of fulfillment begins.</text:p>
        <text:p text:style-name="Normal">Notably, Jesus was praying during His baptism. Luke’s Gospel emphasizes Jesus praying during significant moments: before choosing His disciples (Luke 6:12), during His transfiguration (Luke 9:28), and at the moment of His ultimate sacrifice (Luke 23:46). Prayer was a central part of Jesus’ life, serving as a model for us to practice daily</text:p>
      </text:section>
      <text:section text:name="Sect3" text:style-name="S3">
        <text:p text:style-name="Normal"/>
        <text:p text:style-name="Normal"/>
      </text:section>
      <text:p text:style-name="P320"/>
      <text:p text:style-name="P322"/>
      <text:p text:style-name="P323"/>
      <text:p text:style-name="P324"/>
      <text:p text:style-name="P325"/>
      <text:p text:style-name="P326"/>
      <text:p text:style-name="P327"/>
      <text:p text:style-name="P328"/>
      <text:p text:style-name="P329">Season of Len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30">Ash Wednesday</text:p>
      <text:p text:style-name="P331">Jl 2:12-18; Ps 51:3-4, 5-6, 12-13, 14, 17; 2 Cor 5:20-6:2; Mt 6:1-6, 16-18</text:p>
      <text:p text:style-name="P332">FIRST READING Joel 2:12-18</text:p>
      <text:p text:style-name="P333">Even now, says the LORD,<text:line-break/>return to me with your whole heart,<text:line-break/>with fasting, and weeping, and mourning;<text:line-break/>Rend your hearts, not your garments,<text:line-break/>and return to the LORD, your God.<text:line-break/>For gracious and merciful is he,<text:line-break/>slow to anger, rich in kindness,<text:line-break/>and relenting in punishment.<text:line-break/>Perhaps he will again relent<text:line-break/>and leave behind him a blessing,<text:line-break/>Offerings and libations<text:line-break/>for the LORD, your God.<text:line-break/><text:line-break/>Blow the trumpet in Zion!<text:line-break/>proclaim a fast,<text:line-break/>call an assembly;<text:line-break/>Gather the people,<text:line-break/>notify the congregation;<text:line-break/>Assemble the elders,<text:line-break/>gather the children<text:line-break/>and the infants at the breast;<text:line-break/>Let the bridegroom quit his room<text:line-break/>and the bride her chamber.<text:line-break/>Between the porch and the altar<text:line-break/>let the priests, the ministers of the LORD, weep,<text:line-break/>And say, "Spare, O LORD, your people,<text:line-break/>and make not your heritage a reproach,<text:line-break/>with the nations ruling over them!<text:line-break/>Why should they say among the peoples,<text:line-break/>'Where is their God?'"<text:line-break/><text:line-break/>Then the LORD was stirred to concern for his land<text:line-break/>and took pity on his people.</text:p>
      <text:p text:style-name="P334">Joel 2:12-18</text:p>
      <text:p text:style-name="Normal">The Lord calls Israel to return to Him with their whole heart, recognizing their sins and the need for repentance. He encourages them to come to Him through fasting, weeping, and prayer. God invites everyone to<text:s/><text:soft-page-break/>partake in this fast—both young children and the elderly—because we are all part of one community.</text:p>
      <text:p text:style-name="Normal">No matter how much wrong we have done in our lives, God’s mercy is greater than our sins. If we truly turn back to Him with repentance, He is always ready to forgive. Just as He forgave Israel after their exile and disobedience, He welcomes us back when we seek Him with a sincere heart.</text:p>
      <text:p text:style-name="Normal">This Lent, we are called to approach God with honesty and humility so that we may grow closer to Him. Fasting and prayer are essential during this season, as they help us detach from worldly distractions and focus on our spiritual journey. What else, beyond food, can I give up this Lent—something that has been keeping me away from God?</text:p>
      <text:p text:style-name="P335">RESPONSORIAL PSALM Psalm 51:3-4, 5-6, 12-13, 14, 17</text:p>
      <text:p text:style-name="P336"><text:span text:style-name="T337">R.<text:s/></text:span><text:span text:style-name="T338">Be merciful, O Lord, for we have sinned.</text:span><text:span text:style-name="T339"><text:line-break/>Have mercy on me, O God, in your goodness;</text:span><text:span text:style-name="T340"><text:line-break/>in the greatness of your compassion wipe out my offense.</text:span><text:span text:style-name="T341"><text:line-break/>Thoroughly wash me from my guilt</text:span><text:span text:style-name="T342"><text:line-break/>and of my sin cleanse me.</text:span><text:span text:style-name="T343"><text:line-break/>R. </text:span><text:span text:style-name="T344">Be merciful, O Lord, for we have sinned.</text:span><text:span text:style-name="T345"><text:line-break/>For I acknowledge my offense,</text:span><text:span text:style-name="T346"><text:line-break/>and my sin is before me always:</text:span><text:span text:style-name="T347"><text:line-break/>"Against you only have I sinned,</text:span><text:span text:style-name="T348"><text:line-break/>and done what is evil in your sight."</text:span><text:span text:style-name="T349"><text:line-break/>R. </text:span><text:span text:style-name="T350">Be merciful, O Lord, for we have sinned.</text:span><text:span text:style-name="T351"><text:line-break/>A clean heart create for me, O God,</text:span><text:span text:style-name="T352"><text:line-break/>and a steadfast spirit renew within me.</text:span><text:span text:style-name="T353"><text:line-break/>Cast me not out from your presence,</text:span><text:span text:style-name="T354"><text:line-break/>and your Holy Spirit take not from me.</text:span><text:span text:style-name="T355"><text:line-break/>R. </text:span><text:span text:style-name="T356">Be merciful, O Lord, for we have sinned.</text:span><text:span text:style-name="T357"><text:line-break/>Give me back the joy of your salvation,</text:span><text:span text:style-name="T358"><text:line-break/>and a willing spirit sustain in me.</text:span><text:span text:style-name="T359"><text:line-break/>O Lord, open my lips,</text:span><text:span text:style-name="T360"><text:line-break/>and my mouth shall proclaim your praise.</text:span><text:span text:style-name="T361"><text:line-break/>R. </text:span><text:span text:style-name="T362">Be merciful, O Lord, for we have sinned.</text:span></text:p>
      <text:p text:style-name="P363">Psalm 51:3-4, 5-6, 12-13, 14, 17</text:p>
      <text:p text:style-name="Normal">This is a psalm of repentance. David repents before God for his sins. He feels extremely guilty for his mistakes and wishes to be cleansed. His heart is honest and is not trying to hide anything but admits the hurt of separation from God. We, too, are sinners and need to come to the Lord with a heart of sorrow to be forgiven for our sins. After we commit a sin<text:s/><text:soft-page-break/>and think that we will go to confession anyway and keep committing the same sin, is that true repentance? True repentance is trying to stay away from that sin as much as we can and not abusing God’s grace.</text:p>
      <text:p text:style-name="Normal">Have you ever felt that you have sinned too much or too often and that there is no way God can forgive you? The truth is that God’s mercy comes before His judgment. He is merciful to forgive us and welcome us back with open arms, just like the prodigal son.</text:p>
      <text:p text:style-name="Normal">God is calling us to confess our sins honestly, not hiding anything from Him. When we do, we will experience His infinite love and the warmth of being welcomed back home.</text:p>
      <text:p text:style-name="Normal">Go to confession not just once a year, but as often as you can—perhaps once a month. Pope John Paul II went to confession daily, not because he had many sins, but because he needed God’s grace to continue his journey. Let’s get back on the right track with God!</text:p>
      <text:p text:style-name="P364">SECOND READING 2 Corinthians 5:20-6:2</text:p>
      <text:p text:style-name="P365"><text:span text:style-name="T366">Brothers and sisters:</text:span><text:span text:style-name="T367"><text:line-break/>We are ambassadors for Christ,</text:span><text:span text:style-name="T368"><text:line-break/>as if God were appealing through us.</text:span><text:span text:style-name="T369"><text:line-break/>We implore you on behalf of Christ,</text:span><text:span text:style-name="T370"><text:line-break/>be reconciled to God.</text:span><text:span text:style-name="T371"><text:line-break/>For our sake he made him to be sin who did not know sin,</text:span><text:span text:style-name="T372"><text:line-break/>so that we might become the righteousness of God in him.</text:span><text:span text:style-name="T373"><text:line-break/></text:span><text:span text:style-name="T374"><text:line-break/>Working together, then,</text:span><text:span text:style-name="T375"><text:line-break/>we appeal to you not to receive the grace of God in vain.</text:span><text:span text:style-name="T376"><text:line-break/>For he says:</text:span><text:span text:style-name="T377"><text:line-break/></text:span><text:span text:style-name="T378"><text:line-break/></text:span><text:span text:style-name="T379">In an acceptable time I heard you,</text:span><text:span text:style-name="T380"><text:line-break/>and on the day of salvation I helped you.</text:span><text:span text:style-name="T381"><text:line-break/></text:span><text:span text:style-name="T382"><text:line-break/>Behold, now is a very acceptable time;</text:span><text:span text:style-name="T383"><text:line-break/>behold, now is the day of salvation.</text:span></text:p>
      <text:p text:style-name="P384">2 Corinthians 5:20-6:2</text:p>
      <text:p text:style-name="Normal">Jesus became the curse for us, taking all of our sins and putting them to death on the cross. A thief who was hanging on a tree was cursed by God (Deuteronomy 21:22-23). Christ, out of love for us, became the thief even though He had done nothing wrong and died for our sake.</text:p>
      <text:p text:style-name="Normal">How long will we ignore this gift? We must accept it—not tomorrow, not a week from now, not 30 years from now, but today, at this moment. This<text:s/><text:soft-page-break/>is the perfect time to accept Him into our hearts; it is the start of the Lenten season.</text:p>
      <text:p text:style-name="Normal">We can show our appreciation for Christ’s gift by fasting, praying, and giving up pleasures. Salvation is free to all who seek it.</text:p>
      <text:p text:style-name="P385">GOSPEL Matthew 6:1-6, 16-18</text:p>
      <text:p text:style-name="P386">Jesus said to his disciples:<text:line-break/>"Take care not to perform righteous deeds<text:line-break/>in order that people may see them;<text:line-break/>otherwise, you will have no recompense from your heavenly Father.<text:line-break/>When you give alms,<text:line-break/>do not blow a trumpet before you,<text:line-break/>as the hypocrites do in the synagogues and in the streets<text:line-break/>to win the praise of others.<text:line-break/>Amen, I say to you,<text:line-break/>they have received their reward.<text:line-break/>But when you give alms,<text:line-break/>do not let your left hand know what your right is doing,<text:line-break/>so that your almsgiving may be secret.<text:line-break/>And your Father who sees in secret will repay you.<text:line-break/><text:line-break/>"When you pray,<text:line-break/>do not be like the hypocrites,<text:line-break/>who love to stand and pray in the synagogues and on street corners<text:line-break/>so that others may see them.<text:line-break/>Amen, I say to you,<text:line-break/>they have received their reward.<text:line-break/>But when you pray, go to your inner room,<text:line-break/>close the door, and pray to your Father in secret.<text:line-break/>And your Father who sees in secret will repay you.<text:line-break/><text:line-break/>"When you fast,<text:line-break/>do not look gloomy like the hypocrites.<text:line-break/>They neglect their appearance,<text:line-break/>so that they may appear to others to be fasting.<text:line-break/>Amen, I say to you, they have received their reward.<text:line-break/>But when you fast,<text:line-break/>anoint your head and wash your face,<text:line-break/>so that you may not appear to be fasting,<text:line-break/>except to your Father who is hidden.<text:line-break/>And your Father who sees what is hidden will repay you."</text:p>
      <text:p text:style-name="P387">Matthew 6:1-6, 16-18</text:p>
      <text:soft-page-break/>
      <text:p text:style-name="Normal">There are three lessons in today’s Gospel: 1) Fasting, 2) Praying, and 3) Giving alms. All of these things are to be done in private so that God is the only one who knows about them. Jesus warns against bragging to others because that shows we are doing these things not for God but for attention from man. The human heart desires praise and recognition for its work. Humans often act for their own gain, but Christ tells us to do good without expecting anything in return. This way goes against the world, but Christ is not from this world: “My kingdom is not from this world. If my kingdom were from this world, my followers would be fighting to keep me from being handed over to the Jews. But as it is, my kingdom is not from here.” (John 18:36)</text:p>
      <text:p text:style-name="Normal">The proper way to fast is by not letting others know. It is meant to be difficult so that we may grow closer to Christ and gain a deeper understanding of what He went through. When someone asks,<text:s/><text:span text:style-name="T388">“How are you doing? Do you want something to eat?”</text:span>—even when we feel like we would do anything for food in that moment—we should respond by saying,<text:s/><text:span text:style-name="T389">“I have never felt better. I don’t need any food because I am already full from the true food.”</text:span><text:s/>The real food we are referring to is the spiritual nourishment that Christ gives. It is better not to reveal what we do in private for our Father; otherwise, all of our hard work will be in vain, as we would receive our reward from people and not from God.</text:p>
      <text:p text:style-name="Normal">Fasting without prayer is only a diet. During fasting, prayer is crucial because it gives us strength throughout this practice. While not everyone may be able to fast due to health issues, anyone can take time to pray. Prayer is not something that should be neglected. Pray when you are sick, happy, sad, thankful, and in all circumstances. It is essential to incorporate prayer into our daily lives so that not a single day passes without talking to God. How can we maintain a good relationship with our Father if we don’t talk to Him for even five minutes?</text:p>
      <text:p text:style-name="Normal">Jesus prayed to the Father during important moments, such as right before His crucifixion in the Garden of Olives: “Christ in the Garden of Olives – a living image of all of us. Man is full of hardships. His life is a constant struggle. In prayer, man finds strength.” (Blessed Jurgis Matulaitis)</text:p>
      <text:p text:style-name="Normal">Let’s pray so that we may be given the strength we need to carry our own cross.</text:p>
      <text:p text:style-name="Normal">The last lesson is almsgiving. We must help our community and those who are struggling. Instead of seeking rewards from others or thinking that acts of charity will make us good in the eyes of man, we should give with<text:s/><text:soft-page-break/>this mindset: “Thank God that He chose someone like me, a guilty sinner, to have the opportunity to help the poor.”</text:p>
      <text:p text:style-name="Normal">All of these practices should be done to grow closer to God and in love for our neighbor. If we don’t increase in love for others, then what was the point of doing them? A spiritual change is what matters most, not the physical, since the latter will turn to ash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90">First Sunday of Lent</text:p>
      <text:p text:style-name="P391">Duet 26:4-10; Ps 91:1-2, 10-11, 12-13, 14-15; Rom 10:8-13; Lk 4:1-13</text:p>
      <text:p text:style-name="P392">FIRST READING Deuteronomy 26:4-10</text:p>
      <text:p text:style-name="P393">Moses spoke to the people, saying:<text:line-break/>“The priest shall receive the basket from you<text:line-break/>and shall set it in front of the altar of the LORD, your God.<text:line-break/>Then you shall declare before the Lord, your God,<text:line-break/>‘My father was a wandering Aramean<text:line-break/>who went down to Egypt with a small household<text:line-break/>and lived there as an alien.<text:line-break/>But there he became a nation<text:line-break/>great, strong, and numerous.<text:line-break/>When the Egyptians maltreated and oppressed us,<text:line-break/>imposing hard labor upon us,<text:line-break/>we cried to the LORD, the God of our fathers,<text:line-break/>and he heard our cry<text:line-break/>and saw our affliction, our toil, and our oppression.<text:line-break/>He brought us out of Egypt<text:line-break/>with his strong hand and outstretched arm,<text:line-break/>with terrifying power, with signs and wonders;<text:line-break/>and bringing us into this country,<text:line-break/>he gave us this land flowing with milk and honey.<text:line-break/>Therefore, I have now brought you the firstfruits<text:line-break/>of the products of the soil<text:line-break/>which you, O LORD, have given me.’<text:line-break/>And having set them before the LORD, your God,<text:line-break/>you shall bow down in his presence.”</text:p>
      <text:p text:style-name="P394">Deuteronomy 26:4-10</text:p>
      <text:p text:style-name="Normal">The first reading of Lent comes from the fifth book of the Bible, Deuteronomy. It is a reminder of the events that happened from Jacob (the wandering Aramean) in Genesis, through the Exodus from Egypt, to the future when Israel will arrive in the Promised Land. The nation of Israel was enslaved by Pharaoh in Egypt for centuries until God heard their cries and brought them out of slavery through Moses, performing signs and wonders—such as the ten plagues—right before Pharaoh’s eyes.</text:p>
      <text:p text:style-name="Normal">God hears the cries of His people. That is why it is important to call on Him during hardships and struggles. He is here to help us, so let’s invite Him into our lives. Hardships often come before deliverance so that our appreciation for the Lord may grow.</text:p>
      <text:soft-page-break/>
      <text:p text:style-name="Normal">The Promised Land that God led His people into was<text:s/><text:span text:style-name="T395">Canaan</text:span>. This was a foreshadowing of the ultimate Promised Land—eternal paradise. This is an incredible gift for us, helping us set our eyes on things that will not pass away.</text:p>
      <text:p text:style-name="Normal">This reading takes place after Israel had been wandering in the desert for forty years due to their disobedience. Now, Moses is about to die, and the people will finally enter the Promised Land. But before that, Moses gives them a list of final instructions. When the people enter the Promised Land, they are to collect the firstfruits of their harvest and offer them at the place the Lord chooses. The firstfruits represent both gratitude for God’s blessings and obedience to His commandments. We are called to follow what He has commanded us in response to His grace and faithfulness. We are also called to be holy as He is holy, which includes showing love to our neighbors.</text:p>
      <text:p text:style-name="Normal">Today, people tend to forget to be thankful for what they have and seek to want more but this reading reminds us to practice thankfulness. It is the first thing they have to do when they enter the Promise Land. Let’s remember to give thanks in our prayers like St. Paul suggests “Do not worry about anything, but in everything by prayer and supplication with thanksgiving let your requests be made known to God.” (Philippians 4:6)</text:p>
      <text:p text:style-name="Normal">These historical events are to be remembered as proof of God’s faithfulness so that our faith may increase, knowing that God has always been with us and will never abandon us. Those who offered the firstfruits had to know their history and recite it before the priest. That history is also important for us to know. That is why we should read the Bible and understand the story of salvation, developing a greater appreciation for God's love for us.</text:p>
      <text:p text:style-name="P396">RESPONSORIAL PSALM Psalm 91:1-2, 10-11, 12-13, 14-15</text:p>
      <text:p text:style-name="P397"><text:span text:style-name="T398">R.<text:s/></text:span><text:span text:style-name="T399">Be with me, Lord, when I am in trouble.</text:span><text:span text:style-name="T400"><text:line-break/>You who dwell in the shelter of the Most High,</text:span><text:span text:style-name="T401"><text:line-break/>            who abide in the shadow of the Almighty,</text:span><text:span text:style-name="T402"><text:line-break/>say to the LORD, “My refuge and fortress,</text:span><text:span text:style-name="T403"><text:line-break/>            my God in whom I trust.”</text:span><text:span text:style-name="T404"><text:line-break/>R. </text:span><text:span text:style-name="T405">Be with me, Lord, when I am in trouble.</text:span><text:span text:style-name="T406"><text:line-break/>No evil shall befall you,</text:span><text:span text:style-name="T407"><text:line-break/>            nor shall affliction come near your tent,</text:span><text:span text:style-name="T408"><text:line-break/>For to his angels he has given command about you,</text:span><text:span text:style-name="T409"><text:line-break/>            that they guard you in all your ways.</text:span><text:span text:style-name="T410"><text:line-break/>R. </text:span><text:span text:style-name="T411">Be with me, Lord, when I am in trouble.</text:span><text:span text:style-name="T412"><text:line-break/>Upon their hands they shall bear you up,</text:span><text:span text:style-name="T413"><text:line-break/></text:span><text:soft-page-break/><text:span text:style-name="T414">            lest you dash your foot against a stone.</text:span><text:span text:style-name="T415"><text:line-break/>You shall tread upon the asp and the viper;</text:span><text:span text:style-name="T416"><text:line-break/>            you shall trample down the lion and the dragon.</text:span><text:span text:style-name="T417"><text:line-break/>R. </text:span><text:span text:style-name="T418">Be with me, Lord, when I am in trouble.</text:span><text:span text:style-name="T419"><text:line-break/>Because he clings to me, I will deliver him;</text:span><text:span text:style-name="T420"><text:line-break/>            I will set him on high because he acknowledges my name.</text:span><text:span text:style-name="T421"><text:line-break/>He shall call upon me, and I will answer him;</text:span><text:span text:style-name="T422"><text:line-break/>            I will be with him in distress;</text:span><text:span text:style-name="T423"><text:line-break/>I will deliver him and glorify him.</text:span><text:span text:style-name="T424"><text:line-break/>R. </text:span><text:span text:style-name="T425">Be with me, Lord, when I am in trouble.</text:span></text:p>
      <text:p text:style-name="P426">Psalm 91:1-2, 10-11, 12-13, 14-15</text:p>
      <text:p text:style-name="Normal">The psalm is a call for the Lord so that we may be protected from attacks by the enemy. Every time we pray for protection, God destroys Satan’s plans. God tells us that those who love Him and cling to Him will be delivered and saved because they know His name. The Lord promises to be with us in distress and go through trials with us, once again showing that prayer is the number one thing we should be doing when we face difficulties.</text:p>
      <text:p text:style-name="P427">SECOND REASING Romans 10:8-13</text:p>
      <text:p text:style-name="P428"><text:span text:style-name="T429">Brothers and sisters:</text:span><text:span text:style-name="T430"><text:line-break/>What does Scripture say?</text:span><text:span text:style-name="T431"><text:line-break/>            </text:span><text:span text:style-name="T432">The word is near you,</text:span><text:span text:style-name="T433"><text:line-break/>                 </text:span><text:span text:style-name="T434">in your mouth and in your heart</text:span><text:span text:style-name="T435"><text:line-break/>—that is, the word of faith that we preach—,</text:span><text:span text:style-name="T436"><text:line-break/>for, if you confess with your mouth that Jesus is Lord</text:span><text:span text:style-name="T437"><text:line-break/>and believe in your heart that God raised him from the dead,</text:span><text:span text:style-name="T438"><text:line-break/>you will be saved.</text:span><text:span text:style-name="T439"><text:line-break/>For one believes with the heart and so is justified,</text:span><text:span text:style-name="T440"><text:line-break/>and one confesses with the mouth and so is saved.</text:span><text:span text:style-name="T441"><text:line-break/>For the Scripture says,</text:span><text:span text:style-name="T442"><text:line-break/>            </text:span><text:span text:style-name="T443">No one who believes in him will be put to shame.</text:span><text:span text:style-name="T444"><text:line-break/>For there is no distinction between Jew and Greek;</text:span><text:span text:style-name="T445"><text:line-break/>the same Lord is Lord of all,</text:span><text:span text:style-name="T446"><text:line-break/>enriching all who call upon him.</text:span><text:span text:style-name="T447"><text:line-break/>For “everyone who calls on the name of the Lord will be saved.”</text:span></text:p>
      <text:p text:style-name="P448">Romans 10:8-13</text:p>
      <text:p text:style-name="Normal"><text:bookmark-start text:name="_Hlk192428837"/>This passage displays the message of the Gospel: believe in Jesus and His resurrection, proclaim it to the world, and you will be saved from death. This, however, requires real faith and is not a one-time prayer that anyone can say to go to heaven. Belief in Jesus is what saves us, not our works, but that belief is not real if there are no works. Jesus constantly<text:s/><text:soft-page-break/>emphasizes the need to follow Him and give our entire lives to Him: “If any want to become my followers, let them deny themselves and take up their cross daily and follow me.” (Luke 9:23)</text:p>
      <text:p text:style-name="Normal">Following Jesus is a lifelong commitment—it is a relationship. Not obeying what He tells us would make the relationship sour, just like if a man is married to a woman and does not listen to her, that relationship will not last: “Whoever says, ‘I have come to know him,’ but does not obey his commandments, is a liar, and in such a person the truth does not exist.” (1 John 2:4)</text:p>
      <text:p text:style-name="Normal">Salvation is a free gift to all nations, not just the Israelites; therefore, no matter how much we have disobeyed God, anyone has the ability to be saved. Let’s strive to do the works that Jesus commands us, like receiving the Eucharist, confessing our sins, and getting baptized out of love and genuine faith “If you continue in my word, you are truly my disciples;<text:span text:style-name="T449"> </text:span>and you will know the truth, and the truth will make you free.” (John 8:31-32)</text:p>
      <text:p text:style-name="P450"><text:bookmark-end text:name="_Hlk192428837"/>GOSPEL Luke 4:1-13</text:p>
      <text:p text:style-name="P451"><text:span text:style-name="T452">Filled with the Holy Spirit, Jesus returned from the Jordan</text:span><text:span text:style-name="T453"><text:line-break/>and was led by the Spirit into the desert for forty days,</text:span><text:span text:style-name="T454"><text:line-break/>to be tempted by the devil.</text:span><text:span text:style-name="T455"><text:line-break/>He ate nothing during those days,</text:span><text:span text:style-name="T456"><text:line-break/>and when they were over he was hungry.</text:span><text:span text:style-name="T457"><text:line-break/>The devil said to him,</text:span><text:span text:style-name="T458"><text:line-break/>“If you are the Son of God,</text:span><text:span text:style-name="T459"><text:line-break/>command this stone to become bread.”</text:span><text:span text:style-name="T460"><text:line-break/>Jesus answered him,</text:span><text:span text:style-name="T461"><text:line-break/>“It is written, </text:span><text:span text:style-name="T462">One does not live on bread alone</text:span><text:span text:style-name="T463">.”</text:span><text:span text:style-name="T464"><text:line-break/>Then he took him up and showed him</text:span><text:span text:style-name="T465"><text:line-break/>all the kingdoms of the world in a single instant.</text:span><text:span text:style-name="T466"><text:line-break/>The devil said to him,</text:span><text:span text:style-name="T467"><text:line-break/>“I shall give to you all this power and glory;</text:span><text:span text:style-name="T468"><text:line-break/>for it has been handed over to me,</text:span><text:span text:style-name="T469"><text:line-break/>and I may give it to whomever I wish.</text:span><text:span text:style-name="T470"><text:line-break/>All this will be yours, if you worship me.”</text:span><text:span text:style-name="T471"><text:line-break/>Jesus said to him in reply,</text:span><text:span text:style-name="T472"><text:line-break/>“It is written</text:span><text:span text:style-name="T473"><text:line-break/>            </text:span><text:span text:style-name="T474">You shall worship the Lord, your God,</text:span><text:span text:style-name="T475"><text:line-break/>                        </text:span><text:span text:style-name="T476">and him alone shall you serve.</text:span><text:span text:style-name="T477">”</text:span><text:span text:style-name="T478"><text:line-break/>Then he led him to Jerusalem,</text:span><text:span text:style-name="T479"><text:line-break/>made him stand on the parapet of the temple, and said to him,</text:span><text:span text:style-name="T480"><text:line-break/>“If you are the Son of God,</text:span><text:span text:style-name="T481"><text:line-break/>throw yourself down from here, for it is written:</text:span><text:span text:style-name="T482"><text:line-break/></text:span><text:soft-page-break/><text:span text:style-name="T483">            </text:span><text:span text:style-name="T484">He will command his angels concerning you, to guard you</text:span><text:span text:style-name="T485">,</text:span><text:span text:style-name="T486"><text:line-break/> and:</text:span><text:span text:style-name="T487"><text:line-break/>            </text:span><text:span text:style-name="T488">With their hands they will support you,</text:span><text:span text:style-name="T489"><text:line-break/>            </text:span><text:span text:style-name="T490">lest you dash your foot against a stone.</text:span><text:span text:style-name="T491">”</text:span><text:span text:style-name="T492"><text:line-break/>Jesus said to him in reply,</text:span><text:span text:style-name="T493"><text:line-break/>“It also says,</text:span><text:span text:style-name="T494"><text:line-break/>            </text:span><text:span text:style-name="T495">You shall not put the Lord, your God, to the test.</text:span><text:span text:style-name="T496">”</text:span><text:span text:style-name="T497"><text:line-break/>When the devil had finished every temptation,</text:span><text:span text:style-name="T498"><text:line-break/>he departed from him for a time.</text:span></text:p>
      <text:p text:style-name="P499">Luke 4:1-13</text:p>
      <text:p text:style-name="Normal"><text:bookmark-start text:name="_Hlk192428876"/>The first Gospel reading of Lent is an important one since it teaches us how to deal with temptation—something everyone experiences. Even Jesus, who was led by the Spirit, experienced temptation, meaning it is a natural part of our lives that cannot be avoided. God allowed temptation to exist in this world so that our true faith would be tested. If there were no temptation, how would we know if we would choose God in difficulties? James, in his letter, says: “My brothers and sisters, whenever you face trials of any kind, consider it nothing but joy, because you know that the testing of your faith produces endurance; and let endurance have its full effect, so that you may be mature and complete, lacking in nothing.” (James 1:2-4)</text:p>
      <text:p text:style-name="Normal">God allowed Jesus to be tempted so that He would help us in our own temptations and encourage us to rely on His mercy. But before the temptation, He fasted for forty days. This is a significant number since that’s how long Lent is. We are called to enter the desert, full of trials and temptations, so that our faith in God and love for our neighbor may increase.</text:p>
      <text:p text:style-name="Normal">There is a deeper meaning to the forty-day fast that Jesus undertook: He was connecting to the Israelites, who spent forty years in the wilderness before entering the Promised Land because of their disobedience and doubt in God. Before entering the Promised Land of Canaan, the people of Israel sent spies to see what they were dealing with. The spies took forty days to explore the land and returned, saying that the Israelites had no chance of defeating the people guarding it. This caused the people to doubt God, and they refused to enter the land. Because of this, the generation of Moses was not allowed to enter the Promised Land and had to spend forty years in the wilderness as their punishment:</text:p>
      <text:p text:style-name="Normal">“And your children shall be shepherds in the wilderness for forty years, and shall suffer for your faithlessness, until the last of your dead bodies<text:s/><text:soft-page-break/>lies in the wilderness. According to the number of the days in which you spied out the land, forty days, for every day a year, you shall bear your iniquity, forty years, and you shall know my displeasure.” (Numbers 14:33-34)</text:p>
      <text:p text:style-name="Normal">The forty years in the wilderness was a period of testing and disciplining for Israel, God's firstborn son. Since Jesus is the true Son of God, He is the true Israel, re-experiencing the events of Israel so that we may learn the lesson that man does not live by bread alone but by the Word of God. Where Israel failed, Jesus succeeded:</text:p>
      <text:p text:style-name="Normal">“Remember the long way that the Lord your God has led you these forty years in the wilderness, in order to humble you, testing you to know what was in your heart, whether or not you would keep his commandments. He humbled you by letting you hunger, then by feeding you with manna, with which neither you nor your ancestors were acquainted, in order to make you understand that one does not live by bread alone, but by every word that comes from the mouth of the Lord. The clothes on your back did not wear out and your feet did not swell these forty years. Know then in your heart that as a parent disciplines a child, so the Lord your God disciplines you.” (Deuteronomy 8:2-5)</text:p>
      <text:p text:style-name="Normal">The first temptation that Jesus experiences is the lust of the flesh. The devil tells Him to turn stones into bread, but Jesus responds by quoting Deuteronomy 8:3—the lesson that we live not just by bread alone but by the Word of God. Jesus is the true bread that gives us life, which is the Eucharist that we receive at every Mass. Our focus shouldn’t be on worldly things but on true spiritual food. The temptation to instantly get what we want without waiting is a difficult one. People want to become holy immediately, they want to get their dream house, they want to start making money right now—but all of these things take time. God doesn’t start with the bread but with the seed. The seed takes time to grow, and we must take care of it. God works gradually in our lives—He didn’t bring Jesus immediately, but first gave us the Law, the prophets, and the prophecies so that we may believe. Patience is something we must have so that we may appreciate the reward even more.</text:p>
      <text:p text:style-name="Normal">The second temptation is the temptation of the eyes. The devil wants you to have all the money and riches in the world, which is a trap since living for material things often leads to seeking your own desires above God’s desires.</text:p>
      <text:p text:style-name="Normal">The last temptation has to do with pride. The devil tempts Jesus to jump off a temple so that the angels would catch Him and He would perform<text:s/><text:soft-page-break/>a miracle right in front of people. This miracle would make Him famous, and He would be adored by men. This kind of pride—the desire to be rewarded and praised by the public—is dangerous because it makes you think of yourself more than you should.</text:p>
      <text:p text:style-name="Normal">The words “You shall not put the Lord, your God, to the test” mean that a person should not provoke God, demand miracles, or question His power. True faith is about trusting God, not recklessly putting ourselves in danger expecting Him to intervene. Jesus rejected the devil’s temptation to act outside of God's plan, showing that faith should not be used to manipulate God or seek proof of His presence.</text:p>
      <text:p text:style-name="Normal">Adam and Eve were the first people to be tempted and were told by God to fast from the fruit of the tree of the knowledge of good and evil. They failed to keep their fast because they fell into the same sins and temptations described in this passage: they fell for the lust of the eyes by seeing that the fruit looked good, the lust of the flesh by eating it, and pride because they thought they would become equal to God.</text:p>
      <text:p text:style-name="Normal">Jesus overcomes what Adam and Eve failed to do, and He does so by only responding to Satan with Scripture. That is why it is so important for us to know Scripture, so that in times of difficulty, we can turn to God’s Word for the answer. Jesus does not engage in conversation with the devil—He defeats him with the Word of God: “Submit yourselves therefore to God. Resist the devil, and he will flee from you.” (James 4:7)</text:p>
      <text:p text:style-name="Normal">The best way to defeat any temptation is through fasting, prayer, almsgiving, and relying on the Word of the Lord. That is what each of us is invited to do this Lent so that we may overcome temptation and become spiritually stronger:</text:p>
      <text:p text:style-name="Normal">“No testing has overtaken you that is not common to everyone. God is faithful, and he will not let you be tested beyond your strength, but with the testing he will also provide the way out so that you may be able to endure it.” (1 Corinthians 10:13)</text:p>
      <text:p text:style-name="Normal"><text:bookmark-end text:name="_Hlk192428876"/></text:p>
      <text:p text:style-name="Normal"/>
      <text:p text:style-name="Normal"/>
      <text:p text:style-name="Normal"/>
      <text:soft-page-break/>
      <text:p text:style-name="P500">Second Sunday of Lent</text:p>
      <text:p text:style-name="P502">Gen 15:5-12, 17-18; Ps 27:1, 7-8, 8-9, 13-14; Phil 3:17-4:1; Lk 9:28b-36</text:p>
      <text:p text:style-name="P503">FIRST READING Genesis 15:5-12, 17-18</text:p>
      <text:p text:style-name="P504">The Lord God took Abram outside and said,<text:line-break/>“Look up at the sky and count the stars, if you can.<text:line-break/>Just so,” he added, “shall your descendants be.”<text:line-break/>Abram put his faith in the LORD,<text:line-break/>who credited it to him as an act of righteousness.<text:line-break/><text:line-break/>He then said to him,<text:line-break/>“I am the LORD who brought you from Ur of the Chaldeans<text:line-break/>to give you this land as a possession.”<text:line-break/>“O Lord GOD,” he asked,<text:line-break/>“how am I to know that I shall possess it?”<text:line-break/>He answered him,<text:line-break/>“Bring me a three-year-old heifer, a three-year-old she-goat,<text:line-break/>a three-year-old ram, a turtledove, and a young pigeon.”<text:line-break/>Abram brought him all these, split them in two,<text:line-break/>and placed each half opposite the other;<text:line-break/>but the birds he did not cut up.<text:line-break/>Birds of prey swooped down on the carcasses,<text:line-break/>but Abram stayed with them.<text:line-break/>As the sun was about to set, a trance fell upon Abram,<text:line-break/>and a deep, terrifying darkness enveloped him.<text:line-break/><text:line-break/>When the sun had set and it was dark,<text:line-break/>there appeared a smoking fire pot and a flaming torch,<text:line-break/>which passed between those pieces.<text:line-break/>It was on that occasion that the LORD made a covenant with Abram,<text:line-break/>saying: “To your descendants I give this land,<text:line-break/>from the Wadi of Egypt to the Great River, the Euphrates.”</text:p>
      <text:p text:style-name="P505">Genesis 15:5-12, 17-18</text:p>
      <text:p text:style-name="Normal">The first reading covers one of the earliest covenants that God made with His people. Specifically, He promises to make Israel a great nation that will inherit the land of Canaan. The descendants of Abraham (who, in this passage, is called Abram because this was his name before the covenant—after the covenant in Genesis chapter 18, his name was changed, which was signified by circumcision) would become as numerous as the stars in the sky.</text:p>
      <text:p text:style-name="Normal">We see that Abraham believed in this promise, and it was counted to him as righteousness. In the Letter to the Romans, Paul uses this example to<text:s/><text:soft-page-break/>show that we are justified by faith. Abraham was right in God’s eyes even before he was circumcised.</text:p>
      <text:p text:style-name="Normal">Then God tells Abraham to bring Him five clean animals to make this oath. In the Book of Leviticus, we see that these animals were usually offered as sacrifices for the remission of sins. Almost all of them were cut in half and placed opposite each other. In ancient Near Eastern covenants, parties making an agreement would cut animals in half and walk between them as a symbolic act, meaning, "May this happen to me if I break the covenant." The birds were most likely not cut in half because they were typically offered as a whole burnt offering (Leviticus 1:17). However, the birds may also represent the evil that tries to disrupt God’s covenant and refuses to go along with His plan. This shows that Israel will go through difficult and challenging times, but God will remain faithful because of His promise.</text:p>
      <text:p text:style-name="Normal">Right after this, the sun begins to set, and Abraham is enveloped by darkness and falls into a deep sleep. An important part of this reading that is often omitted is God’s prophecy about the hardships that will come upon Israel, including their enslavement in Egypt, which will be followed by an exodus and redemption from God: "Then the Lord said to Abram, 'Know this for certain, that your offspring shall be aliens in a land that is not theirs and shall be slaves there, and they shall be oppressed for four hundred years; but I will bring judgment on the nation that they serve, and afterward they shall come out with great possessions. As for yourself, you shall go to your ancestors in peace; you shall be buried in a good old age. And they shall come back here in the fourth generation, for the iniquity of the Amorites is not yet complete.’" (Genesis 15:13-16)</text:p>
      <text:p text:style-name="Normal">The promise of the exodus that would take place hundreds of years later is not the only exodus God provided for His people. The exodus from Egypt was a physical liberation from slavery, but God also gave us a spiritual exodus, accomplished through His Son, Jesus Christ, who freed us from slavery to sin through the cross.</text:p>
      <text:p text:style-name="Normal">After Abraham fell asleep, we see a smoking firepot and a flaming torch passing through the pieces of the slain animals. This firepot and torch represent God’s presence, as He often manifests Himself through fire. For example, He appeared to Moses in the burning bush and led the nation of Israel in a pillar of fire. This scene implies that God Himself swears to keep this covenant, regardless of the nation’s failures—otherwise, He promises to invoke a curse of death upon Himself. This is precisely what happened during the time of Jesus. Jesus was "ripped<text:s/><text:soft-page-break/>apart" on the cross because when we broke the covenant, God took the penalty upon Himself by walking the pieces.</text:p>
      <text:p text:style-name="Normal">This demonstrates the faithfulness of God—no matter how much we fail, He is always there, finding a way to save us because of His immense love. He remains faithful and patient even when we are impatient and immoral because His love never fails: "Love is patient; love is kind; love is not envious or boastful or arrogant or rude. It does not insist on its own way; it is not irritable or resentful; it does not rejoice in wrongdoing but rejoices in the truth. It bears all things, believes all things, hopes all things, endures all things. Love never ends." (1 Corinthians 13:4-8)</text:p>
      <text:p text:style-name="P506">RESPONSORIAL PSALM Psalm 27:1, 7-8, 8-9, 13-14</text:p>
      <text:p text:style-name="P507">R. (1a) <text:span text:style-name="T508"> The Lord is my light and my salvation.</text:span><text:line-break/>The LORD is my light and my salvation;<text:line-break/>   whom should I fear?<text:line-break/>The LORD is my life’s refuge;<text:line-break/>   of whom should I be afraid?<text:line-break/>R. <text:span text:style-name="T509">The Lord is my light and my salvation.</text:span><text:line-break/>Hear, O LORD, the sound of my call;<text:line-break/>   have pity on me, and answer me.<text:line-break/>Of you my heart speaks; you my glance seeks.<text:line-break/>R. <text:span text:style-name="T510">The Lord is my light and my salvation.</text:span><text:line-break/>Your presence, O LORD, I seek.<text:line-break/>   Hide not your face from me;<text:line-break/>do not in anger repel your servant.<text:line-break/>   You are my helper: cast me not off.<text:line-break/>R. <text:span text:style-name="T511">The Lord is my light and my salvation.</text:span><text:line-break/>I believe that I shall see the bounty of the LORD<text:line-break/>   in the land of the living.<text:line-break/>Wait for the LORD with courage;<text:line-break/>   be stouthearted, and wait for the LORD.<text:line-break/>R. <text:span text:style-name="T512">The Lord is my light and my salvation.</text:span></text:p>
      <text:p text:style-name="P513">Psalm 27:1, 7-8, 8-9, 13-14</text:p>
      <text:p text:style-name="Normal">The psalm encourages us to trust in the Lord in our daily lives. We know we trust the Lord when we lean on Him throughout the day.<text:s/><text:span text:style-name="T514">True trust</text:span><text:s/>means not being afraid of what will happen to us because we know that we have the Lord in our hearts, and no evil can ever take Him away: "If God is for us, who is against us?" (Romans 8:31).</text:p>
      <text:soft-page-break/>
      <text:p text:style-name="Normal">True faith is seeking the Lord even after falling into sin because the only thing we truly fear is losing the Lord. The last paragraph encourages us to have hope and believe that we will see the goodness of God in this life. It reminds us to hold firmly to our beliefs so that nothing can shake our faith.</text:p>
      <text:p text:style-name="Normal">The Lord is the only one we must always seek—not worldly pleasures or attractions—because He is the only one that does not pass away. He is the light at the end of the dark tunnel. During difficult and dark times, He is the only source of light that never fails. Hold tightly to the Lord.</text:p>
      <text:p text:style-name="P515">SECOND READING Philippians 3:17-4:1</text:p>
      <text:p text:style-name="P516">Join with others in being imitators of me, brothers and sisters,<text:line-break/>and observe those who thus conduct themselves<text:line-break/>according to the model you have in us.<text:line-break/>For many, as I have often told you<text:line-break/>and now tell you even in tears,<text:line-break/>conduct themselves as enemies of the cross of Christ.<text:line-break/>Their end is destruction.<text:line-break/>Their God is their stomach;<text:line-break/>their glory is in their “shame.”<text:line-break/>Their minds are occupied with earthly things.<text:line-break/>But our citizenship is in heaven,<text:line-break/>and from it we also await a savior, the Lord Jesus Christ.<text:line-break/>He will change our lowly body<text:line-break/>to conform with his glorified body<text:line-break/>by the power that enables him also<text:line-break/>to bring all things into subjection to himself.<text:line-break/><text:line-break/>Therefore, my brothers and sisters,<text:line-break/>whom I love and long for, my joy and crown,<text:line-break/>in this way stand firm in the Lord.</text:p>
      <text:p text:style-name="P517">Philippians 3:17-4:1</text:p>
      <text:p text:style-name="Normal">St. Paul invites his readers to imitate the life he is living, which is, of course, an imitation of Christ. The lives of the saints can help us in our own walk with Christ and give us strength to continue. To imitate the saints means to let go of our worldly passions that control us and to incorporate more prayer and fasting into our lives. It means letting go of hatred and anger toward others, humbling ourselves, and realizing that we are no better than other sinners.</text:p>
      <text:soft-page-break/>
      <text:p text:style-name="Normal">Paul considered himself the least of the saints and the worst of sinners, even though he had done more work than most of them: "Although I am the very least of all the saints, this grace was given to me to bring to the Gentiles the news of the boundless riches of Christ." (Ephesians 3:8) "The saying is sure and worthy of full acceptance, that Christ Jesus came into the world to save sinners—of whom I am the foremost." (1 Timothy 1:15)</text:p>
      <text:p text:style-name="Normal">This means that we have no right to boast about our works or our calling; instead, we must give all the glory to the Lord. The holier a person becomes, the more aware they are of their own imperfections.</text:p>
      <text:p text:style-name="Normal">Paul warns about people who go against Christ and focus on themselves and their pleasures. They begin worshiping their own passions instead of the Lord, often without realizing it. Such people want to live a comfortable life and do not follow the teaching of Jesus to deny yourself and pick up your cross (Luke 9:23). When we elevate something above the Gospel, when we consider our own opinion wiser than the wisdom of Jesus – we do the same and become enemies of the cross. Their supposed glory is actually their shame, a disgrace before the Lord: "The more they increased, the more they sinned against me; they changed their glory into shame." (Hosea 4:7)</text:p>
      <text:p text:style-name="Normal">St. Thomas Aquinas comments on this idea:</text:p>
      <text:p text:style-name="Normal">"This is the way things will turn out for those whose minds are fixed on earthly things, i.e., those whom earthly things please and who seek them. They will be ashamed because their state passes: 'If you live according to the flesh, you will die.' (Romans 8:13)" (Thomas Aquinas, Commentary on Philippians)</text:p>
      <text:p text:style-name="Normal">If we focus on earthly things more than we focus on God, or if we are following God but still engage in sinful activity without thinking it is wrong, we are being held back from God and are listening to Satan. To be a true follower of God is to admit your mistakes, realize that they are wrong, and not engage in that activity. If you repent and actually try to fight the temptation, then that is a sign you are listening to God and following the right steps. But if you think you have repented and then go back to that temptation without trying to fight it at all and return to your old ways, then that repentance isn’t genuine. Falling down isn’t the problem, staying down is. So please recognize your sins and trust in the Lord, feel genuinely sorry for your sins, and try your best not to commit them, because not letting go of them is playing with doom: “Do you not know that wrongdoers will not inherit the kingdom of God? Do not be<text:s/><text:soft-page-break/>deceived! Fornicators, idolaters, adulterers, male prostitutes, sodomites, thieves, the greedy, drunkards, revilers, robbers—none of these will inherit the kingdom of God.” (1 Corinthians 6:9-10)</text:p>
      <text:p text:style-name="Normal">Therefore, we are encouraged to set our minds on our heavenly and eternal citizenship, which awaits those who are in Christ Jesus and who fully believe and trust in Him: “Let those of us then who are mature be of the same mind; and if you think differently about anything, this too God will reveal to you.” (Philippians 3:15)</text:p>
      <text:p text:style-name="P518">GOSPEL Luke 9:28b-36</text:p>
      <text:p text:style-name="P519">Jesus took Peter, John, and James<text:line-break/>and went up the mountain to pray.<text:line-break/>While he was praying his face changed in appearance<text:line-break/>and his clothing became dazzling white.<text:line-break/>And behold, two men were conversing with him, Moses and Elijah,<text:line-break/>who appeared in glory and spoke of his exodus<text:line-break/>that he was going to accomplish in Jerusalem.<text:line-break/>Peter and his companions had been overcome by sleep,<text:line-break/>but becoming fully awake,<text:line-break/>they saw his glory and the two men standing with him.<text:line-break/>As they were about to part from him, Peter said to Jesus,<text:line-break/>“Master, it is good that we are here;<text:line-break/>let us make three tents,<text:line-break/>one for you, one for Moses, and one for Elijah.”<text:line-break/>But he did not know what he was saying.<text:line-break/>While he was still speaking,<text:line-break/>a cloud came and cast a shadow over them,<text:line-break/>and they became frightened when they entered the cloud.<text:line-break/>Then from the cloud came a voice that said,<text:line-break/>“This is my chosen Son; listen to him.”<text:line-break/>After the voice had spoken, Jesus was found alone.<text:line-break/>They fell silent and did not at that time<text:line-break/>tell anyone what they had seen.</text:p>
      <text:p text:style-name="P520">Luke 9:28b-36</text:p>
      <text:p text:style-name="Normal">Jesus took His most beloved disciples to a special place to pray—on a mountain. He is inviting us to enjoy the view of His creation while dedicating time to prayer. Prayer is one of the most important things we can do, and it is what we are most encouraged to do during Lent. Everyone has enough time in their day to dedicate to prayer. If we can’t<text:s/><text:soft-page-break/>talk to our Creator for even five minutes a day, then that is a sign we are not putting Him first. Prayer doesn’t have to be a boring activity—Jesus is inviting us to find a special place for prayer, whether it be in our room, car, or in nature. Do you have a secret place for prayer?</text:p>
      <text:p text:style-name="Normal">During His prayer, Jesus’ face started shining. This is the moment His glory was displayed. His light was reflected to others. In the same way, we who are followers of Christ are to reflect His light in the things we do and the way we live so that others may see the light of Christ. Another person who appeared to be shining was Moses, who, after spending 40 days and 40 nights on Mount Sinai, was shining because he had spent that time in God’s presence.</text:p>
      <text:p text:style-name="Normal">We see that right next to Jesus appeared Moses and Elijah. Moses represents the Law that God gave to Israel at Mount Sinai, and Elijah represents the prophets whom God sent out to warn about sin. These were ways God communicated with His people through the Old Testament. However, His greatest way of communication was through His Son, Jesus Christ. The Law and the Prophets were only a foreshadowing of the ultimate salvation that is Jesus Christ. The prophets spoke about the exodus that was about to happen in Jerusalem. The first exodus freed the Israelites from slavery in Egypt and gave them the Law, but the new exodus on the cross is what frees people who are enslaved by sin and grants eternal life.</text:p>
      <text:p text:style-name="Normal">While this might seem like the most glorious moment of Jesus that we see displayed, that is not the case. In fact, His most glorious moment was on the cross. Here, He is surrounded by Moses and Elijah, but on the cross, He is surrounded by two thieves. However, in that moment, He renewed the world with His blood. On the cross, He showed His glory through His humility and sacrifice, demonstrating His mercy.</text:p>
      <text:p text:style-name="Normal">Jesus’ disciples started becoming sleepy, just as Abraham was put into a deep sleep when he made the covenant with God. This sleepiness is something for us to avoid. Prayer can become dull, and being in church can feel boring, which takes away from the beauty of God and could be the reason why we stop practicing these things. We need to wake up and realize why we are practicing prayer, fasting, and going to church. Are we doing this just to satisfy others, or are we doing this because we want to grow closer to God and increase in love? True love never fails and does what is right, despite how we feel.</text:p>
      <text:p text:style-name="Normal">When the disciples realized what was happening, they felt that it was good, and Peter offered to set up three tents so that they could stay there. But<text:s/><text:soft-page-break/>he did not fully understand what he was saying. By offering Moses, Elijah, and Jesus a tent, Peter seemed to be giving them the same status, as if they were equal. That is why, immediately, even while Peter was speaking, a large cloud appeared, and the Father spoke from above, saying that Jesus is the chosen Son whom He has sent and that we are to listen to Him. We know that this was the Father speaking because, in the Old Testament, He often appeared in the form of a cloud: He appeared on Mount Sinai in a cloud to give the Law, led the Israelites by a pillar of cloud out of Egypt, and covered the Tabernacle during the dedication. Here, He covers the new Tabernacle, which is Jesus Christ.<text:s/>Just as Moses entered the tent to speak with God and welcome His presence (Exodus 33:9), we, too, enter into communion with Him through the Eucharist, where His presence dwells among us.</text:p>
      <text:p text:style-name="Normal">Jesus is the promised prophet whom the Father prophesied and told Israel to listen to:<text:s/>“I will raise up for them a prophet like you from among their own people; I will put my words in the mouth of the prophet, who shall speak to them everything that I command.” (Deuteronomy 18:18).<text:s/>He confirms this by saying to listen to Jesus. After this, Moses and Elijah disappear, and only Jesus remains. That is because He is the true Savior who lacks nothing. He alone is the reason for our salvation, and He is the one who grants eternal life—nothing else. That is why He is above the Law and the Prophets.</text:p>
      <text:p text:style-name="Normal">While Peter wanted Moses, Elijah, and Jesus to stay on the mountain, we see that this does not happen. While we may enjoy the good moments in our lives, they don’t last forever, and we are called to continue fulfilling our duty. Jesus couldn’t stay on the mountain for long because He had to fulfill His mission, which ultimately led to the sacrifice on the cross. While it is good to pray for a while and enjoy the view, we eventually have to move on. We can’t remain in one place forever. Even when we are struggling, we must keep moving forward, fulfilling our purpose in life while trusting in God.</text:p>
      <text:p text:style-name="Normal"/>
      <text:p text:style-name="Normal"/>
      <text:p text:style-name="P521"/>
      <text:p text:style-name="P523">II Sunday in ordinary time (C)</text:p>
      <text:p text:style-name="P524">Is 62:1-5; Ps 96:1-2, 2-3, 7-8, 9-10; 1 Cor 12:4-11; Jn 2:1-12</text:p>
      <text:p text:style-name="P525">FIRST READING Isaiah 62:1-5</text:p>
      <text:p text:style-name="P526"><text:span text:style-name="T527">For Zion’s sake I will not keep silent,</text:span><text:span text:style-name="T528"><text:line-break/>    and for Jerusalem’s sake I will not rest,</text:span><text:span text:style-name="T529"><text:line-break/>until her vindication shines out like the dawn,</text:span><text:span text:style-name="T530"><text:line-break/>    and her salvation like a burning torch.</text:span><text:span text:style-name="T531"><text:line-break/>2 The nations shall see your vindication,</text:span><text:span text:style-name="T532"><text:line-break/>    and all the kings your glory;</text:span><text:span text:style-name="T533"><text:line-break/>and you shall be called by a new name</text:span><text:span text:style-name="T534"><text:line-break/>    that the mouth of the Lord will give.</text:span><text:span text:style-name="T535"><text:line-break/>3 You shall be a crown of beauty in the hand of the Lord,</text:span><text:span text:style-name="T536"><text:line-break/>    and a royal diadem in the hand of your God.</text:span><text:span text:style-name="T537"><text:line-break/>4 You shall no more be termed Forsaken,</text:span><text:span text:style-name="T538"><text:line-break/>    and your land shall no more be termed Desolate;</text:span><text:span text:style-name="T539"><text:line-break/>but you shall be called My Delight Is in Her,</text:span><text:span text:style-name="T540"><text:line-break/>    and your land Married;</text:span><text:span text:style-name="T541"><text:line-break/>for the Lord delights in you,</text:span><text:span text:style-name="T542"><text:line-break/>    and your land shall be married.</text:span><text:span text:style-name="T543"><text:line-break/>5 For as a young man marries a young woman,</text:span><text:span text:style-name="T544"><text:line-break/>    so shall your builder marry you,</text:span><text:span text:style-name="T545"><text:line-break/>and as the bridegroom rejoices over the bride,</text:span><text:span text:style-name="T546"><text:line-break/>    so shall your God rejoice over you.</text:span></text:p>
      <text:p text:style-name="Normal"><text:span text:style-name="T547">Isaiah 62:1-5</text:span><text:s/>Even though Israelites disobeyed God and were exited from Jerusalem, God still waited to redeem His nation. God shows His patience by putting up with sinners who don’t listen to Him. He sent His son Jesus who died on the cross when we were sinners. That shows His infinite love for us. Jerusalem will be called His spouse, signifying that we are part of His family. We are His people and have a role to play in His plan. Jesus comes as the divine bridegroom and becomes that by offering His body to us. The words “this is my body and blood give for you” is a symbol of the new Covenant that we are part of. Knowing this, we know that Jesus rejoices in us just as the bridegroom rejoices in his bride.</text:p>
      <text:p text:style-name="Normal">The crown is a symbol for the wall surrounding Jerusalem which was destroyed in the exile. God is saying that the walls will be rebuild and protected by the Lord. Jesus is the crown that protects us from evil and in Him we have hope to enter the eternal kingdom of Jerusalem in heaven.</text:p>
      <text:p text:style-name="Normal"><text:span text:style-name="T548">RESPONSORIAL PSALM Psalm 96:1-2, 2-3, 7-8, 9-10</text:span></text:p>
      <text:soft-page-break/>
      <text:p text:style-name="P549"><text:span text:style-name="T550">O sing to the Lord a new song;</text:span><text:span text:style-name="T551"><text:line-break/>    sing to the Lord, all the earth.</text:span><text:span text:style-name="T552"><text:line-break/></text:span><text:span text:style-name="T553">2 </text:span><text:span text:style-name="T554">Sing to the Lord, bless his name;</text:span><text:span text:style-name="T555"><text:line-break/>    tell of his salvation from day to day.</text:span></text:p>
      <text:p text:style-name="P556"><text:span text:style-name="T557">Sing to the Lord, bless his name;</text:span><text:span text:style-name="T558"><text:line-break/>    tell of his salvation from day to day.</text:span><text:span text:style-name="T559"><text:line-break/></text:span><text:span text:style-name="T560">3 </text:span><text:span text:style-name="T561">Declare his glory among the nations,</text:span><text:span text:style-name="T562"><text:line-break/>    his marvelous works among all the peoples.</text:span></text:p>
      <text:p text:style-name="P563"><text:span text:style-name="T564">Ascribe to the Lord, O families of the peoples,</text:span><text:span text:style-name="T565"><text:line-break/>    ascribe to the Lord glory and strength.</text:span><text:span text:style-name="T566"><text:line-break/></text:span><text:span text:style-name="T567">8 </text:span><text:span text:style-name="T568">Ascribe to the Lord the glory due his name;</text:span><text:span text:style-name="T569"><text:line-break/>    bring an offering, and come into his courts.</text:span></text:p>
      <text:p text:style-name="P570">Worship the Lord in holy splendor;<text:line-break/>    tremble before him, all the earth.</text:p>
      <text:p text:style-name="P571"><text:span text:style-name="T572">10 </text:span><text:span text:style-name="T573">Say among the nations, “The Lord is king!</text:span><text:span text:style-name="T574"><text:line-break/>    The world is firmly established; it shall never be moved.</text:span><text:span text:style-name="T575"><text:line-break/>    He will judge the peoples with equity.”</text:span></text:p>
      <text:p text:style-name="Normal"><text:span text:style-name="T576">Psalm 96:1-2, 2-3, 7-8, 9-10</text:span><text:s/>Rejoice in God because He is the salvation mean for all of the world. In return we should praise His with our lips and actions so that we can show our appreciation. The message should be spread to all people so that they could join us in the Covenant relationship with the Lord.</text:p>
      <text:p text:style-name="Normal"><text:span text:style-name="T577">SECOND READING 1 Corinthians 12:4-11</text:span></text:p>
      <text:p text:style-name="P578">Now there are varieties of gifts, but the same Spirit; and there are varieties of services, but the same Lord; and there are varieties of activities, but it is the same God who activates all of them in everyone. To each is given the manifestation of the Spirit for the common good. To one is given through the Spirit the utterance of wisdom, and to another the utterance of knowledge according to the same Spirit, to another faith by the same Spirit, to another gifts of healing by the one Spirit, to another the working of miracles, to another prophecy, to another the discernment of spirits, to another various kinds of tongues, to another the interpretation of tongues. All these are activated by one and the same Spirit, who allots to each one individually just as the Spirit chooses.</text:p>
      <text:p text:style-name="Normal"><text:span text:style-name="T579">1 Corinthians 12:4-11</text:span><text:s/>The gifts of the Holy Spirit are different for each and every person. By understanding our gift and utilizing it, together we can make a powerful group. Each person has a different task to fulfill which is why the Spirit chooses specific people to do specific things. But all of the gifts come from one God. If you don’t know what your gift is, you can pray to the Lord to reveal it to you but some of the gifts are listed<text:s/><text:soft-page-break/>in this list and the list in Romans 12:6-8 which contains more ordinary gifts like generosity and mercy. Tongues are the gift of either speaking languages of men or the languages of heavenly angels. The gift of interpretation is the gift that translates these languages in a way we can understand. The gifts of faith the gift of being able to trust God in seemingly impossible circumstances such as going on a journey without food and trusting that God will provide.</text:p>
      <text:p text:style-name="P580">GOSPEL John 2:1-12</text:p>
      <text:p text:style-name="P581">On the third day there was a wedding in Cana of Galilee, and the mother of Jesus was there. Jesus and his disciples had also been invited to the wedding. When the wine gave out, the mother of Jesus said to him, “They have no wine.” And Jesus said to her, “Woman, what concern is that to you and to me? My hour has not yet come.” His mother said to the servants, “Do whatever he tells you.” Now standing there were six stone water jars for the Jewish rites of purification, each holding twenty or thirty gallons. Jesus said to them, “Fill the jars with water.” And they filled them up to the brim. He said to them, “Now draw some out, and take it to the chief steward.” So they took it. When the steward tasted the water that had become wine, and did not know where it came from (though the servants who had drawn the water knew), the steward called the bridegroom and said to him, “Everyone serves the good wine first, and then the inferior wine after the guests have become drunk. But you have kept the good wine until now.” Jesus did this, the first of his signs, in Cana of Galilee, and revealed his glory; and his disciples believed in him.</text:p>
      <text:p text:style-name="P582">After this he went down to Capernaum with his mother, his brothers, and his disciples; and they remained there a few days.</text:p>
      <text:p text:style-name="Normal"><text:span text:style-name="T583">John 2:1-12</text:span><text:s/>During the wedding Jesus calls His mother Mary “woman” which could seem like a bit of a rude thing to say; however, this was the title of respect back at that time. This reference to a “woman” also holds a deeper meaning which is that Mary is the new Eve. In Genesis 3:15, God calls Eve by the name of “woman” and says the following to the snake in the Garden of Eden “I will put enmity between you and the woman, and between your offspring and hers; he will strike your head, and you will strike his heel.” (Genesis 3:15). Mary is the one who gave birth to the child that crushed Satan’s head and defeated death on the cross. While Eve brought sin into the world, Mary brought the child who brought salvation.</text:p>
      <text:p text:style-name="Normal">Mary intercedes for the servants by asking Jesus to solve the problem. This is exactly what happens when we pray to her. The prayer of a righteous person is much more powerful. That is why Mary’s role is so<text:s/><text:soft-page-break/>important. She is the queen of heaven who wished to offer help in our struggles and problems.</text:p>
      <text:p text:style-name="Normal">Before doing His part, Jesus asks the servant to fill the jars with water. After that Jesus did His part and performed the miracle. In order for a problem to be solved, we must also take part in it. God wants us to do our part first and then God will finish the rest. God first wanted Israel to keep His commandments and realize their need for a savior and then He gave His son Jesus who finished the work. He wants us to take whatever is in our lives and offer it to Him so that He can take care of it. The miracle happens because of Jesus but in order for it to happen in our lives there has to be trust and obedience. Then God will turn our water in to the best wine there is.<text:s/></text:p>
      <text:p text:style-name="Normal">The first miracle that Jesus did was turn water into wine. First, He asked the servants to fill the jars with water and then He told them to bring it to the steward of the feast. What they saw was water which means that they had to trust what Jesus said and not their own thoughts. We might think that we are right and see that it is water, however, if Jesus says it is wine, then it is wine, and we have to accept that. Instead of trusting our own thought, we need to turn to the word of God and find out what God says is correct and wrong. The reason that the Flood happened is because God saw that people were living immoral lives even tough that was normal for them. They made sin something that is part of their lives and they did not feel guilt for committing it. Today, people have made some sins normal and acceptable such as homosexuality, abortion, and adultery. But to know if something is wrong or right, we must see what God says and start distrusting our own thoughts and our own idol of God. We should listen to Mary’s words “Do whatever he tells you.”</text:p>
      <text:p text:style-name="Normal">Turning water into wine also recalls the first sign performed by Moses which was the first plague in Egypt–turning water into blood (Exodus 7:19). This shows that Jesus is the new Moses who was prophesied in Deuteronomy 18:18. These signs signify that the meaning of transubstantiation, which is when during the eucharistic liturgy, wine is transformed into the blood of Jesus which was shed on the cross for the world.</text:p>
      <text:p text:style-name="P584">III Sunday in ordinary time (C)</text:p>
      <text:p text:style-name="P585">Neh 8:2-4, 5-6, 8-10; Ps 19:8, 9, 10, 15; 1 Cor 12:12-30; Lk 1:1-4; 4:14-21</text:p>
      <text:p text:style-name="P586">FIRST READING Nehemiah 8:2-4, 5-6, 8-10</text:p>
      <text:soft-page-break/>
      <text:p text:style-name="P587">Accordingly, the priest Ezra brought the law before the assembly, both men and women and all who could hear with understanding. This was on the first day of the seventh month. He read from it facing the square before the Water Gate from early morning until midday, in the presence of the men and the women and those who could understand; and the ears of all the people were attentive to the book of the law. The scribe Ezra stood on a wooden platform that had been made for the purpose; and beside him stood Mattithiah, Shema, Anaiah, Uriah, Hilkiah, and Maaseiah on his right hand; and Pedaiah, Mishael, Malchijah, Hashum, Hash-baddanah, Zechariah, and Meshullam on his left hand.</text:p>
      <text:p text:style-name="P588">And Ezra opened the book in the sight of all the people, for he was standing above all the people; and when he opened it, all the people stood up. Then Ezra blessed the Lord, the great God, and all the people answered, “Amen, Amen,” lifting up their hands. Then they bowed their heads and worshiped the Lord with their faces to the ground.</text:p>
      <text:p text:style-name="P589">So they read from the book, from the law of God, with interpretation. They gave the sense, so that the people understood the reading.</text:p>
      <text:p text:style-name="P590">And Nehemiah, who was the governor, and Ezra the priest and scribe, and the Levites who taught the people said to all the people, “This day is holy to the Lord your God; do not mourn or weep.” For all the people wept when they heard the words of the law. Then he said to them, “Go your way, eat the fat and drink sweet wine and send portions of them to those for whom nothing is prepared, for this day is holy to our Lord; and do not be grieved, for the joy of the Lord is your strength.”</text:p>
      <text:p text:style-name="P591">Nehemiah 8:2-4, 5-6, 8-10</text:p>
      <text:p text:style-name="Normal">The Israelites would gather to hear the message of the Torah—the first five books of the Bible. The teachers would explain the message of God in a way that everyone could understand. This is a message for us—we should study and hear the Word as much as we can so that we can understand it and keep it in our hearts. To understand the Word is to be able to teach it to others. There needs to be a deep focus on the text so that we can learn to love God more. Try reading the Word, thinking about it more deeply, and then sharing something you have learned with others. Also, study the passages you have heard before with the intention of finding new things you may have missed. The more we hear these passages, the better we will be able to live by them.</text:p>
      <text:p text:style-name="Normal">Once they understood the word of God, they started crying. This was because they realized that they had not been keeping the commandments of God all this time. Now they felt guilt and sorrow. Conviction of sin is an essential part of genuine repentance. But after repenting, we must not<text:s/><text:soft-page-break/>degenerate into self-centered remorse but instead into joy, “for the joy of the Lord is your strength.” (Nehemiah 8:10). The day is holy because it brings repentance and union with God while setting us free from sin.</text:p>
      <text:p text:style-name="Normal">Despite our disobedience, God still loves us anyway. The word of God is so beautiful that it makes grown men cry. By reading the Scripture, we discover the infinite love of God. He puts up with us even though we constantly disobey Him. He will always be patient, just as He was with the Israelites in the desert for forty years. The full picture of God and His love is completed with the New Testament, where we see how Jesus loved us so much that He died and suffered for our sake, even when we were unbelievers.</text:p>
      <text:p text:style-name="P592">RESPONSORIAL PSALM Psalm 19:8, 9, 10, 15</text:p>
      <text:p text:style-name="P593">the precepts of the Lord are right,<text:line-break/>    rejoicing the heart;<text:line-break/>the commandment of the Lord is clear,<text:line-break/>    enlightening the eyes;</text:p>
      <text:p text:style-name="P594">the fear of the Lord is pure,<text:line-break/>    enduring forever;<text:line-break/>the ordinances of the Lord are true<text:line-break/>    and righteous altogether.</text:p>
      <text:p text:style-name="P595">More to be desired are they than gold,<text:line-break/>    even much fine gold;<text:line-break/>sweeter also than honey,<text:line-break/>    and drippings of the honeycomb.</text:p>
      <text:p text:style-name="P596">Let the words of my mouth and the meditation of my heart<text:line-break/>    be acceptable to you,<text:line-break/>    O Lord, my rock and my redeemer.</text:p>
      <text:p text:style-name="P597">Psalm 19:8, 9, 10, 15</text:p>
      <text:p text:style-name="Normal">Remember that the Lord’s teachings are always true because He is much wiser than all of us—He is the Creator of creation! If you want to gain wisdom, you must follow Him. Our goal in life is to do His will so that, when the Day of Judgment comes, we hope to hear the words, “You did well. I am proud of you. I know you.”</text:p>
      <text:p text:style-name="P598">SECOND READING 1 Corinthians 12:12-30</text:p>
      <text:p text:style-name="P599">For just as the body is one and has many members, and all the members of the body, though many, are one body, so it is with Christ. For in the one Spirit we were all baptized into one body—Jews or Greeks, slaves or free—and we were all made to drink of one Spirit.</text:p>
      <text:soft-page-break/>
      <text:p text:style-name="P600">Indeed, the body does not consist of one member but of many. If the foot would say, “Because I am not a hand, I do not belong to the body,” that would not make it any less a part of the body. And if the ear would say, “Because I am not an eye, I do not belong to the body,” that would not make it any less a part of the body. If the whole body were an eye, where would the hearing be? If the whole body were hearing, where would the sense of smell be? But as it is, God arranged the members in the body, each one of them, as he chose. If all were a single member, where would the body be? As it is, there are many members, yet one body. The eye cannot say to the hand, “I have no need of you,” nor again the head to the feet, “I have no need of you.” On the contrary, the members of the body that seem to be weaker are indispensable, and those members of the body that we think less honorable we clothe with greater honor, and our less respectable members are treated with greater respect; whereas our more respectable members do not need this. But God has so arranged the body, giving the greater honor to the inferior member, that there may be no dissension within the body, but the members may have the same care for one another. If one member suffers, all suffer together with it; if one member is honored, all rejoice together with it.</text:p>
      <text:p text:style-name="P601">Now you are the body of Christ and individually members of it. And God has appointed in the church first apostles, second prophets, third teachers; then deeds of power, then gifts of healing, forms of assistance, forms of leadership, various kinds of tongues. Are all apostles? Are all prophets? Are all teachers? Do all work miracles? Do all possess gifts of healing? Do all speak in tongues? Do all interpret?</text:p>
      <text:p text:style-name="P602">1 Corinthians 12:12-30</text:p>
      <text:p text:style-name="Normal">St. Paul emphasizes that each member of the body is essential and has its own specific task. The eyes can represent seeing the truth and knowledge, while the head can represent authority over the body. The whole body can be a metaphor for the church, which is ordered by Christ (the head).</text:p>
      <text:p text:style-name="Normal">Not everyone has the same gift, but utilizing our gifts from the Holy Spirit is what keeps the church alive. No one has all the gifts. God specifically chooses the most appropriate gift for each of us. Some gifts are not as exciting; for example, assistance is not as engaging as teaching. But without those gifts, the main roles would be at a disadvantage. Imagine if a priest didn’t have sacristans or people to assist them—then the priest would have to do all the work. However, God has assigned these roles to each person so that the church functions properly. To wish that you were someone else is to waste the person you are.</text:p>
      <text:soft-page-break/>
      <text:p text:style-name="Normal">We are all baptized into the same Spirit. Christ makes Himself known to all—ethnic or social distinctions are irrelevant. We shouldn’t lift up only the people with special gifts but instead are called to show care for all because their distinctions are irrelevant—we are one in Christ.</text:p>
      <text:p text:style-name="P603">GOSPEL Luke 1:1-4; 4:14-21</text:p>
      <text:p text:style-name="P604">Since many have undertaken to set down an orderly account of the events that have been fulfilled among us, just as they were handed on to us by those who from the beginning were eyewitnesses and servants of the word, I too decided, after investigating everything carefully from the very first, to write an orderly account for you, most excellent Theophilus, so that you may know the truth concerning the things about which you have been instructed.</text:p>
      <text:p text:style-name="P605">Then Jesus, filled with the power of the Spirit, returned to Galilee, and a report about him spread through all the surrounding country. He began to teach in their synagogues and was praised by everyone.</text:p>
      <text:p text:style-name="P606">When he came to Nazareth, where he had been brought up, he went to the synagogue on the sabbath day, as was his custom. He stood up to read, and the scroll of the prophet Isaiah was given to him. He unrolled the scroll and found the place where it was written:</text:p>
      <text:p text:style-name="P607">“The Spirit of the Lord is upon me,<text:line-break/>    because he has anointed me<text:line-break/>        to bring good news to the poor.<text:line-break/>He has sent me to proclaim release to the captives<text:line-break/>    and recovery of sight to the blind,<text:line-break/>        to let the oppressed go free,<text:line-break/>to proclaim the year of the Lord’s favor.”</text:p>
      <text:p text:style-name="P608">And he rolled up the scroll, gave it back to the attendant, and sat down. The eyes of all in the synagogue were fixed on him. Then he began to say to them, “Today this scripture has been fulfilled in your hearing.”</text:p>
      <text:p text:style-name="P609">Luke 1:1-4; 4:14-21</text:p>
      <text:p text:style-name="Normal">The first four verses we hear are the beginning of Luke’s gospel. Luke is writing his gospel to record history. Specifically, he is writing it to Theophilus, who is also addressed in his second book—the book of Acts. The gospel is meant for us to understand the truth and God’s plan for salvation. We are encouraged to read the Word daily and keep growing in wisdom, applying the things we learn to our daily lives.</text:p>
      <text:p text:style-name="Normal">Jesus reads from the book of Isaiah, which is referencing Christ and His mission. He is the one that the Spirit anointed during His baptism at the<text:s/><text:soft-page-break/>River Jordan (Luke 3:22). Jesus is the one who brings the good news, frees the oppressed, and proclaims the year of the Lord’s favor. This is a reference to Leviticus chapter 25, in which we find out about the Year of Jubilee: “You shall proclaim liberty in the land for all its inhabitants. It shall be a jubilee for you” (Leviticus 25:10). This was a year that occurred once every 50 years, during which people would return land to its rightful owners and those who owed debt were set free.</text:p>
      <text:p text:style-name="Normal">Jesus says that the scripture we heard has been fulfilled. Indeed, He has fulfilled the promise by dying on the cross for everyone’s sins and giving eternal life to those who don’t reject Him. This fulfillment fits perfectly with the Year of Jubilee, as the attributes of the year are forgiveness and restoration, liberation, and renewal. Jesus sets us free from the sin debt that we owe God. The only way we can pay that debt is by a sacrifice because “the wages of sin is death” (Romans 6:23). But Christ was that sacrifice once and for all, forever and ever. He died so that we may have eternal life. Jesus proved the fulfillment of His promise by resurrecting on the third day.</text:p>
      <text:p text:style-name="Normal">The Israelites were given the Promised Land for about 490 years; then for 70 years, they were exiled. After the exile, the prophet Daniel prayed for the restoration of the land, and that is when the angel Gabriel came to him and said that it would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he land has been restored.</text:p>
      <text:p text:style-name="Normal">The same Spirit Jesus was filled with led Him to the desert, where He fasted for 40 days and 40 nights. Now the Spirit led Him to the synagogue, where the Spirit proclaims the good news. The Spirit that lives in us is used not only for work but for spreading the Word. We are called to spread the gospel to all the nations. Sharing Jesus with someone and leading them to Christianity is the greatest thing we can do in our lives.</text:p>
      <text:p text:style-name="Normal">“But let us try to ask ourselves: do we sense the unique authority with which Jesus of Nazareth speaks? Do we recognize that He is the bearer of a proclamation of salvation that no one else can give us? And I, do I feel in need of this salvation? Do I feel that I too am in some way poor,<text:s/><text:soft-page-break/>imprisoned, blind, oppressed? Then, only then, ‘the year of grace’ will be for me!” (Angelus with Pope Francis).</text:p>
      <text:p text:style-name="P610">IV Sunday in Ordinary time (C)</text:p>
      <text:p text:style-name="P611">V Sunday in Ordinary time (C)</text:p>
      <text:p text:style-name="P612">Is 6:1-2, 3-8; Ps 138:1-2, 2-3, 4-5, 7-8; 1 Cor 15:1-11; Lk 5:1-11</text:p>
      <text:p text:style-name="P613">FIRST READING Isaiah 6:1-2, 3-8</text:p>
      <text:p text:style-name="Bibletext"><text:span text:style-name="T614">In the year that King Uzziah died, I saw the Lord sitting on a throne, high and lofty; and the hem of his robe filled the temple. </text:span><text:span text:style-name="T615">2 </text:span><text:span text:style-name="T616">Seraphs were in attendance above him; each had six wings: with two they covered their faces, and with two they covered their feet, and with two they flew.</text:span></text:p>
      <text:p text:style-name="Bibletext"><text:span text:style-name="T617">3 </text:span><text:span text:style-name="T618">And one called to another and said:</text:span></text:p>
      <text:p text:style-name="P619">“Holy, holy, holy is the Lord of hosts;<text:line-break/>the whole earth is full of his glory.”</text:p>
      <text:p text:style-name="Bibletext"><text:span text:style-name="T620">4 </text:span><text:span text:style-name="T621">The pivots on the thresholds shook at the voices of those who called, and the house filled with smoke. </text:span><text:span text:style-name="T622">5 </text:span><text:span text:style-name="T623">And I said: “Woe is me! I am lost, for I am a man of unclean lips, and I live among a people of unclean lips; yet my eyes have seen the King, the Lord of hosts!”</text:span></text:p>
      <text:p text:style-name="Bibletext"><text:span text:style-name="T624">6 </text:span><text:span text:style-name="T625">Then one of the seraphs flew to me, holding a live coal that had been taken from the altar with a pair of tongs. </text:span><text:span text:style-name="T626">7 </text:span><text:span text:style-name="T627">The seraph touched my mouth with it and said: “Now that this has touched your lips, your guilt has departed and your sin is blotted out.” </text:span><text:span text:style-name="T628">8 </text:span><text:span text:style-name="T629">Then I heard the voice of the Lord saying, “Whom shall I send, and who will go for us?” And I said, “Here am I; send me!”</text:span></text:p>
      <text:p text:style-name="P630">Isaiah 6:1-2, 3-8</text:p>
      <text:p text:style-name="Normal">God reveals His glory by showing Isaiah a glimpse of what is happening in heaven. He sees seraphim singing, “Holy, holy, holy is the Lord of hosts; the whole earth is full of his glory.” This prayer might sound familiar because it is said at every Mass right before we call upon the Lord during consecration. It is recited because heaven is about to come down to the altar—the body and blood of Jesus will be present right before us. So, together with all of heaven, we praise the Lord with the same prayer here on earth. Immediately after, we bow down on our knees because the presence of the Lord is so holy and right in front of us. Just like in heaven, the entire Church is spiritually shaken as the angels sing this praise loudly. The next time you attend Mass, reflect on what is actually happening—you are standing before the divine presence of God.</text:p>
      <text:p text:style-name="Normal">In the Book of Revelation, we see that these heavenly creatures sing a similar praise day and night without ceasing: “Holy, holy, holy, the Lord God the Almighty, who was and is and is to come.” (Revelation 4:8).<text:s/><text:soft-page-break/>Seeing this magnificent event and God Himself, Isaiah realizes that he is unworthy to be in His presence because he is a sinful human living in a fallen world. Witnessing God’s glory and grace makes us long to be with Him, yet at the same time, we recognize our own unworthiness due to our disobedience. However, God loves an honest heart—one that does not pretend to be good but instead acknowledges its sins. As Blessed Jurgis Matulaitis said, “It is incorrect to think that the saints were different kinds of people than we are. They had the same passions, the same bodies full of desires and weaknesses, and they all began with struggle and self-conquest.”</text:p>
      <text:p text:style-name="Normal">Isaiah’s reaction of amazement and unworthiness reflects what is known as the fear of the Lord, as it is written, “The fear of the Lord is the beginning of wisdom” (Proverbs 1:7). Despite Isaiah’s unworthiness, one of the seraphim brings a burning coal from the altar and touches Isaiah’s lips. Isaiah does not even touch it with his hands, yet the coal purifies him. Though touching a hot coal is painful for a moment, it symbolizes the purification of the soul. To be fully cleansed and free from sin, we must undergo purification.</text:p>
      <text:p text:style-name="Normal">This process is known as Purgatory, where most souls go after death if they still carry venial sins. Our lips and hearts must be purified before we can enter heaven. Though the cleansing process may be painful—like touching hot coals—it is necessary for complete purification from evil.</text:p>
      <text:p text:style-name="Normal">Just as the burning coal from the altar touches Isaiah’s lips and purifies him, so too does the Eucharist, which comes from the altar and touches our lips, cleansing us from sin.</text:p>
      <text:p text:style-name="Normal">After Isaiah is purified and experiences God’s grace and forgiveness, he responds by offering himself as a servant and messenger of God. This is exactly what God calls each of us to do. When we understand God’s grace and what He has done for us, we are called to dedicate our lives to Him and bear good fruit. Our works should be a response to God’s mercy because He has transformed our lives and saved us from wickedness. Each of us must continue our journey of faith until we complete our mission. Will you accept the calling the Lord has for you?</text:p>
      <text:p text:style-name="P631">RESPONSORIAL PSALM Psalm 138:1-2, 2-3, 4-5, 7-8</text:p>
      <text:p text:style-name="P632"><text:span text:style-name="T633">I give you thanks, O Lord, with my whole heart;</text:span><text:span text:style-name="T634"><text:line-break/>    before the gods I sing your praise;</text:span><text:span text:style-name="T635"><text:line-break/></text:span><text:span text:style-name="T636">2 </text:span><text:span text:style-name="T637">I bow down toward your holy temple</text:span><text:span text:style-name="T638"><text:line-break/>    and give thanks to your name for your steadfast love and your faithfulness;</text:span><text:span text:style-name="T639"><text:line-break/></text:span><text:soft-page-break/><text:span text:style-name="T640">    for you have exalted your name and your word</text:span><text:span text:style-name="T641"><text:line-break/>    above everything.</text:span></text:p>
      <text:p text:style-name="P642"><text:span text:style-name="T643">3 </text:span><text:span text:style-name="T644">On the day I called, you answered me,</text:span><text:span text:style-name="T645"><text:line-break/>    you increased my strength of soul.</text:span></text:p>
      <text:p text:style-name="P646"><text:span text:style-name="T647">4 </text:span><text:span text:style-name="T648">All the kings of the earth shall praise you, O Lord,</text:span><text:span text:style-name="T649"><text:line-break/>    for they have heard the words of your mouth.</text:span><text:span text:style-name="T650"><text:line-break/></text:span><text:span text:style-name="T651">5 </text:span><text:span text:style-name="T652">They shall sing of the ways of the Lord,</text:span><text:span text:style-name="T653"><text:line-break/>    for great is the glory of the Lord.</text:span></text:p>
      <text:p text:style-name="P654"><text:span text:style-name="T655">7 </text:span><text:span text:style-name="T656">Though I walk in the midst of trouble,</text:span><text:span text:style-name="T657"><text:line-break/>    you preserve me against the wrath of my enemies;</text:span><text:span text:style-name="T658"><text:line-break/>you stretch out your hand,</text:span><text:span text:style-name="T659"><text:line-break/>    and your right hand delivers me.</text:span><text:span text:style-name="T660"><text:line-break/></text:span><text:span text:style-name="T661">8 </text:span><text:span text:style-name="T662">The Lord will fulfill his purpose for me;</text:span><text:span text:style-name="T663"><text:line-break/>    your steadfast love, O Lord, endures forever.</text:span><text:span text:style-name="T664"><text:line-break/>    Do not forsake the work of your hands.</text:span></text:p>
      <text:p text:style-name="P665">Psalm 138:1-2, 2-3, 4-5, 7-8</text:p>
      <text:p text:style-name="Normal">We are invited to sing praises to God, just as the angels sing to Him, because of His goodness and divine beauty. We should also never forget to thank the Lord for everything He has given us. He provides us with our daily bread and constantly shows His love, which we should never take for granted. There is infinite mercy and compassion in His heart. Let’s join the angels in worship.</text:p>
      <text:p text:style-name="P666">SECOND READING 1 Corinthians 15:1-11</text:p>
      <text:p text:style-name="Normal"><text:span text:style-name="T667">Now I would remind you, brothers and sisters, of the good news that I proclaimed to you, which you in turn received, in which also you stand, </text:span><text:span text:style-name="T668">2 </text:span><text:span text:style-name="T669">through which also you are being saved, if you hold firmly to the message that I proclaimed to you—unless you have come to believe in vain.</text:span></text:p>
      <text:p text:style-name="Normal"><text:span text:style-name="T670">3 </text:span><text:span text:style-name="T671">For I handed on to you as of first importance what I in turn had received: that Christ died for our sins in accordance with the scriptures, </text:span><text:span text:style-name="T672">4 </text:span><text:span text:style-name="T673">and that he was buried, and that he was raised on the third day in accordance with the scriptures, </text:span><text:span text:style-name="T674">5 </text:span><text:span text:style-name="T675">and that he appeared to Cephas, then to the twelve. </text:span><text:span text:style-name="T676">6 </text:span><text:span text:style-name="T677">Then he appeared to more than five hundred brothers and sisters at one time, most of whom are still alive, though some have died. </text:span><text:span text:style-name="T678">7 </text:span><text:span text:style-name="T679">Then he appeared to James, then to all the apostles. </text:span><text:span text:style-name="T680">8 </text:span><text:span text:style-name="T681">Last of all, as to one untimely born, he appeared also to me. </text:span><text:span text:style-name="T682">9 </text:span><text:span text:style-name="T683">For I am the least of the apostles, unfit to be called an apostle, because I persecuted the church of God. </text:span><text:span text:style-name="T684">10 </text:span><text:span text:style-name="T685">But by the grace of God I am what I am, and his grace toward me has not been in vain. On the contrary, I worked harder than any of them—though it was not I, but the grace of God that is with me. </text:span><text:span text:style-name="T686">11 </text:span><text:span text:style-name="T687">Whether then it was I or they, so we proclaim and so you have come to believe.</text:span></text:p>
      <text:soft-page-break/>
      <text:p text:style-name="P688">1 Corinthians 15:1-11</text:p>
      <text:p text:style-name="Normal">Paul confirms that he has been proclaiming the message of the gospel. He provides a brief summary of what the gospel is—Jesus died for our sins so that we may be saved. He proved this by rising from the dead on the third day and appearing to five hundred witnesses, who were still alive at that time, as well as to the apostles. Paul affirms that this event is not a made-up story because many people saw Jesus after His death. This is the true gospel that will save each and every person. Jesus’ resurrection was not a metaphor but a real event.</text:p>
      <text:p text:style-name="Normal">Jesus chose Paul to be the messenger of truth, even though he had been persecuting Christians. That is why Paul feels unworthy to be called an apostle. He is humble at heart and does not take credit for all the works he has done because it is God living inside him who does the work. His writings are among the most influential in all of history because they reveal the true gospel and the meaning of Christ’s suffering. His influence was only possible because he first saw the glory of God and surrendered his life to Him. Let’s become faithful workers for Christ out of love.</text:p>
      <text:p text:style-name="P689">GOSPEL Luke 5:1-11</text:p>
      <text:p text:style-name="Normal"><text:span text:style-name="T690">Once while Jesus was standing beside the lake of Gennesaret, and the crowd was pressing in on him to hear the word of God, </text:span><text:span text:style-name="T691">2 </text:span><text:span text:style-name="T692">he saw two boats there at the shore of the lake; the fishermen had gone out of them and were washing their nets. </text:span><text:span text:style-name="T693">3 </text:span><text:span text:style-name="T694">He got into one of the boats, the one belonging to Simon, and asked him to put out a little way from the shore. Then he sat down and taught the crowds from the boat. </text:span><text:span text:style-name="T695">4 </text:span><text:span text:style-name="T696">When he had finished speaking, he said to Simon, “Put out into the deep water and let down your nets for a catch.” </text:span><text:span text:style-name="T697">5 </text:span><text:span text:style-name="T698">Simon answered, “Master, we have worked all night long but have caught nothing. Yet if you say so, I will let down the nets.” </text:span><text:span text:style-name="T699">6 </text:span><text:span text:style-name="T700">When they had done this, they caught so many fish that their nets were beginning to break. </text:span><text:span text:style-name="T701">7 </text:span><text:span text:style-name="T702">So they signaled their partners in the other boat to come and help them. And they came and filled both boats, so that they began to sink. </text:span><text:span text:style-name="T703">8 </text:span><text:span text:style-name="T704">But when Simon Peter saw it, he fell down at Jesus’ knees, saying, “Go away from me, Lord, for I am a sinful man!” </text:span><text:span text:style-name="T705">9 </text:span><text:span text:style-name="T706">For he and all who were with him were amazed at the catch of fish that they had taken; </text:span><text:span text:style-name="T707">10 </text:span><text:span text:style-name="T708">and so also were James and John, sons of Zebedee, who were partners with Simon. Then Jesus said to Simon, “Do not be afraid; from now on you will be catching people.” </text:span><text:span text:style-name="T709">11 </text:span><text:span text:style-name="T710">When they had brought their boats to shore, they left everything and followed him.</text:span></text:p>
      <text:p text:style-name="P711">Luke 5:1-11</text:p>
      <text:p text:style-name="Normal">Jesus starts off by catching Peter’s attention by hopping into his boat. He first connects with Peter through something familiar—his boat. Then,<text:s/><text:soft-page-break/>Jesus begins teaching His word to Simon Peter. Afterward, He tells him to throw his net into the water to catch fish. Here, we see an effective way to approach people with the gospel—we begin by discussing things they are familiar with and interested in, then introduce them to the Word of God. This is what Jesus means by “catching people.”</text:p>
      <text:p text:style-name="Normal">Peter responds to Jesus’ request by trusting in His word. After hearing His teaching, he lets down his net. Sometimes, we assume that things won’t work out and don’t even try because we believe it’s useless. Even though Peter had caught nothing the night before, he still acted in faith and tried again. The key to success is having faith and trying again despite past failures. If we don’t take action, we might miss the blessing.</text:p>
      <text:p text:style-name="Normal">Because of his faith, Peter caught an abundance of fish. It was at this moment that Peter saw the glory of Jesus and became fearful, realizing that he was standing before God. In the Old Testament, God repeatedly stated that no one could see Him and live because He is too pure for sinful humans. Like Isaiah and Paul, Peter realized that he was unworthy to stand before God because of his sin. But rather than condemning Peter, God responds with mercy: “Do not be afraid; from now on you will be catching people” (Luke 5:10).</text:p>
      <text:p text:style-name="Normal">Even though God is all-holy, He still chooses to be close to sinners. That is the mystery of His infinite heart, which is full of love. When we feel that we are too far gone and our sins are too great to return to God, He is always waiting for us. If we feel sorrow for our sins, that is the Holy Spirit working within us. In our hardest times, we can experience the greatness of God’s grace. Then, He gives us a new mission, opening our eyes to the truth that we are not rejected but loved.</text:p>
      <text:p text:style-name="Normal">Jesus tells Peter that his new mission is to catch people with the gospel. Peter will now preach about Jesus to as many people as possible so they, too, may experience His divinity and mercy. Immediately after this, Peter does not hesitate—he leaves everything behind and follows Jesus. When we truly understand who God is, we are no longer afraid to leave behind worldly things because we know that nothing can stand against us. Our entire perspective on life changes, and the things that once fulfilled our desires or seemed important suddenly feel insignificant. Without Him, our jobs and activities feel meaningless. Jesus is the one who fills the void in our hearts and gives our lives purpose. It’s time to let go of meaningless distractions that keep us away from Him and start following His voice.</text:p>
      <text:p text:style-name="Normal">The Word of God provides the formula for true faith:</text:p>
      <text:soft-page-break/>
      <text:list text:style-name="LFO3" text:continue-numbering="true">
        <text:list-item>
          <text:p text:style-name="P712">We see the glory and divinity of God.</text:p>
        </text:list-item>
        <text:list-item>
          <text:p text:style-name="P713">We recognize that we are sinners and unworthy of His presence.</text:p>
        </text:list-item>
        <text:list-item>
          <text:p text:style-name="P714">We listen to God’s call and fulfill the mission He assigns us.</text:p>
        </text:list-item>
      </text:list>
      <text:p text:style-name="Normal">God finds us at our lowest moments and lifts us up, completely transforming our lives. This is how we come to understand that we are not worshiping a God of mere rules, but a God who longs to save and redeem us. He is calling us to let Him into our boat and hear His word. Answering Him every day is what gives our lives true meaning.</text:p>
      <text:p text:style-name="P715">VI Sunday in Ordinary time (C)</text:p>
      <text:p text:style-name="P716">Jer 17:5-8; Ps 1:1-2, 3, 4, 6; 1 Cor 15:12, 16-20; Lk 6:17, 20-26</text:p>
      <text:p text:style-name="P717">FIRST READING Jeremiah 17:5-8</text:p>
      <text:p text:style-name="P718"><text:span text:style-name="T719">5 </text:span><text:span text:style-name="T720">Thus says the Lord:</text:span><text:span text:style-name="T721"><text:line-break/>Cursed are those who trust in mere mortals</text:span><text:span text:style-name="T722"><text:line-break/>    and make mere flesh their strength,</text:span><text:span text:style-name="T723"><text:line-break/>    whose hearts turn away from the Lord.</text:span><text:span text:style-name="T724"><text:line-break/></text:span><text:span text:style-name="T725">6 </text:span><text:span text:style-name="T726">They shall be like a shrub in the desert,</text:span><text:span text:style-name="T727"><text:line-break/>    and shall not see when relief comes.</text:span><text:span text:style-name="T728"><text:line-break/>They shall live in the parched places of the wilderness,</text:span><text:span text:style-name="T729"><text:line-break/>    in an uninhabited salt land.</text:span></text:p>
      <text:p text:style-name="P730"><text:span text:style-name="T731">7 </text:span><text:span text:style-name="T732">Blessed are those who trust in the Lord,</text:span><text:span text:style-name="T733"><text:line-break/>    whose trust is the Lord.</text:span><text:span text:style-name="T734"><text:line-break/></text:span><text:span text:style-name="T735">8 </text:span><text:span text:style-name="T736">They shall be like a tree planted by water,</text:span><text:span text:style-name="T737"><text:line-break/>    sending out its roots by the stream.</text:span><text:span text:style-name="T738"><text:line-break/>It shall not fear when heat comes,</text:span><text:span text:style-name="T739"><text:line-break/>    and its leaves shall stay green;</text:span><text:span text:style-name="T740"><text:line-break/>in the year of drought it is not anxious,</text:span><text:span text:style-name="T741"><text:line-break/>    and it does not cease to bear fruit.</text:span></text:p>
      <text:p text:style-name="P742">Jeremiah 17:5-8</text:p>
      <text:p text:style-name="Normal">Putting our trust in humans rather than in God alone is a grave mistake. Humans are sinners, not gods. They often give us feel-good messages that are not the truth. People distort the truth, which ultimately dishonors God. That is why our trust must be in God alone so that we may know the full truth. People often turn to worldly things that fail to fill their hearts, leaving them empty like a desert. As a result, they begin to lose hope. Everything the world offers is meaningless; only God gives us true purpose. Saint Faustina Kowalska once felt that Jesus had taken her heart away. She then repented for everything that displeased Him, and from<text:s/><text:soft-page-break/>that moment on, she was filled with joy, realizing that God alone brings true contentment. You will not find it anywhere else.</text:p>
      <text:p text:style-name="Normal">Those who trust in the Lord are like strong trees that continue to bear good fruit and never lose hope. Even when challenges arise, they do not break, for the Lord grants them protection. We must trust in the Lord despite our circumstances because His love for us is infinite, and His mercy will never run out.<text:s/><text:span text:style-name="T743">“Jesus, I trust in You”</text:span></text:p>
      <text:p text:style-name="P744">RESPONSORIAL PSALM Psalm 1:1-2, 3, 4, 6</text:p>
      <text:p text:style-name="P745"><text:span text:style-name="T746">1 </text:span><text:span text:style-name="T747">Happy are those</text:span><text:span text:style-name="T748"><text:line-break/>    who do not follow the advice of the wicked,</text:span><text:span text:style-name="T749"><text:line-break/>or take the path that sinners tread,</text:span><text:span text:style-name="T750"><text:line-break/>    or sit in the seat of scoffers;</text:span><text:span text:style-name="T751"><text:line-break/></text:span><text:span text:style-name="T752">2 </text:span><text:span text:style-name="T753">but their delight is in the law of the Lord,</text:span><text:span text:style-name="T754"><text:line-break/>    and on his law they meditate day and night.</text:span></text:p>
      <text:p text:style-name="P755"><text:span text:style-name="T756">3 </text:span><text:span text:style-name="T757">They are like trees</text:span><text:span text:style-name="T758"><text:line-break/>    planted by streams of water,</text:span><text:span text:style-name="T759"><text:line-break/>which yield their fruit in its season,</text:span><text:span text:style-name="T760"><text:line-break/>    and their leaves do not wither.</text:span><text:span text:style-name="T761"><text:line-break/>In all that they do, they prosper.</text:span></text:p>
      <text:p text:style-name="P762"><text:span text:style-name="T763">4 </text:span><text:span text:style-name="T764">The wicked are not so,</text:span><text:span text:style-name="T765"><text:line-break/>    but are like chaff that the wind drives away.</text:span></text:p>
      <text:p text:style-name="P766"><text:span text:style-name="T767">6 </text:span><text:span text:style-name="T768">for the Lord watches over the way of the righteous,</text:span><text:span text:style-name="T769"><text:line-break/>    but the way of the wicked will perish.</text:span></text:p>
      <text:p text:style-name="P770">Psalm 1:1-2, 3, 4, 6</text:p>
      <text:p text:style-name="Normal">Putting our trust in the Lord also requires us to avoid sinful lifestyles and reject the ways of the wicked. We should do our best to stay away from wicked places unless we are there to preach the Gospel to those who do not know what they are doing. If we have friends who are acting wickedly, we should teach them that every sinful action hurts Jesus—it is like piercing His heart again and again. Ask God to touch their hearts, open their eyes to the truth, and lead them to repentance. Prayer is powerful, and God can work in their lives in ways we cannot. It is important to lead by example so that they can see our faithfulness to God and our rejection of worldly ways.</text:p>
      <text:p text:style-name="P771">SECOND READING 1 Corinthians 15:12, 16-20</text:p>
      <text:p text:style-name="Normal"><text:span text:style-name="T772">12 </text:span><text:span text:style-name="T773">Now if Christ is proclaimed as raised from the dead, how can some of you say there is no resurrection of the dead?<text:s/></text:span><text:span text:style-name="T774">16 </text:span><text:span text:style-name="T775">For if the dead are not raised, then Christ has not been raised. </text:span><text:span text:style-name="T776">17 </text:span><text:span text:style-name="T777">If Christ has not been raised, your faith is futile and you are still in your sins. </text:span><text:span text:style-name="T778">18 </text:span><text:span text:style-name="T779">Then those also who have<text:s/></text:span><text:soft-page-break/><text:span text:style-name="T780">died in Christ have perished. </text:span><text:span text:style-name="T781">19 </text:span><text:span text:style-name="T782">If for this life only we have hoped in Christ, we are of all people most to be pitied.</text:span></text:p>
      <text:p text:style-name="Normal"><text:span text:style-name="T783">20 </text:span><text:span text:style-name="T784">But in fact Christ has been raised from the dead, the first fruits of those who have died.</text:span></text:p>
      <text:p text:style-name="P785">1 Corinthians 15:12, 16-20</text:p>
      <text:p text:style-name="Normal">The Apostle Paul refutes the objection that people cannot be raised from the dead. If this were true, then Jesus also could not have raised Himself from the dead, which would imply that Christianity is a false religion. This is because there would be no proof that Jesus defeated death, and we would not be certain that our sins are paid for. If Christ had not resurrected, then we would be like fools, having wasted our lives denying ourselves when we could have lived however we wanted—since there would be no afterlife. In that case, our existence on Earth would be completely meaningless, merely the result of random chemical reactions that originated from nothing.</text:p>
      <text:p text:style-name="Normal">But this is not true, and we have an incredible amount of evidence that Christ’s resurrection is real. The Apostles suffered excruciating deaths because they knew they had seen the risen Jesus alive after His crucifixion. Paul, who is writing this, even confirms that Christ appeared to him. Christianity is still alive today, miracles continue to happen all around the world, and people's lives are transformed once they come to Christ.</text:p>
      <text:p text:style-name="Normal">By having hope in Christ and His resurrection, we have the assurance that we too will be resurrected during His Second Coming.</text:p>
      <text:p text:style-name="P786">GOSPEL Luke 6:17, 20-26</text:p>
      <text:p text:style-name="Normal"><text:span text:style-name="T787">17 </text:span><text:span text:style-name="T788">He came down with them and stood on a level place, with a great crowd of his disciples and a great multitude of people from all Judea, Jerusalem, and the coast of Tyre and Sidon.</text:span></text:p>
      <text:p text:style-name="Normal"><text:span text:style-name="T789">20 </text:span><text:span text:style-name="T790">Then he looked up at his disciples and said:</text:span></text:p>
      <text:p text:style-name="P791"><text:span text:style-name="T792">“Blessed are you who are poor,</text:span><text:span text:style-name="T793"><text:line-break/>    for yours is the kingdom of God.</text:span><text:span text:style-name="T794"><text:line-break/></text:span><text:span text:style-name="T795">21 </text:span><text:span text:style-name="T796">“Blessed are you who are hungry now,</text:span><text:span text:style-name="T797"><text:line-break/>    for you will be filled.</text:span><text:span text:style-name="T798"><text:line-break/>“Blessed are you who weep now,</text:span><text:span text:style-name="T799"><text:line-break/>    for you will laugh.</text:span></text:p>
      <text:p text:style-name="Normal"><text:span text:style-name="T800">22 </text:span><text:span text:style-name="T801">“Blessed are you when people hate you, and when they exclude you, revile you, and defame you on account of the Son of Man. </text:span><text:span text:style-name="T802">23 </text:span><text:span text:style-name="T803">Rejoice in that day and leap for joy, for surely your reward is great in heaven; for that is what their ancestors did to the prophets.</text:span></text:p>
      <text:soft-page-break/>
      <text:p text:style-name="P804"><text:span text:style-name="T805">24 </text:span><text:span text:style-name="T806">“But woe to you who are rich,</text:span><text:span text:style-name="T807"><text:line-break/>    for you have received your consolation.</text:span><text:span text:style-name="T808"><text:line-break/></text:span><text:span text:style-name="T809">25 </text:span><text:span text:style-name="T810">“Woe to you who are full now,</text:span><text:span text:style-name="T811"><text:line-break/>    for you will be hungry.</text:span><text:span text:style-name="T812"><text:line-break/>“Woe to you who are laughing now,</text:span><text:span text:style-name="T813"><text:line-break/>    for you will mourn and weep.</text:span></text:p>
      <text:p text:style-name="Normal"><text:span text:style-name="T814">26 </text:span><text:span text:style-name="T815">“Woe to you when all speak well of you, for that is what their ancestors did to the false prophets.</text:span></text:p>
      <text:p text:style-name="P816">Luke 6:17, 20-26</text:p>
      <text:p text:style-name="Normal">Jesus begins His Sermon on the plain by offering future hope to those who are suffering now. He starts by saying, “Blessed are you who are poor, for yours is the kingdom of God.” Does this mean that everyone who is poor will enter heaven? Matthew, in his Gospel, clarifies this point by adding the words<text:s/><text:span text:style-name="T817">“poor in spirit.”</text:span><text:s/>Spiritual poverty is different from material poverty because the spiritually poor are believers who experience trials for their faith.</text:p>
      <text:p text:style-name="Normal">“Blessed are you who are hungry now, for you will be filled.” This means to hunger for righteousness and for the true source of spiritual nourishment—Jesus Christ. We receive the body and blood of Christ at every Mass, which is our spiritual food. It is different from manna, the bread from heaven that still left people hungry. Spiritual food gives us peace and fills our hearts with mercy and love.</text:p>
      <text:p text:style-name="Normal">“Blessed are you who weep now, for you will laugh.” Sadness in this world is temporary. We all experience sorrow—even Jesus wept when Lazarus died (John 11:35). The Apostle Paul writes, “I consider that the sufferings of this present time are not worth comparing with the glory about to be revealed to us.” (Romans 8:18). The sadness we experience now will seem insignificant compared to the glory of heaven, where we will see God face to face. There will be no more pain or suffering.</text:p>
      <text:p text:style-name="Normal">“Blessed are you when people hate you, and when they exclude you, revile you, and defame you on account of the Son of Man.” How can we be blessed if we are hated and persecuted for our faith? When people experience these kinds of sufferings, they usually think that God is not with them or is far from them. But that is a lie from the enemy. Suffering becomes meaningful when we realize that our suffering is part of Christ’s suffering. We are a part of His body; therefore, we must suffer with Him just as He suffered for us: “For he will be handed over to the Gentiles; and he will be mocked and insulted and spat upon. After they have flogged him, they will kill him, and on the third day he will rise again.”<text:s/><text:soft-page-break/>(Luke 18:32-33). But all these sufferings are worth it because we, too, will be raised to life on the last day—just like Jesus, who overcame the world.</text:p>
      <text:p text:style-name="Normal">Even when the world rejects us, we are not defeated because our hope is in God alone. We understand something that the wicked do not—the glory and reward of being in God’s presence for eternity, granted to those who have believed and remained faithful to Him. Jesus said, “If the world hates you, be aware that it hated me before it hated you.” (John 15:18). That is why we must follow His example—He has already endured the trials of this life and understands our suffering.</text:p>
      <text:p text:style-name="Normal">Those who reject Christ and seek joy in worldly pleasures have already received their consolation, for they have taken the wide path of life, which does not require self-sacrifice. Sacrifice is necessary for us to truly see and understand God’s mercy and His heart for us. Denying ourselves for the sake of Christ is what ultimately brings eternal joy, rather than the fleeting satisfaction that ultimately disappoints.</text:p>
      <text:p text:style-name="P818">VII Sunday in ordinary time (C)</text:p>
      <text:p text:style-name="P819">1 Sam 26:2, 7-9, 12-13, 22-23; Ps 103:1-2, 3-4, 8, 10, 12-13; 1 Cor 15:45-49; Lk 6:27-38</text:p>
      <text:p text:style-name="P820">FIRST READING 1 Samuel 26:2, 7-9, 12-13, 22-23</text:p>
      <text:p text:style-name="Normal"><text:span text:style-name="T821">2 </text:span><text:span text:style-name="T822">So Saul rose and went down to the Wilderness of Ziph, with three thousand chosen men of Israel, to seek David in the Wilderness of Ziph.<text:s/></text:span><text:span text:style-name="T823">7 </text:span><text:span text:style-name="T824">So David and Abishai went to the army by night; there Saul lay sleeping within the encampment, with his spear stuck in the ground at his head; and Abner and the army lay around him. </text:span><text:span text:style-name="T825">8 </text:span><text:span text:style-name="T826">Abishai said to David, “God has given your enemy into your hand today; now therefore let me pin him to the ground with one stroke of the spear; I will not strike him twice.” </text:span><text:span text:style-name="T827">9 </text:span><text:span text:style-name="T828">But David said to Abishai, “Do not destroy him; for who can raise his hand against the Lord’s anointed, and be guiltless?”<text:s/></text:span><text:span text:style-name="T829">12 </text:span><text:span text:style-name="T830">So David took the spear that was at Saul’s head and the water jar, and they went away. No one saw it, or knew it, nor did anyone awake; for they were all asleep, because a deep sleep from the Lord had fallen upon them.</text:span></text:p>
      <text:p text:style-name="Normal"><text:span text:style-name="T831">13 </text:span><text:span text:style-name="T832">Then David went over to the other side, and stood on top of a hill far away, with a great distance between them.</text:span></text:p>
      <text:p text:style-name="Normal"><text:span text:style-name="T833">22 </text:span><text:span text:style-name="T834">David replied, “Here is the spear, O king! Let one of the young men come over and get it. </text:span><text:span text:style-name="T835">23 </text:span><text:span text:style-name="T836">The Lord rewards everyone for his righteousness and his faithfulness; for the Lord gave you into my hand today, but I would not raise my hand against the Lord’s anointed.</text:span></text:p>
      <text:p text:style-name="Normal"><text:span text:style-name="T837">1 Samuel 26:2, 7-9, 12-13, 22-23</text:span></text:p>
      <text:soft-page-break/>
      <text:p text:style-name="Normal">Saul was the king that hated David and wanted to kill him since David was getting more recognition that him. He came to kill David with an army of three thousand warriors which is an example of persecution. Christians are persecuted for their faith and the world will try to kill them since it hates the truth.</text:p>
      <text:p text:style-name="Normal">Later, David found Saul in his camp, sleeping alongside his army. We see that the Lord had put them into a deep sleep because He intended for this moment to happen. Although David had the opportunity to kill Saul, he chose not to, knowing it would be wrong to harm someone anointed by God. While Saul was not the best king, and God had already chosen David to be the true king, this moment teaches us that killing and seeking revenge are not part of God’s plan. Even though Saul may not have seemed deserving of mercy, David still showed him compassion and spared his life.</text:p>
      <text:p text:style-name="Normal">In the same way, God demonstrates His divine mercy toward all of us, even when we disobey and hurt Him. He could rightfully punish us for our wickedness at any moment, but instead, He gives us the opportunity to repent and return to Him.</text:p>
      <text:p text:style-name="P838">RESPONSORIAL PSALM Psalm 103:1-2, 3-4, 8, 10, 12-13</text:p>
      <text:p text:style-name="P839"><text:span text:style-name="T840">Bless the Lord, O my soul,</text:span><text:span text:style-name="T841"><text:line-break/>    and all that is within me,</text:span><text:span text:style-name="T842"><text:line-break/>    bless his holy name.</text:span><text:span text:style-name="T843"><text:line-break/></text:span><text:span text:style-name="T844">2 </text:span><text:span text:style-name="T845">Bless the Lord, O my soul,</text:span><text:span text:style-name="T846"><text:line-break/>    and do not forget all his benefits—</text:span></text:p>
      <text:p text:style-name="P847"><text:span text:style-name="T848">3 </text:span><text:span text:style-name="T849">who forgives all your iniquity,</text:span><text:span text:style-name="T850"><text:line-break/>    who heals all your diseases,</text:span><text:span text:style-name="T851"><text:line-break/></text:span><text:span text:style-name="T852">4 </text:span><text:span text:style-name="T853">who redeems your life from the Pit,</text:span><text:span text:style-name="T854"><text:line-break/>    who crowns you with steadfast love and mercy,</text:span></text:p>
      <text:p text:style-name="P855"><text:span text:style-name="T856">8 </text:span><text:span text:style-name="T857">The Lord is merciful and gracious,</text:span><text:span text:style-name="T858"><text:line-break/>    slow to anger and abounding in steadfast love.</text:span></text:p>
      <text:p text:style-name="P859"><text:span text:style-name="T860">10 </text:span><text:span text:style-name="T861">He does not deal with us according to our sins,</text:span><text:span text:style-name="T862"><text:line-break/>    nor repay us according to our iniquities.</text:span></text:p>
      <text:p text:style-name="P863"><text:span text:style-name="T864">12 </text:span><text:span text:style-name="T865">as far as the east is from the west,</text:span><text:span text:style-name="T866"><text:line-break/>    so far he removes our transgressions from us.</text:span><text:span text:style-name="T867"><text:line-break/></text:span><text:span text:style-name="T868">13 </text:span><text:span text:style-name="T869">As a father has compassion for his children,</text:span><text:span text:style-name="T870"><text:line-break/>    so the Lord has compassion for those who fear him.</text:span></text:p>
      <text:p text:style-name="P871"><text:span text:style-name="T872">Psalm<text:s/></text:span><text:span text:style-name="T873">103:1-2, 3-4, 8, 10, 12-13</text:span></text:p>
      <text:soft-page-break/>
      <text:p text:style-name="Normal">The psalm demonstrates the mercy of our God. He forgives even those who have committed the gravest of sins. No matter how much you have sinned or disobeyed God, if you return to Him and seek genuine forgiveness, He will forgive you. He judges us according to our hearts and is so merciful that He chooses not to focus on our sins. David understood this truth, which is why he forgave Saul and refrained from killing him when he had the opportunity.</text:p>
      <text:p text:style-name="Normal">Some of Jesus’ final words on the cross were, “Father, forgive them, for they do not know what they are doing” (Luke 23:34). Even after enduring excruciating pain and suffering, His thoughts were centered on forgiveness. This is why we must follow His example and be willing to forgive others.</text:p>
      <text:p text:style-name="P874">SECOND READING 1 Corinthians 15:45-49</text:p>
      <text:p text:style-name="Normal"><text:span text:style-name="T875">Thus it is written, “The first man, Adam, became a living being”; the last Adam became a life-giving spirit. </text:span><text:span text:style-name="T876">46 </text:span><text:span text:style-name="T877">But it is not the spiritual that is first, but the physical, and then the spiritual. </text:span><text:span text:style-name="T878">47 </text:span><text:span text:style-name="T879">The first man was from the earth, a man of dust; the second man is from heaven. </text:span><text:span text:style-name="T880">48 </text:span><text:span text:style-name="T881">As was the man of dust, so are those who are of the dust; and as is the man of heaven, so are those who are of heaven. </text:span><text:span text:style-name="T882">49 </text:span><text:span text:style-name="T883">Just as we have borne the image of the man of dust, we will also bear the image of the man of heaven.</text:span></text:p>
      <text:p text:style-name="P884">1 Corinthians 15:45-49</text:p>
      <text:p text:style-name="Normal">The first human was Adam, and he was just like us, with a sinful nature. The physical body is indeed prone to wickedness, but there is hope because, after the physical body, comes the spiritual. Jesus is the new Adam, who overcame the flesh and gave us the Holy Spirit. This is why we can grow in our spiritual life and be saved. Through Baptism, our sinful, fleshly body dies, and we are born again and resurrected with the body of Christ.</text:p>
      <text:p text:style-name="P885">GOSPEL Luke 6:27-38</text:p>
      <text:p text:style-name="Normal"><text:span text:style-name="T886">“But I say to you that listen, Love your enemies, do good to those who hate you, </text:span><text:span text:style-name="T887">28 </text:span><text:span text:style-name="T888">bless those who curse you, pray for those who abuse you. </text:span><text:span text:style-name="T889">29 </text:span><text:span text:style-name="T890">If anyone strikes you on the cheek, offer the other also; and from anyone who takes away your coat do not withhold even your shirt. </text:span><text:span text:style-name="T891">30 </text:span><text:span text:style-name="T892">Give to everyone who begs from you; and if anyone takes away your goods, do not ask for them again. </text:span><text:span text:style-name="T893">31 </text:span><text:span text:style-name="T894">Do to others as you would have them do to you.</text:span></text:p>
      <text:p text:style-name="Normal"><text:span text:style-name="T895">32 </text:span><text:span text:style-name="T896">“If you love those who love you, what credit is that to you? For even sinners love those who love them. </text:span><text:span text:style-name="T897">33 </text:span><text:span text:style-name="T898">If you do good to those who do good to you, what credit is that to you? For even sinners do the same. </text:span><text:span text:style-name="T899">34 </text:span><text:span text:style-name="T900">If you lend to those from whom you hope to receive, what credit is that to you?<text:s/></text:span><text:soft-page-break/><text:span text:style-name="T901">Even sinners lend to sinners, to receive as much again. </text:span><text:span text:style-name="T902">35 </text:span><text:span text:style-name="T903">But love your enemies, do good, and lend, expecting nothing in return. Your reward will be great, and you will be children of the Most High; for he is kind to the ungrateful and the wicked. </text:span><text:span text:style-name="T904">36 </text:span><text:span text:style-name="T905">Be merciful, just as your Father is merciful.</text:span></text:p>
      <text:p text:style-name="Normal"><text:span text:style-name="T906">37 </text:span><text:span text:style-name="T907">“Do not judge, and you will not be judged; do not condemn, and you will not be condemned. Forgive, and you will be forgiven; </text:span><text:span text:style-name="T908">38 </text:span><text:span text:style-name="T909">give, and it will be given to you. A good measure, pressed down, shaken together, running over, will be put into your lap; for the measure you give will be the measure you get back.”</text:span></text:p>
      <text:p text:style-name="P910">Luke 6:27-38</text:p>
      <text:p text:style-name="Normal">To love our enemies and those who hate us is one of the most challenging teachings to accept. Our human nature seeks vengeance and justice, but Jesus offers a radically different perspective—one that is not of this world. He teaches us to leave justice to God, for He alone is the ultimate judge. As Scripture says, “Vengeance is mine, I will repay” (Romans 12:19).</text:p>
      <text:p text:style-name="Normal">This teaching is difficult to live out, but Jesus reminds us that there is no merit in doing good only to those who love us. Loving those who hate us may not bring immediate rewards in this life, but it holds eternal significance. Jesus calls us to give to everyone who asks for help, reflecting the boundless love of God. God’s love extends even to those who hate and mock Him. He gives them life, blesses them, and offers them opportunities to repent. We should respond to His divine mercy with gratitude by following His teachings and imitating His love.</text:p>
      <text:p text:style-name="Normal">When Jesus tells us to “turn the other cheek,” does that mean we should just accept mistreatment and invite more suffering? Not exactly. He’s teaching us not to respond to evil with more evil. Seeking revenge only continues the cycle of hatred. When we retaliate, we escalate the conflict, and the other person may respond with even greater hostility. Jesus lived out this principle when He was mocked, beaten, and crucified. Instead of fighting back, He prayed, “Father, forgive them, for they do not know what they are doing” (Luke 23:34). This is the kind of mindset we need to develop—a heart rooted in mercy and forgiveness.</text:p>
      <text:p text:style-name="Normal">Some may think, “I will never forgive those who have hurt me.” This is a natural reaction, but overcoming such feelings requires more than human strength. It requires divine grace. It begins with prayer and meditating on the example of Jesus. Reflect on the fact that He willingly endured pain, hatred, and death so that we might be forgiven and receive eternal life. If<text:s/><text:soft-page-break/>He showed us such immense mercy, how can we not respond by obeying His command to forgive and love even those who wish us harm?</text:p>
      <text:p text:style-name="Normal">Forgiving an enemy does not mean pretending the harm never happened or treating them as close friends. It means choosing to let go of hatred and wishing them well, even if they remain an “enemy.” This kind of love reflects the heart of God and transforms us into true followers of Christ. We can’t pick and choose what we want to believe from the Bible. If we follow Christ we need to follow even the difficult teachings. This is what it looks like—an unpleasant and difficult life. But Jesus went through all that and died for us to give us true life and hope.</text:p>
      <text:p text:style-name="Normal">As we strive to live this way, we grow closer to the divine ideal of mercy and love that Jesus embodied “Those who say, “I love God,” and hate their brothers or sisters, are liars; for those who do not love a brother or sister whom they have seen, cannot love God whom they have not seen. The commandment we have from him is this: those who love God must love their brothers and sisters also.” (1 John 4:20-21).</text:p>
      <text:p text:style-name="P911">VIII Sunday in ordinary time (C)</text:p>
      <text:p text:style-name="P912">Sir 27:4-7; Ps 92:2-3, 13-14, 15-16; 1 Cor 15:54-58; Lk 6:39-45</text:p>
      <text:p text:style-name="P913">FIRST READING Sirach 27:4-7</text:p>
      <text:p text:style-name="P914"><text:span text:style-name="T915">4 </text:span><text:span text:style-name="T916">When a sieve is shaken, the refuse appears;</text:span><text:span text:style-name="T917"><text:line-break/>    so do a person’s faults when he speaks.</text:span><text:span text:style-name="T918"><text:line-break/></text:span><text:span text:style-name="T919">5 </text:span><text:span text:style-name="T920">The kiln tests the potter’s vessels;</text:span><text:span text:style-name="T921"><text:line-break/>    so the test of a person is in his conversation.</text:span><text:span text:style-name="T922"><text:line-break/></text:span><text:span text:style-name="T923">6 </text:span><text:span text:style-name="T924">Its fruit discloses the cultivation of a tree;</text:span><text:span text:style-name="T925"><text:line-break/>    so a person’s speech discloses the cultivation of his mind.</text:span><text:span text:style-name="T926"><text:line-break/></text:span><text:span text:style-name="T927">7 </text:span><text:span text:style-name="T928">Do not praise anyone before he speaks,</text:span><text:span text:style-name="T929"><text:line-break/>    for this is the way people are tested.</text:span></text:p>
      <text:p text:style-name="P930">Sirach 27:4-7</text:p>
      <text:p text:style-name="Normal">The main message of this passage is that through tests, a person's true character will be revealed. The fruit we bear will show what kind of Christian we are—whether we are faithful and honest, following God's teachings, or lukewarm, neglecting what we have been commanded.</text:p>
      <text:p text:style-name="Normal">A person might do all the right things, such as going to Mass, reading God's Word, and praying, but their speech may reveal a different reality. They might curse, gossip, or say inappropriate things. In these conversations, their true nature is exposed. The useless husks that remain in the sieve are like our filthy and useless speech. That is why it is crucial<text:s/><text:soft-page-break/>to have a clean mouth so that instead of filth coming out, we would hear Jesus’ words being spoken.</text:p>
      <text:p text:style-name="Normal">When God created the heavens and the earth, each day after His creation, He looked at it and with His mouth He declared that it was good. His mouth is full of wisdom and goodness. Do we use our mouths for good things? Do we use it to create something good for our people or do we use our mouth for cursing and hating others? May God change our wicked mouth so that only good things would come out of it.</text:p>
      <text:p text:style-name="Normal">The vessels made by a potter are tested in a kiln, where they endure intense heat. If the vessel is not well-made, it will not withstand the test, but if it is properly crafted, the heat will refine and strengthen it. In the same way, God often tests us through suffering and trials. If we cannot endure these trials and lose our faith, it means we did not have a solid foundation, and our faith was not strong enough.</text:p>
      <text:p text:style-name="Normal">True Christians have genuine faith in God and trust His ways even when they don’t align with our ways, which is why they persevere through sufferings. The apostle Paul encourages us to boast in our sufferings, knowing that we have peace through Jesus and the hope of eternal life despite our struggles: “We also boast in our sufferings, knowing that suffering produces endurance, and endurance produces character, and character produces hope.” (Romans 5:3-4).</text:p>
      <text:p text:style-name="Normal">Therefore, it is through trials and tribulations that our faith is truly tested. It is easy to claim to follow God when life is going well, but only in difficult times do we discover whether we truly trust Him and live for Him.</text:p>
      <text:p text:style-name="P931">RESPONSORIAL PSALM Psalm 92:2-3, 13-14, 15-16</text:p>
      <text:p text:style-name="P932"><text:span text:style-name="T933">1 </text:span><text:span text:style-name="T934">It is good to give thanks to the Lord,</text:span><text:span text:style-name="T935"><text:line-break/>    to sing praises to your name, O Most High;</text:span></text:p>
      <text:p text:style-name="P936"><text:span text:style-name="T937">2 </text:span><text:span text:style-name="T938">to declare your steadfast love in the morning,</text:span><text:span text:style-name="T939"><text:line-break/>    and your faithfulness by night,</text:span><text:span text:style-name="T940"><text:line-break/></text:span><text:span text:style-name="T941">3 </text:span><text:span text:style-name="T942">to the music of the lute and the harp,</text:span><text:span text:style-name="T943"><text:line-break/>    to the melody of the lyre.</text:span></text:p>
      <text:p text:style-name="P944"><text:span text:style-name="T945">13 </text:span><text:span text:style-name="T946">They are planted in the house of the Lord;</text:span><text:span text:style-name="T947"><text:line-break/>    they flourish in the courts of our God.</text:span><text:span text:style-name="T948"><text:line-break/></text:span><text:span text:style-name="T949">14 </text:span><text:span text:style-name="T950">In old age they still produce fruit;</text:span><text:span text:style-name="T951"><text:line-break/>    they are always green and full of sap,</text:span></text:p>
      <text:p text:style-name="P952"><text:span text:style-name="T953">15 </text:span><text:span text:style-name="T954">showing that the Lord is upright;</text:span><text:span text:style-name="T955"><text:line-break/>    he is my rock, and there is no unrighteousness in him.</text:span></text:p>
      <text:soft-page-break/>
      <text:p text:style-name="P956">Psalm 92:2-3, 13-14, 15-16</text:p>
      <text:p text:style-name="Normal">The way a person speaks reveals the depth of their faith. That is why it is good to praise the Lord with our mouths and constantly think about Him. Remember to pray first thing in the morning and the last thing at night. If God is the center of our day, then we will be following the greatest commandment—to love the Lord with all our heart, mind, and soul. Even after facing difficulties in my life, am I still able to say, “Praise the Lord”? God has given us a mouth with the purpose of using it for good.</text:p>
      <text:p text:style-name="Normal">Why does God need our praise? The truth is that God is already full of everything and has everything He wants without His creation. But praising Him is beneficial to ourselves since by praising Him we make our relationship with God stronger. Praise and thanksgiving are needed for getting on the right track with the Lord. A good way of communicating with the Lord is by first giving Him thanks for everything He has done for us. Secondly, apologizing to Him for all of our wrongdoings and sins against Him and asking for forgiveness. Thirdly, asking Him for help and daily bread in our lives. This should be done every day. Don’t neglect prayer in your life but pursue the Lord in all you do since everything should be for Him.</text:p>
      <text:p text:style-name="Normal">If we live our lives like this, then we will produce good fruit and shine the hope of Jesus into the world, persevering until the end of their lives, even in old age.</text:p>
      <text:p text:style-name="P957">SECOND READING 1 Corinthians 15:54-58</text:p>
      <text:p text:style-name="Normal"><text:span text:style-name="T958">54 </text:span><text:span text:style-name="T959">When this perishable body puts on imperishability, and this mortal body puts on immortality, then the saying that is written will be fulfilled:</text:span></text:p>
      <text:p text:style-name="P960"><text:span text:style-name="T961">“Death has been swallowed up in victory.”</text:span><text:span text:style-name="T962"><text:line-break/></text:span><text:span text:style-name="T963">55 </text:span><text:span text:style-name="T964">“Where, O death, is your victory?</text:span><text:span text:style-name="T965"><text:line-break/>    Where, O death, is your sting?”</text:span></text:p>
      <text:p text:style-name="Normal"><text:span text:style-name="T966">56 </text:span><text:span text:style-name="T967">The sting of death is sin, and the power of sin is the law. </text:span><text:span text:style-name="T968">57 </text:span><text:span text:style-name="T969">But thanks be to God, who gives us the victory through our Lord Jesus Christ.</text:span></text:p>
      <text:p text:style-name="Normal"><text:span text:style-name="T970">58 </text:span><text:span text:style-name="T971">Therefore, my beloved, be steadfast, immovable, always excelling in the work of the Lord, because you know that in the Lord your labor is not in vain.</text:span></text:p>
      <text:p text:style-name="P972">1 Corinthians 15:54-58</text:p>
      <text:p text:style-name="Normal">Whenever we get baptized, the body puts on spiritual immortality from Christ. That is why when we are in Christ, there is no fear of death since death cannot do anything to us. Death cannot separate us from Christ. Since death’s sting is sin, but Christ’s victory on the cross defeats sin, that<text:s/><text:soft-page-break/>means death is powerless. The law is what ends up giving us death since we cannot follow it, but we are not justified by the law, rather by Jesus Christ.</text:p>
      <text:p text:style-name="Normal">Because Jesus has given this gift over death, we should thank Him by cooperating with His grace. That includes keeping His commandments, being obedient, and bearing fruit. Since death cannot separate us from God, our work here on this planet is not meaningless but truly matters. After knowing that the power Jesus gives us is stronger than death, wouldn’t we want to tell others about Him so that they too would be saved?</text:p>
      <text:p text:style-name="Normal">“But truly I tell you, there are some standing here who will not taste death before they see the kingdom of God.” (Luke 9:27).</text:p>
      <text:p text:style-name="P973">GOSPEL Luke 6:39-45</text:p>
      <text:p text:style-name="Normal"><text:span text:style-name="T974">39 </text:span><text:span text:style-name="T975">At that time: Jesus told his disciples a parable: “Can a blind person guide a blind person? Will not both fall into a pit? </text:span><text:span text:style-name="T976">40 </text:span><text:span text:style-name="T977">A disciple is not above the teacher, but everyone who is fully qualified will be like the teacher. </text:span><text:span text:style-name="T978">41 </text:span><text:span text:style-name="T979">Why do you see the speck in your neighbor’s eye, but do not notice the log in your own eye? </text:span><text:span text:style-name="T980">42 </text:span><text:span text:style-name="T981">Or how can you say to your neighbor, ‘Friend, let me take out the speck in your eye,’ when you yourself do not see the log in your own eye? You hypocrite, first take the log out of your own eye, and then you will see clearly to take the speck out of your neighbor’s eye.</text:span></text:p>
      <text:p text:style-name="Normal"><text:span text:style-name="T982">43 </text:span><text:span text:style-name="T983">“No good tree bears bad fruit, nor again does a bad tree bear good fruit; </text:span><text:span text:style-name="T984">44 </text:span><text:span text:style-name="T985">for each tree is known by its own fruit. Figs are not gathered from thorns, nor are grapes picked from a bramble bush. </text:span><text:span text:style-name="T986">45 </text:span><text:span text:style-name="T987">The good person out of the good treasure of the heart produces good, and the evil person out of evil treasure produces evil; for it is out of the abundance of the heart that the mouth speaks.</text:span></text:p>
      <text:p text:style-name="P988">Luke 9:39-45</text:p>
      <text:p text:style-name="Normal">A blind person guiding another blind person is a recipe for disaster. Jesus, of course, is talking about spiritual blindness, which unfortunately is present in our world. People who don’t truly know the Word of God leading other people who don’t know the Word of God but seek to learn it. How can we know we are not blind ourselves and are not following other blind men? The answer lies in the fruit. But how do we know the fruit? By reading the Word on our own. We cannot discern the truth without knowing what the truth is. While we may not be able to understand everything we read from the Bible, God has given everyone enough knowledge to understand the basics. The teacher that guides us<text:s/><text:soft-page-break/>should resemble the ultimate teacher, and that is Jesus. Follow and learn from the teacher, and you will bear the same fruit as Jesus did.</text:p>
      <text:p text:style-name="Normal">In the next part, Jesus talks about seeing sin in other people but not being able to see the sin in yourself. That too is spiritual blindness, which is not recognizing your own mistakes. We can’t fully help others with their sins if we do not know how to beat the sin ourselves. The truth to beating sin lies in Jesus because He is the only one who can give us strength to overcome sins and struggles in our lives. During temptation and tests, the first thing that should come to mind is not giving in to sin but calling on the name of the Lord. Then, by not relying on our own wicked thoughts but rather on the teacher, we will be able to overcome sin and, in addition, become better students able to help others. Don’t take the role of a hypocrite who thinks he is self-righteous and does not even try to obey the Lord while at the same time faulting others who are struggling or have faults that are much smaller than your own.</text:p>
      <text:p text:style-name="Normal">A person who rejects God and follows his own wicked mind cannot bear good fruit, since a bad tree cannot bear good fruit. We cannot serve two masters at the same time, which means we have to choose who to follow. It is the heart that is the center of our moral decisions. But our hearts are shown by the fruit we bear and the actions we do on this earth. A faith without any fruit—that is, love, joy, peace, patience, kindness, generosity, faithfulness, gentleness, and self-control—is not real faith. Jesus emphasizes that from the mouth, we hear and understand the heart of the person, once again showing the importance of having a clean mouth. But we can see other people’s fruit not just from their mouth but also from their deeds and actions, and interactions with other people. Jesus warns us of such evils: “But the things that come out of a person’s mouth come from the heart, and these defile them. For out of the heart come evil thoughts—murder, adultery, sexual immorality, theft, false testimony, slander.” (Matthew 15:18-19)</text:p>
      <text:p text:style-name="Normal">The tree of the knowledge of good and evil was the tree that Adam and Eve were not to eat from since it brought death and sin into the world. Because they ate the fruit from this tree, death had a slight victory over humanity since humans chose evil over God. But the fruit of the wooden cross is what defeats death forever, giving us the good fruit of eternal life.</text:p>
      <text:p text:style-name="Normal">Since God has given us eternal life through the good fruits of the cross, we should respond to this gift by denying ourselves and excluding all filthy deeds and words from our mouths. “But among you there must not be even a hint of sexual immorality, or of any kind of impurity, or of greed,<text:s/><text:soft-page-break/>because these are improper for God’s holy people. Nor should there be obscenity, foolish talk or coarse joking, which are out of place, but rather thanksgiving. For of this you can be sure: No immoral, impure or greedy person—such a person is an idolater—has any inheritance in the kingdom of Christ and of God. Let no one deceive you with empty words, for because of such things God’s wrath comes on those who are disobedient.” (Ephesians 5:3-6)</text:p>
      <text:p text:style-name="P989"/>
      <text:p text:style-name="P991">IX Sunday in Ordinary time</text:p>
      <text:p text:style-name="P992">1 Kgs 8:41-43, Ps 117:1-2; Gal 1:1-2, 6-10; Lk 7:1-10</text:p>
      <text:p text:style-name="P993">FIRST READING 1 Kings 8:41-43</text:p>
      <text:p text:style-name="P994">In those days: Solomon prayed in the temple, saying, “When a foreigner, who is not of your people Israel, comes from a far country for your name’s sake (for they shall hear of your great name, and your mighty hand, and of your outstretched arm), when he comes and prays toward this house, you hear in heaven your dwelling place, and do according to all for which the foreigner calls to you; in order that all the peoples of the earth may know your name and fear you, as do your people Israel, and that they may know that this house which I have built is called by your name.</text:p>
      <text:p text:style-name="P995">1 Kings 8:41-43</text:p>
      <text:p text:style-name="Normal">In this reading, we see King Solomon’s prayer of dedication for the temple. He makes a total of seven requests, and this is the fifth one, which focuses on people outside of Israel. He prays that God would not be distant from foreigners and that even they would be able to come to the temple and pray. This shows that the God of Christianity is a God for all people and not just the elect. During Jesus’ time, the temple had an area meant for the Gentiles so that they too could be united with God.</text:p>
      <text:p text:style-name="Normal">God sees everyone and chooses to help even those who are far from Him by blessing their lives with gifts. By answering the prayers of the Gentiles, God is made known to the rest of the earth, since He is the only true God who can save us.</text:p>
      <text:p text:style-name="P996">RESPONSORIAL PSALM Psalm 117:1-2</text:p>
      <text:p text:style-name="P997">Praise the Lord, all you nations!<text:line-break/>    Extol him, all you peoples!<text:line-break/>For great is his steadfast love toward us,<text:line-break/>    and the faithfulness of the Lord endures forever.</text:p>
      <text:p text:style-name="P998">Psalm 117:1-2</text:p>
      <text:p text:style-name="Normal">Jesus died on the cross for all humanity and not just one nation. Every one of us has been given a mission to spread this message to all nations so that the Lord may be praised. His love for us is infinite, and He gave His life for us so that we may have everlasting life as a gift. This kind of love deserves to be praised, and God’s goodness and mercy should be glorified. Giving thanks and praise should be a part of our daily lives, not just once a week during Mass. Do I regularly praise the Lord for all He has done? Am I fulfilling my mission of spreading His love to others?</text:p>
      <text:p text:style-name="Normal"/>
      <text:soft-page-break/>
      <text:p text:style-name="P999">SECOND READING Galatians 1:1-2, 6-10</text:p>
      <text:p text:style-name="P1000">Paul an apostle—sent neither by human commission nor from human authorities, but through Jesus Christ and God the Father, who raised him from the dead— and all the members of God’s family who are with me.</text:p>
      <text:p text:style-name="P1001">I am astonished that you are so quickly deserting the one who called you in the grace of Christ and are turning to a different gospel— not that there is another gospel, but there are some who are confusing you and want to pervert the gospel of Christ. But even if we or an angel from heaven should proclaim to you a gospel contrary to what we proclaimed to you, let that one be accursed! As we have said before, so now I repeat, if anyone proclaims to you a gospel contrary to what you received, let that one be accursed!</text:p>
      <text:p text:style-name="P1002">Am I now seeking human approval, or God’s approval? Or am I trying to please people? If I were still pleasing people, I would not be a servant of Christ.</text:p>
      <text:p text:style-name="P1003">Galatians 1:1-2, 6-10</text:p>
      <text:p text:style-name="Normal">St. Paul starts off his letter to the Galatians by rebuking them for accepting a heresy—following the ceremonial and ritual laws of the Old Covenant after becoming Christian. The civil and ceremonial laws were given specifically to the nation of Israel so that they would not disobey God and would stand out from other nations. By keeping this law, the Galatians thought they would be saved, but this is far from the truth. The law is not what saves, because if that were the case, then there would be no need for a Savior. Jesus died on the cross to free us from the law and establish a new Covenant, which includes following Him for salvation. Jesus said that gaining salvation through our own efforts is impossible: “For mortals it is impossible, but not for God; for God all things are possible.” (Mark 10:27)</text:p>
      <text:p text:style-name="Normal">The only part of the law that we are to follow is the Ten Commandments, which are called the moral law. Jesus lists these commandments Himself when the rich man asked Him how to obtain eternal life. But that was not enough—the main thing the rich man had to do was give up his life and comfort for Jesus and continue following Him, believing that He is God Himself.</text:p>
      <text:p text:style-name="Normal">There are many false teachers today spreading a fake gospel, and they will receive harsher judgment because they lead many people astray. It is important to know whether we have the right gospel or if we are blinded by other blind men leading us into a pit (Luke 6:39).</text:p>
      <text:soft-page-break/>
      <text:p text:style-name="Normal">Paul confirms that he is not following a different gospel that would be pleasing to others, but that he has given his life to Christ, becoming a slave to Him and writing this letter to preach the truth and correct human error. Defending the true faith is what we should strive to do.</text:p>
      <text:p text:style-name="P1004">GOSPEL Luke 7:1-10</text:p>
      <text:p text:style-name="P1005">After Jesus had finished all his sayings in the hearing of the people, he entered Capernaum. A centurion there had a slave whom he valued highly, and who was ill and close to death. When he heard about Jesus, he sent some Jewish elders to him, asking him to come and heal his slave. When they came to Jesus, they appealed to him earnestly, saying, “He is worthy of having you do this for him, for he loves our people, and it is he who built our synagogue for us.” And Jesus went with them, but when he was not far from the house, the centurion sent friends to say to him, “Lord, do not trouble yourself, for I am not worthy to have you come under my roof; therefore I did not presume to come to you. But only speak the word, and let my servant be healed. For I also am a man set under authority, with soldiers under me; and I say to one, ‘Go,’ and he goes, and to another, ‘Come,’ and he comes, and to my slave, ‘Do this,’ and the slave does it.” When Jesus heard this he was amazed at him, and turning to the crowd that followed him, he said, “I tell you, not even in Israel have I found such faith.” When those who had been sent returned to the house, they found the slave in good health.</text:p>
      <text:p text:style-name="P1006">Luke 7:1-10</text:p>
      <text:p text:style-name="Normal">The Roman Centurion wasn’t part of the Covenant of the Israelites, yet Jesus listened to his request, showing that He is a God of all nations. The elders portrayed the Centurion as a man who had done many mighty deeds and was therefore worthy enough for his slave to be healed. But when Jesus came to visit him, the Centurion said the exact opposite—that he was not worthy at all for the Lord to come to his house. While being a leader himself, he humbled himself before the ultimate leader—God. He realized that he was a sinner who had disobeyed God, but he trusted that even one word from the Lord could heal. This prayer is said at every Mass during the words of consecration, right before we partake of the Eucharist, understanding that even the smallest thing from the Lord is the greatest gift to us.</text:p>
      <text:p text:style-name="Normal">The truth is that no one is worthy for the Lord to come to him. But God is so good that He sacrificed His Son out of love for us so that, even when we are unworthy, we can still live with Him eternally through His<text:s/><text:soft-page-break/>Son. Accepting the Lord in a humble state is when we can truly understand His love for us.</text:p>
      <text:p text:style-name="Normal">After hearing this, Jesus said that this was the man with the greatest faith He had encountered. Even the wisest people didn’t come close because it’s not about following the law perfectly but about the heart’s disposition toward God. The person who can deny himself for Christ’s sake is the one who will be first in heaven.</text:p>
      <text:p text:style-name="Normal">After such faith, the servant was healed. Humility is what heals both ourselves and others because a humble person doesn’t think he is better than anybody but values other people’s lives more than his own. On the other hand, pride destroys the soul and makes a person think of himself as higher than everybody else: “When pride comes, then comes disgrace; but wisdom is with the humble.” (Proverbs 11:2)</text:p>
      <text:p text:style-name="Normal">Not all of our prayers are answered, but that might be for our own sake. We may not understand it; it may be a test of our faith. Or perhaps the prayer isn’t answered because of the way we approach God. Do we approach Him pridefully, only asking for selfish things and forgetting to give thanksgiving and praise? Whatever the reason, if our prayers aren’t answered, we should not conclude that God is far from us but instead approach Him with humility, knowing that we are not even worthy of being answered. For God loves an honest and humble heart.</text:p>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soft-page-break/>
      <text:p text:style-name="P1021"><text:line-break/><text:span text:style-name="T1022">Special feast days and proper of saints</text:span></text:p>
      <text:p text:style-name="P1023">Feast of the Presentation of the Lord</text:p>
      <text:p text:style-name="P1024">February 2</text:p>
      <text:p text:style-name="P1025">Mal 3:1-4; Ps 24:7, 8, 9, 10; Heb 2:14-18; Lk 2:22-40</text:p>
      <text:p text:style-name="P1026">FIRST READING Malachi 3:1-4</text:p>
      <text:p text:style-name="Normal"><text:span text:style-name="T1027">See, I am sending my messenger to prepare the way before me, and the Lord whom you seek will suddenly come to his temple. The messenger of the covenant in whom you delight—indeed, he is coming, says the Lord of hosts. </text:span><text:span text:style-name="T1028">2 </text:span><text:span text:style-name="T1029">But who can endure the day of his coming, and who can stand when he appears?</text:span></text:p>
      <text:p text:style-name="Normal"><text:span text:style-name="T1030">For he is like a refiner’s fire and like fullers’ soap; </text:span><text:span text:style-name="T1031">3 </text:span><text:span text:style-name="T1032">he will sit as a refiner and purifier of silver, and he will purify the descendants of Levi and refine them like gold and silver, until they present offerings to the Lord in righteousness. </text:span><text:span text:style-name="T1033">4 </text:span><text:span text:style-name="T1034">Then the offering of Judah and Jerusalem will be pleasing to the Lord as in the days of old and as in former years.</text:span></text:p>
      <text:p text:style-name="P1035">Malachi 3:1-4</text:p>
      <text:p text:style-name="Normal">The messenger God promises to send refers to John the Baptist, who prepares the way for the Lord. This prophecy foretells how the Lord will enter the temple to be presented. We can seek Him in the temple, which today can refer to the church, as Jesus is present in the Eucharist. His coming also refers to the Day of Judgment, from which no one will escape. On that day, Christ will bring light and glory to those who have persevered to the end and eternal damnation to the wicked.</text:p>
      <text:p text:style-name="Normal">God will use fire and soap to refine the descendants of Levi so that they may be acceptable to the Lord and fulfill their mission of keeping the Church alive. This refers to the new generation of priests who sustain the Church today, filled with the Spirit of Truth, since the old Levitical priests offered unworthy sacrifices. Jesus is the one who purifies the temple so they can present pleasing sacrifices. The ultimate offering is the one and only sacrifice of Christ on the cross, which pays for the sins of the world.</text:p>
      <text:p text:style-name="Normal">During Mass, do we recognize that we are offering the sacrifice of Jesus to the Lord, or do we sit there without realizing what is happening? God calls us to actively participate in offering the sacrifice of Jesus on the altar, along with our own struggles so that His one and only sacrifice may purify our souls.</text:p>
      <text:p text:style-name="P1036">RESPONSORIAL PSALM Psalm 24:7, 8, 9, 10</text:p>
      <text:soft-page-break/>
      <text:p text:style-name="P1037"><text:span text:style-name="T1038">7 </text:span><text:span text:style-name="T1039">Lift up your heads, O gates!</text:span><text:span text:style-name="T1040"><text:line-break/>    and be lifted up, O ancient doors!</text:span><text:span text:style-name="T1041"><text:line-break/>    that the King of glory may come in.</text:span></text:p>
      <text:p text:style-name="P1042"><text:span text:style-name="T1043">8 </text:span><text:span text:style-name="T1044">Who is the King of glory?</text:span><text:span text:style-name="T1045"><text:line-break/>    The Lord, strong and mighty,</text:span><text:span text:style-name="T1046"><text:line-break/>    the Lord, mighty in battle.</text:span></text:p>
      <text:p text:style-name="P1047"><text:span text:style-name="T1048">9 </text:span><text:span text:style-name="T1049">Lift up your heads, O gates!</text:span><text:span text:style-name="T1050"><text:line-break/>    and be lifted up, O ancient doors!</text:span><text:span text:style-name="T1051"><text:line-break/>    that the King of glory may come in.</text:span></text:p>
      <text:p text:style-name="P1052"><text:span text:style-name="T1053">10 </text:span><text:span text:style-name="T1054">Who is this King of glory?</text:span><text:span text:style-name="T1055"><text:line-break/>    The Lord of hosts,</text:span><text:span text:style-name="T1056"><text:line-break/>    he is the King of glory.<text:s/></text:span><text:span text:style-name="T1057">Selah</text:span></text:p>
      <text:p text:style-name="P1058">Psalm 24:7, 8, 9, 10</text:p>
      <text:p text:style-name="Normal">The Lord Himself is coming back into the temple and is worthy of opening the gates that are meant for Him. He enters the temple, demonstrating that He is with us. His presence is among us. We are called to rejoice in the Lord because He is the King of Glory, who makes all things good and saves us from damnation by bringing victory over sin. He rules not only as the ruler of this world but also as the ruler of the future Jerusalem, where He will reign forever.</text:p>
      <text:p text:style-name="P1059">SECOND READING Hebrews 2:14-18</text:p>
      <text:p text:style-name="Normal"><text:span text:style-name="T1060">14 </text:span><text:span text:style-name="T1061">Since, therefore, the children share flesh and blood, he himself likewise shared the same things, so that through death he might destroy the one who has the power of death, that is, the devil, </text:span><text:span text:style-name="T1062">15 </text:span><text:span text:style-name="T1063">and free those who all their lives were held in slavery by the fear of death. </text:span><text:span text:style-name="T1064">16 </text:span><text:span text:style-name="T1065">For it is clear that he did not come to help angels, but the descendants of Abraham. </text:span><text:span text:style-name="T1066">17 </text:span><text:span text:style-name="T1067">Therefore he had to become like his brothers and sisters in every respect, so that he might be a merciful and faithful high priest in the service of God, to make a sacrifice of atonement for the sins of the people. </text:span><text:span text:style-name="T1068">18 </text:span><text:span text:style-name="T1069">Because he himself was tested by what he suffered, he is able to help those who are being tested.</text:span></text:p>
      <text:p text:style-name="P1070">Hebrews 2:14-18</text:p>
      <text:p text:style-name="Normal">Jesus had to become man and sacrifice Himself to free us from death. The wages of sin is death, which is why the only way to repay it is through sacrifice. In the Old Testament, God accepted animal sacrifices as a substitute for human death because He loves us. God desired that humans continue living despite their sin, so an animal took the punishment they deserved.</text:p>
      <text:soft-page-break/>
      <text:p text:style-name="Normal">Jesus had to become the High Priest—the one who could offer sacrifices in the temple. Likewise, He was the only one who could offer the perfect sacrifice to the Father for our sins, making them acceptable. He did not descend to the level of angels but to the level of humans to save them, signifying that humans are more valuable than angels, who are meant to serve and protect them.</text:p>
      <text:p text:style-name="Normal">Jesus came not to condemn us but to help us in our struggles, having experienced them Himself. He can sympathize with us because He, too, was tempted and understands temptation. That is why, in moments of temptation and suffering, we must turn to Him so that He may help us overcome our struggles.</text:p>
      <text:p text:style-name="P1071">GOSPEL Luke 2:22-40</text:p>
      <text:p text:style-name="Normal"><text:span text:style-name="T1072">22 </text:span><text:span text:style-name="T1073">When the time came for their purification according to the law of Moses, they brought him up to Jerusalem to present him to the Lord </text:span><text:span text:style-name="T1074">23 </text:span><text:span text:style-name="T1075">(as it is written in the law of the Lord, “Every firstborn male shall be designated as holy to the Lord”), </text:span><text:span text:style-name="T1076">24 </text:span><text:span text:style-name="T1077">and they offered a sacrifice according to what is stated in the law of the Lord, “a pair of turtledoves or two young pigeons.”</text:span></text:p>
      <text:p text:style-name="Normal"><text:span text:style-name="T1078">25 </text:span><text:span text:style-name="T1079">Now there was a man in Jerusalem whose name was Simeon; this man was righteous and devout, looking forward to the consolation of Israel, and the Holy Spirit rested on him. </text:span><text:span text:style-name="T1080">26 </text:span><text:span text:style-name="T1081">It had been revealed to him by the Holy Spirit that he would not see death before he had seen the Lord’s Messiah. </text:span><text:span text:style-name="T1082">27 </text:span><text:span text:style-name="T1083">Guided by the Spirit, Simeon came into the temple; and when the parents brought in the child Jesus, to do for him what was customary under the law, </text:span><text:span text:style-name="T1084">28 </text:span><text:span text:style-name="T1085">Simeon took him in his arms and praised God, saying,</text:span></text:p>
      <text:p text:style-name="P1086"><text:span text:style-name="T1087">29 </text:span><text:span text:style-name="T1088">“Master, now you are dismissing your servant in peace,</text:span><text:span text:style-name="T1089"><text:line-break/>    according to your word;</text:span><text:span text:style-name="T1090"><text:line-break/></text:span><text:span text:style-name="T1091">30 </text:span><text:span text:style-name="T1092">for my eyes have seen your salvation,</text:span><text:span text:style-name="T1093"><text:line-break/></text:span><text:span text:style-name="T1094">31 </text:span><text:span text:style-name="T1095">which you have prepared in the presence of all peoples,</text:span><text:span text:style-name="T1096"><text:line-break/></text:span><text:span text:style-name="T1097">32 </text:span><text:span text:style-name="T1098">a light for revelation to the Gentiles</text:span><text:span text:style-name="T1099"><text:line-break/>    and for glory to your people Israel.”</text:span></text:p>
      <text:p text:style-name="Normal"><text:span text:style-name="T1100">33 </text:span><text:span text:style-name="T1101">And the child’s father and mother were amazed at what was being said about him. </text:span><text:span text:style-name="T1102">34 </text:span><text:span text:style-name="T1103">Then Simeon blessed them and said to his mother Mary, “This child is destined for the falling and the rising of many in Israel, and to be a sign that will be opposed </text:span><text:span text:style-name="T1104">35 </text:span><text:span text:style-name="T1105">so that the inner thoughts of many will be revealed—and a sword will pierce your own soul too.”</text:span></text:p>
      <text:p text:style-name="Normal"><text:span text:style-name="T1106">36 </text:span><text:span text:style-name="T1107">There was also a prophet, Anna the daughter of Phanuel, of the tribe of Asher. She was of a great age, having lived with her husband seven years after her marriage, </text:span><text:span text:style-name="T1108">37 </text:span><text:span text:style-name="T1109">then as a widow to the age of eighty-four. She never left the temple but worshiped there with fasting and prayer night and day. </text:span><text:span text:style-name="T1110">38 </text:span><text:span text:style-name="T1111">At that moment she came, and began to praise God and to speak about the child to all who were looking for the redemption of Jerusalem.</text:span></text:p>
      <text:soft-page-break/>
      <text:p text:style-name="Normal"><text:span text:style-name="T1112">39 </text:span><text:span text:style-name="T1113">When they had finished everything required by the law of the Lord, they returned to Galilee, to their own town of Nazareth. </text:span><text:span text:style-name="T1114">40 </text:span><text:span text:style-name="T1115">The child grew and became strong, filled with wisdom; and the favor of God was upon him.</text:span></text:p>
      <text:p text:style-name="P1116">Luke 2:22-40</text:p>
      <text:p text:style-name="Normal">The entire law and all instructions for life are written by God in the Bible. Our responsibility is to obey and live by it. Even the mother of Jesus followed the law in Leviticus 12 regarding purification after childbirth, despite being kept pure by the Lord. This demonstrates the Holy Family’s dedication and obedience to God, as they followed the law properly without making excuses.</text:p>
      <text:p text:style-name="Normal">According to the law of Moses, after giving birth, a woman was considered unclean for 40 days and could not offer sacrifices. The event we celebrate today takes place 40 days after Jesus’ birth. Now, the Holy Family is ready to present Jesus at the temple so that Mary may undergo purification, and the child may be dedicated to the Lord.</text:p>
      <text:p text:style-name="Normal">Simeon realizes that he is holding the Messiah and declares that his life is now complete because salvation has come to the earth. The salvation Jesus offers extends not only to the Jews but also to the Gentiles. When we recognize the work of Jesus, our lives are made complete as we are reborn, seeing life from a new perspective. In Christ, we understand that He has come to save us, and death no longer causes fear, for the faithful will enter heaven.</text:p>
      <text:p text:style-name="Normal">Simeon then tells Mary that Jesus will cause division in the world, as some will reject Him and be condemned, while others will accept Him and be brought to glory. God came into the world as light, but some people prefer darkness. Jesus will cause many to fall but others to rise. Mary's heart will be pierced, referring to the suffering she will endure, especially witnessing Jesus' death on the cross. This reminds us that suffering is part of our Christian journey, but it is accompanied by the hope we have in Jesus.<text:s/></text:p>
      <text:p text:style-name="Normal">Also in the temple is Anna, a faithful servant of the Lord. Despite her old age, she remains in the temple, fulfilling her duties while praying and fasting. She then spreads the good news about the Messiah to others in Jerusalem. Anna serves as an example of the devoted Christian we should strive to be—one who earnestly seeks to do the Father’s will, practices faith daily, and carries the cross Christ has given. Regardless of age, we are all called to fulfill our mission through genuine faith.</text:p>
      <text:soft-page-break/>
      <text:p text:style-name="Normal">Christ’s presentation at the temple calls us to give ourselves to Him. We should dedicate our lives, struggles, and victories to God as a sign of our devotion. We are not only His servants but also His friends. Every Mass is an opportunity to offer ourselves, our week’s work, and prepare for the coming week so that Christ may remain with us. As the apostle Paul says: "So, whether you eat or drink, or whatever you do, do everything for the glory of God." (1 Corinthians 10:31)</text:p>
      <text:p text:style-name="P1117"/>
      <text:p text:style-name="P1118"/>
      <text:p text:style-name="P1119"/>
      <text:p text:style-name="P1120"/>
      <text:p text:style-name="P1121"/>
      <text:p text:style-name="P1122"/>
      <text:p text:style-name="P1123"/>
      <text:p text:style-name="P1124"/>
      <text:p text:style-name="P1125"/>
      <text:p text:style-name="P1126"/>
      <text:p text:style-name="P1129">Feast of the Conversion of Saint Paul, Apostle</text:p>
      <text:p text:style-name="P1130">January 25</text:p>
      <text:p text:style-name="P1131">Acts 22:3-16; or Acts 9:1-22; Ps 117:1, 2; Mk 16:15-18</text:p>
      <text:p text:style-name="P1132">FIRST READING Acts 22:3-16</text:p>
      <text:p text:style-name="P1133"><text:span text:style-name="T1134">3 </text:span><text:span text:style-name="T1135">“I am a Jew, born in Tarsus in Cilicia, but brought up in this city at the feet of Gamaliel, educated strictly according to our ancestral law, being zealous for God, just as all of you are today. </text:span><text:span text:style-name="T1136">4 </text:span><text:span text:style-name="T1137">I persecuted this Way up to the point of death by binding both men and women and putting them in prison, </text:span><text:span text:style-name="T1138">5 </text:span><text:span text:style-name="T1139">as the high priest and the whole council of elders can testify about me. From them I also received letters to the brothers in Damascus, and I went there in order to bind those who were there and to bring them back to Jerusalem for punishment.</text:span></text:p>
      <text:p text:style-name="P1140">Paul Tells of His Conversion</text:p>
      <text:p text:style-name="P1141"><text:span text:style-name="T1142">6 </text:span><text:span text:style-name="T1143">“While I was on my way and approaching Damascus, about noon a great light from heaven suddenly shone about me. </text:span><text:span text:style-name="T1144">7 </text:span><text:span text:style-name="T1145">I fell to the ground and heard a voice saying to me, ‘Saul, Saul, why are you persecuting me?’ </text:span><text:span text:style-name="T1146">8 </text:span><text:span text:style-name="T1147">I answered, ‘Who are you, Lord?’ Then he said to me, ‘I am Jesus of Nazareth whom you are persecuting.’ </text:span><text:span text:style-name="T1148">9 </text:span><text:span text:style-name="T1149">Now those who were with me saw the light but did not hear the voice of the one who was speaking to me. </text:span><text:span text:style-name="T1150">10 </text:span><text:span text:style-name="T1151">I asked, ‘What am I to do, Lord?’ The Lord said to me, ‘Get up and go to Damascus; there you will be told everything that has been assigned to you to do.’ </text:span><text:span text:style-name="T1152">11 </text:span><text:span text:style-name="T1153">Since I could not see because of the brightness of that light, those who were with me took my hand and led me to Damascus.</text:span></text:p>
      <text:p text:style-name="P1154"><text:span text:style-name="T1155">12 </text:span><text:span text:style-name="T1156">“A certain Ananias, who was a devout man according to the law and well spoken of by all the Jews living there, </text:span><text:span text:style-name="T1157">13 </text:span><text:span text:style-name="T1158">came to me; and standing beside me, he said, ‘Brother Saul, regain your sight!’ In that very hour I regained my sight and saw him. </text:span><text:span text:style-name="T1159">14 </text:span><text:span text:style-name="T1160">Then he said, ‘The God of our ancestors has chosen you to know his will, to see the Righteous One and to hear his own voice; </text:span><text:span text:style-name="T1161">15 </text:span><text:span text:style-name="T1162">for you will be his witness to all the world of what you have seen and heard. </text:span><text:span text:style-name="T1163">16 </text:span><text:span text:style-name="T1164">And now why do you delay? Get up, be baptized, and have your sins washed away, calling on his name.’</text:span></text:p>
      <text:p text:style-name="P1165">Acts 22:3-16</text:p>
      <text:p text:style-name="Normal">In this reading, we see the apostle Paul sharing his testimony of how he gave his life to Christ. Before following Jesus, he was a Pharisee who persecuted Christians and did horrible things. However, despite his sins, Jesus revealed Himself and chose Paul to preach the gospel to all nations and impact the whole world. God doesn’t choose people who start off as<text:s/><text:soft-page-break/>righteous; He chooses those who are sinners. He does this so that people can share their testimony and inspire others to come to the faith. We can see that Paul did his job well because, even today, we analyze his writings to better understand the Christian faith.</text:p>
      <text:p text:style-name="Normal">Jesus Himself speaks to Paul and tells him to obey. Instead of rejecting Him, Paul immediately listens and does what He says because the Holy Spirit reveals all of this to him. When we hear the voice of God, we ought to follow it exactly as He tells us. That is precisely what Jesus’ mother wants us to do: “Do whatever he tells you” (John 2:5).</text:p>
      <text:p text:style-name="Normal">Notice how Ananias tells Paul to get baptized for the removal of sins: “And now why do you delay? Get up, be baptized, and have your sins washed away, calling on his name” (Acts 22:16). This is exactly what we must do when we accept Jesus as our Savior because the sacrament of Baptism unites us with the body of Christ, and from that moment, our whole body is washed.</text:p>
      <text:p text:style-name="P1166">FIRST READING Acts 9:1-22</text:p>
      <text:p text:style-name="P1167"><text:span text:style-name="T1168">Meanwhile Saul, still breathing threats and murder against the disciples of the Lord, went to the high priest </text:span><text:span text:style-name="T1169">2 </text:span><text:span text:style-name="T1170">and asked him for letters to the synagogues at Damascus, so that if he found any who belonged to the Way, men or women, he might bring them bound to Jerusalem. </text:span><text:span text:style-name="T1171">3 </text:span><text:span text:style-name="T1172">Now as he was going along and approaching Damascus, suddenly a light from heaven flashed around him. </text:span><text:span text:style-name="T1173">4 </text:span><text:span text:style-name="T1174">He fell to the ground and heard a voice saying to him, “Saul, Saul, why do you persecute me?” </text:span><text:span text:style-name="T1175">5 </text:span><text:span text:style-name="T1176">He asked, “Who are you, Lord?” The reply came, “I am Jesus, whom you are persecuting. </text:span><text:span text:style-name="T1177">6 </text:span><text:span text:style-name="T1178">But get up and enter the city, and you will be told what you are to do.” </text:span><text:span text:style-name="T1179">7 </text:span><text:span text:style-name="T1180">The men who were traveling with him stood speechless because they heard the voice but saw no one. </text:span><text:span text:style-name="T1181">8 </text:span><text:span text:style-name="T1182">Saul got up from the ground, and though his eyes were open, he could see nothing; so they led him by the hand and brought him into Damascus. </text:span><text:span text:style-name="T1183">9 </text:span><text:span text:style-name="T1184">For three days he was without sight, and neither ate nor drank.</text:span></text:p>
      <text:p text:style-name="P1185"><text:span text:style-name="T1186">10 </text:span><text:span text:style-name="T1187">Now there was a disciple in Damascus named Ananias. The Lord said to him in a vision, “Ananias.” He answered, “Here I am, Lord.” </text:span><text:span text:style-name="T1188">11 </text:span><text:span text:style-name="T1189">The Lord said to him, “Get up and go to the street called Straight, and at the house of Judas look for a man of Tarsus named Saul. At this moment he is praying, </text:span><text:span text:style-name="T1190">12 </text:span><text:span text:style-name="T1191">and he has seen in a vision a man named Ananias come in and lay his hands on him so that he might regain his sight.” </text:span><text:span text:style-name="T1192">13 </text:span><text:span text:style-name="T1193">But Ananias answered, “Lord, I have heard from many about this man, how much evil he has done to your saints in Jerusalem; </text:span><text:span text:style-name="T1194">14 </text:span><text:span text:style-name="T1195">and here he has authority from the chief priests to bind all who invoke your name.” </text:span><text:span text:style-name="T1196">15 </text:span><text:span text:style-name="T1197">But the Lord said to him, “Go, for he is an instrument whom I have chosen to bring my name before Gentiles and kings and before the people of Israel; </text:span><text:span text:style-name="T1198">16 </text:span><text:span text:style-name="T1199">I myself will<text:s/></text:span><text:soft-page-break/><text:span text:style-name="T1200">show him how much he must suffer for the sake of my name.” </text:span><text:span text:style-name="T1201">17 </text:span><text:span text:style-name="T1202">So Ananias went and entered the house. He laid his hands on Saul and said, “Brother Saul, the Lord Jesus, who appeared to you on your way here, has sent me so that you may regain your sight and be filled with the Holy Spirit.” </text:span><text:span text:style-name="T1203">18 </text:span><text:span text:style-name="T1204">And immediately something like scales fell from his eyes, and his sight was restored. Then he got up and was baptized, </text:span><text:span text:style-name="T1205">19 </text:span><text:span text:style-name="T1206">and after taking some food, he regained his strength.</text:span></text:p>
      <text:p text:style-name="P1207">Saul Preaches in Damascus</text:p>
      <text:p text:style-name="P1208"><text:span text:style-name="T1209">For several days he was with the disciples in Damascus, </text:span><text:span text:style-name="T1210">20 </text:span><text:span text:style-name="T1211">and immediately he began to proclaim Jesus in the synagogues, saying, “He is the Son of God.” </text:span><text:span text:style-name="T1212">21 </text:span><text:span text:style-name="T1213">All who heard him were amazed and said, “Is not this the man who made havoc in Jerusalem among those who invoked this name? And has he not come here for the purpose of bringing them bound before the chief priests?” </text:span><text:span text:style-name="T1214">22 </text:span><text:span text:style-name="T1215">Saul became increasingly more powerful and confounded the Jews who lived in Damascus by proving that Jesus was the Messiah.</text:span></text:p>
      <text:p text:style-name="P1216">Acts 9:1-22</text:p>
      <text:p text:style-name="Normal">Paul was blinded by the light of Jesus. He could not see anything for three days, nor could he drink or eat anything. This points to the three days when Jesus was buried and dead, but after those three days, He rose from the dead and continues His ministry today. Paul had to experience this blindness so that he would be able to see again with the eyes of Jesus. Once we accept Jesus, our old vision has to die and must be healed with new sight.</text:p>
      <text:p text:style-name="Normal">We see that God says that just because Paul was chosen to be a disciple of Jesus, it does not mean he will not suffer, for he will have to suffer much for Jesus’s sake: “I myself will show him how much he must suffer for the sake of my name” (Acts 9:16). Paul did suffer greatly: he was persecuted, locked in prison, and even beheaded. Despite his sufferings, his love for Christ did not fade at all. He was a man “with far greater labors, far more imprisonments, with countless floggings, and often near death” (2 Corinthians 11:23). Even while being in prison, he rejoiced in the Lord: “I rejoice in the Lord greatly” (Philippians 4:10).</text:p>
      <text:p text:style-name="Normal">Paul did not hesitate to proclaim the name of Jesus: “and immediately he began to proclaim Jesus in the synagogues” (Acts 9:20). He was called to preach the good news to the people he had persecuted in Damascus first, to show them that he was no longer an enemy but a fighter for Christ and that there was no more reason to be afraid. When we come to know the<text:s/><text:soft-page-break/>love and heart of Jesus, we cannot stay silent—we must share it with others. That is our mission on earth, which we should fulfill.</text:p>
      <text:p text:style-name="Normal"><text:span text:style-name="T1217">RESPONSORIAL PSALM Ps 117:1, 2</text:span></text:p>
      <text:p text:style-name="P1218"><text:span text:style-name="T1219">1 </text:span><text:span text:style-name="T1220">Praise the Lord, all you nations!</text:span><text:span text:style-name="T1221"><text:line-break/>    Extol him, all you peoples!</text:span><text:span text:style-name="T1222"><text:line-break/></text:span><text:span text:style-name="T1223">2 </text:span><text:span text:style-name="T1224">For great is his steadfast love toward us,</text:span><text:span text:style-name="T1225"><text:line-break/>    and the faithfulness of the Lord endures forever.</text:span><text:span text:style-name="T1226"><text:line-break/>Praise the Lord!</text:span></text:p>
      <text:p text:style-name="P1227">Psalm 117:1, 2</text:p>
      <text:p text:style-name="Normal">Even though this is the shortest psalm and chapter in the entire Bible (with only two verses), it holds a profound meaning for the Christian faith. It calls us to do two things: 1) Praise the Lord and 2) Extol Him. Then it gives the reasons for this—because God’s love for us is great, and He is forever faithful. God never broke His covenant with us. He was patient with us even when we disobeyed Him and broke His commandments. He offers us forgiveness and never turns His face against us. For that, we must praise Him in all that we do and proclaim His name so that more people can experience His infinite love and mercy for all.</text:p>
      <text:p text:style-name="P1228">GOSPEL Mark 16:15-18</text:p>
      <text:p text:style-name="P1229">And he said to them, “Go into all the world and proclaim the good news to the whole creation. The one who believes and is baptized will be saved; but the one who does not believe will be condemned. And these signs will accompany those who believe: by using my name they will cast out demons; they will speak in new tongues; they will pick up snakes in their hands, and if they drink any deadly thing, it will not hurt them; they will lay their hands on the sick, and they will recover.”</text:p>
      <text:p text:style-name="P1230">Mark 16:15-18</text:p>
      <text:p text:style-name="Normal">When we start believing in Jesus, we must proclaim the truth to every creature. We can’t proclaim the truth if we have doubts, so if you struggle to preach the gospel, it may be because there are some doubts. Those doubts can be erased by studying the heart of Jesus, which is filled with infinite mercy and love we have never seen. Jesus is a God unlike any other—He humbled Himself to become a servant. Even though He should have worn the crown, He wore the crown of thorns, showing that He is with us in our suffering.</text:p>
      <text:p text:style-name="Normal">If we believe in Him with all our hearts, then He will give us the gift of the Holy Spirit, which includes casting out demons in His name, speaking in tongues, picking up snakes, drinking poison without any harm, and<text:s/><text:soft-page-break/>healing the sick (Mark 16:17-18). These miracles have been recorded in history. One of these examples is Saint Anthony of Padua, who realized that heretics had put poison in his food. They challenged him to eat the food if he truly believed in the Lord’s words spoken in this chapter. Anthony ate the poisonous food, and the words of Jesus were fulfilled because nothing happened to his body, which amazed the heretics.</text:p>
      <text:p text:style-name="Normal">We should learn to trust the Lord with all our heart, mind, and strength so that not even evil can stop us from preaching the good news of the cross on which Jesus redeemed the world. The main focus should be to specifically preach the news of Jesus and the meaning of the cross, instead of coming up with rules or talking about other things. Most people who go to church don’t even know the meaning of the cross and Jesus, which is why they don’t have peace and are filled with fear. This problem must be fixed.</text:p>
      <text:p text:style-name="Normal">Here is a summary of the good news: Jesus died on the cross for our sins since the wages of sin is death. That means that when someone commits sins, the only way they can repay God is through death. Jesus was the perfect sacrifice, without sin, and offered Himself on the cross to take our punishment for us out of grace, love, and mercy. Because of His sacrifice, if we trust in Him and obey Him, He will grant us everlasting life with Him in paradise.</text:p>
      <table:table table:style-name="Table1231">
        <table:table-columns>
          <table:table-column table:style-name="TableColumn1232"/>
        </table:table-columns>
        <table:table-row table:style-name="TableRow1233">
          <table:table-cell table:style-name="TableCell1234">
            <text:p text:style-name="P1235">From a homily by Saint John Chrysostom, bishop</text:p>
            <text:p text:style-name="P1236"><text:span text:style-name="T1237">For love of Christ, Paul bore every burden</text:span></text:p>
          </table:table-cell>
        </table:table-row>
        <table:table-row table:style-name="TableRow1238">
          <table:table-cell table:style-name="TableCell1239">
            <text:p text:style-name="P1240">Paul, more than anyone else, has shown us what man really is, and in what our nobility consists, and of what virtue this particular animal is capable. Each day he aimed ever higher; each day he rose up with greater ardor and faced with new eagerness the dangers that threatened him. He summed up his attitude in the words: <text:span text:style-name="T1241">I forget what is behind me and push on to what lies ahead.</text:span> When he saw death imminent, he bade others share his joy: <text:span text:style-name="T1242">Rejoice and be glad with me!</text:span> And when danger, injustice and abuse threatened, he said: <text:span text:style-name="T1243">I am content with weakness, mistreatment and persecution</text:span>. These he called the weapons of righteousness, thus telling us that he derived immense profit from them.</text:p>
            <text:p text:style-name="P1244">Thus, amid the traps set for him by his enemies, with exultant heart he turned their every attack into a victory for himself; constantly beaten, abused and cursed, he boasted of it as though he were celebrating a triumphal procession and taking trophies home, and offered thanks to God for it all: <text:span text:style-name="T1245">Thanks be to God who is always victorious in us!</text:span> This is why<text:s/><text:soft-page-break/>he was far more eager for the shameful abuse that his zeal in preaching brought upon him than we are for the most pleasing honors, more eager for death than we are for life, for poverty than we are for wealth; he yearned for toil far more than others yearn for rest after toil. The one thing he feared, indeed dreaded, was to offend God; nothing else could sway him. Therefore, the only thing he really wanted was always to please God.</text:p>
            <text:p text:style-name="P1246">The most important thing of all to him, however, was that he knew himself to be loved by Christ. Enjoying this love, he considered himself happier than anyone else; were he without it, it would be no satisfaction to be the friend of principalities and powers. He preferred to be thus loved and be the least of all, or even to be among the damned, than to be without that love and be among the great and honored.</text:p>
            <text:p text:style-name="P1247">To be separated from that love was, in his eyes, the greatest and most extraordinary of torments; the pain of that loss would alone have been hell, and endless, unbearable torture.</text:p>
            <text:p text:style-name="P1248">So too, in being loved by Christ he thought of himself as possessing life, the world, the angels, present and future, the kingdom, the promise and countless blessings. Apart from that love nothing saddened or delighted him; for nothing earthly did he regard as bitter or sweet.</text:p>
            <text:p text:style-name="P1249">Paul set no store by the things that fill our visible world, any more than a man sets value on the withered grass of the field. As for tyrannical rulers or the people enraged against him, he paid them no more heed than gnats.</text:p>
            <text:p text:style-name="Normal">Death itself and pain and whatever torments might come were but child’s play to him, provided that thereby he might bear some burden for the sake of Christ.</text:p>
          </table:table-cell>
        </table:table-row>
      </table:table>
      <text:p text:style-name="Normal"/>
      <text:p text:style-name="P1250">O God, who taught the whole world through the preaching of the blessed Apostle Paul, draw us, we pray, nearer to you through the example of him whose conversion we celebrate today, and so make us witnesses to your truth in the world. Through our Lord Jesus Christ, your Son, who lives and reigns with you in the unity of the Holy Spirit,<text:line-break/>God, for ever and ever. — Amen.</text:p>
      <text:p text:style-name="P1251"/>
      <text:p text:style-name="P1252"/>
      <text:p text:style-name="P1253"/>
      <text:soft-page-break/>
      <text:p text:style-name="P1254">Feast of Blessed Jurgis Matulaitis</text:p>
      <text:p text:style-name="P1255">January 27</text:p>
      <text:p text:style-name="P1256">Col 1:24-28; Ps 40:2, 4, 7-8, 8-9, 10; Lk 10:1-12, 17-20</text:p>
      <text:p text:style-name="P1257">FIRST READING Colossians 1:24-28</text:p>
      <text:p text:style-name="Normal"><text:span text:style-name="T1258">24 </text:span><text:span text:style-name="T1259">I am now rejoicing in my sufferings for your sake, and in my flesh I am completing what is lacking in Christ’s afflictions for the sake of his body, that is, the church. </text:span><text:span text:style-name="T1260">25 </text:span><text:span text:style-name="T1261">I became its servant according to God’s commission that was given to me for you, to make the word of God fully known, </text:span><text:span text:style-name="T1262">26 </text:span><text:span text:style-name="T1263">the mystery that has been hidden throughout the ages and generations but has now been revealed to his saints. </text:span><text:span text:style-name="T1264">27 </text:span><text:span text:style-name="T1265">To them God chose to make known how great among the Gentiles are the riches of the glory of this mystery, which is Christ in you, the hope of glory. </text:span><text:span text:style-name="T1266">28 </text:span><text:span text:style-name="T1267">It is he whom we proclaim, warning everyone and teaching everyone in all wisdom, so that we may present everyone mature in Christ.</text:span></text:p>
      <text:p text:style-name="P1268">Colossians 1:24-28</text:p>
      <text:p text:style-name="Normal">Paul is able to rejoice and find happiness in suffering because of Christ, who suffered first. Every time we suffer, there is meaning behind it. Suffering is part of life because it not only produces character but also reminds us that God is with us since Jesus Himself had to die on the cross. We often reflect deeply during our suffering and have an opportunity to view the matters of our lives differently. “It is not by sidestepping or fleeing from suffering that we are healed, but rather by our capacity for accepting it, maturing through it, and finding meaning through union with Christ, who suffered with infinite love.” (Pope Benedict XVI Spes salvi, 37).</text:p>
      <text:p text:style-name="Normal">Everyone who wants to fully spread the deeper meaning of the gospel has to become a servant of the church (Colossians 1:25). We will unlock the mysteries and Christ’s true meaning once we have experienced His teachings in our own lives. Blessed Jurgis Matulaitis experienced great suffering in his life and dedicated himself to being a faithful servant of Christ. He wrote, “The purpose of Christ's life must also become the purpose of my life.” Everything he did, he did just like Christ, defeating evil with good without complaining.</text:p>
      <text:p text:style-name="P1269">RESPONSORIAL PSALM Psalm 40:2, 4, 7-8, 8-9</text:p>
      <text:p text:style-name="P1270"><text:span text:style-name="T1271">2 </text:span><text:span text:style-name="T1272">He drew me up from the desolate pit,</text:span><text:span text:style-name="T1273"><text:line-break/>    out of the miry bog,</text:span><text:span text:style-name="T1274"><text:line-break/>and set my feet upon a rock,</text:span><text:span text:style-name="T1275"><text:line-break/>    making my steps secure.</text:span></text:p>
      <text:soft-page-break/>
      <text:p text:style-name="P1276"><text:span text:style-name="T1277">4 </text:span><text:span text:style-name="T1278">Happy are those who make</text:span><text:span text:style-name="T1279"><text:line-break/>    the Lord their trust,</text:span><text:span text:style-name="T1280"><text:line-break/>who do not turn to the proud,</text:span><text:span text:style-name="T1281"><text:line-break/>    to those who go astray after false gods.</text:span></text:p>
      <text:p text:style-name="P1282"><text:span text:style-name="T1283">7 </text:span><text:span text:style-name="T1284">Then I said, “Here I am;</text:span><text:span text:style-name="T1285"><text:line-break/>    in the scroll of the book it is written of me.</text:span><text:span text:style-name="T1286"><text:line-break/></text:span><text:span text:style-name="T1287">8 </text:span><text:span text:style-name="T1288">I delight to do your will, O my God;</text:span><text:span text:style-name="T1289"><text:line-break/>    your law is within my heart.”</text:span></text:p>
      <text:p text:style-name="P1290"><text:span text:style-name="T1291">8 </text:span><text:span text:style-name="T1292">I delight to do your will, O my God;</text:span><text:span text:style-name="T1293"><text:line-break/>    your law is within my heart.”</text:span></text:p>
      <text:p text:style-name="P1294"><text:span text:style-name="T1295">9 </text:span><text:span text:style-name="T1296">I have told the glad news of deliverance</text:span><text:span text:style-name="T1297"><text:line-break/>    in the great congregation;</text:span><text:span text:style-name="T1298"><text:line-break/>see, I have not restrained my lips,</text:span><text:span text:style-name="T1299"><text:line-break/>    as you know, O Lord.</text:span></text:p>
      <text:p text:style-name="P1300">Psalm 40:2, 4, 7-8, 8-9</text:p>
      <text:p text:style-name="Normal">The Lord will hear our prayers if we patiently wait for Him without complaining. What God wants from us is to do His will, which is believing in His Son, Jesus, and obeying His commandments. We have to do this with love because, without love, there is no relationship. For the Lord has promised us: “Those who love me, I will deliver; I will protect those who know my name. When they call to me, I will answer them; I will be with them in trouble, I will rescue them and honor them. With long life I will satisfy them and show them my salvation.” (Psalm 91:14-16).</text:p>
      <text:p text:style-name="P1301">GOSPEL Luke 10:1-12, 17-20</text:p>
      <text:p text:style-name="Normal"><text:span text:style-name="T1302">After this the Lord appointed seventy others and sent them on ahead of him in pairs to every town and place where he himself intended to go. </text:span><text:span text:style-name="T1303">2 </text:span><text:span text:style-name="T1304">He said to them, “The harvest is plentiful, but the laborers are few; therefore ask the Lord of the harvest to send out laborers into his harvest. </text:span><text:span text:style-name="T1305">3 </text:span><text:span text:style-name="T1306">Go on your way. See, I am sending you out like lambs into the midst of wolves. </text:span><text:span text:style-name="T1307">4 </text:span><text:span text:style-name="T1308">Carry no purse, no bag, no sandals; and greet no one on the road. </text:span><text:span text:style-name="T1309">5 </text:span><text:span text:style-name="T1310">Whatever house you enter, first say, ‘Peace to this house!’ </text:span><text:span text:style-name="T1311">6 </text:span><text:span text:style-name="T1312">And if anyone is there who shares in peace, your peace will rest on that person; but if not, it will return to you. </text:span><text:span text:style-name="T1313">7 </text:span><text:span text:style-name="T1314">Remain in the same house, eating and drinking whatever they provide, for the laborer deserves to be paid. Do not move about from house to house. </text:span><text:span text:style-name="T1315">8 </text:span><text:span text:style-name="T1316">Whenever you enter a town and its people welcome you, eat what is set before you; </text:span><text:span text:style-name="T1317">9 </text:span><text:span text:style-name="T1318">cure the sick who are there, and say to them, ‘The kingdom of God has come near to you.’ </text:span><text:span text:style-name="T1319">10 </text:span><text:span text:style-name="T1320">But whenever you enter a town and they do not welcome you, go out into its streets and say, </text:span><text:span text:style-name="T1321">11 </text:span><text:span text:style-name="T1322">‘Even the dust of your town that clings to our feet, we wipe off in protest against you. Yet know this: the kingdom of God has<text:s/></text:span><text:soft-page-break/><text:span text:style-name="T1323">come near.’ </text:span><text:span text:style-name="T1324">12 </text:span><text:span text:style-name="T1325">I tell you, on that day it will be more tolerable for Sodom than for that town.</text:span></text:p>
      <text:p text:style-name="Normal"><text:span text:style-name="T1326">17 </text:span><text:span text:style-name="T1327">The seventy returned with joy, saying, “Lord, in your name even the demons submit to us!” </text:span><text:span text:style-name="T1328">18 </text:span><text:span text:style-name="T1329">He said to them, “I watched Satan fall from heaven like a flash of lightning. </text:span><text:span text:style-name="T1330">19 </text:span><text:span text:style-name="T1331">See, I have given you authority to tread on snakes and scorpions, and over all the power of the enemy; and nothing will hurt you. </text:span><text:span text:style-name="T1332">20 </text:span><text:span text:style-name="T1333">Nevertheless, do not rejoice at this, that the spirits submit to you, but rejoice that your names are written in heaven.”</text:span></text:p>
      <text:p text:style-name="P1334">Luke 10:1-12, 17-20</text:p>
      <text:p text:style-name="Normal">Jesus tells seventy-two disciples to go out and spread the gospel so that more people would become warriors for the kingdom. They are not allowed to bring their bags, sandals, or any earthly possessions (Luke 10:4). This is because they have to put their trust in Jesus to complete their mission—no earthly thing can benefit them when it comes to seeking Jesus.</text:p>
      <text:p text:style-name="Normal">We see that not every house will accept them or feed them. That is true for most people—they will not accept Jesus and will reject our message. But that should not discourage us. As Blessed Jurgis Matulaitis said: “How often a harsh word or unkind criticism breaks the best intentions, undermines the greatest plans, and cools the purest enthusiasm.” For those who reject Jesus, their punishment will be greater than that of Sodom and Gomorrah, cities destroyed by fire. But those who accept the message will be healed and receive blessings from the Lord. Our hearts should not be hardened to hearing the message of our Lord. Every time we hear the good news, we should accept it and store it in our hearts, welcoming the message into our homes.</text:p>
      <text:p text:style-name="Normal">The Lord’s power is strong enough to cast out demons and tread on snakes and scorpions, for once we love Him, nothing can stand against us. But Jesus reminds us to focus not on what we can do with His power but on what is to come—eternal joy in heaven. That is why we are called to walk in holiness with prayer and always be prepared for the second coming of Jesus.</text:p>
      <table:table table:style-name="Table1335">
        <table:table-columns>
          <table:table-column table:style-name="TableColumn1336"/>
        </table:table-columns>
        <table:table-row table:style-name="TableRow1337">
          <table:table-cell table:style-name="TableCell1338">
            <text:p text:style-name="P1339">From the writings of Blessed Jurgis Matulaitis</text:p>
          </table:table-cell>
        </table:table-row>
        <table:table-row table:style-name="TableRow1340">
          <table:table-cell table:style-name="TableCell1341">
            <text:p text:style-name="Normal">Let my motto be: Seek God in everything, do everything for the greater glory of God, bring the Spirit of God into everything, and let everything be imbued with it. May God and His glory be at the center of my entire life, the axis around which all my thoughts, feelings, desires, and actions revolve.</text:p>
            <text:soft-page-break/>
            <text:p text:style-name="Normal">I kiss the hand of Your providence, Lord, and fully surrender myself to You to guide me. Heavenly Father, do with me as You see fit. It pleases You, Lord, to lead me down a wondrous path. Here I am, Your servant—send me where You will. Like a child, I throw myself into Your protection: carry me. If it pleases You to lead me down a path of difficulties, obstacles, and hardships, I thank You for it and give great thanks. I trust that by walking this path, I will be less likely to falter, for it is the path my beloved Savior, Jesus Christ, walked.</text:p>
            <text:p text:style-name="Normal">Grant me, Lord, that I may deny myself more and love You more each day. Give me courage and strength, so that for the sake of exalting Your name and for the good of Your Church, I will not bow to any obstacles or difficulties, nor lower my hands in defeat. Let me go boldly wherever I can work and suffer for You.</text:p>
            <text:p text:style-name="Normal">Shouldn’t we go where we can reap the greatest benefit for God, where the most souls can be saved—that is, where the greatest godlessness, depravity, apathy in faith, and estrangement from the Church prevail? Shouldn’t we strive to infiltrate and penetrate wherever we can achieve something for Christ and His Church? If one door is closed, let us open another so that the light may enter.</text:p>
            <text:p text:style-name="Normal">If I may ask, Lord, let me be like a cleaning cloth in Your Church, used to clean everything, and then, once worn out, cast aside into the darkest and most despised corner. Let me be used and spent in this way, as long as even a small corner of Your Church is made cleaner, Your house a little purer and brighter. Grant that I may be despised, worn out, and diminished, as long as Your glory grows and spreads, and I contribute to the flourishing of Your Church. Let me work and suffer for You, for Your holy Church, and for its visible head, the Holy Father.</text:p>
            <text:p text:style-name="Normal">But what path did the saints walk? The path of struggle, determination, and self-conquest. We cannot think the saints were different from us. They, too, had the same passions, the same bodies full of desires and weaknesses, and they all began with struggle and self-conquest, following Christ’s voice, which said: “If anyone wants to follow me, let him deny himself, take up his cross, and follow me” (Mark 8:34).</text:p>
            <text:p text:style-name="Normal">Grant, O God, that we may be consumed by the great thought of working, laboring, and suffering for the Church. Let us be driven by the one desire to dedicate our lives to God and the Church without seeking anything for ourselves on this earth, expecting no reward, and aspiring only to wear ourselves out in service, toil, and struggles for the Church. Let us have great courage, unafraid of the world’s powers and<text:s/><text:soft-page-break/>challenges, and never yielding to cowardice. Let us go boldly to work and fight for the Church, wherever it is most needed—where secular authority persecutes the Church, restricts its orders, and hinders its organizations and institutions. Let us only fear dying without having suffered, toiled, or worked for the Church, for the salvation of souls, and for the glory of God. May our thoughts, desires, and aspirations always lean toward bringing Christ into everything, imbued with His Spirit, and exalting the name of the Catholic Church everywhere.</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hyphenate="false"/>
    </style:style>
    <style:style style:name="BibletextChar" style:display-name="Bible text Char" style:family="text" style:parent-style-name="DefaultParagraphFont">
      <style:text-properties style:font-name="Garamon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6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05in"/>
      </style:header-style>
      <style:footer-style>
        <style:header-footer-properties style:dynamic-spacing="true" fo:min-height="0.05in"/>
      </style:footer-style>
    </style:page-layout>
    <style:style style:name="P2" style:parent-style-name="Footer" style:family="paragraph">
      <style:paragraph-properties fo:text-align="center"/>
    </style:style>
    <style:page-layout style:name="PL4">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321" style:parent-style-name="Footer" style:family="paragraph">
      <style:paragraph-properties fo:text-align="center"/>
    </style:style>
    <style:page-layout style:name="PL5">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01" style:parent-style-name="Footer" style:family="paragraph">
      <style:paragraph-properties fo:text-align="center"/>
    </style:style>
    <style:page-layout style:name="PL6">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22" style:parent-style-name="Footer" style:family="paragraph">
      <style:paragraph-properties fo:text-align="center"/>
    </style:style>
    <style:page-layout style:name="PL7">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990" style:parent-style-name="Footer" style:family="paragraph">
      <style:paragraph-properties fo:text-align="center"/>
    </style:style>
    <style:page-layout style:name="PL8">
      <style:page-layout-properties fo:page-width="5.5in" fo:page-height="8.5in" style:print-orientation="portrait" fo:margin-top="0.3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05in"/>
      </style:footer-style>
    </style:page-layout>
    <style:style style:name="P1127" style:parent-style-name="Normal" style:family="paragraph">
      <style:text-properties fo:font-size="10pt" style:font-size-asian="10pt" style:font-size-complex="10pt"/>
    </style:style>
    <style:style style:name="P1128" style:parent-style-name="Footer" style:family="paragraph">
      <style:paragraph-properties fo:text-align="center"/>
    </style:style>
  </office:automatic-styles>
  <office:master-styles>
    <style:master-page style:name="MPF0" style:page-layout-name="PL0">
      <style:header>
        <text:p text:style-name="Header">Ordinary time (C)</text:p>
      </style:header>
      <style:footer>
        <text:p text:style-name="P2"><text:page-number text:fixed="false">2</text:page-number></text:p>
        <text:p text:style-name="Footer"/>
      </style:footer>
      <style:header-first>
        <text:p text:style-name="Header">Contents</text:p>
      </style:header-first>
    </style:master-page>
    <style:master-page style:name="MPF4" style:page-layout-name="PL4">
      <style:header>
        <text:p text:style-name="Header">Ordinary time (C)</text:p>
      </style:header>
      <style:footer>
        <text:p text:style-name="P321"><text:page-number text:fixed="false">2</text:page-number></text:p>
        <text:p text:style-name="Footer"/>
      </style:footer>
      <style:header-first>
        <text:p text:style-name="Header">Contents</text:p>
      </style:header-first>
    </style:master-page>
    <style:master-page style:name="MPF5" style:page-layout-name="PL5">
      <style:header>
        <text:p text:style-name="Header">Ordinary time (C)</text:p>
      </style:header>
      <style:footer>
        <text:p text:style-name="P501"><text:page-number text:fixed="false">2</text:page-number></text:p>
        <text:p text:style-name="Footer"/>
      </style:footer>
      <style:header-first>
        <text:p text:style-name="Header">Contents</text:p>
      </style:header-first>
    </style:master-page>
    <style:master-page style:name="MPF6" style:page-layout-name="PL6">
      <style:header>
        <text:p text:style-name="Header">Ordinary time (C)</text:p>
      </style:header>
      <style:footer>
        <text:p text:style-name="P522"><text:page-number text:fixed="false">2</text:page-number></text:p>
        <text:p text:style-name="Footer"/>
      </style:footer>
      <style:header-first>
        <text:p text:style-name="Header">Contents</text:p>
      </style:header-first>
    </style:master-page>
    <style:master-page style:name="MPF7" style:page-layout-name="PL7">
      <style:header>
        <text:p text:style-name="Header">Ordinary time (C)</text:p>
      </style:header>
      <style:footer>
        <text:p text:style-name="P990"><text:page-number text:fixed="false">2</text:page-number></text:p>
        <text:p text:style-name="Footer"/>
      </style:footer>
      <style:header-first>
        <text:p text:style-name="Header">Contents</text:p>
      </style:header-first>
    </style:master-page>
    <style:master-page style:name="MP8" style:page-layout-name="PL8">
      <style:header>
        <text:p text:style-name="P1127">Ordinary time (C)</text:p>
      </style:header>
      <style:footer>
        <text:p text:style-name="P112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5-03-16T17:53:00Z</dc:date>
    <meta:template xlink:href="Normal" xlink:type="simple"/>
    <meta:editing-cycles>80</meta:editing-cycles>
    <meta:editing-duration>PT640860S</meta:editing-duration>
    <meta:document-statistic meta:page-count="106" meta:paragraph-count="485" meta:word-count="36301" meta:character-count="242734" meta:row-count="1724" meta:non-whitespace-character-count="206918"/>
  </office:meta>
</office:document-meta>
</file>